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4cm"/>
    </style:style>
    <style:style style:name="co3" style:family="table-column">
      <style:table-column-properties fo:break-before="auto" style:column-width="1.52cm"/>
    </style:style>
    <style:style style:name="co4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1.974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0.49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7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0" style:apply-style-name="Untitled2" style:base-cell-address="Sheet1.B1"/>
      <style:map style:condition="cell-content()&lt;1" style:apply-style-name="Untitled3" style:base-cell-address="Sheet1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100" style:apply-style-name="Untitled1" style:base-cell-address="Sheet1.B1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1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ffffcc"/>
      <style:text-properties style:font-name="Arial" style:font-name-asian="Droid Sans" style:font-name-complex="Lohit Hindi"/>
      <style:map style:condition="cell-content()=0" style:apply-style-name="nul" style:base-cell-address="Sheet1.C1"/>
      <style:map style:condition="cell-content()&gt;0" style:apply-style-name="een" style:base-cell-address="Sheet1.C1"/>
    </style:style>
    <style:style style:name="ce1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Arial1" style:font-name-asian="Arial1" style:font-name-complex="Arial1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#ffffcc"/>
      <style:text-properties style:font-name="Arial" style:font-name-asian="Droid Sans" style:font-name-complex="Lohit Hindi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6" table:default-cell-style-name="ce9"/>
        <table:table-column table:style-name="co7" table:default-cell-style-name="ce9"/>
        <table:table-column table:style-name="co5" table:default-cell-style-name="ce2"/>
        <table:table-column table:style-name="co8" table:number-columns-repeated="3" table:default-cell-style-name="ce11"/>
        <table:table-column table:style-name="co8" table:default-cell-style-name="ce14"/>
        <table:table-column table:style-name="co8" table:number-columns-repeated="5" table:default-cell-style-name="ce11"/>
        <table:table-column table:style-name="co5" table:number-columns-repeated="1005" table:default-cell-style-name="Default"/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hex</text:p>
          </table:table-cell>
          <table:table-cell table:style-name="ce3" office:value-type="string">
            <text:p>ascii</text:p>
          </table:table-cell>
          <table:table-cell table:style-name="ce8" office:value-type="string">
            <text:p>Export UC</text:p>
          </table:table-cell>
          <table:table-cell table:style-name="ce8" office:value-type="string">
            <text:p>export lc</text:p>
          </table:table-cell>
          <table:table-cell table:style-name="ce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16" table:number-columns-repeated="1005"/>
        </table:table-row>
        <table:table-row table:style-name="ro3">
          <table:table-cell office:value-type="float" office:value="1">
            <text:p>1</text:p>
          </table:table-cell>
          <table:table-cell table:style-name="ce1" table:formula="of:=DEC2HEX([.A2])" office:value-type="string" office:string-value="1">
            <text:p>1</text:p>
          </table:table-cell>
          <table:table-cell table:style-name="ce4" table:formula="of:=CHAR([.A2])" office:value-type="string" office:string-value="">
            <text:p/>
          </table:table-cell>
          <table:table-cell office:value-type="float" office:value="1">
            <text:p>1</text:p>
          </table:table-cell>
          <table:table-cell office:value-type="string">
            <text:p>“</text:p>
          </table:table-cell>
          <table:table-cell/>
          <table:table-cell table:style-name="ce12" table:formula="of:=IF(BITAND([.A2];1)&gt;0;[.$A$258];&quot;&quot;)" office:value-type="string" office:string-value="☻">
            <text:p>☻</text:p>
          </table:table-cell>
          <table:table-cell table:style-name="ce12" table:formula="of:=IF(BITAND([.A2];2)&gt;0;[.$A$258];&quot;&quot;)">
            <text:p/>
          </table:table-cell>
          <table:table-cell table:style-name="ce12" table:formula="of:=IF(BITAND([.A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];8)&gt;0;[.$A$258];&quot;&quot;)">
            <text:p/>
          </table:table-cell>
          <table:table-cell table:style-name="ce15" table:formula="of:=IF(BITAND([.A2];16)&gt;0;[.$A$258];&quot;&quot;)">
            <text:p/>
          </table:table-cell>
          <table:table-cell table:style-name="ce15" table:formula="of:=IF(BITAND([.A2];32)&gt;0;[.$A$258];&quot;&quot;)">
            <text:p/>
          </table:table-cell>
          <table:table-cell table:style-name="ce15" table:formula="of:=IF(BITAND([.A2];64)&gt;0;[.$A$258];&quot;&quot;)">
            <text:p/>
          </table:table-cell>
          <table:table-cell table:style-name="ce15" table:formula="of:=IF(BITAND([.A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">
            <text:p>2</text:p>
          </table:table-cell>
          <table:table-cell table:style-name="ce1" table:formula="of:=DEC2HEX([.A3])" office:value-type="string" office:string-value="2">
            <text:p>2</text:p>
          </table:table-cell>
          <table:table-cell table:style-name="ce4" table:formula="of:=CHAR([.A3])" office:value-type="string" office:string-value="">
            <text:p/>
          </table:table-cell>
          <table:table-cell office:value-type="float" office:value="2">
            <text:p>2</text:p>
          </table:table-cell>
          <table:table-cell office:value-type="string">
            <text:p>&amp;</text:p>
          </table:table-cell>
          <table:table-cell/>
          <table:table-cell table:style-name="ce12" table:formula="of:=IF(BITAND([.A3];1)&gt;0;[.$A$258];&quot;&quot;)">
            <text:p/>
          </table:table-cell>
          <table:table-cell table:style-name="ce12" table:formula="of:=IF(BITAND([.A3];2)&gt;0;[.$A$258];&quot;&quot;)" office:value-type="string" office:string-value="☻">
            <text:p>☻</text:p>
          </table:table-cell>
          <table:table-cell table:style-name="ce12" table:formula="of:=IF(BITAND([.A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3];8)&gt;0;[.$A$258];&quot;&quot;)">
            <text:p/>
          </table:table-cell>
          <table:table-cell table:style-name="ce15" table:formula="of:=IF(BITAND([.A3];16)&gt;0;[.$A$258];&quot;&quot;)">
            <text:p/>
          </table:table-cell>
          <table:table-cell table:style-name="ce15" table:formula="of:=IF(BITAND([.A3];32)&gt;0;[.$A$258];&quot;&quot;)">
            <text:p/>
          </table:table-cell>
          <table:table-cell table:style-name="ce15" table:formula="of:=IF(BITAND([.A3];64)&gt;0;[.$A$258];&quot;&quot;)">
            <text:p/>
          </table:table-cell>
          <table:table-cell table:style-name="ce15" table:formula="of:=IF(BITAND([.A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">
            <text:p>3</text:p>
          </table:table-cell>
          <table:table-cell table:style-name="ce1" table:formula="of:=DEC2HEX([.A4])" office:value-type="string" office:string-value="3">
            <text:p>3</text:p>
          </table:table-cell>
          <table:table-cell table:style-name="ce4" table:formula="of:=CHAR([.A4])" office:value-type="string" office:string-value="">
            <text:p/>
          </table:table-cell>
          <table:table-cell table:number-columns-repeated="3"/>
          <table:table-cell table:style-name="ce12" table:formula="of:=IF(BITAND([.A4];1)&gt;0;[.$A$258];&quot;&quot;)" office:value-type="string" office:string-value="☻">
            <text:p>☻</text:p>
          </table:table-cell>
          <table:table-cell table:style-name="ce12" table:formula="of:=IF(BITAND([.A4];2)&gt;0;[.$A$258];&quot;&quot;)" office:value-type="string" office:string-value="☻">
            <text:p>☻</text:p>
          </table:table-cell>
          <table:table-cell table:style-name="ce12" table:formula="of:=IF(BITAND([.A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4];8)&gt;0;[.$A$258];&quot;&quot;)">
            <text:p/>
          </table:table-cell>
          <table:table-cell table:style-name="ce15" table:formula="of:=IF(BITAND([.A4];16)&gt;0;[.$A$258];&quot;&quot;)">
            <text:p/>
          </table:table-cell>
          <table:table-cell table:style-name="ce15" table:formula="of:=IF(BITAND([.A4];32)&gt;0;[.$A$258];&quot;&quot;)">
            <text:p/>
          </table:table-cell>
          <table:table-cell table:style-name="ce15" table:formula="of:=IF(BITAND([.A4];64)&gt;0;[.$A$258];&quot;&quot;)">
            <text:p/>
          </table:table-cell>
          <table:table-cell table:style-name="ce15" table:formula="of:=IF(BITAND([.A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">
            <text:p>4</text:p>
          </table:table-cell>
          <table:table-cell table:style-name="ce1" table:formula="of:=DEC2HEX([.A5])" office:value-type="string" office:string-value="4">
            <text:p>4</text:p>
          </table:table-cell>
          <table:table-cell table:style-name="ce4" table:formula="of:=CHAR([.A5])" office:value-type="string" office:string-value="">
            <text:p/>
          </table:table-cell>
          <table:table-cell office:value-type="float" office:value="4">
            <text:p>4</text:p>
          </table:table-cell>
          <table:table-cell office:value-type="string">
            <text:p>=</text:p>
          </table:table-cell>
          <table:table-cell/>
          <table:table-cell table:style-name="ce12" table:formula="of:=IF(BITAND([.A5];1)&gt;0;[.$A$258];&quot;&quot;)">
            <text:p/>
          </table:table-cell>
          <table:table-cell table:style-name="ce12" table:formula="of:=IF(BITAND([.A5];2)&gt;0;[.$A$258];&quot;&quot;)">
            <text:p/>
          </table:table-cell>
          <table:table-cell table:style-name="ce12" table:formula="of:=IF(BITAND([.A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5];8)&gt;0;[.$A$258];&quot;&quot;)">
            <text:p/>
          </table:table-cell>
          <table:table-cell table:style-name="ce15" table:formula="of:=IF(BITAND([.A5];16)&gt;0;[.$A$258];&quot;&quot;)">
            <text:p/>
          </table:table-cell>
          <table:table-cell table:style-name="ce15" table:formula="of:=IF(BITAND([.A5];32)&gt;0;[.$A$258];&quot;&quot;)">
            <text:p/>
          </table:table-cell>
          <table:table-cell table:style-name="ce15" table:formula="of:=IF(BITAND([.A5];64)&gt;0;[.$A$258];&quot;&quot;)">
            <text:p/>
          </table:table-cell>
          <table:table-cell table:style-name="ce15" table:formula="of:=IF(BITAND([.A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">
            <text:p>5</text:p>
          </table:table-cell>
          <table:table-cell table:style-name="ce1" table:formula="of:=DEC2HEX([.A6])" office:value-type="string" office:string-value="5">
            <text:p>5</text:p>
          </table:table-cell>
          <table:table-cell table:style-name="ce4" table:formula="of:=CHAR([.A6])" office:value-type="string" office:string-value="">
            <text:p/>
          </table:table-cell>
          <table:table-cell table:number-columns-repeated="3"/>
          <table:table-cell table:style-name="ce12" table:formula="of:=IF(BITAND([.A6];1)&gt;0;[.$A$258];&quot;&quot;)" office:value-type="string" office:string-value="☻">
            <text:p>☻</text:p>
          </table:table-cell>
          <table:table-cell table:style-name="ce12" table:formula="of:=IF(BITAND([.A6];2)&gt;0;[.$A$258];&quot;&quot;)">
            <text:p/>
          </table:table-cell>
          <table:table-cell table:style-name="ce12" table:formula="of:=IF(BITAND([.A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6];8)&gt;0;[.$A$258];&quot;&quot;)">
            <text:p/>
          </table:table-cell>
          <table:table-cell table:style-name="ce15" table:formula="of:=IF(BITAND([.A6];16)&gt;0;[.$A$258];&quot;&quot;)">
            <text:p/>
          </table:table-cell>
          <table:table-cell table:style-name="ce15" table:formula="of:=IF(BITAND([.A6];32)&gt;0;[.$A$258];&quot;&quot;)">
            <text:p/>
          </table:table-cell>
          <table:table-cell table:style-name="ce15" table:formula="of:=IF(BITAND([.A6];64)&gt;0;[.$A$258];&quot;&quot;)">
            <text:p/>
          </table:table-cell>
          <table:table-cell table:style-name="ce15" table:formula="of:=IF(BITAND([.A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">
            <text:p>6</text:p>
          </table:table-cell>
          <table:table-cell table:style-name="ce1" table:formula="of:=DEC2HEX([.A7])" office:value-type="string" office:string-value="6">
            <text:p>6</text:p>
          </table:table-cell>
          <table:table-cell table:style-name="ce4" table:formula="of:=CHAR([.A7])" office:value-type="string" office:string-value="">
            <text:p/>
          </table:table-cell>
          <table:table-cell table:number-columns-repeated="3"/>
          <table:table-cell table:style-name="ce12" table:formula="of:=IF(BITAND([.A7];1)&gt;0;[.$A$258];&quot;&quot;)">
            <text:p/>
          </table:table-cell>
          <table:table-cell table:style-name="ce12" table:formula="of:=IF(BITAND([.A7];2)&gt;0;[.$A$258];&quot;&quot;)" office:value-type="string" office:string-value="☻">
            <text:p>☻</text:p>
          </table:table-cell>
          <table:table-cell table:style-name="ce12" table:formula="of:=IF(BITAND([.A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];8)&gt;0;[.$A$258];&quot;&quot;)">
            <text:p/>
          </table:table-cell>
          <table:table-cell table:style-name="ce15" table:formula="of:=IF(BITAND([.A7];16)&gt;0;[.$A$258];&quot;&quot;)">
            <text:p/>
          </table:table-cell>
          <table:table-cell table:style-name="ce15" table:formula="of:=IF(BITAND([.A7];32)&gt;0;[.$A$258];&quot;&quot;)">
            <text:p/>
          </table:table-cell>
          <table:table-cell table:style-name="ce15" table:formula="of:=IF(BITAND([.A7];64)&gt;0;[.$A$258];&quot;&quot;)">
            <text:p/>
          </table:table-cell>
          <table:table-cell table:style-name="ce15" table:formula="of:=IF(BITAND([.A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">
            <text:p>7</text:p>
          </table:table-cell>
          <table:table-cell table:style-name="ce1" table:formula="of:=DEC2HEX([.A8])" office:value-type="string" office:string-value="7">
            <text:p>7</text:p>
          </table:table-cell>
          <table:table-cell table:style-name="ce4" table:formula="of:=CHAR([.A8])" office:value-type="string" office:string-value="">
            <text:p/>
          </table:table-cell>
          <table:table-cell office:value-type="float" office:value="7">
            <text:p>7</text:p>
          </table:table-cell>
          <table:table-cell office:value-type="string">
            <text:p>/</text:p>
          </table:table-cell>
          <table:table-cell/>
          <table:table-cell table:style-name="ce12" table:formula="of:=IF(BITAND([.A8];1)&gt;0;[.$A$258];&quot;&quot;)" office:value-type="string" office:string-value="☻">
            <text:p>☻</text:p>
          </table:table-cell>
          <table:table-cell table:style-name="ce12" table:formula="of:=IF(BITAND([.A8];2)&gt;0;[.$A$258];&quot;&quot;)" office:value-type="string" office:string-value="☻">
            <text:p>☻</text:p>
          </table:table-cell>
          <table:table-cell table:style-name="ce12" table:formula="of:=IF(BITAND([.A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];8)&gt;0;[.$A$258];&quot;&quot;)">
            <text:p/>
          </table:table-cell>
          <table:table-cell table:style-name="ce15" table:formula="of:=IF(BITAND([.A8];16)&gt;0;[.$A$258];&quot;&quot;)">
            <text:p/>
          </table:table-cell>
          <table:table-cell table:style-name="ce15" table:formula="of:=IF(BITAND([.A8];32)&gt;0;[.$A$258];&quot;&quot;)">
            <text:p/>
          </table:table-cell>
          <table:table-cell table:style-name="ce15" table:formula="of:=IF(BITAND([.A8];64)&gt;0;[.$A$258];&quot;&quot;)">
            <text:p/>
          </table:table-cell>
          <table:table-cell table:style-name="ce15" table:formula="of:=IF(BITAND([.A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">
            <text:p>8</text:p>
          </table:table-cell>
          <table:table-cell table:style-name="ce1" table:formula="of:=DEC2HEX([.A9])" office:value-type="string" office:string-value="8">
            <text:p>8</text:p>
          </table:table-cell>
          <table:table-cell table:style-name="ce4" table:formula="of:=CHAR([.A9])" office:value-type="string" office:string-value="">
            <text:p/>
          </table:table-cell>
          <table:table-cell office:value-type="float" office:value="8">
            <text:p>8</text:p>
          </table:table-cell>
          <table:table-cell office:value-type="string">
            <text:p>+</text:p>
          </table:table-cell>
          <table:table-cell/>
          <table:table-cell table:style-name="ce12" table:formula="of:=IF(BITAND([.A9];1)&gt;0;[.$A$258];&quot;&quot;)">
            <text:p/>
          </table:table-cell>
          <table:table-cell table:style-name="ce12" table:formula="of:=IF(BITAND([.A9];2)&gt;0;[.$A$258];&quot;&quot;)">
            <text:p/>
          </table:table-cell>
          <table:table-cell table:style-name="ce12" table:formula="of:=IF(BITAND([.A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];8)&gt;0;[.$A$258];&quot;&quot;)" office:value-type="string" office:string-value="☻">
            <text:p>☻</text:p>
          </table:table-cell>
          <table:table-cell table:style-name="ce15" table:formula="of:=IF(BITAND([.A9];16)&gt;0;[.$A$258];&quot;&quot;)">
            <text:p/>
          </table:table-cell>
          <table:table-cell table:style-name="ce15" table:formula="of:=IF(BITAND([.A9];32)&gt;0;[.$A$258];&quot;&quot;)">
            <text:p/>
          </table:table-cell>
          <table:table-cell table:style-name="ce15" table:formula="of:=IF(BITAND([.A9];64)&gt;0;[.$A$258];&quot;&quot;)">
            <text:p/>
          </table:table-cell>
          <table:table-cell table:style-name="ce15" table:formula="of:=IF(BITAND([.A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">
            <text:p>9</text:p>
          </table:table-cell>
          <table:table-cell table:style-name="ce1" table:formula="of:=DEC2HEX([.A10])" office:value-type="string" office:string-value="9">
            <text:p>9</text:p>
          </table:table-cell>
          <table:table-cell table:style-name="ce4" table:formula="of:=CHAR([.A10])" office:value-type="string" office:string-value="&#9;">
            <text:p><text:tab/></text:p>
          </table:table-cell>
          <table:table-cell table:number-columns-repeated="3"/>
          <table:table-cell table:style-name="ce12" table:formula="of:=IF(BITAND([.A10];1)&gt;0;[.$A$258];&quot;&quot;)" office:value-type="string" office:string-value="☻">
            <text:p>☻</text:p>
          </table:table-cell>
          <table:table-cell table:style-name="ce12" table:formula="of:=IF(BITAND([.A10];2)&gt;0;[.$A$258];&quot;&quot;)">
            <text:p/>
          </table:table-cell>
          <table:table-cell table:style-name="ce12" table:formula="of:=IF(BITAND([.A1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];8)&gt;0;[.$A$258];&quot;&quot;)" office:value-type="string" office:string-value="☻">
            <text:p>☻</text:p>
          </table:table-cell>
          <table:table-cell table:style-name="ce15" table:formula="of:=IF(BITAND([.A10];16)&gt;0;[.$A$258];&quot;&quot;)">
            <text:p/>
          </table:table-cell>
          <table:table-cell table:style-name="ce15" table:formula="of:=IF(BITAND([.A10];32)&gt;0;[.$A$258];&quot;&quot;)">
            <text:p/>
          </table:table-cell>
          <table:table-cell table:style-name="ce15" table:formula="of:=IF(BITAND([.A10];64)&gt;0;[.$A$258];&quot;&quot;)">
            <text:p/>
          </table:table-cell>
          <table:table-cell table:style-name="ce15" table:formula="of:=IF(BITAND([.A1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">
            <text:p>10</text:p>
          </table:table-cell>
          <table:table-cell table:style-name="ce1" table:formula="of:=DEC2HEX([.A11])" office:value-type="string" office:string-value="A">
            <text:p>A</text:p>
          </table:table-cell>
          <table:table-cell table:style-name="ce5" office:value-type="string">
            <text:p>CR</text:p>
          </table:table-cell>
          <table:table-cell table:number-columns-repeated="3"/>
          <table:table-cell table:style-name="ce12" table:formula="of:=IF(BITAND([.A11];1)&gt;0;[.$A$258];&quot;&quot;)">
            <text:p/>
          </table:table-cell>
          <table:table-cell table:style-name="ce12" table:formula="of:=IF(BITAND([.A11];2)&gt;0;[.$A$258];&quot;&quot;)" office:value-type="string" office:string-value="☻">
            <text:p>☻</text:p>
          </table:table-cell>
          <table:table-cell table:style-name="ce12" table:formula="of:=IF(BITAND([.A1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1];8)&gt;0;[.$A$258];&quot;&quot;)" office:value-type="string" office:string-value="☻">
            <text:p>☻</text:p>
          </table:table-cell>
          <table:table-cell table:style-name="ce15" table:formula="of:=IF(BITAND([.A11];16)&gt;0;[.$A$258];&quot;&quot;)">
            <text:p/>
          </table:table-cell>
          <table:table-cell table:style-name="ce15" table:formula="of:=IF(BITAND([.A11];32)&gt;0;[.$A$258];&quot;&quot;)">
            <text:p/>
          </table:table-cell>
          <table:table-cell table:style-name="ce15" table:formula="of:=IF(BITAND([.A11];64)&gt;0;[.$A$258];&quot;&quot;)">
            <text:p/>
          </table:table-cell>
          <table:table-cell table:style-name="ce15" table:formula="of:=IF(BITAND([.A1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">
            <text:p>11</text:p>
          </table:table-cell>
          <table:table-cell table:style-name="ce1" table:formula="of:=DEC2HEX([.A12])" office:value-type="string" office:string-value="B">
            <text:p>B</text:p>
          </table:table-cell>
          <table:table-cell table:style-name="ce4" table:formula="of:=CHAR([.A12])" office:value-type="string" office:string-value="">
            <text:p/>
          </table:table-cell>
          <table:table-cell table:number-columns-repeated="2" office:value-type="string">
            <text:p>@@ctl</text:p>
          </table:table-cell>
          <table:table-cell office:value-type="string">
            <text:p>ctrl</text:p>
          </table:table-cell>
          <table:table-cell table:style-name="ce12" table:formula="of:=IF(BITAND([.A12];1)&gt;0;[.$A$258];&quot;&quot;)" office:value-type="string" office:string-value="☻">
            <text:p>☻</text:p>
          </table:table-cell>
          <table:table-cell table:style-name="ce12" table:formula="of:=IF(BITAND([.A12];2)&gt;0;[.$A$258];&quot;&quot;)" office:value-type="string" office:string-value="☻">
            <text:p>☻</text:p>
          </table:table-cell>
          <table:table-cell table:style-name="ce12" table:formula="of:=IF(BITAND([.A1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2];8)&gt;0;[.$A$258];&quot;&quot;)" office:value-type="string" office:string-value="☻">
            <text:p>☻</text:p>
          </table:table-cell>
          <table:table-cell table:style-name="ce15" table:formula="of:=IF(BITAND([.A12];16)&gt;0;[.$A$258];&quot;&quot;)">
            <text:p/>
          </table:table-cell>
          <table:table-cell table:style-name="ce15" table:formula="of:=IF(BITAND([.A12];32)&gt;0;[.$A$258];&quot;&quot;)">
            <text:p/>
          </table:table-cell>
          <table:table-cell table:style-name="ce15" table:formula="of:=IF(BITAND([.A12];64)&gt;0;[.$A$258];&quot;&quot;)">
            <text:p/>
          </table:table-cell>
          <table:table-cell table:style-name="ce15" table:formula="of:=IF(BITAND([.A1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">
            <text:p>12</text:p>
          </table:table-cell>
          <table:table-cell table:style-name="ce1" table:formula="of:=DEC2HEX([.A13])" office:value-type="string" office:string-value="C">
            <text:p>C</text:p>
          </table:table-cell>
          <table:table-cell table:style-name="ce4" table:formula="of:=CHAR([.A13])" office:value-type="string" office:string-value="">
            <text:p/>
          </table:table-cell>
          <table:table-cell table:number-columns-repeated="3"/>
          <table:table-cell table:style-name="ce12" table:formula="of:=IF(BITAND([.A13];1)&gt;0;[.$A$258];&quot;&quot;)">
            <text:p/>
          </table:table-cell>
          <table:table-cell table:style-name="ce12" table:formula="of:=IF(BITAND([.A13];2)&gt;0;[.$A$258];&quot;&quot;)">
            <text:p/>
          </table:table-cell>
          <table:table-cell table:style-name="ce12" table:formula="of:=IF(BITAND([.A1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3];8)&gt;0;[.$A$258];&quot;&quot;)" office:value-type="string" office:string-value="☻">
            <text:p>☻</text:p>
          </table:table-cell>
          <table:table-cell table:style-name="ce15" table:formula="of:=IF(BITAND([.A13];16)&gt;0;[.$A$258];&quot;&quot;)">
            <text:p/>
          </table:table-cell>
          <table:table-cell table:style-name="ce15" table:formula="of:=IF(BITAND([.A13];32)&gt;0;[.$A$258];&quot;&quot;)">
            <text:p/>
          </table:table-cell>
          <table:table-cell table:style-name="ce15" table:formula="of:=IF(BITAND([.A13];64)&gt;0;[.$A$258];&quot;&quot;)">
            <text:p/>
          </table:table-cell>
          <table:table-cell table:style-name="ce15" table:formula="of:=IF(BITAND([.A1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3">
            <text:p>13</text:p>
          </table:table-cell>
          <table:table-cell table:style-name="ce1" table:formula="of:=DEC2HEX([.A14])" office:value-type="string" office:string-value="D">
            <text:p>D</text:p>
          </table:table-cell>
          <table:table-cell table:style-name="ce4" table:formula="of:=CHAR([.A14])" office:value-type="string" office:string-value="&#13;">
            <text:p></text:p>
          </table:table-cell>
          <table:table-cell table:number-columns-repeated="3"/>
          <table:table-cell table:style-name="ce12" table:formula="of:=IF(BITAND([.A14];1)&gt;0;[.$A$258];&quot;&quot;)" office:value-type="string" office:string-value="☻">
            <text:p>☻</text:p>
          </table:table-cell>
          <table:table-cell table:style-name="ce12" table:formula="of:=IF(BITAND([.A14];2)&gt;0;[.$A$258];&quot;&quot;)">
            <text:p/>
          </table:table-cell>
          <table:table-cell table:style-name="ce12" table:formula="of:=IF(BITAND([.A1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4];8)&gt;0;[.$A$258];&quot;&quot;)" office:value-type="string" office:string-value="☻">
            <text:p>☻</text:p>
          </table:table-cell>
          <table:table-cell table:style-name="ce15" table:formula="of:=IF(BITAND([.A14];16)&gt;0;[.$A$258];&quot;&quot;)">
            <text:p/>
          </table:table-cell>
          <table:table-cell table:style-name="ce15" table:formula="of:=IF(BITAND([.A14];32)&gt;0;[.$A$258];&quot;&quot;)">
            <text:p/>
          </table:table-cell>
          <table:table-cell table:style-name="ce15" table:formula="of:=IF(BITAND([.A14];64)&gt;0;[.$A$258];&quot;&quot;)">
            <text:p/>
          </table:table-cell>
          <table:table-cell table:style-name="ce15" table:formula="of:=IF(BITAND([.A1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4">
            <text:p>14</text:p>
          </table:table-cell>
          <table:table-cell table:style-name="ce1" table:formula="of:=DEC2HEX([.A15])" office:value-type="string" office:string-value="E">
            <text:p>E</text:p>
          </table:table-cell>
          <table:table-cell table:style-name="ce4" table:formula="of:=CHAR([.A15])" office:value-type="string" office:string-value="">
            <text:p/>
          </table:table-cell>
          <table:table-cell table:number-columns-repeated="3"/>
          <table:table-cell table:style-name="ce12" table:formula="of:=IF(BITAND([.A15];1)&gt;0;[.$A$258];&quot;&quot;)">
            <text:p/>
          </table:table-cell>
          <table:table-cell table:style-name="ce12" table:formula="of:=IF(BITAND([.A15];2)&gt;0;[.$A$258];&quot;&quot;)" office:value-type="string" office:string-value="☻">
            <text:p>☻</text:p>
          </table:table-cell>
          <table:table-cell table:style-name="ce12" table:formula="of:=IF(BITAND([.A1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];8)&gt;0;[.$A$258];&quot;&quot;)" office:value-type="string" office:string-value="☻">
            <text:p>☻</text:p>
          </table:table-cell>
          <table:table-cell table:style-name="ce15" table:formula="of:=IF(BITAND([.A15];16)&gt;0;[.$A$258];&quot;&quot;)">
            <text:p/>
          </table:table-cell>
          <table:table-cell table:style-name="ce15" table:formula="of:=IF(BITAND([.A15];32)&gt;0;[.$A$258];&quot;&quot;)">
            <text:p/>
          </table:table-cell>
          <table:table-cell table:style-name="ce15" table:formula="of:=IF(BITAND([.A15];64)&gt;0;[.$A$258];&quot;&quot;)">
            <text:p/>
          </table:table-cell>
          <table:table-cell table:style-name="ce15" table:formula="of:=IF(BITAND([.A1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5">
            <text:p>15</text:p>
          </table:table-cell>
          <table:table-cell table:style-name="ce1" table:formula="of:=DEC2HEX([.A16])" office:value-type="string" office:string-value="F">
            <text:p>F</text:p>
          </table:table-cell>
          <table:table-cell table:style-name="ce4" table:formula="of:=CHAR([.A16])" office:value-type="string" office:string-value="">
            <text:p/>
          </table:table-cell>
          <table:table-cell table:number-columns-repeated="3"/>
          <table:table-cell table:style-name="ce12" table:formula="of:=IF(BITAND([.A16];1)&gt;0;[.$A$258];&quot;&quot;)" office:value-type="string" office:string-value="☻">
            <text:p>☻</text:p>
          </table:table-cell>
          <table:table-cell table:style-name="ce12" table:formula="of:=IF(BITAND([.A16];2)&gt;0;[.$A$258];&quot;&quot;)" office:value-type="string" office:string-value="☻">
            <text:p>☻</text:p>
          </table:table-cell>
          <table:table-cell table:style-name="ce12" table:formula="of:=IF(BITAND([.A1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];8)&gt;0;[.$A$258];&quot;&quot;)" office:value-type="string" office:string-value="☻">
            <text:p>☻</text:p>
          </table:table-cell>
          <table:table-cell table:style-name="ce15" table:formula="of:=IF(BITAND([.A16];16)&gt;0;[.$A$258];&quot;&quot;)">
            <text:p/>
          </table:table-cell>
          <table:table-cell table:style-name="ce15" table:formula="of:=IF(BITAND([.A16];32)&gt;0;[.$A$258];&quot;&quot;)">
            <text:p/>
          </table:table-cell>
          <table:table-cell table:style-name="ce15" table:formula="of:=IF(BITAND([.A16];64)&gt;0;[.$A$258];&quot;&quot;)">
            <text:p/>
          </table:table-cell>
          <table:table-cell table:style-name="ce15" table:formula="of:=IF(BITAND([.A1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6">
            <text:p>16</text:p>
          </table:table-cell>
          <table:table-cell table:style-name="ce1" table:formula="of:=DEC2HEX([.A17])" office:value-type="string" office:string-value="10">
            <text:p>10</text:p>
          </table:table-cell>
          <table:table-cell table:style-name="ce4" table:formula="of:=CHAR([.A17])" office:value-type="string" office:string-value="">
            <text:p/>
          </table:table-cell>
          <table:table-cell table:number-columns-repeated="2" office:value-type="string">
            <text:p><text:s/></text:p>
          </table:table-cell>
          <table:table-cell office:value-type="string">
            <text:p>space</text:p>
          </table:table-cell>
          <table:table-cell table:style-name="ce12" table:formula="of:=IF(BITAND([.A17];1)&gt;0;[.$A$258];&quot;&quot;)">
            <text:p/>
          </table:table-cell>
          <table:table-cell table:style-name="ce12" table:formula="of:=IF(BITAND([.A17];2)&gt;0;[.$A$258];&quot;&quot;)">
            <text:p/>
          </table:table-cell>
          <table:table-cell table:style-name="ce12" table:formula="of:=IF(BITAND([.A1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];8)&gt;0;[.$A$258];&quot;&quot;)">
            <text:p/>
          </table:table-cell>
          <table:table-cell table:style-name="ce15" table:formula="of:=IF(BITAND([.A17];16)&gt;0;[.$A$258];&quot;&quot;)" office:value-type="string" office:string-value="☻">
            <text:p>☻</text:p>
          </table:table-cell>
          <table:table-cell table:style-name="ce15" table:formula="of:=IF(BITAND([.A17];32)&gt;0;[.$A$258];&quot;&quot;)">
            <text:p/>
          </table:table-cell>
          <table:table-cell table:style-name="ce15" table:formula="of:=IF(BITAND([.A17];64)&gt;0;[.$A$258];&quot;&quot;)">
            <text:p/>
          </table:table-cell>
          <table:table-cell table:style-name="ce15" table:formula="of:=IF(BITAND([.A1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7">
            <text:p>17</text:p>
          </table:table-cell>
          <table:table-cell table:style-name="ce1" table:formula="of:=DEC2HEX([.A18])" office:value-type="string" office:string-value="11">
            <text:p>11</text:p>
          </table:table-cell>
          <table:table-cell table:style-name="ce4" table:formula="of:=CHAR([.A18])" office:value-type="string" office:string-value="">
            <text:p/>
          </table:table-cell>
          <table:table-cell table:number-columns-repeated="3"/>
          <table:table-cell table:style-name="ce12" table:formula="of:=IF(BITAND([.A18];1)&gt;0;[.$A$258];&quot;&quot;)" office:value-type="string" office:string-value="☻">
            <text:p>☻</text:p>
          </table:table-cell>
          <table:table-cell table:style-name="ce12" table:formula="of:=IF(BITAND([.A18];2)&gt;0;[.$A$258];&quot;&quot;)">
            <text:p/>
          </table:table-cell>
          <table:table-cell table:style-name="ce12" table:formula="of:=IF(BITAND([.A1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];8)&gt;0;[.$A$258];&quot;&quot;)">
            <text:p/>
          </table:table-cell>
          <table:table-cell table:style-name="ce15" table:formula="of:=IF(BITAND([.A18];16)&gt;0;[.$A$258];&quot;&quot;)" office:value-type="string" office:string-value="☻">
            <text:p>☻</text:p>
          </table:table-cell>
          <table:table-cell table:style-name="ce15" table:formula="of:=IF(BITAND([.A18];32)&gt;0;[.$A$258];&quot;&quot;)">
            <text:p/>
          </table:table-cell>
          <table:table-cell table:style-name="ce15" table:formula="of:=IF(BITAND([.A18];64)&gt;0;[.$A$258];&quot;&quot;)">
            <text:p/>
          </table:table-cell>
          <table:table-cell table:style-name="ce15" table:formula="of:=IF(BITAND([.A1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8">
            <text:p>18</text:p>
          </table:table-cell>
          <table:table-cell table:style-name="ce1" table:formula="of:=DEC2HEX([.A19])" office:value-type="string" office:string-value="12">
            <text:p>12</text:p>
          </table:table-cell>
          <table:table-cell table:style-name="ce4" table:formula="of:=CHAR([.A19])" office:value-type="string" office:string-value="">
            <text:p/>
          </table:table-cell>
          <table:table-cell table:number-columns-repeated="3"/>
          <table:table-cell table:style-name="ce12" table:formula="of:=IF(BITAND([.A19];1)&gt;0;[.$A$258];&quot;&quot;)">
            <text:p/>
          </table:table-cell>
          <table:table-cell table:style-name="ce12" table:formula="of:=IF(BITAND([.A19];2)&gt;0;[.$A$258];&quot;&quot;)" office:value-type="string" office:string-value="☻">
            <text:p>☻</text:p>
          </table:table-cell>
          <table:table-cell table:style-name="ce12" table:formula="of:=IF(BITAND([.A1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9];8)&gt;0;[.$A$258];&quot;&quot;)">
            <text:p/>
          </table:table-cell>
          <table:table-cell table:style-name="ce15" table:formula="of:=IF(BITAND([.A19];16)&gt;0;[.$A$258];&quot;&quot;)" office:value-type="string" office:string-value="☻">
            <text:p>☻</text:p>
          </table:table-cell>
          <table:table-cell table:style-name="ce15" table:formula="of:=IF(BITAND([.A19];32)&gt;0;[.$A$258];&quot;&quot;)">
            <text:p/>
          </table:table-cell>
          <table:table-cell table:style-name="ce15" table:formula="of:=IF(BITAND([.A19];64)&gt;0;[.$A$258];&quot;&quot;)">
            <text:p/>
          </table:table-cell>
          <table:table-cell table:style-name="ce15" table:formula="of:=IF(BITAND([.A1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9">
            <text:p>19</text:p>
          </table:table-cell>
          <table:table-cell table:style-name="ce1" table:formula="of:=DEC2HEX([.A20])" office:value-type="string" office:string-value="13">
            <text:p>13</text:p>
          </table:table-cell>
          <table:table-cell table:style-name="ce4" table:formula="of:=CHAR([.A20])" office:value-type="string" office:string-value="">
            <text:p/>
          </table:table-cell>
          <table:table-cell office:value-type="float" office:value="3">
            <text:p>3</text:p>
          </table:table-cell>
          <table:table-cell office:value-type="string">
            <text:p>;</text:p>
          </table:table-cell>
          <table:table-cell/>
          <table:table-cell table:style-name="ce12" table:formula="of:=IF(BITAND([.A20];1)&gt;0;[.$A$258];&quot;&quot;)" office:value-type="string" office:string-value="☻">
            <text:p>☻</text:p>
          </table:table-cell>
          <table:table-cell table:style-name="ce12" table:formula="of:=IF(BITAND([.A20];2)&gt;0;[.$A$258];&quot;&quot;)" office:value-type="string" office:string-value="☻">
            <text:p>☻</text:p>
          </table:table-cell>
          <table:table-cell table:style-name="ce12" table:formula="of:=IF(BITAND([.A2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0];8)&gt;0;[.$A$258];&quot;&quot;)">
            <text:p/>
          </table:table-cell>
          <table:table-cell table:style-name="ce15" table:formula="of:=IF(BITAND([.A20];16)&gt;0;[.$A$258];&quot;&quot;)" office:value-type="string" office:string-value="☻">
            <text:p>☻</text:p>
          </table:table-cell>
          <table:table-cell table:style-name="ce15" table:formula="of:=IF(BITAND([.A20];32)&gt;0;[.$A$258];&quot;&quot;)">
            <text:p/>
          </table:table-cell>
          <table:table-cell table:style-name="ce15" table:formula="of:=IF(BITAND([.A20];64)&gt;0;[.$A$258];&quot;&quot;)">
            <text:p/>
          </table:table-cell>
          <table:table-cell table:style-name="ce15" table:formula="of:=IF(BITAND([.A2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0">
            <text:p>20</text:p>
          </table:table-cell>
          <table:table-cell table:style-name="ce1" table:formula="of:=DEC2HEX([.A21])" office:value-type="string" office:string-value="14">
            <text:p>14</text:p>
          </table:table-cell>
          <table:table-cell table:style-name="ce4" table:formula="of:=CHAR([.A21])" office:value-type="string" office:string-value="">
            <text:p/>
          </table:table-cell>
          <table:table-cell table:number-columns-repeated="3"/>
          <table:table-cell table:style-name="ce12" table:formula="of:=IF(BITAND([.A21];1)&gt;0;[.$A$258];&quot;&quot;)">
            <text:p/>
          </table:table-cell>
          <table:table-cell table:style-name="ce12" table:formula="of:=IF(BITAND([.A21];2)&gt;0;[.$A$258];&quot;&quot;)">
            <text:p/>
          </table:table-cell>
          <table:table-cell table:style-name="ce12" table:formula="of:=IF(BITAND([.A2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1];8)&gt;0;[.$A$258];&quot;&quot;)">
            <text:p/>
          </table:table-cell>
          <table:table-cell table:style-name="ce15" table:formula="of:=IF(BITAND([.A21];16)&gt;0;[.$A$258];&quot;&quot;)" office:value-type="string" office:string-value="☻">
            <text:p>☻</text:p>
          </table:table-cell>
          <table:table-cell table:style-name="ce15" table:formula="of:=IF(BITAND([.A21];32)&gt;0;[.$A$258];&quot;&quot;)">
            <text:p/>
          </table:table-cell>
          <table:table-cell table:style-name="ce15" table:formula="of:=IF(BITAND([.A21];64)&gt;0;[.$A$258];&quot;&quot;)">
            <text:p/>
          </table:table-cell>
          <table:table-cell table:style-name="ce15" table:formula="of:=IF(BITAND([.A2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1">
            <text:p>21</text:p>
          </table:table-cell>
          <table:table-cell table:style-name="ce1" table:formula="of:=DEC2HEX([.A22])" office:value-type="string" office:string-value="15">
            <text:p>15</text:p>
          </table:table-cell>
          <table:table-cell table:style-name="ce4" table:formula="of:=CHAR([.A22])" office:value-type="string" office:string-value="">
            <text:p/>
          </table:table-cell>
          <table:table-cell office:value-type="float" office:value="5">
            <text:p>5</text:p>
          </table:table-cell>
          <table:table-cell office:value-type="string">
            <text:p>%</text:p>
          </table:table-cell>
          <table:table-cell/>
          <table:table-cell table:style-name="ce12" table:formula="of:=IF(BITAND([.A22];1)&gt;0;[.$A$258];&quot;&quot;)" office:value-type="string" office:string-value="☻">
            <text:p>☻</text:p>
          </table:table-cell>
          <table:table-cell table:style-name="ce12" table:formula="of:=IF(BITAND([.A22];2)&gt;0;[.$A$258];&quot;&quot;)">
            <text:p/>
          </table:table-cell>
          <table:table-cell table:style-name="ce12" table:formula="of:=IF(BITAND([.A2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2];8)&gt;0;[.$A$258];&quot;&quot;)">
            <text:p/>
          </table:table-cell>
          <table:table-cell table:style-name="ce15" table:formula="of:=IF(BITAND([.A22];16)&gt;0;[.$A$258];&quot;&quot;)" office:value-type="string" office:string-value="☻">
            <text:p>☻</text:p>
          </table:table-cell>
          <table:table-cell table:style-name="ce15" table:formula="of:=IF(BITAND([.A22];32)&gt;0;[.$A$258];&quot;&quot;)">
            <text:p/>
          </table:table-cell>
          <table:table-cell table:style-name="ce15" table:formula="of:=IF(BITAND([.A22];64)&gt;0;[.$A$258];&quot;&quot;)">
            <text:p/>
          </table:table-cell>
          <table:table-cell table:style-name="ce15" table:formula="of:=IF(BITAND([.A2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2">
            <text:p>22</text:p>
          </table:table-cell>
          <table:table-cell table:style-name="ce1" table:formula="of:=DEC2HEX([.A23])" office:value-type="string" office:string-value="16">
            <text:p>16</text:p>
          </table:table-cell>
          <table:table-cell table:style-name="ce4" table:formula="of:=CHAR([.A23])" office:value-type="string" office:string-value="">
            <text:p/>
          </table:table-cell>
          <table:table-cell office:value-type="float" office:value="6">
            <text:p>6</text:p>
          </table:table-cell>
          <table:table-cell office:value-type="string">
            <text:p>?</text:p>
          </table:table-cell>
          <table:table-cell/>
          <table:table-cell table:style-name="ce12" table:formula="of:=IF(BITAND([.A23];1)&gt;0;[.$A$258];&quot;&quot;)">
            <text:p/>
          </table:table-cell>
          <table:table-cell table:style-name="ce12" table:formula="of:=IF(BITAND([.A23];2)&gt;0;[.$A$258];&quot;&quot;)" office:value-type="string" office:string-value="☻">
            <text:p>☻</text:p>
          </table:table-cell>
          <table:table-cell table:style-name="ce12" table:formula="of:=IF(BITAND([.A2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];8)&gt;0;[.$A$258];&quot;&quot;)">
            <text:p/>
          </table:table-cell>
          <table:table-cell table:style-name="ce15" table:formula="of:=IF(BITAND([.A23];16)&gt;0;[.$A$258];&quot;&quot;)" office:value-type="string" office:string-value="☻">
            <text:p>☻</text:p>
          </table:table-cell>
          <table:table-cell table:style-name="ce15" table:formula="of:=IF(BITAND([.A23];32)&gt;0;[.$A$258];&quot;&quot;)">
            <text:p/>
          </table:table-cell>
          <table:table-cell table:style-name="ce15" table:formula="of:=IF(BITAND([.A23];64)&gt;0;[.$A$258];&quot;&quot;)">
            <text:p/>
          </table:table-cell>
          <table:table-cell table:style-name="ce15" table:formula="of:=IF(BITAND([.A2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3">
            <text:p>23</text:p>
          </table:table-cell>
          <table:table-cell table:style-name="ce1" table:formula="of:=DEC2HEX([.A24])" office:value-type="string" office:string-value="17">
            <text:p>17</text:p>
          </table:table-cell>
          <table:table-cell table:style-name="ce4" table:formula="of:=CHAR([.A24])" office:value-type="string" office:string-value="">
            <text:p/>
          </table:table-cell>
          <table:table-cell table:number-columns-repeated="3"/>
          <table:table-cell table:style-name="ce12" table:formula="of:=IF(BITAND([.A24];1)&gt;0;[.$A$258];&quot;&quot;)" office:value-type="string" office:string-value="☻">
            <text:p>☻</text:p>
          </table:table-cell>
          <table:table-cell table:style-name="ce12" table:formula="of:=IF(BITAND([.A24];2)&gt;0;[.$A$258];&quot;&quot;)" office:value-type="string" office:string-value="☻">
            <text:p>☻</text:p>
          </table:table-cell>
          <table:table-cell table:style-name="ce12" table:formula="of:=IF(BITAND([.A2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];8)&gt;0;[.$A$258];&quot;&quot;)">
            <text:p/>
          </table:table-cell>
          <table:table-cell table:style-name="ce15" table:formula="of:=IF(BITAND([.A24];16)&gt;0;[.$A$258];&quot;&quot;)" office:value-type="string" office:string-value="☻">
            <text:p>☻</text:p>
          </table:table-cell>
          <table:table-cell table:style-name="ce15" table:formula="of:=IF(BITAND([.A24];32)&gt;0;[.$A$258];&quot;&quot;)">
            <text:p/>
          </table:table-cell>
          <table:table-cell table:style-name="ce15" table:formula="of:=IF(BITAND([.A24];64)&gt;0;[.$A$258];&quot;&quot;)">
            <text:p/>
          </table:table-cell>
          <table:table-cell table:style-name="ce15" table:formula="of:=IF(BITAND([.A2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4">
            <text:p>24</text:p>
          </table:table-cell>
          <table:table-cell table:style-name="ce1" table:formula="of:=DEC2HEX([.A25])" office:value-type="string" office:string-value="18">
            <text:p>18</text:p>
          </table:table-cell>
          <table:table-cell table:style-name="ce4" table:formula="of:=CHAR([.A25])" office:value-type="string" office:string-value="">
            <text:p/>
          </table:table-cell>
          <table:table-cell table:number-columns-repeated="3"/>
          <table:table-cell table:style-name="ce12" table:formula="of:=IF(BITAND([.A25];1)&gt;0;[.$A$258];&quot;&quot;)">
            <text:p/>
          </table:table-cell>
          <table:table-cell table:style-name="ce12" table:formula="of:=IF(BITAND([.A25];2)&gt;0;[.$A$258];&quot;&quot;)">
            <text:p/>
          </table:table-cell>
          <table:table-cell table:style-name="ce12" table:formula="of:=IF(BITAND([.A2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5];8)&gt;0;[.$A$258];&quot;&quot;)" office:value-type="string" office:string-value="☻">
            <text:p>☻</text:p>
          </table:table-cell>
          <table:table-cell table:style-name="ce15" table:formula="of:=IF(BITAND([.A25];16)&gt;0;[.$A$258];&quot;&quot;)" office:value-type="string" office:string-value="☻">
            <text:p>☻</text:p>
          </table:table-cell>
          <table:table-cell table:style-name="ce15" table:formula="of:=IF(BITAND([.A25];32)&gt;0;[.$A$258];&quot;&quot;)">
            <text:p/>
          </table:table-cell>
          <table:table-cell table:style-name="ce15" table:formula="of:=IF(BITAND([.A25];64)&gt;0;[.$A$258];&quot;&quot;)">
            <text:p/>
          </table:table-cell>
          <table:table-cell table:style-name="ce15" table:formula="of:=IF(BITAND([.A2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5">
            <text:p>25</text:p>
          </table:table-cell>
          <table:table-cell table:style-name="ce1" table:formula="of:=DEC2HEX([.A26])" office:value-type="string" office:string-value="19">
            <text:p>19</text:p>
          </table:table-cell>
          <table:table-cell table:style-name="ce4" table:formula="of:=CHAR([.A26])" office:value-type="string" office:string-value="">
            <text:p/>
          </table:table-cell>
          <table:table-cell office:value-type="float" office:value="9">
            <text:p>9</text:p>
          </table:table-cell>
          <table:table-cell office:value-type="string">
            <text:p>(</text:p>
          </table:table-cell>
          <table:table-cell/>
          <table:table-cell table:style-name="ce12" table:formula="of:=IF(BITAND([.A26];1)&gt;0;[.$A$258];&quot;&quot;)" office:value-type="string" office:string-value="☻">
            <text:p>☻</text:p>
          </table:table-cell>
          <table:table-cell table:style-name="ce12" table:formula="of:=IF(BITAND([.A26];2)&gt;0;[.$A$258];&quot;&quot;)">
            <text:p/>
          </table:table-cell>
          <table:table-cell table:style-name="ce12" table:formula="of:=IF(BITAND([.A2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6];8)&gt;0;[.$A$258];&quot;&quot;)" office:value-type="string" office:string-value="☻">
            <text:p>☻</text:p>
          </table:table-cell>
          <table:table-cell table:style-name="ce15" table:formula="of:=IF(BITAND([.A26];16)&gt;0;[.$A$258];&quot;&quot;)" office:value-type="string" office:string-value="☻">
            <text:p>☻</text:p>
          </table:table-cell>
          <table:table-cell table:style-name="ce15" table:formula="of:=IF(BITAND([.A26];32)&gt;0;[.$A$258];&quot;&quot;)">
            <text:p/>
          </table:table-cell>
          <table:table-cell table:style-name="ce15" table:formula="of:=IF(BITAND([.A26];64)&gt;0;[.$A$258];&quot;&quot;)">
            <text:p/>
          </table:table-cell>
          <table:table-cell table:style-name="ce15" table:formula="of:=IF(BITAND([.A2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6">
            <text:p>26</text:p>
          </table:table-cell>
          <table:table-cell table:style-name="ce1" table:formula="of:=DEC2HEX([.A27])" office:value-type="string" office:string-value="1A">
            <text:p>1A</text:p>
          </table:table-cell>
          <table:table-cell table:style-name="ce4" table:formula="of:=CHAR([.A27])" office:value-type="string" office:string-value="">
            <text:p/>
          </table:table-cell>
          <table:table-cell table:number-columns-repeated="3"/>
          <table:table-cell table:style-name="ce12" table:formula="of:=IF(BITAND([.A27];1)&gt;0;[.$A$258];&quot;&quot;)">
            <text:p/>
          </table:table-cell>
          <table:table-cell table:style-name="ce12" table:formula="of:=IF(BITAND([.A27];2)&gt;0;[.$A$258];&quot;&quot;)" office:value-type="string" office:string-value="☻">
            <text:p>☻</text:p>
          </table:table-cell>
          <table:table-cell table:style-name="ce12" table:formula="of:=IF(BITAND([.A2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7];8)&gt;0;[.$A$258];&quot;&quot;)" office:value-type="string" office:string-value="☻">
            <text:p>☻</text:p>
          </table:table-cell>
          <table:table-cell table:style-name="ce15" table:formula="of:=IF(BITAND([.A27];16)&gt;0;[.$A$258];&quot;&quot;)" office:value-type="string" office:string-value="☻">
            <text:p>☻</text:p>
          </table:table-cell>
          <table:table-cell table:style-name="ce15" table:formula="of:=IF(BITAND([.A27];32)&gt;0;[.$A$258];&quot;&quot;)">
            <text:p/>
          </table:table-cell>
          <table:table-cell table:style-name="ce15" table:formula="of:=IF(BITAND([.A27];64)&gt;0;[.$A$258];&quot;&quot;)">
            <text:p/>
          </table:table-cell>
          <table:table-cell table:style-name="ce15" table:formula="of:=IF(BITAND([.A2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7">
            <text:p>27</text:p>
          </table:table-cell>
          <table:table-cell table:style-name="ce1" table:formula="of:=DEC2HEX([.A28])" office:value-type="string" office:string-value="1B">
            <text:p>1B</text:p>
          </table:table-cell>
          <table:table-cell table:style-name="ce4" table:formula="of:=CHAR([.A28])" office:value-type="string" office:string-value="">
            <text:p/>
          </table:table-cell>
          <table:table-cell table:number-columns-repeated="3"/>
          <table:table-cell table:style-name="ce12" table:formula="of:=IF(BITAND([.A28];1)&gt;0;[.$A$258];&quot;&quot;)" office:value-type="string" office:string-value="☻">
            <text:p>☻</text:p>
          </table:table-cell>
          <table:table-cell table:style-name="ce12" table:formula="of:=IF(BITAND([.A28];2)&gt;0;[.$A$258];&quot;&quot;)" office:value-type="string" office:string-value="☻">
            <text:p>☻</text:p>
          </table:table-cell>
          <table:table-cell table:style-name="ce12" table:formula="of:=IF(BITAND([.A2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8];8)&gt;0;[.$A$258];&quot;&quot;)" office:value-type="string" office:string-value="☻">
            <text:p>☻</text:p>
          </table:table-cell>
          <table:table-cell table:style-name="ce15" table:formula="of:=IF(BITAND([.A28];16)&gt;0;[.$A$258];&quot;&quot;)" office:value-type="string" office:string-value="☻">
            <text:p>☻</text:p>
          </table:table-cell>
          <table:table-cell table:style-name="ce15" table:formula="of:=IF(BITAND([.A28];32)&gt;0;[.$A$258];&quot;&quot;)">
            <text:p/>
          </table:table-cell>
          <table:table-cell table:style-name="ce15" table:formula="of:=IF(BITAND([.A28];64)&gt;0;[.$A$258];&quot;&quot;)">
            <text:p/>
          </table:table-cell>
          <table:table-cell table:style-name="ce15" table:formula="of:=IF(BITAND([.A2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8">
            <text:p>28</text:p>
          </table:table-cell>
          <table:table-cell table:style-name="ce1" table:formula="of:=DEC2HEX([.A29])" office:value-type="string" office:string-value="1C">
            <text:p>1C</text:p>
          </table:table-cell>
          <table:table-cell table:style-name="ce4" table:formula="of:=CHAR([.A29])" office:value-type="string" office:string-value="">
            <text:p/>
          </table:table-cell>
          <table:table-cell table:number-columns-repeated="3"/>
          <table:table-cell table:style-name="ce12" table:formula="of:=IF(BITAND([.A29];1)&gt;0;[.$A$258];&quot;&quot;)">
            <text:p/>
          </table:table-cell>
          <table:table-cell table:style-name="ce12" table:formula="of:=IF(BITAND([.A29];2)&gt;0;[.$A$258];&quot;&quot;)">
            <text:p/>
          </table:table-cell>
          <table:table-cell table:style-name="ce12" table:formula="of:=IF(BITAND([.A2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9];8)&gt;0;[.$A$258];&quot;&quot;)" office:value-type="string" office:string-value="☻">
            <text:p>☻</text:p>
          </table:table-cell>
          <table:table-cell table:style-name="ce15" table:formula="of:=IF(BITAND([.A29];16)&gt;0;[.$A$258];&quot;&quot;)" office:value-type="string" office:string-value="☻">
            <text:p>☻</text:p>
          </table:table-cell>
          <table:table-cell table:style-name="ce15" table:formula="of:=IF(BITAND([.A29];32)&gt;0;[.$A$258];&quot;&quot;)">
            <text:p/>
          </table:table-cell>
          <table:table-cell table:style-name="ce15" table:formula="of:=IF(BITAND([.A29];64)&gt;0;[.$A$258];&quot;&quot;)">
            <text:p/>
          </table:table-cell>
          <table:table-cell table:style-name="ce15" table:formula="of:=IF(BITAND([.A2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29">
            <text:p>29</text:p>
          </table:table-cell>
          <table:table-cell table:style-name="ce1" table:formula="of:=DEC2HEX([.A30])" office:value-type="string" office:string-value="1D">
            <text:p>1D</text:p>
          </table:table-cell>
          <table:table-cell table:style-name="ce4" table:formula="of:=CHAR([.A30])" office:value-type="string" office:string-value="">
            <text:p/>
          </table:table-cell>
          <table:table-cell table:number-columns-repeated="3"/>
          <table:table-cell table:style-name="ce12" table:formula="of:=IF(BITAND([.A30];1)&gt;0;[.$A$258];&quot;&quot;)" office:value-type="string" office:string-value="☻">
            <text:p>☻</text:p>
          </table:table-cell>
          <table:table-cell table:style-name="ce12" table:formula="of:=IF(BITAND([.A30];2)&gt;0;[.$A$258];&quot;&quot;)">
            <text:p/>
          </table:table-cell>
          <table:table-cell table:style-name="ce12" table:formula="of:=IF(BITAND([.A3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0];8)&gt;0;[.$A$258];&quot;&quot;)" office:value-type="string" office:string-value="☻">
            <text:p>☻</text:p>
          </table:table-cell>
          <table:table-cell table:style-name="ce15" table:formula="of:=IF(BITAND([.A30];16)&gt;0;[.$A$258];&quot;&quot;)" office:value-type="string" office:string-value="☻">
            <text:p>☻</text:p>
          </table:table-cell>
          <table:table-cell table:style-name="ce15" table:formula="of:=IF(BITAND([.A30];32)&gt;0;[.$A$258];&quot;&quot;)">
            <text:p/>
          </table:table-cell>
          <table:table-cell table:style-name="ce15" table:formula="of:=IF(BITAND([.A30];64)&gt;0;[.$A$258];&quot;&quot;)">
            <text:p/>
          </table:table-cell>
          <table:table-cell table:style-name="ce15" table:formula="of:=IF(BITAND([.A3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0">
            <text:p>30</text:p>
          </table:table-cell>
          <table:table-cell table:style-name="ce1" table:formula="of:=DEC2HEX([.A31])" office:value-type="string" office:string-value="1E">
            <text:p>1E</text:p>
          </table:table-cell>
          <table:table-cell table:style-name="ce4" table:formula="of:=CHAR([.A31])" office:value-type="string" office:string-value="">
            <text:p/>
          </table:table-cell>
          <table:table-cell table:number-columns-repeated="3"/>
          <table:table-cell table:style-name="ce12" table:formula="of:=IF(BITAND([.A31];1)&gt;0;[.$A$258];&quot;&quot;)">
            <text:p/>
          </table:table-cell>
          <table:table-cell table:style-name="ce12" table:formula="of:=IF(BITAND([.A31];2)&gt;0;[.$A$258];&quot;&quot;)" office:value-type="string" office:string-value="☻">
            <text:p>☻</text:p>
          </table:table-cell>
          <table:table-cell table:style-name="ce12" table:formula="of:=IF(BITAND([.A3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1];8)&gt;0;[.$A$258];&quot;&quot;)" office:value-type="string" office:string-value="☻">
            <text:p>☻</text:p>
          </table:table-cell>
          <table:table-cell table:style-name="ce15" table:formula="of:=IF(BITAND([.A31];16)&gt;0;[.$A$258];&quot;&quot;)" office:value-type="string" office:string-value="☻">
            <text:p>☻</text:p>
          </table:table-cell>
          <table:table-cell table:style-name="ce15" table:formula="of:=IF(BITAND([.A31];32)&gt;0;[.$A$258];&quot;&quot;)">
            <text:p/>
          </table:table-cell>
          <table:table-cell table:style-name="ce15" table:formula="of:=IF(BITAND([.A31];64)&gt;0;[.$A$258];&quot;&quot;)">
            <text:p/>
          </table:table-cell>
          <table:table-cell table:style-name="ce15" table:formula="of:=IF(BITAND([.A3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1">
            <text:p>31</text:p>
          </table:table-cell>
          <table:table-cell table:style-name="ce1" table:formula="of:=DEC2HEX([.A32])" office:value-type="string" office:string-value="1F">
            <text:p>1F</text:p>
          </table:table-cell>
          <table:table-cell table:style-name="ce4" table:formula="of:=CHAR([.A32])" office:value-type="string" office:string-value="">
            <text:p/>
          </table:table-cell>
          <table:table-cell table:number-columns-repeated="3"/>
          <table:table-cell table:style-name="ce12" table:formula="of:=IF(BITAND([.A32];1)&gt;0;[.$A$258];&quot;&quot;)" office:value-type="string" office:string-value="☻">
            <text:p>☻</text:p>
          </table:table-cell>
          <table:table-cell table:style-name="ce12" table:formula="of:=IF(BITAND([.A32];2)&gt;0;[.$A$258];&quot;&quot;)" office:value-type="string" office:string-value="☻">
            <text:p>☻</text:p>
          </table:table-cell>
          <table:table-cell table:style-name="ce12" table:formula="of:=IF(BITAND([.A3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2];8)&gt;0;[.$A$258];&quot;&quot;)" office:value-type="string" office:string-value="☻">
            <text:p>☻</text:p>
          </table:table-cell>
          <table:table-cell table:style-name="ce15" table:formula="of:=IF(BITAND([.A32];16)&gt;0;[.$A$258];&quot;&quot;)" office:value-type="string" office:string-value="☻">
            <text:p>☻</text:p>
          </table:table-cell>
          <table:table-cell table:style-name="ce15" table:formula="of:=IF(BITAND([.A32];32)&gt;0;[.$A$258];&quot;&quot;)">
            <text:p/>
          </table:table-cell>
          <table:table-cell table:style-name="ce15" table:formula="of:=IF(BITAND([.A32];64)&gt;0;[.$A$258];&quot;&quot;)">
            <text:p/>
          </table:table-cell>
          <table:table-cell table:style-name="ce15" table:formula="of:=IF(BITAND([.A3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2">
            <text:p>32</text:p>
          </table:table-cell>
          <table:table-cell table:style-name="ce1" table:formula="of:=DEC2HEX([.A33])" office:value-type="string" office:string-value="20">
            <text:p>20</text:p>
          </table:table-cell>
          <table:table-cell table:style-name="ce4" table:formula="of:=CHAR([.A33])" office:value-type="string" office:string-value=" ">
            <text:p><text:s/></text:p>
          </table:table-cell>
          <table:table-cell office:value-type="float" office:value="0">
            <text:p>0</text:p>
          </table:table-cell>
          <table:table-cell office:value-type="string">
            <text:p>)</text:p>
          </table:table-cell>
          <table:table-cell/>
          <table:table-cell table:style-name="ce12" table:formula="of:=IF(BITAND([.A33];1)&gt;0;[.$A$258];&quot;&quot;)">
            <text:p/>
          </table:table-cell>
          <table:table-cell table:style-name="ce12" table:formula="of:=IF(BITAND([.A33];2)&gt;0;[.$A$258];&quot;&quot;)">
            <text:p/>
          </table:table-cell>
          <table:table-cell table:style-name="ce12" table:formula="of:=IF(BITAND([.A3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33];8)&gt;0;[.$A$258];&quot;&quot;)">
            <text:p/>
          </table:table-cell>
          <table:table-cell table:style-name="ce15" table:formula="of:=IF(BITAND([.A33];16)&gt;0;[.$A$258];&quot;&quot;)">
            <text:p/>
          </table:table-cell>
          <table:table-cell table:style-name="ce15" table:formula="of:=IF(BITAND([.A33];32)&gt;0;[.$A$258];&quot;&quot;)" office:value-type="string" office:string-value="☻">
            <text:p>☻</text:p>
          </table:table-cell>
          <table:table-cell table:style-name="ce15" table:formula="of:=IF(BITAND([.A33];64)&gt;0;[.$A$258];&quot;&quot;)">
            <text:p/>
          </table:table-cell>
          <table:table-cell table:style-name="ce15" table:formula="of:=IF(BITAND([.A3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3">
            <text:p>33</text:p>
          </table:table-cell>
          <table:table-cell table:style-name="ce1" table:formula="of:=DEC2HEX([.A34])" office:value-type="string" office:string-value="21">
            <text:p>21</text:p>
          </table:table-cell>
          <table:table-cell table:style-name="ce6" table:formula="of:=CHAR([.A34])" office:value-type="string" office:string-value="!">
            <text:p>!</text:p>
          </table:table-cell>
          <table:table-cell table:number-columns-repeated="3"/>
          <table:table-cell table:style-name="ce12" table:formula="of:=IF(BITAND([.A34];1)&gt;0;[.$A$258];&quot;&quot;)" office:value-type="string" office:string-value="☻">
            <text:p>☻</text:p>
          </table:table-cell>
          <table:table-cell table:style-name="ce12" table:formula="of:=IF(BITAND([.A34];2)&gt;0;[.$A$258];&quot;&quot;)">
            <text:p/>
          </table:table-cell>
          <table:table-cell table:style-name="ce12" table:formula="of:=IF(BITAND([.A3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34];8)&gt;0;[.$A$258];&quot;&quot;)">
            <text:p/>
          </table:table-cell>
          <table:table-cell table:style-name="ce15" table:formula="of:=IF(BITAND([.A34];16)&gt;0;[.$A$258];&quot;&quot;)">
            <text:p/>
          </table:table-cell>
          <table:table-cell table:style-name="ce15" table:formula="of:=IF(BITAND([.A34];32)&gt;0;[.$A$258];&quot;&quot;)" office:value-type="string" office:string-value="☻">
            <text:p>☻</text:p>
          </table:table-cell>
          <table:table-cell table:style-name="ce15" table:formula="of:=IF(BITAND([.A34];64)&gt;0;[.$A$258];&quot;&quot;)">
            <text:p/>
          </table:table-cell>
          <table:table-cell table:style-name="ce15" table:formula="of:=IF(BITAND([.A3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4">
            <text:p>34</text:p>
          </table:table-cell>
          <table:table-cell table:style-name="ce1" table:formula="of:=DEC2HEX([.A35])" office:value-type="string" office:string-value="22">
            <text:p>22</text:p>
          </table:table-cell>
          <table:table-cell table:style-name="ce6" table:formula="of:=CHAR([.A35])" office:value-type="string" office:string-value="&quot;">
            <text:p>"</text:p>
          </table:table-cell>
          <table:table-cell table:number-columns-repeated="3"/>
          <table:table-cell table:style-name="ce12" table:formula="of:=IF(BITAND([.A35];1)&gt;0;[.$A$258];&quot;&quot;)">
            <text:p/>
          </table:table-cell>
          <table:table-cell table:style-name="ce12" table:formula="of:=IF(BITAND([.A35];2)&gt;0;[.$A$258];&quot;&quot;)" office:value-type="string" office:string-value="☻">
            <text:p>☻</text:p>
          </table:table-cell>
          <table:table-cell table:style-name="ce12" table:formula="of:=IF(BITAND([.A3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35];8)&gt;0;[.$A$258];&quot;&quot;)">
            <text:p/>
          </table:table-cell>
          <table:table-cell table:style-name="ce15" table:formula="of:=IF(BITAND([.A35];16)&gt;0;[.$A$258];&quot;&quot;)">
            <text:p/>
          </table:table-cell>
          <table:table-cell table:style-name="ce15" table:formula="of:=IF(BITAND([.A35];32)&gt;0;[.$A$258];&quot;&quot;)" office:value-type="string" office:string-value="☻">
            <text:p>☻</text:p>
          </table:table-cell>
          <table:table-cell table:style-name="ce15" table:formula="of:=IF(BITAND([.A35];64)&gt;0;[.$A$258];&quot;&quot;)">
            <text:p/>
          </table:table-cell>
          <table:table-cell table:style-name="ce15" table:formula="of:=IF(BITAND([.A3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5">
            <text:p>35</text:p>
          </table:table-cell>
          <table:table-cell table:style-name="ce1" table:formula="of:=DEC2HEX([.A36])" office:value-type="string" office:string-value="23">
            <text:p>23</text:p>
          </table:table-cell>
          <table:table-cell table:style-name="ce6" table:formula="of:=CHAR([.A36])" office:value-type="string" office:string-value="#">
            <text:p>#</text:p>
          </table:table-cell>
          <table:table-cell office:value-type="string">
            <text:p>t</text:p>
          </table:table-cell>
          <table:table-cell office:value-type="string">
            <text:p>T</text:p>
          </table:table-cell>
          <table:table-cell/>
          <table:table-cell table:style-name="ce12" table:formula="of:=IF(BITAND([.A36];1)&gt;0;[.$A$258];&quot;&quot;)" office:value-type="string" office:string-value="☻">
            <text:p>☻</text:p>
          </table:table-cell>
          <table:table-cell table:style-name="ce12" table:formula="of:=IF(BITAND([.A36];2)&gt;0;[.$A$258];&quot;&quot;)" office:value-type="string" office:string-value="☻">
            <text:p>☻</text:p>
          </table:table-cell>
          <table:table-cell table:style-name="ce12" table:formula="of:=IF(BITAND([.A3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36];8)&gt;0;[.$A$258];&quot;&quot;)">
            <text:p/>
          </table:table-cell>
          <table:table-cell table:style-name="ce15" table:formula="of:=IF(BITAND([.A36];16)&gt;0;[.$A$258];&quot;&quot;)">
            <text:p/>
          </table:table-cell>
          <table:table-cell table:style-name="ce15" table:formula="of:=IF(BITAND([.A36];32)&gt;0;[.$A$258];&quot;&quot;)" office:value-type="string" office:string-value="☻">
            <text:p>☻</text:p>
          </table:table-cell>
          <table:table-cell table:style-name="ce15" table:formula="of:=IF(BITAND([.A36];64)&gt;0;[.$A$258];&quot;&quot;)">
            <text:p/>
          </table:table-cell>
          <table:table-cell table:style-name="ce15" table:formula="of:=IF(BITAND([.A3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6">
            <text:p>36</text:p>
          </table:table-cell>
          <table:table-cell table:style-name="ce1" table:formula="of:=DEC2HEX([.A37])" office:value-type="string" office:string-value="24">
            <text:p>24</text:p>
          </table:table-cell>
          <table:table-cell table:style-name="ce6" table:formula="of:=CHAR([.A37])" office:value-type="string" office:string-value="$">
            <text:p>$</text:p>
          </table:table-cell>
          <table:table-cell table:number-columns-repeated="3"/>
          <table:table-cell table:style-name="ce12" table:formula="of:=IF(BITAND([.A37];1)&gt;0;[.$A$258];&quot;&quot;)">
            <text:p/>
          </table:table-cell>
          <table:table-cell table:style-name="ce12" table:formula="of:=IF(BITAND([.A37];2)&gt;0;[.$A$258];&quot;&quot;)">
            <text:p/>
          </table:table-cell>
          <table:table-cell table:style-name="ce12" table:formula="of:=IF(BITAND([.A3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7];8)&gt;0;[.$A$258];&quot;&quot;)">
            <text:p/>
          </table:table-cell>
          <table:table-cell table:style-name="ce15" table:formula="of:=IF(BITAND([.A37];16)&gt;0;[.$A$258];&quot;&quot;)">
            <text:p/>
          </table:table-cell>
          <table:table-cell table:style-name="ce15" table:formula="of:=IF(BITAND([.A37];32)&gt;0;[.$A$258];&quot;&quot;)" office:value-type="string" office:string-value="☻">
            <text:p>☻</text:p>
          </table:table-cell>
          <table:table-cell table:style-name="ce15" table:formula="of:=IF(BITAND([.A37];64)&gt;0;[.$A$258];&quot;&quot;)">
            <text:p/>
          </table:table-cell>
          <table:table-cell table:style-name="ce15" table:formula="of:=IF(BITAND([.A3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7">
            <text:p>37</text:p>
          </table:table-cell>
          <table:table-cell table:style-name="ce1" table:formula="of:=DEC2HEX([.A38])" office:value-type="string" office:string-value="25">
            <text:p>25</text:p>
          </table:table-cell>
          <table:table-cell table:style-name="ce6" table:formula="of:=CHAR([.A38])" office:value-type="string" office:string-value="%">
            <text:p>%</text:p>
          </table:table-cell>
          <table:table-cell office:value-type="string">
            <text:p>v</text:p>
          </table:table-cell>
          <table:table-cell office:value-type="string">
            <text:p>V</text:p>
          </table:table-cell>
          <table:table-cell/>
          <table:table-cell table:style-name="ce12" table:formula="of:=IF(BITAND([.A38];1)&gt;0;[.$A$258];&quot;&quot;)" office:value-type="string" office:string-value="☻">
            <text:p>☻</text:p>
          </table:table-cell>
          <table:table-cell table:style-name="ce12" table:formula="of:=IF(BITAND([.A38];2)&gt;0;[.$A$258];&quot;&quot;)">
            <text:p/>
          </table:table-cell>
          <table:table-cell table:style-name="ce12" table:formula="of:=IF(BITAND([.A3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8];8)&gt;0;[.$A$258];&quot;&quot;)">
            <text:p/>
          </table:table-cell>
          <table:table-cell table:style-name="ce15" table:formula="of:=IF(BITAND([.A38];16)&gt;0;[.$A$258];&quot;&quot;)">
            <text:p/>
          </table:table-cell>
          <table:table-cell table:style-name="ce15" table:formula="of:=IF(BITAND([.A38];32)&gt;0;[.$A$258];&quot;&quot;)" office:value-type="string" office:string-value="☻">
            <text:p>☻</text:p>
          </table:table-cell>
          <table:table-cell table:style-name="ce15" table:formula="of:=IF(BITAND([.A38];64)&gt;0;[.$A$258];&quot;&quot;)">
            <text:p/>
          </table:table-cell>
          <table:table-cell table:style-name="ce15" table:formula="of:=IF(BITAND([.A3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8">
            <text:p>38</text:p>
          </table:table-cell>
          <table:table-cell table:style-name="ce1" table:formula="of:=DEC2HEX([.A39])" office:value-type="string" office:string-value="26">
            <text:p>26</text:p>
          </table:table-cell>
          <table:table-cell table:style-name="ce6" table:formula="of:=CHAR([.A39])" office:value-type="string" office:string-value="&amp;">
            <text:p>&amp;</text:p>
          </table:table-cell>
          <table:table-cell office:value-type="string">
            <text:p>w</text:p>
          </table:table-cell>
          <table:table-cell office:value-type="string">
            <text:p>W</text:p>
          </table:table-cell>
          <table:table-cell/>
          <table:table-cell table:style-name="ce12" table:formula="of:=IF(BITAND([.A39];1)&gt;0;[.$A$258];&quot;&quot;)">
            <text:p/>
          </table:table-cell>
          <table:table-cell table:style-name="ce12" table:formula="of:=IF(BITAND([.A39];2)&gt;0;[.$A$258];&quot;&quot;)" office:value-type="string" office:string-value="☻">
            <text:p>☻</text:p>
          </table:table-cell>
          <table:table-cell table:style-name="ce12" table:formula="of:=IF(BITAND([.A3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39];8)&gt;0;[.$A$258];&quot;&quot;)">
            <text:p/>
          </table:table-cell>
          <table:table-cell table:style-name="ce15" table:formula="of:=IF(BITAND([.A39];16)&gt;0;[.$A$258];&quot;&quot;)">
            <text:p/>
          </table:table-cell>
          <table:table-cell table:style-name="ce15" table:formula="of:=IF(BITAND([.A39];32)&gt;0;[.$A$258];&quot;&quot;)" office:value-type="string" office:string-value="☻">
            <text:p>☻</text:p>
          </table:table-cell>
          <table:table-cell table:style-name="ce15" table:formula="of:=IF(BITAND([.A39];64)&gt;0;[.$A$258];&quot;&quot;)">
            <text:p/>
          </table:table-cell>
          <table:table-cell table:style-name="ce15" table:formula="of:=IF(BITAND([.A3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39">
            <text:p>39</text:p>
          </table:table-cell>
          <table:table-cell table:style-name="ce1" table:formula="of:=DEC2HEX([.A40])" office:value-type="string" office:string-value="27">
            <text:p>27</text:p>
          </table:table-cell>
          <table:table-cell table:style-name="ce6" table:formula="of:=CHAR([.A40])" office:value-type="string" office:string-value="'">
            <text:p>'</text:p>
          </table:table-cell>
          <table:table-cell table:number-columns-repeated="3"/>
          <table:table-cell table:style-name="ce12" table:formula="of:=IF(BITAND([.A40];1)&gt;0;[.$A$258];&quot;&quot;)" office:value-type="string" office:string-value="☻">
            <text:p>☻</text:p>
          </table:table-cell>
          <table:table-cell table:style-name="ce12" table:formula="of:=IF(BITAND([.A40];2)&gt;0;[.$A$258];&quot;&quot;)" office:value-type="string" office:string-value="☻">
            <text:p>☻</text:p>
          </table:table-cell>
          <table:table-cell table:style-name="ce12" table:formula="of:=IF(BITAND([.A4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40];8)&gt;0;[.$A$258];&quot;&quot;)">
            <text:p/>
          </table:table-cell>
          <table:table-cell table:style-name="ce15" table:formula="of:=IF(BITAND([.A40];16)&gt;0;[.$A$258];&quot;&quot;)">
            <text:p/>
          </table:table-cell>
          <table:table-cell table:style-name="ce15" table:formula="of:=IF(BITAND([.A40];32)&gt;0;[.$A$258];&quot;&quot;)" office:value-type="string" office:string-value="☻">
            <text:p>☻</text:p>
          </table:table-cell>
          <table:table-cell table:style-name="ce15" table:formula="of:=IF(BITAND([.A40];64)&gt;0;[.$A$258];&quot;&quot;)">
            <text:p/>
          </table:table-cell>
          <table:table-cell table:style-name="ce15" table:formula="of:=IF(BITAND([.A4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0">
            <text:p>40</text:p>
          </table:table-cell>
          <table:table-cell table:style-name="ce1" table:formula="of:=DEC2HEX([.A41])" office:value-type="string" office:string-value="28">
            <text:p>28</text:p>
          </table:table-cell>
          <table:table-cell table:style-name="ce6" table:formula="of:=CHAR([.A41])" office:value-type="string" office:string-value="(">
            <text:p>(</text:p>
          </table:table-cell>
          <table:table-cell table:number-columns-repeated="3"/>
          <table:table-cell table:style-name="ce12" table:formula="of:=IF(BITAND([.A41];1)&gt;0;[.$A$258];&quot;&quot;)">
            <text:p/>
          </table:table-cell>
          <table:table-cell table:style-name="ce12" table:formula="of:=IF(BITAND([.A41];2)&gt;0;[.$A$258];&quot;&quot;)">
            <text:p/>
          </table:table-cell>
          <table:table-cell table:style-name="ce12" table:formula="of:=IF(BITAND([.A4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41];8)&gt;0;[.$A$258];&quot;&quot;)" office:value-type="string" office:string-value="☻">
            <text:p>☻</text:p>
          </table:table-cell>
          <table:table-cell table:style-name="ce15" table:formula="of:=IF(BITAND([.A41];16)&gt;0;[.$A$258];&quot;&quot;)">
            <text:p/>
          </table:table-cell>
          <table:table-cell table:style-name="ce15" table:formula="of:=IF(BITAND([.A41];32)&gt;0;[.$A$258];&quot;&quot;)" office:value-type="string" office:string-value="☻">
            <text:p>☻</text:p>
          </table:table-cell>
          <table:table-cell table:style-name="ce15" table:formula="of:=IF(BITAND([.A41];64)&gt;0;[.$A$258];&quot;&quot;)">
            <text:p/>
          </table:table-cell>
          <table:table-cell table:style-name="ce15" table:formula="of:=IF(BITAND([.A4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1">
            <text:p>41</text:p>
          </table:table-cell>
          <table:table-cell table:style-name="ce1" table:formula="of:=DEC2HEX([.A42])" office:value-type="string" office:string-value="29">
            <text:p>29</text:p>
          </table:table-cell>
          <table:table-cell table:style-name="ce6" table:formula="of:=CHAR([.A42])" office:value-type="string" office:string-value=")">
            <text:p>)</text:p>
          </table:table-cell>
          <table:table-cell office:value-type="string">
            <text:p>z</text:p>
          </table:table-cell>
          <table:table-cell office:value-type="string">
            <text:p>Z</text:p>
          </table:table-cell>
          <table:table-cell/>
          <table:table-cell table:style-name="ce12" table:formula="of:=IF(BITAND([.A42];1)&gt;0;[.$A$258];&quot;&quot;)" office:value-type="string" office:string-value="☻">
            <text:p>☻</text:p>
          </table:table-cell>
          <table:table-cell table:style-name="ce12" table:formula="of:=IF(BITAND([.A42];2)&gt;0;[.$A$258];&quot;&quot;)">
            <text:p/>
          </table:table-cell>
          <table:table-cell table:style-name="ce12" table:formula="of:=IF(BITAND([.A4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42];8)&gt;0;[.$A$258];&quot;&quot;)" office:value-type="string" office:string-value="☻">
            <text:p>☻</text:p>
          </table:table-cell>
          <table:table-cell table:style-name="ce15" table:formula="of:=IF(BITAND([.A42];16)&gt;0;[.$A$258];&quot;&quot;)">
            <text:p/>
          </table:table-cell>
          <table:table-cell table:style-name="ce15" table:formula="of:=IF(BITAND([.A42];32)&gt;0;[.$A$258];&quot;&quot;)" office:value-type="string" office:string-value="☻">
            <text:p>☻</text:p>
          </table:table-cell>
          <table:table-cell table:style-name="ce15" table:formula="of:=IF(BITAND([.A42];64)&gt;0;[.$A$258];&quot;&quot;)">
            <text:p/>
          </table:table-cell>
          <table:table-cell table:style-name="ce15" table:formula="of:=IF(BITAND([.A4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2">
            <text:p>42</text:p>
          </table:table-cell>
          <table:table-cell table:style-name="ce1" table:formula="of:=DEC2HEX([.A43])" office:value-type="string" office:string-value="2A">
            <text:p>2A</text:p>
          </table:table-cell>
          <table:table-cell table:style-name="ce6" table:formula="of:=CHAR([.A43])" office:value-type="string" office:string-value="*">
            <text:p>*</text:p>
          </table:table-cell>
          <table:table-cell table:number-columns-repeated="2" office:value-type="string">
            <text:p>@@bsp</text:p>
          </table:table-cell>
          <table:table-cell office:value-type="string">
            <text:p>backspace</text:p>
          </table:table-cell>
          <table:table-cell table:style-name="ce12" table:formula="of:=IF(BITAND([.A43];1)&gt;0;[.$A$258];&quot;&quot;)">
            <text:p/>
          </table:table-cell>
          <table:table-cell table:style-name="ce12" table:formula="of:=IF(BITAND([.A43];2)&gt;0;[.$A$258];&quot;&quot;)" office:value-type="string" office:string-value="☻">
            <text:p>☻</text:p>
          </table:table-cell>
          <table:table-cell table:style-name="ce12" table:formula="of:=IF(BITAND([.A4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43];8)&gt;0;[.$A$258];&quot;&quot;)" office:value-type="string" office:string-value="☻">
            <text:p>☻</text:p>
          </table:table-cell>
          <table:table-cell table:style-name="ce15" table:formula="of:=IF(BITAND([.A43];16)&gt;0;[.$A$258];&quot;&quot;)">
            <text:p/>
          </table:table-cell>
          <table:table-cell table:style-name="ce15" table:formula="of:=IF(BITAND([.A43];32)&gt;0;[.$A$258];&quot;&quot;)" office:value-type="string" office:string-value="☻">
            <text:p>☻</text:p>
          </table:table-cell>
          <table:table-cell table:style-name="ce15" table:formula="of:=IF(BITAND([.A43];64)&gt;0;[.$A$258];&quot;&quot;)">
            <text:p/>
          </table:table-cell>
          <table:table-cell table:style-name="ce15" table:formula="of:=IF(BITAND([.A4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3">
            <text:p>43</text:p>
          </table:table-cell>
          <table:table-cell table:style-name="ce1" table:formula="of:=DEC2HEX([.A44])" office:value-type="string" office:string-value="2B">
            <text:p>2B</text:p>
          </table:table-cell>
          <table:table-cell table:style-name="ce6" table:formula="of:=CHAR([.A44])" office:value-type="string" office:string-value="+">
            <text:p>+</text:p>
          </table:table-cell>
          <table:table-cell table:number-columns-repeated="3"/>
          <table:table-cell table:style-name="ce12" table:formula="of:=IF(BITAND([.A44];1)&gt;0;[.$A$258];&quot;&quot;)" office:value-type="string" office:string-value="☻">
            <text:p>☻</text:p>
          </table:table-cell>
          <table:table-cell table:style-name="ce12" table:formula="of:=IF(BITAND([.A44];2)&gt;0;[.$A$258];&quot;&quot;)" office:value-type="string" office:string-value="☻">
            <text:p>☻</text:p>
          </table:table-cell>
          <table:table-cell table:style-name="ce12" table:formula="of:=IF(BITAND([.A4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44];8)&gt;0;[.$A$258];&quot;&quot;)" office:value-type="string" office:string-value="☻">
            <text:p>☻</text:p>
          </table:table-cell>
          <table:table-cell table:style-name="ce15" table:formula="of:=IF(BITAND([.A44];16)&gt;0;[.$A$258];&quot;&quot;)">
            <text:p/>
          </table:table-cell>
          <table:table-cell table:style-name="ce15" table:formula="of:=IF(BITAND([.A44];32)&gt;0;[.$A$258];&quot;&quot;)" office:value-type="string" office:string-value="☻">
            <text:p>☻</text:p>
          </table:table-cell>
          <table:table-cell table:style-name="ce15" table:formula="of:=IF(BITAND([.A44];64)&gt;0;[.$A$258];&quot;&quot;)">
            <text:p/>
          </table:table-cell>
          <table:table-cell table:style-name="ce15" table:formula="of:=IF(BITAND([.A4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4">
            <text:p>44</text:p>
          </table:table-cell>
          <table:table-cell table:style-name="ce1" table:formula="of:=DEC2HEX([.A45])" office:value-type="string" office:string-value="2C">
            <text:p>2C</text:p>
          </table:table-cell>
          <table:table-cell table:style-name="ce6" table:formula="of:=CHAR([.A45])" office:value-type="string" office:string-value=",">
            <text:p>,</text:p>
          </table:table-cell>
          <table:table-cell table:number-columns-repeated="3"/>
          <table:table-cell table:style-name="ce12" table:formula="of:=IF(BITAND([.A45];1)&gt;0;[.$A$258];&quot;&quot;)">
            <text:p/>
          </table:table-cell>
          <table:table-cell table:style-name="ce12" table:formula="of:=IF(BITAND([.A45];2)&gt;0;[.$A$258];&quot;&quot;)">
            <text:p/>
          </table:table-cell>
          <table:table-cell table:style-name="ce12" table:formula="of:=IF(BITAND([.A4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45];8)&gt;0;[.$A$258];&quot;&quot;)" office:value-type="string" office:string-value="☻">
            <text:p>☻</text:p>
          </table:table-cell>
          <table:table-cell table:style-name="ce15" table:formula="of:=IF(BITAND([.A45];16)&gt;0;[.$A$258];&quot;&quot;)">
            <text:p/>
          </table:table-cell>
          <table:table-cell table:style-name="ce15" table:formula="of:=IF(BITAND([.A45];32)&gt;0;[.$A$258];&quot;&quot;)" office:value-type="string" office:string-value="☻">
            <text:p>☻</text:p>
          </table:table-cell>
          <table:table-cell table:style-name="ce15" table:formula="of:=IF(BITAND([.A45];64)&gt;0;[.$A$258];&quot;&quot;)">
            <text:p/>
          </table:table-cell>
          <table:table-cell table:style-name="ce15" table:formula="of:=IF(BITAND([.A4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5">
            <text:p>45</text:p>
          </table:table-cell>
          <table:table-cell table:style-name="ce1" table:formula="of:=DEC2HEX([.A46])" office:value-type="string" office:string-value="2D">
            <text:p>2D</text:p>
          </table:table-cell>
          <table:table-cell table:style-name="ce6" table:formula="of:=CHAR([.A46])" office:value-type="string" office:string-value="-">
            <text:p>-</text:p>
          </table:table-cell>
          <table:table-cell table:number-columns-repeated="3"/>
          <table:table-cell table:style-name="ce12" table:formula="of:=IF(BITAND([.A46];1)&gt;0;[.$A$258];&quot;&quot;)" office:value-type="string" office:string-value="☻">
            <text:p>☻</text:p>
          </table:table-cell>
          <table:table-cell table:style-name="ce12" table:formula="of:=IF(BITAND([.A46];2)&gt;0;[.$A$258];&quot;&quot;)">
            <text:p/>
          </table:table-cell>
          <table:table-cell table:style-name="ce12" table:formula="of:=IF(BITAND([.A4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46];8)&gt;0;[.$A$258];&quot;&quot;)" office:value-type="string" office:string-value="☻">
            <text:p>☻</text:p>
          </table:table-cell>
          <table:table-cell table:style-name="ce15" table:formula="of:=IF(BITAND([.A46];16)&gt;0;[.$A$258];&quot;&quot;)">
            <text:p/>
          </table:table-cell>
          <table:table-cell table:style-name="ce15" table:formula="of:=IF(BITAND([.A46];32)&gt;0;[.$A$258];&quot;&quot;)" office:value-type="string" office:string-value="☻">
            <text:p>☻</text:p>
          </table:table-cell>
          <table:table-cell table:style-name="ce15" table:formula="of:=IF(BITAND([.A46];64)&gt;0;[.$A$258];&quot;&quot;)">
            <text:p/>
          </table:table-cell>
          <table:table-cell table:style-name="ce15" table:formula="of:=IF(BITAND([.A4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6">
            <text:p>46</text:p>
          </table:table-cell>
          <table:table-cell table:style-name="ce1" table:formula="of:=DEC2HEX([.A47])" office:value-type="string" office:string-value="2E">
            <text:p>2E</text:p>
          </table:table-cell>
          <table:table-cell table:style-name="ce6" table:formula="of:=CHAR([.A47])" office:value-type="string" office:string-value=".">
            <text:p>.</text:p>
          </table:table-cell>
          <table:table-cell table:number-columns-repeated="3"/>
          <table:table-cell table:style-name="ce12" table:formula="of:=IF(BITAND([.A47];1)&gt;0;[.$A$258];&quot;&quot;)">
            <text:p/>
          </table:table-cell>
          <table:table-cell table:style-name="ce12" table:formula="of:=IF(BITAND([.A47];2)&gt;0;[.$A$258];&quot;&quot;)" office:value-type="string" office:string-value="☻">
            <text:p>☻</text:p>
          </table:table-cell>
          <table:table-cell table:style-name="ce12" table:formula="of:=IF(BITAND([.A4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47];8)&gt;0;[.$A$258];&quot;&quot;)" office:value-type="string" office:string-value="☻">
            <text:p>☻</text:p>
          </table:table-cell>
          <table:table-cell table:style-name="ce15" table:formula="of:=IF(BITAND([.A47];16)&gt;0;[.$A$258];&quot;&quot;)">
            <text:p/>
          </table:table-cell>
          <table:table-cell table:style-name="ce15" table:formula="of:=IF(BITAND([.A47];32)&gt;0;[.$A$258];&quot;&quot;)" office:value-type="string" office:string-value="☻">
            <text:p>☻</text:p>
          </table:table-cell>
          <table:table-cell table:style-name="ce15" table:formula="of:=IF(BITAND([.A47];64)&gt;0;[.$A$258];&quot;&quot;)">
            <text:p/>
          </table:table-cell>
          <table:table-cell table:style-name="ce15" table:formula="of:=IF(BITAND([.A4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7">
            <text:p>47</text:p>
          </table:table-cell>
          <table:table-cell table:style-name="ce1" table:formula="of:=DEC2HEX([.A48])" office:value-type="string" office:string-value="2F">
            <text:p>2F</text:p>
          </table:table-cell>
          <table:table-cell table:style-name="ce6" table:formula="of:=CHAR([.A48])" office:value-type="string" office:string-value="/">
            <text:p>/</text:p>
          </table:table-cell>
          <table:table-cell table:number-columns-repeated="2" office:value-type="string">
            <text:p>@@lcs</text:p>
          </table:table-cell>
          <table:table-cell office:value-type="string">
            <text:p>lowercase</text:p>
          </table:table-cell>
          <table:table-cell table:style-name="ce12" table:formula="of:=IF(BITAND([.A48];1)&gt;0;[.$A$258];&quot;&quot;)" office:value-type="string" office:string-value="☻">
            <text:p>☻</text:p>
          </table:table-cell>
          <table:table-cell table:style-name="ce12" table:formula="of:=IF(BITAND([.A48];2)&gt;0;[.$A$258];&quot;&quot;)" office:value-type="string" office:string-value="☻">
            <text:p>☻</text:p>
          </table:table-cell>
          <table:table-cell table:style-name="ce12" table:formula="of:=IF(BITAND([.A4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48];8)&gt;0;[.$A$258];&quot;&quot;)" office:value-type="string" office:string-value="☻">
            <text:p>☻</text:p>
          </table:table-cell>
          <table:table-cell table:style-name="ce15" table:formula="of:=IF(BITAND([.A48];16)&gt;0;[.$A$258];&quot;&quot;)">
            <text:p/>
          </table:table-cell>
          <table:table-cell table:style-name="ce15" table:formula="of:=IF(BITAND([.A48];32)&gt;0;[.$A$258];&quot;&quot;)" office:value-type="string" office:string-value="☻">
            <text:p>☻</text:p>
          </table:table-cell>
          <table:table-cell table:style-name="ce15" table:formula="of:=IF(BITAND([.A48];64)&gt;0;[.$A$258];&quot;&quot;)">
            <text:p/>
          </table:table-cell>
          <table:table-cell table:style-name="ce15" table:formula="of:=IF(BITAND([.A4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8">
            <text:p>48</text:p>
          </table:table-cell>
          <table:table-cell table:style-name="ce1" table:formula="of:=DEC2HEX([.A49])" office:value-type="string" office:string-value="30">
            <text:p>30</text:p>
          </table:table-cell>
          <table:table-cell table:style-name="ce6" table:formula="of:=CHAR([.A49])" office:value-type="string" office:string-value="0">
            <text:p>0</text:p>
          </table:table-cell>
          <table:table-cell table:number-columns-repeated="3"/>
          <table:table-cell table:style-name="ce12" table:formula="of:=IF(BITAND([.A49];1)&gt;0;[.$A$258];&quot;&quot;)">
            <text:p/>
          </table:table-cell>
          <table:table-cell table:style-name="ce12" table:formula="of:=IF(BITAND([.A49];2)&gt;0;[.$A$258];&quot;&quot;)">
            <text:p/>
          </table:table-cell>
          <table:table-cell table:style-name="ce12" table:formula="of:=IF(BITAND([.A4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49];8)&gt;0;[.$A$258];&quot;&quot;)">
            <text:p/>
          </table:table-cell>
          <table:table-cell table:style-name="ce15" table:formula="of:=IF(BITAND([.A49];16)&gt;0;[.$A$258];&quot;&quot;)" office:value-type="string" office:string-value="☻">
            <text:p>☻</text:p>
          </table:table-cell>
          <table:table-cell table:style-name="ce15" table:formula="of:=IF(BITAND([.A49];32)&gt;0;[.$A$258];&quot;&quot;)" office:value-type="string" office:string-value="☻">
            <text:p>☻</text:p>
          </table:table-cell>
          <table:table-cell table:style-name="ce15" table:formula="of:=IF(BITAND([.A49];64)&gt;0;[.$A$258];&quot;&quot;)">
            <text:p/>
          </table:table-cell>
          <table:table-cell table:style-name="ce15" table:formula="of:=IF(BITAND([.A4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49">
            <text:p>49</text:p>
          </table:table-cell>
          <table:table-cell table:style-name="ce1" table:formula="of:=DEC2HEX([.A50])" office:value-type="string" office:string-value="31">
            <text:p>31</text:p>
          </table:table-cell>
          <table:table-cell table:style-name="ce6" table:formula="of:=CHAR([.A50])" office:value-type="string" office:string-value="1">
            <text:p>1</text:p>
          </table:table-cell>
          <table:table-cell table:style-name="ce10" office:value-type="string">
            <text:p>´</text:p>
          </table:table-cell>
          <table:table-cell office:value-type="string">
            <text:p>`</text:p>
          </table:table-cell>
          <table:table-cell office:value-type="string">
            <text:p>no transport</text:p>
          </table:table-cell>
          <table:table-cell table:style-name="ce12" table:formula="of:=IF(BITAND([.A50];1)&gt;0;[.$A$258];&quot;&quot;)" office:value-type="string" office:string-value="☻">
            <text:p>☻</text:p>
          </table:table-cell>
          <table:table-cell table:style-name="ce12" table:formula="of:=IF(BITAND([.A50];2)&gt;0;[.$A$258];&quot;&quot;)">
            <text:p/>
          </table:table-cell>
          <table:table-cell table:style-name="ce12" table:formula="of:=IF(BITAND([.A5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0];8)&gt;0;[.$A$258];&quot;&quot;)">
            <text:p/>
          </table:table-cell>
          <table:table-cell table:style-name="ce15" table:formula="of:=IF(BITAND([.A50];16)&gt;0;[.$A$258];&quot;&quot;)" office:value-type="string" office:string-value="☻">
            <text:p>☻</text:p>
          </table:table-cell>
          <table:table-cell table:style-name="ce15" table:formula="of:=IF(BITAND([.A50];32)&gt;0;[.$A$258];&quot;&quot;)" office:value-type="string" office:string-value="☻">
            <text:p>☻</text:p>
          </table:table-cell>
          <table:table-cell table:style-name="ce15" table:formula="of:=IF(BITAND([.A50];64)&gt;0;[.$A$258];&quot;&quot;)">
            <text:p/>
          </table:table-cell>
          <table:table-cell table:style-name="ce15" table:formula="of:=IF(BITAND([.A5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0">
            <text:p>50</text:p>
          </table:table-cell>
          <table:table-cell table:style-name="ce1" table:formula="of:=DEC2HEX([.A51])" office:value-type="string" office:string-value="32">
            <text:p>32</text:p>
          </table:table-cell>
          <table:table-cell table:style-name="ce6" table:formula="of:=CHAR([.A51])" office:value-type="string" office:string-value="2">
            <text:p>2</text:p>
          </table:table-cell>
          <table:table-cell office:value-type="string">
            <text:p>s</text:p>
          </table:table-cell>
          <table:table-cell office:value-type="string">
            <text:p>S</text:p>
          </table:table-cell>
          <table:table-cell/>
          <table:table-cell table:style-name="ce12" table:formula="of:=IF(BITAND([.A51];1)&gt;0;[.$A$258];&quot;&quot;)">
            <text:p/>
          </table:table-cell>
          <table:table-cell table:style-name="ce12" table:formula="of:=IF(BITAND([.A51];2)&gt;0;[.$A$258];&quot;&quot;)" office:value-type="string" office:string-value="☻">
            <text:p>☻</text:p>
          </table:table-cell>
          <table:table-cell table:style-name="ce12" table:formula="of:=IF(BITAND([.A5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1];8)&gt;0;[.$A$258];&quot;&quot;)">
            <text:p/>
          </table:table-cell>
          <table:table-cell table:style-name="ce15" table:formula="of:=IF(BITAND([.A51];16)&gt;0;[.$A$258];&quot;&quot;)" office:value-type="string" office:string-value="☻">
            <text:p>☻</text:p>
          </table:table-cell>
          <table:table-cell table:style-name="ce15" table:formula="of:=IF(BITAND([.A51];32)&gt;0;[.$A$258];&quot;&quot;)" office:value-type="string" office:string-value="☻">
            <text:p>☻</text:p>
          </table:table-cell>
          <table:table-cell table:style-name="ce15" table:formula="of:=IF(BITAND([.A51];64)&gt;0;[.$A$258];&quot;&quot;)">
            <text:p/>
          </table:table-cell>
          <table:table-cell table:style-name="ce15" table:formula="of:=IF(BITAND([.A5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1">
            <text:p>51</text:p>
          </table:table-cell>
          <table:table-cell table:style-name="ce1" table:formula="of:=DEC2HEX([.A52])" office:value-type="string" office:string-value="33">
            <text:p>33</text:p>
          </table:table-cell>
          <table:table-cell table:style-name="ce6" table:formula="of:=CHAR([.A52])" office:value-type="string" office:string-value="3">
            <text:p>3</text:p>
          </table:table-cell>
          <table:table-cell table:number-columns-repeated="3"/>
          <table:table-cell table:style-name="ce12" table:formula="of:=IF(BITAND([.A52];1)&gt;0;[.$A$258];&quot;&quot;)" office:value-type="string" office:string-value="☻">
            <text:p>☻</text:p>
          </table:table-cell>
          <table:table-cell table:style-name="ce12" table:formula="of:=IF(BITAND([.A52];2)&gt;0;[.$A$258];&quot;&quot;)" office:value-type="string" office:string-value="☻">
            <text:p>☻</text:p>
          </table:table-cell>
          <table:table-cell table:style-name="ce12" table:formula="of:=IF(BITAND([.A5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2];8)&gt;0;[.$A$258];&quot;&quot;)">
            <text:p/>
          </table:table-cell>
          <table:table-cell table:style-name="ce15" table:formula="of:=IF(BITAND([.A52];16)&gt;0;[.$A$258];&quot;&quot;)" office:value-type="string" office:string-value="☻">
            <text:p>☻</text:p>
          </table:table-cell>
          <table:table-cell table:style-name="ce15" table:formula="of:=IF(BITAND([.A52];32)&gt;0;[.$A$258];&quot;&quot;)" office:value-type="string" office:string-value="☻">
            <text:p>☻</text:p>
          </table:table-cell>
          <table:table-cell table:style-name="ce15" table:formula="of:=IF(BITAND([.A52];64)&gt;0;[.$A$258];&quot;&quot;)">
            <text:p/>
          </table:table-cell>
          <table:table-cell table:style-name="ce15" table:formula="of:=IF(BITAND([.A5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2">
            <text:p>52</text:p>
          </table:table-cell>
          <table:table-cell table:style-name="ce1" table:formula="of:=DEC2HEX([.A53])" office:value-type="string" office:string-value="34">
            <text:p>34</text:p>
          </table:table-cell>
          <table:table-cell table:style-name="ce6" table:formula="of:=CHAR([.A53])" office:value-type="string" office:string-value="4">
            <text:p>4</text:p>
          </table:table-cell>
          <table:table-cell office:value-type="string">
            <text:p>u</text:p>
          </table:table-cell>
          <table:table-cell office:value-type="string">
            <text:p>U</text:p>
          </table:table-cell>
          <table:table-cell/>
          <table:table-cell table:style-name="ce12" table:formula="of:=IF(BITAND([.A53];1)&gt;0;[.$A$258];&quot;&quot;)">
            <text:p/>
          </table:table-cell>
          <table:table-cell table:style-name="ce12" table:formula="of:=IF(BITAND([.A53];2)&gt;0;[.$A$258];&quot;&quot;)">
            <text:p/>
          </table:table-cell>
          <table:table-cell table:style-name="ce12" table:formula="of:=IF(BITAND([.A5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53];8)&gt;0;[.$A$258];&quot;&quot;)">
            <text:p/>
          </table:table-cell>
          <table:table-cell table:style-name="ce15" table:formula="of:=IF(BITAND([.A53];16)&gt;0;[.$A$258];&quot;&quot;)" office:value-type="string" office:string-value="☻">
            <text:p>☻</text:p>
          </table:table-cell>
          <table:table-cell table:style-name="ce15" table:formula="of:=IF(BITAND([.A53];32)&gt;0;[.$A$258];&quot;&quot;)" office:value-type="string" office:string-value="☻">
            <text:p>☻</text:p>
          </table:table-cell>
          <table:table-cell table:style-name="ce15" table:formula="of:=IF(BITAND([.A53];64)&gt;0;[.$A$258];&quot;&quot;)">
            <text:p/>
          </table:table-cell>
          <table:table-cell table:style-name="ce15" table:formula="of:=IF(BITAND([.A5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3">
            <text:p>53</text:p>
          </table:table-cell>
          <table:table-cell table:style-name="ce1" table:formula="of:=DEC2HEX([.A54])" office:value-type="string" office:string-value="35">
            <text:p>35</text:p>
          </table:table-cell>
          <table:table-cell table:style-name="ce6" table:formula="of:=CHAR([.A54])" office:value-type="string" office:string-value="5">
            <text:p>5</text:p>
          </table:table-cell>
          <table:table-cell table:number-columns-repeated="3"/>
          <table:table-cell table:style-name="ce12" table:formula="of:=IF(BITAND([.A54];1)&gt;0;[.$A$258];&quot;&quot;)" office:value-type="string" office:string-value="☻">
            <text:p>☻</text:p>
          </table:table-cell>
          <table:table-cell table:style-name="ce12" table:formula="of:=IF(BITAND([.A54];2)&gt;0;[.$A$258];&quot;&quot;)">
            <text:p/>
          </table:table-cell>
          <table:table-cell table:style-name="ce12" table:formula="of:=IF(BITAND([.A5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54];8)&gt;0;[.$A$258];&quot;&quot;)">
            <text:p/>
          </table:table-cell>
          <table:table-cell table:style-name="ce15" table:formula="of:=IF(BITAND([.A54];16)&gt;0;[.$A$258];&quot;&quot;)" office:value-type="string" office:string-value="☻">
            <text:p>☻</text:p>
          </table:table-cell>
          <table:table-cell table:style-name="ce15" table:formula="of:=IF(BITAND([.A54];32)&gt;0;[.$A$258];&quot;&quot;)" office:value-type="string" office:string-value="☻">
            <text:p>☻</text:p>
          </table:table-cell>
          <table:table-cell table:style-name="ce15" table:formula="of:=IF(BITAND([.A54];64)&gt;0;[.$A$258];&quot;&quot;)">
            <text:p/>
          </table:table-cell>
          <table:table-cell table:style-name="ce15" table:formula="of:=IF(BITAND([.A5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4">
            <text:p>54</text:p>
          </table:table-cell>
          <table:table-cell table:style-name="ce1" table:formula="of:=DEC2HEX([.A55])" office:value-type="string" office:string-value="36">
            <text:p>36</text:p>
          </table:table-cell>
          <table:table-cell table:style-name="ce6" table:formula="of:=CHAR([.A55])" office:value-type="string" office:string-value="6">
            <text:p>6</text:p>
          </table:table-cell>
          <table:table-cell table:number-columns-repeated="3"/>
          <table:table-cell table:style-name="ce12" table:formula="of:=IF(BITAND([.A55];1)&gt;0;[.$A$258];&quot;&quot;)">
            <text:p/>
          </table:table-cell>
          <table:table-cell table:style-name="ce12" table:formula="of:=IF(BITAND([.A55];2)&gt;0;[.$A$258];&quot;&quot;)" office:value-type="string" office:string-value="☻">
            <text:p>☻</text:p>
          </table:table-cell>
          <table:table-cell table:style-name="ce12" table:formula="of:=IF(BITAND([.A5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55];8)&gt;0;[.$A$258];&quot;&quot;)">
            <text:p/>
          </table:table-cell>
          <table:table-cell table:style-name="ce15" table:formula="of:=IF(BITAND([.A55];16)&gt;0;[.$A$258];&quot;&quot;)" office:value-type="string" office:string-value="☻">
            <text:p>☻</text:p>
          </table:table-cell>
          <table:table-cell table:style-name="ce15" table:formula="of:=IF(BITAND([.A55];32)&gt;0;[.$A$258];&quot;&quot;)" office:value-type="string" office:string-value="☻">
            <text:p>☻</text:p>
          </table:table-cell>
          <table:table-cell table:style-name="ce15" table:formula="of:=IF(BITAND([.A55];64)&gt;0;[.$A$258];&quot;&quot;)">
            <text:p/>
          </table:table-cell>
          <table:table-cell table:style-name="ce15" table:formula="of:=IF(BITAND([.A5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5">
            <text:p>55</text:p>
          </table:table-cell>
          <table:table-cell table:style-name="ce1" table:formula="of:=DEC2HEX([.A56])" office:value-type="string" office:string-value="37">
            <text:p>37</text:p>
          </table:table-cell>
          <table:table-cell table:style-name="ce6" table:formula="of:=CHAR([.A56])" office:value-type="string" office:string-value="7">
            <text:p>7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/>
          <table:table-cell table:style-name="ce12" table:formula="of:=IF(BITAND([.A56];1)&gt;0;[.$A$258];&quot;&quot;)" office:value-type="string" office:string-value="☻">
            <text:p>☻</text:p>
          </table:table-cell>
          <table:table-cell table:style-name="ce12" table:formula="of:=IF(BITAND([.A56];2)&gt;0;[.$A$258];&quot;&quot;)" office:value-type="string" office:string-value="☻">
            <text:p>☻</text:p>
          </table:table-cell>
          <table:table-cell table:style-name="ce12" table:formula="of:=IF(BITAND([.A5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56];8)&gt;0;[.$A$258];&quot;&quot;)">
            <text:p/>
          </table:table-cell>
          <table:table-cell table:style-name="ce15" table:formula="of:=IF(BITAND([.A56];16)&gt;0;[.$A$258];&quot;&quot;)" office:value-type="string" office:string-value="☻">
            <text:p>☻</text:p>
          </table:table-cell>
          <table:table-cell table:style-name="ce15" table:formula="of:=IF(BITAND([.A56];32)&gt;0;[.$A$258];&quot;&quot;)" office:value-type="string" office:string-value="☻">
            <text:p>☻</text:p>
          </table:table-cell>
          <table:table-cell table:style-name="ce15" table:formula="of:=IF(BITAND([.A56];64)&gt;0;[.$A$258];&quot;&quot;)">
            <text:p/>
          </table:table-cell>
          <table:table-cell table:style-name="ce15" table:formula="of:=IF(BITAND([.A5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6">
            <text:p>56</text:p>
          </table:table-cell>
          <table:table-cell table:style-name="ce1" table:formula="of:=DEC2HEX([.A57])" office:value-type="string" office:string-value="38">
            <text:p>38</text:p>
          </table:table-cell>
          <table:table-cell table:style-name="ce6" table:formula="of:=CHAR([.A57])" office:value-type="string" office:string-value="8">
            <text:p>8</text:p>
          </table:table-cell>
          <table:table-cell office:value-type="string">
            <text:p>y</text:p>
          </table:table-cell>
          <table:table-cell office:value-type="string">
            <text:p>Y</text:p>
          </table:table-cell>
          <table:table-cell/>
          <table:table-cell table:style-name="ce12" table:formula="of:=IF(BITAND([.A57];1)&gt;0;[.$A$258];&quot;&quot;)">
            <text:p/>
          </table:table-cell>
          <table:table-cell table:style-name="ce12" table:formula="of:=IF(BITAND([.A57];2)&gt;0;[.$A$258];&quot;&quot;)">
            <text:p/>
          </table:table-cell>
          <table:table-cell table:style-name="ce12" table:formula="of:=IF(BITAND([.A5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7];8)&gt;0;[.$A$258];&quot;&quot;)" office:value-type="string" office:string-value="☻">
            <text:p>☻</text:p>
          </table:table-cell>
          <table:table-cell table:style-name="ce15" table:formula="of:=IF(BITAND([.A57];16)&gt;0;[.$A$258];&quot;&quot;)" office:value-type="string" office:string-value="☻">
            <text:p>☻</text:p>
          </table:table-cell>
          <table:table-cell table:style-name="ce15" table:formula="of:=IF(BITAND([.A57];32)&gt;0;[.$A$258];&quot;&quot;)" office:value-type="string" office:string-value="☻">
            <text:p>☻</text:p>
          </table:table-cell>
          <table:table-cell table:style-name="ce15" table:formula="of:=IF(BITAND([.A57];64)&gt;0;[.$A$258];&quot;&quot;)">
            <text:p/>
          </table:table-cell>
          <table:table-cell table:style-name="ce15" table:formula="of:=IF(BITAND([.A5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7">
            <text:p>57</text:p>
          </table:table-cell>
          <table:table-cell table:style-name="ce1" table:formula="of:=DEC2HEX([.A58])" office:value-type="string" office:string-value="39">
            <text:p>39</text:p>
          </table:table-cell>
          <table:table-cell table:style-name="ce6" table:formula="of:=CHAR([.A58])" office:value-type="string" office:string-value="9">
            <text:p>9</text:p>
          </table:table-cell>
          <table:table-cell table:number-columns-repeated="3"/>
          <table:table-cell table:style-name="ce12" table:formula="of:=IF(BITAND([.A58];1)&gt;0;[.$A$258];&quot;&quot;)" office:value-type="string" office:string-value="☻">
            <text:p>☻</text:p>
          </table:table-cell>
          <table:table-cell table:style-name="ce12" table:formula="of:=IF(BITAND([.A58];2)&gt;0;[.$A$258];&quot;&quot;)">
            <text:p/>
          </table:table-cell>
          <table:table-cell table:style-name="ce12" table:formula="of:=IF(BITAND([.A5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8];8)&gt;0;[.$A$258];&quot;&quot;)" office:value-type="string" office:string-value="☻">
            <text:p>☻</text:p>
          </table:table-cell>
          <table:table-cell table:style-name="ce15" table:formula="of:=IF(BITAND([.A58];16)&gt;0;[.$A$258];&quot;&quot;)" office:value-type="string" office:string-value="☻">
            <text:p>☻</text:p>
          </table:table-cell>
          <table:table-cell table:style-name="ce15" table:formula="of:=IF(BITAND([.A58];32)&gt;0;[.$A$258];&quot;&quot;)" office:value-type="string" office:string-value="☻">
            <text:p>☻</text:p>
          </table:table-cell>
          <table:table-cell table:style-name="ce15" table:formula="of:=IF(BITAND([.A58];64)&gt;0;[.$A$258];&quot;&quot;)">
            <text:p/>
          </table:table-cell>
          <table:table-cell table:style-name="ce15" table:formula="of:=IF(BITAND([.A5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8">
            <text:p>58</text:p>
          </table:table-cell>
          <table:table-cell table:style-name="ce1" table:formula="of:=DEC2HEX([.A59])" office:value-type="string" office:string-value="3A">
            <text:p>3A</text:p>
          </table:table-cell>
          <table:table-cell table:style-name="ce6" table:formula="of:=CHAR([.A59])" office:value-type="string" office:string-value=":">
            <text:p>:</text:p>
          </table:table-cell>
          <table:table-cell table:number-columns-repeated="3"/>
          <table:table-cell table:style-name="ce12" table:formula="of:=IF(BITAND([.A59];1)&gt;0;[.$A$258];&quot;&quot;)">
            <text:p/>
          </table:table-cell>
          <table:table-cell table:style-name="ce12" table:formula="of:=IF(BITAND([.A59];2)&gt;0;[.$A$258];&quot;&quot;)" office:value-type="string" office:string-value="☻">
            <text:p>☻</text:p>
          </table:table-cell>
          <table:table-cell table:style-name="ce12" table:formula="of:=IF(BITAND([.A5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59];8)&gt;0;[.$A$258];&quot;&quot;)" office:value-type="string" office:string-value="☻">
            <text:p>☻</text:p>
          </table:table-cell>
          <table:table-cell table:style-name="ce15" table:formula="of:=IF(BITAND([.A59];16)&gt;0;[.$A$258];&quot;&quot;)" office:value-type="string" office:string-value="☻">
            <text:p>☻</text:p>
          </table:table-cell>
          <table:table-cell table:style-name="ce15" table:formula="of:=IF(BITAND([.A59];32)&gt;0;[.$A$258];&quot;&quot;)" office:value-type="string" office:string-value="☻">
            <text:p>☻</text:p>
          </table:table-cell>
          <table:table-cell table:style-name="ce15" table:formula="of:=IF(BITAND([.A59];64)&gt;0;[.$A$258];&quot;&quot;)">
            <text:p/>
          </table:table-cell>
          <table:table-cell table:style-name="ce15" table:formula="of:=IF(BITAND([.A5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59">
            <text:p>59</text:p>
          </table:table-cell>
          <table:table-cell table:style-name="ce1" table:formula="of:=DEC2HEX([.A60])" office:value-type="string" office:string-value="3B">
            <text:p>3B</text:p>
          </table:table-cell>
          <table:table-cell table:style-name="ce6" table:formula="of:=CHAR([.A60])" office:value-type="string" office:string-value=";">
            <text:p>;</text:p>
          </table:table-cell>
          <table:table-cell office:value-type="string">
            <text:p>,</text:p>
          </table:table-cell>
          <table:table-cell office:value-type="string">
            <text:p>'</text:p>
          </table:table-cell>
          <table:table-cell/>
          <table:table-cell table:style-name="ce12" table:formula="of:=IF(BITAND([.A60];1)&gt;0;[.$A$258];&quot;&quot;)" office:value-type="string" office:string-value="☻">
            <text:p>☻</text:p>
          </table:table-cell>
          <table:table-cell table:style-name="ce12" table:formula="of:=IF(BITAND([.A60];2)&gt;0;[.$A$258];&quot;&quot;)" office:value-type="string" office:string-value="☻">
            <text:p>☻</text:p>
          </table:table-cell>
          <table:table-cell table:style-name="ce12" table:formula="of:=IF(BITAND([.A6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60];8)&gt;0;[.$A$258];&quot;&quot;)" office:value-type="string" office:string-value="☻">
            <text:p>☻</text:p>
          </table:table-cell>
          <table:table-cell table:style-name="ce15" table:formula="of:=IF(BITAND([.A60];16)&gt;0;[.$A$258];&quot;&quot;)" office:value-type="string" office:string-value="☻">
            <text:p>☻</text:p>
          </table:table-cell>
          <table:table-cell table:style-name="ce15" table:formula="of:=IF(BITAND([.A60];32)&gt;0;[.$A$258];&quot;&quot;)" office:value-type="string" office:string-value="☻">
            <text:p>☻</text:p>
          </table:table-cell>
          <table:table-cell table:style-name="ce15" table:formula="of:=IF(BITAND([.A60];64)&gt;0;[.$A$258];&quot;&quot;)">
            <text:p/>
          </table:table-cell>
          <table:table-cell table:style-name="ce15" table:formula="of:=IF(BITAND([.A6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0">
            <text:p>60</text:p>
          </table:table-cell>
          <table:table-cell table:style-name="ce1" table:formula="of:=DEC2HEX([.A61])" office:value-type="string" office:string-value="3C">
            <text:p>3C</text:p>
          </table:table-cell>
          <table:table-cell table:style-name="ce6" table:formula="of:=CHAR([.A61])" office:value-type="string" office:string-value="&lt;">
            <text:p>&lt;</text:p>
          </table:table-cell>
          <table:table-cell table:number-columns-repeated="3"/>
          <table:table-cell table:style-name="ce12" table:formula="of:=IF(BITAND([.A61];1)&gt;0;[.$A$258];&quot;&quot;)">
            <text:p/>
          </table:table-cell>
          <table:table-cell table:style-name="ce12" table:formula="of:=IF(BITAND([.A61];2)&gt;0;[.$A$258];&quot;&quot;)">
            <text:p/>
          </table:table-cell>
          <table:table-cell table:style-name="ce12" table:formula="of:=IF(BITAND([.A6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61];8)&gt;0;[.$A$258];&quot;&quot;)" office:value-type="string" office:string-value="☻">
            <text:p>☻</text:p>
          </table:table-cell>
          <table:table-cell table:style-name="ce15" table:formula="of:=IF(BITAND([.A61];16)&gt;0;[.$A$258];&quot;&quot;)" office:value-type="string" office:string-value="☻">
            <text:p>☻</text:p>
          </table:table-cell>
          <table:table-cell table:style-name="ce15" table:formula="of:=IF(BITAND([.A61];32)&gt;0;[.$A$258];&quot;&quot;)" office:value-type="string" office:string-value="☻">
            <text:p>☻</text:p>
          </table:table-cell>
          <table:table-cell table:style-name="ce15" table:formula="of:=IF(BITAND([.A61];64)&gt;0;[.$A$258];&quot;&quot;)">
            <text:p/>
          </table:table-cell>
          <table:table-cell table:style-name="ce15" table:formula="of:=IF(BITAND([.A6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1">
            <text:p>61</text:p>
          </table:table-cell>
          <table:table-cell table:style-name="ce1" table:formula="of:=DEC2HEX([.A62])" office:value-type="string" office:string-value="3D">
            <text:p>3D</text:p>
          </table:table-cell>
          <table:table-cell table:style-name="ce6" table:formula="of:=CHAR([.A62])" office:value-type="string" office:string-value="=">
            <text:p>=</text:p>
          </table:table-cell>
          <table:table-cell table:number-columns-repeated="3"/>
          <table:table-cell table:style-name="ce12" table:formula="of:=IF(BITAND([.A62];1)&gt;0;[.$A$258];&quot;&quot;)" office:value-type="string" office:string-value="☻">
            <text:p>☻</text:p>
          </table:table-cell>
          <table:table-cell table:style-name="ce12" table:formula="of:=IF(BITAND([.A62];2)&gt;0;[.$A$258];&quot;&quot;)">
            <text:p/>
          </table:table-cell>
          <table:table-cell table:style-name="ce12" table:formula="of:=IF(BITAND([.A6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62];8)&gt;0;[.$A$258];&quot;&quot;)" office:value-type="string" office:string-value="☻">
            <text:p>☻</text:p>
          </table:table-cell>
          <table:table-cell table:style-name="ce15" table:formula="of:=IF(BITAND([.A62];16)&gt;0;[.$A$258];&quot;&quot;)" office:value-type="string" office:string-value="☻">
            <text:p>☻</text:p>
          </table:table-cell>
          <table:table-cell table:style-name="ce15" table:formula="of:=IF(BITAND([.A62];32)&gt;0;[.$A$258];&quot;&quot;)" office:value-type="string" office:string-value="☻">
            <text:p>☻</text:p>
          </table:table-cell>
          <table:table-cell table:style-name="ce15" table:formula="of:=IF(BITAND([.A62];64)&gt;0;[.$A$258];&quot;&quot;)">
            <text:p/>
          </table:table-cell>
          <table:table-cell table:style-name="ce15" table:formula="of:=IF(BITAND([.A6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2">
            <text:p>62</text:p>
          </table:table-cell>
          <table:table-cell table:style-name="ce1" table:formula="of:=DEC2HEX([.A63])" office:value-type="string" office:string-value="3E">
            <text:p>3E</text:p>
          </table:table-cell>
          <table:table-cell table:style-name="ce6" table:formula="of:=CHAR([.A63])" office:value-type="string" office:string-value="&gt;">
            <text:p>&gt;</text:p>
          </table:table-cell>
          <table:table-cell table:number-columns-repeated="2" office:value-type="string">
            <text:p>@@ucs</text:p>
          </table:table-cell>
          <table:table-cell office:value-type="string">
            <text:p>uppercase</text:p>
          </table:table-cell>
          <table:table-cell table:style-name="ce12" table:formula="of:=IF(BITAND([.A63];1)&gt;0;[.$A$258];&quot;&quot;)">
            <text:p/>
          </table:table-cell>
          <table:table-cell table:style-name="ce12" table:formula="of:=IF(BITAND([.A63];2)&gt;0;[.$A$258];&quot;&quot;)" office:value-type="string" office:string-value="☻">
            <text:p>☻</text:p>
          </table:table-cell>
          <table:table-cell table:style-name="ce12" table:formula="of:=IF(BITAND([.A6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63];8)&gt;0;[.$A$258];&quot;&quot;)" office:value-type="string" office:string-value="☻">
            <text:p>☻</text:p>
          </table:table-cell>
          <table:table-cell table:style-name="ce15" table:formula="of:=IF(BITAND([.A63];16)&gt;0;[.$A$258];&quot;&quot;)" office:value-type="string" office:string-value="☻">
            <text:p>☻</text:p>
          </table:table-cell>
          <table:table-cell table:style-name="ce15" table:formula="of:=IF(BITAND([.A63];32)&gt;0;[.$A$258];&quot;&quot;)" office:value-type="string" office:string-value="☻">
            <text:p>☻</text:p>
          </table:table-cell>
          <table:table-cell table:style-name="ce15" table:formula="of:=IF(BITAND([.A63];64)&gt;0;[.$A$258];&quot;&quot;)">
            <text:p/>
          </table:table-cell>
          <table:table-cell table:style-name="ce15" table:formula="of:=IF(BITAND([.A6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3">
            <text:p>63</text:p>
          </table:table-cell>
          <table:table-cell table:style-name="ce1" table:formula="of:=DEC2HEX([.A64])" office:value-type="string" office:string-value="3F">
            <text:p>3F</text:p>
          </table:table-cell>
          <table:table-cell table:style-name="ce6" table:formula="of:=CHAR([.A64])" office:value-type="string" office:string-value="?">
            <text:p>?</text:p>
          </table:table-cell>
          <table:table-cell table:number-columns-repeated="3"/>
          <table:table-cell table:style-name="ce12" table:formula="of:=IF(BITAND([.A64];1)&gt;0;[.$A$258];&quot;&quot;)" office:value-type="string" office:string-value="☻">
            <text:p>☻</text:p>
          </table:table-cell>
          <table:table-cell table:style-name="ce12" table:formula="of:=IF(BITAND([.A64];2)&gt;0;[.$A$258];&quot;&quot;)" office:value-type="string" office:string-value="☻">
            <text:p>☻</text:p>
          </table:table-cell>
          <table:table-cell table:style-name="ce12" table:formula="of:=IF(BITAND([.A6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64];8)&gt;0;[.$A$258];&quot;&quot;)" office:value-type="string" office:string-value="☻">
            <text:p>☻</text:p>
          </table:table-cell>
          <table:table-cell table:style-name="ce15" table:formula="of:=IF(BITAND([.A64];16)&gt;0;[.$A$258];&quot;&quot;)" office:value-type="string" office:string-value="☻">
            <text:p>☻</text:p>
          </table:table-cell>
          <table:table-cell table:style-name="ce15" table:formula="of:=IF(BITAND([.A64];32)&gt;0;[.$A$258];&quot;&quot;)" office:value-type="string" office:string-value="☻">
            <text:p>☻</text:p>
          </table:table-cell>
          <table:table-cell table:style-name="ce15" table:formula="of:=IF(BITAND([.A64];64)&gt;0;[.$A$258];&quot;&quot;)">
            <text:p/>
          </table:table-cell>
          <table:table-cell table:style-name="ce15" table:formula="of:=IF(BITAND([.A6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4">
            <text:p>64</text:p>
          </table:table-cell>
          <table:table-cell table:style-name="ce1" table:formula="of:=DEC2HEX([.A65])" office:value-type="string" office:string-value="40">
            <text:p>40</text:p>
          </table:table-cell>
          <table:table-cell table:style-name="ce6" table:formula="of:=CHAR([.A65])" office:value-type="string" office:string-value="@">
            <text:p>@</text:p>
          </table:table-cell>
          <table:table-cell table:number-columns-repeated="3"/>
          <table:table-cell table:style-name="ce12" table:formula="of:=IF(BITAND([.A65];1)&gt;0;[.$A$258];&quot;&quot;)">
            <text:p/>
          </table:table-cell>
          <table:table-cell table:style-name="ce12" table:formula="of:=IF(BITAND([.A65];2)&gt;0;[.$A$258];&quot;&quot;)">
            <text:p/>
          </table:table-cell>
          <table:table-cell table:style-name="ce12" table:formula="of:=IF(BITAND([.A6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65];8)&gt;0;[.$A$258];&quot;&quot;)">
            <text:p/>
          </table:table-cell>
          <table:table-cell table:style-name="ce15" table:formula="of:=IF(BITAND([.A65];16)&gt;0;[.$A$258];&quot;&quot;)">
            <text:p/>
          </table:table-cell>
          <table:table-cell table:style-name="ce15" table:formula="of:=IF(BITAND([.A65];32)&gt;0;[.$A$258];&quot;&quot;)">
            <text:p/>
          </table:table-cell>
          <table:table-cell table:style-name="ce15" table:formula="of:=IF(BITAND([.A65];64)&gt;0;[.$A$258];&quot;&quot;)" office:value-type="string" office:string-value="☻">
            <text:p>☻</text:p>
          </table:table-cell>
          <table:table-cell table:style-name="ce15" table:formula="of:=IF(BITAND([.A6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5">
            <text:p>65</text:p>
          </table:table-cell>
          <table:table-cell table:style-name="ce1" table:formula="of:=DEC2HEX([.A66])" office:value-type="string" office:string-value="41">
            <text:p>41</text:p>
          </table:table-cell>
          <table:table-cell table:style-name="ce6" table:formula="of:=CHAR([.A66])" office:value-type="string" office:string-value="A">
            <text:p>A</text:p>
          </table:table-cell>
          <table:table-cell table:number-columns-repeated="3"/>
          <table:table-cell table:style-name="ce12" table:formula="of:=IF(BITAND([.A66];1)&gt;0;[.$A$258];&quot;&quot;)" office:value-type="string" office:string-value="☻">
            <text:p>☻</text:p>
          </table:table-cell>
          <table:table-cell table:style-name="ce12" table:formula="of:=IF(BITAND([.A66];2)&gt;0;[.$A$258];&quot;&quot;)">
            <text:p/>
          </table:table-cell>
          <table:table-cell table:style-name="ce12" table:formula="of:=IF(BITAND([.A6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66];8)&gt;0;[.$A$258];&quot;&quot;)">
            <text:p/>
          </table:table-cell>
          <table:table-cell table:style-name="ce15" table:formula="of:=IF(BITAND([.A66];16)&gt;0;[.$A$258];&quot;&quot;)">
            <text:p/>
          </table:table-cell>
          <table:table-cell table:style-name="ce15" table:formula="of:=IF(BITAND([.A66];32)&gt;0;[.$A$258];&quot;&quot;)">
            <text:p/>
          </table:table-cell>
          <table:table-cell table:style-name="ce15" table:formula="of:=IF(BITAND([.A66];64)&gt;0;[.$A$258];&quot;&quot;)" office:value-type="string" office:string-value="☻">
            <text:p>☻</text:p>
          </table:table-cell>
          <table:table-cell table:style-name="ce15" table:formula="of:=IF(BITAND([.A6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6">
            <text:p>66</text:p>
          </table:table-cell>
          <table:table-cell table:style-name="ce1" table:formula="of:=DEC2HEX([.A67])" office:value-type="string" office:string-value="42">
            <text:p>42</text:p>
          </table:table-cell>
          <table:table-cell table:style-name="ce6" table:formula="of:=CHAR([.A67])" office:value-type="string" office:string-value="B">
            <text:p>B</text:p>
          </table:table-cell>
          <table:table-cell table:number-columns-repeated="3"/>
          <table:table-cell table:style-name="ce12" table:formula="of:=IF(BITAND([.A67];1)&gt;0;[.$A$258];&quot;&quot;)">
            <text:p/>
          </table:table-cell>
          <table:table-cell table:style-name="ce12" table:formula="of:=IF(BITAND([.A67];2)&gt;0;[.$A$258];&quot;&quot;)" office:value-type="string" office:string-value="☻">
            <text:p>☻</text:p>
          </table:table-cell>
          <table:table-cell table:style-name="ce12" table:formula="of:=IF(BITAND([.A6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67];8)&gt;0;[.$A$258];&quot;&quot;)">
            <text:p/>
          </table:table-cell>
          <table:table-cell table:style-name="ce15" table:formula="of:=IF(BITAND([.A67];16)&gt;0;[.$A$258];&quot;&quot;)">
            <text:p/>
          </table:table-cell>
          <table:table-cell table:style-name="ce15" table:formula="of:=IF(BITAND([.A67];32)&gt;0;[.$A$258];&quot;&quot;)">
            <text:p/>
          </table:table-cell>
          <table:table-cell table:style-name="ce15" table:formula="of:=IF(BITAND([.A67];64)&gt;0;[.$A$258];&quot;&quot;)" office:value-type="string" office:string-value="☻">
            <text:p>☻</text:p>
          </table:table-cell>
          <table:table-cell table:style-name="ce15" table:formula="of:=IF(BITAND([.A6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7">
            <text:p>67</text:p>
          </table:table-cell>
          <table:table-cell table:style-name="ce1" table:formula="of:=DEC2HEX([.A68])" office:value-type="string" office:string-value="43">
            <text:p>43</text:p>
          </table:table-cell>
          <table:table-cell table:style-name="ce6" table:formula="of:=CHAR([.A68])" office:value-type="string" office:string-value="C">
            <text:p>C</text:p>
          </table:table-cell>
          <table:table-cell office:value-type="string">
            <text:p>l</text:p>
          </table:table-cell>
          <table:table-cell office:value-type="string">
            <text:p>L</text:p>
          </table:table-cell>
          <table:table-cell/>
          <table:table-cell table:style-name="ce12" table:formula="of:=IF(BITAND([.A68];1)&gt;0;[.$A$258];&quot;&quot;)" office:value-type="string" office:string-value="☻">
            <text:p>☻</text:p>
          </table:table-cell>
          <table:table-cell table:style-name="ce12" table:formula="of:=IF(BITAND([.A68];2)&gt;0;[.$A$258];&quot;&quot;)" office:value-type="string" office:string-value="☻">
            <text:p>☻</text:p>
          </table:table-cell>
          <table:table-cell table:style-name="ce12" table:formula="of:=IF(BITAND([.A6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68];8)&gt;0;[.$A$258];&quot;&quot;)">
            <text:p/>
          </table:table-cell>
          <table:table-cell table:style-name="ce15" table:formula="of:=IF(BITAND([.A68];16)&gt;0;[.$A$258];&quot;&quot;)">
            <text:p/>
          </table:table-cell>
          <table:table-cell table:style-name="ce15" table:formula="of:=IF(BITAND([.A68];32)&gt;0;[.$A$258];&quot;&quot;)">
            <text:p/>
          </table:table-cell>
          <table:table-cell table:style-name="ce15" table:formula="of:=IF(BITAND([.A68];64)&gt;0;[.$A$258];&quot;&quot;)" office:value-type="string" office:string-value="☻">
            <text:p>☻</text:p>
          </table:table-cell>
          <table:table-cell table:style-name="ce15" table:formula="of:=IF(BITAND([.A6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8">
            <text:p>68</text:p>
          </table:table-cell>
          <table:table-cell table:style-name="ce1" table:formula="of:=DEC2HEX([.A69])" office:value-type="string" office:string-value="44">
            <text:p>44</text:p>
          </table:table-cell>
          <table:table-cell table:style-name="ce6" table:formula="of:=CHAR([.A69])" office:value-type="string" office:string-value="D">
            <text:p>D</text:p>
          </table:table-cell>
          <table:table-cell table:number-columns-repeated="3"/>
          <table:table-cell table:style-name="ce12" table:formula="of:=IF(BITAND([.A69];1)&gt;0;[.$A$258];&quot;&quot;)">
            <text:p/>
          </table:table-cell>
          <table:table-cell table:style-name="ce12" table:formula="of:=IF(BITAND([.A69];2)&gt;0;[.$A$258];&quot;&quot;)">
            <text:p/>
          </table:table-cell>
          <table:table-cell table:style-name="ce12" table:formula="of:=IF(BITAND([.A6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69];8)&gt;0;[.$A$258];&quot;&quot;)">
            <text:p/>
          </table:table-cell>
          <table:table-cell table:style-name="ce15" table:formula="of:=IF(BITAND([.A69];16)&gt;0;[.$A$258];&quot;&quot;)">
            <text:p/>
          </table:table-cell>
          <table:table-cell table:style-name="ce15" table:formula="of:=IF(BITAND([.A69];32)&gt;0;[.$A$258];&quot;&quot;)">
            <text:p/>
          </table:table-cell>
          <table:table-cell table:style-name="ce15" table:formula="of:=IF(BITAND([.A69];64)&gt;0;[.$A$258];&quot;&quot;)" office:value-type="string" office:string-value="☻">
            <text:p>☻</text:p>
          </table:table-cell>
          <table:table-cell table:style-name="ce15" table:formula="of:=IF(BITAND([.A6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69">
            <text:p>69</text:p>
          </table:table-cell>
          <table:table-cell table:style-name="ce1" table:formula="of:=DEC2HEX([.A70])" office:value-type="string" office:string-value="45">
            <text:p>45</text:p>
          </table:table-cell>
          <table:table-cell table:style-name="ce6" table:formula="of:=CHAR([.A70])" office:value-type="string" office:string-value="E">
            <text:p>E</text:p>
          </table:table-cell>
          <table:table-cell office:value-type="string">
            <text:p>n</text:p>
          </table:table-cell>
          <table:table-cell office:value-type="string">
            <text:p>N</text:p>
          </table:table-cell>
          <table:table-cell/>
          <table:table-cell table:style-name="ce12" table:formula="of:=IF(BITAND([.A70];1)&gt;0;[.$A$258];&quot;&quot;)" office:value-type="string" office:string-value="☻">
            <text:p>☻</text:p>
          </table:table-cell>
          <table:table-cell table:style-name="ce12" table:formula="of:=IF(BITAND([.A70];2)&gt;0;[.$A$258];&quot;&quot;)">
            <text:p/>
          </table:table-cell>
          <table:table-cell table:style-name="ce12" table:formula="of:=IF(BITAND([.A7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0];8)&gt;0;[.$A$258];&quot;&quot;)">
            <text:p/>
          </table:table-cell>
          <table:table-cell table:style-name="ce15" table:formula="of:=IF(BITAND([.A70];16)&gt;0;[.$A$258];&quot;&quot;)">
            <text:p/>
          </table:table-cell>
          <table:table-cell table:style-name="ce15" table:formula="of:=IF(BITAND([.A70];32)&gt;0;[.$A$258];&quot;&quot;)">
            <text:p/>
          </table:table-cell>
          <table:table-cell table:style-name="ce15" table:formula="of:=IF(BITAND([.A70];64)&gt;0;[.$A$258];&quot;&quot;)" office:value-type="string" office:string-value="☻">
            <text:p>☻</text:p>
          </table:table-cell>
          <table:table-cell table:style-name="ce15" table:formula="of:=IF(BITAND([.A7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0">
            <text:p>70</text:p>
          </table:table-cell>
          <table:table-cell table:style-name="ce1" table:formula="of:=DEC2HEX([.A71])" office:value-type="string" office:string-value="46">
            <text:p>46</text:p>
          </table:table-cell>
          <table:table-cell table:style-name="ce6" table:formula="of:=CHAR([.A71])" office:value-type="string" office:string-value="F">
            <text:p>F</text:p>
          </table:table-cell>
          <table:table-cell office:value-type="string">
            <text:p>o</text:p>
          </table:table-cell>
          <table:table-cell office:value-type="string">
            <text:p>O</text:p>
          </table:table-cell>
          <table:table-cell/>
          <table:table-cell table:style-name="ce12" table:formula="of:=IF(BITAND([.A71];1)&gt;0;[.$A$258];&quot;&quot;)">
            <text:p/>
          </table:table-cell>
          <table:table-cell table:style-name="ce12" table:formula="of:=IF(BITAND([.A71];2)&gt;0;[.$A$258];&quot;&quot;)" office:value-type="string" office:string-value="☻">
            <text:p>☻</text:p>
          </table:table-cell>
          <table:table-cell table:style-name="ce12" table:formula="of:=IF(BITAND([.A7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1];8)&gt;0;[.$A$258];&quot;&quot;)">
            <text:p/>
          </table:table-cell>
          <table:table-cell table:style-name="ce15" table:formula="of:=IF(BITAND([.A71];16)&gt;0;[.$A$258];&quot;&quot;)">
            <text:p/>
          </table:table-cell>
          <table:table-cell table:style-name="ce15" table:formula="of:=IF(BITAND([.A71];32)&gt;0;[.$A$258];&quot;&quot;)">
            <text:p/>
          </table:table-cell>
          <table:table-cell table:style-name="ce15" table:formula="of:=IF(BITAND([.A71];64)&gt;0;[.$A$258];&quot;&quot;)" office:value-type="string" office:string-value="☻">
            <text:p>☻</text:p>
          </table:table-cell>
          <table:table-cell table:style-name="ce15" table:formula="of:=IF(BITAND([.A7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1">
            <text:p>71</text:p>
          </table:table-cell>
          <table:table-cell table:style-name="ce1" table:formula="of:=DEC2HEX([.A72])" office:value-type="string" office:string-value="47">
            <text:p>47</text:p>
          </table:table-cell>
          <table:table-cell table:style-name="ce6" table:formula="of:=CHAR([.A72])" office:value-type="string" office:string-value="G">
            <text:p>G</text:p>
          </table:table-cell>
          <table:table-cell table:number-columns-repeated="3"/>
          <table:table-cell table:style-name="ce12" table:formula="of:=IF(BITAND([.A72];1)&gt;0;[.$A$258];&quot;&quot;)" office:value-type="string" office:string-value="☻">
            <text:p>☻</text:p>
          </table:table-cell>
          <table:table-cell table:style-name="ce12" table:formula="of:=IF(BITAND([.A72];2)&gt;0;[.$A$258];&quot;&quot;)" office:value-type="string" office:string-value="☻">
            <text:p>☻</text:p>
          </table:table-cell>
          <table:table-cell table:style-name="ce12" table:formula="of:=IF(BITAND([.A7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2];8)&gt;0;[.$A$258];&quot;&quot;)">
            <text:p/>
          </table:table-cell>
          <table:table-cell table:style-name="ce15" table:formula="of:=IF(BITAND([.A72];16)&gt;0;[.$A$258];&quot;&quot;)">
            <text:p/>
          </table:table-cell>
          <table:table-cell table:style-name="ce15" table:formula="of:=IF(BITAND([.A72];32)&gt;0;[.$A$258];&quot;&quot;)">
            <text:p/>
          </table:table-cell>
          <table:table-cell table:style-name="ce15" table:formula="of:=IF(BITAND([.A72];64)&gt;0;[.$A$258];&quot;&quot;)" office:value-type="string" office:string-value="☻">
            <text:p>☻</text:p>
          </table:table-cell>
          <table:table-cell table:style-name="ce15" table:formula="of:=IF(BITAND([.A7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2">
            <text:p>72</text:p>
          </table:table-cell>
          <table:table-cell table:style-name="ce1" table:formula="of:=DEC2HEX([.A73])" office:value-type="string" office:string-value="48">
            <text:p>48</text:p>
          </table:table-cell>
          <table:table-cell table:style-name="ce6" table:formula="of:=CHAR([.A73])" office:value-type="string" office:string-value="H">
            <text:p>H</text:p>
          </table:table-cell>
          <table:table-cell table:number-columns-repeated="3"/>
          <table:table-cell table:style-name="ce12" table:formula="of:=IF(BITAND([.A73];1)&gt;0;[.$A$258];&quot;&quot;)">
            <text:p/>
          </table:table-cell>
          <table:table-cell table:style-name="ce12" table:formula="of:=IF(BITAND([.A73];2)&gt;0;[.$A$258];&quot;&quot;)">
            <text:p/>
          </table:table-cell>
          <table:table-cell table:style-name="ce12" table:formula="of:=IF(BITAND([.A7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73];8)&gt;0;[.$A$258];&quot;&quot;)" office:value-type="string" office:string-value="☻">
            <text:p>☻</text:p>
          </table:table-cell>
          <table:table-cell table:style-name="ce15" table:formula="of:=IF(BITAND([.A73];16)&gt;0;[.$A$258];&quot;&quot;)">
            <text:p/>
          </table:table-cell>
          <table:table-cell table:style-name="ce15" table:formula="of:=IF(BITAND([.A73];32)&gt;0;[.$A$258];&quot;&quot;)">
            <text:p/>
          </table:table-cell>
          <table:table-cell table:style-name="ce15" table:formula="of:=IF(BITAND([.A73];64)&gt;0;[.$A$258];&quot;&quot;)" office:value-type="string" office:string-value="☻">
            <text:p>☻</text:p>
          </table:table-cell>
          <table:table-cell table:style-name="ce15" table:formula="of:=IF(BITAND([.A7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3">
            <text:p>73</text:p>
          </table:table-cell>
          <table:table-cell table:style-name="ce1" table:formula="of:=DEC2HEX([.A74])" office:value-type="string" office:string-value="49">
            <text:p>49</text:p>
          </table:table-cell>
          <table:table-cell table:style-name="ce6" table:formula="of:=CHAR([.A74])" office:value-type="string" office:string-value="I">
            <text:p>I</text:p>
          </table:table-cell>
          <table:table-cell office:value-type="string">
            <text:p>r</text:p>
          </table:table-cell>
          <table:table-cell office:value-type="string">
            <text:p>R</text:p>
          </table:table-cell>
          <table:table-cell/>
          <table:table-cell table:style-name="ce12" table:formula="of:=IF(BITAND([.A74];1)&gt;0;[.$A$258];&quot;&quot;)" office:value-type="string" office:string-value="☻">
            <text:p>☻</text:p>
          </table:table-cell>
          <table:table-cell table:style-name="ce12" table:formula="of:=IF(BITAND([.A74];2)&gt;0;[.$A$258];&quot;&quot;)">
            <text:p/>
          </table:table-cell>
          <table:table-cell table:style-name="ce12" table:formula="of:=IF(BITAND([.A7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74];8)&gt;0;[.$A$258];&quot;&quot;)" office:value-type="string" office:string-value="☻">
            <text:p>☻</text:p>
          </table:table-cell>
          <table:table-cell table:style-name="ce15" table:formula="of:=IF(BITAND([.A74];16)&gt;0;[.$A$258];&quot;&quot;)">
            <text:p/>
          </table:table-cell>
          <table:table-cell table:style-name="ce15" table:formula="of:=IF(BITAND([.A74];32)&gt;0;[.$A$258];&quot;&quot;)">
            <text:p/>
          </table:table-cell>
          <table:table-cell table:style-name="ce15" table:formula="of:=IF(BITAND([.A74];64)&gt;0;[.$A$258];&quot;&quot;)" office:value-type="string" office:string-value="☻">
            <text:p>☻</text:p>
          </table:table-cell>
          <table:table-cell table:style-name="ce15" table:formula="of:=IF(BITAND([.A7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4">
            <text:p>74</text:p>
          </table:table-cell>
          <table:table-cell table:style-name="ce1" table:formula="of:=DEC2HEX([.A75])" office:value-type="string" office:string-value="4A">
            <text:p>4A</text:p>
          </table:table-cell>
          <table:table-cell table:style-name="ce6" table:formula="of:=CHAR([.A75])" office:value-type="string" office:string-value="J">
            <text:p>J</text:p>
          </table:table-cell>
          <table:table-cell table:number-columns-repeated="3"/>
          <table:table-cell table:style-name="ce12" table:formula="of:=IF(BITAND([.A75];1)&gt;0;[.$A$258];&quot;&quot;)">
            <text:p/>
          </table:table-cell>
          <table:table-cell table:style-name="ce12" table:formula="of:=IF(BITAND([.A75];2)&gt;0;[.$A$258];&quot;&quot;)" office:value-type="string" office:string-value="☻">
            <text:p>☻</text:p>
          </table:table-cell>
          <table:table-cell table:style-name="ce12" table:formula="of:=IF(BITAND([.A7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75];8)&gt;0;[.$A$258];&quot;&quot;)" office:value-type="string" office:string-value="☻">
            <text:p>☻</text:p>
          </table:table-cell>
          <table:table-cell table:style-name="ce15" table:formula="of:=IF(BITAND([.A75];16)&gt;0;[.$A$258];&quot;&quot;)">
            <text:p/>
          </table:table-cell>
          <table:table-cell table:style-name="ce15" table:formula="of:=IF(BITAND([.A75];32)&gt;0;[.$A$258];&quot;&quot;)">
            <text:p/>
          </table:table-cell>
          <table:table-cell table:style-name="ce15" table:formula="of:=IF(BITAND([.A75];64)&gt;0;[.$A$258];&quot;&quot;)" office:value-type="string" office:string-value="☻">
            <text:p>☻</text:p>
          </table:table-cell>
          <table:table-cell table:style-name="ce15" table:formula="of:=IF(BITAND([.A7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5">
            <text:p>75</text:p>
          </table:table-cell>
          <table:table-cell table:style-name="ce1" table:formula="of:=DEC2HEX([.A76])" office:value-type="string" office:string-value="4B">
            <text:p>4B</text:p>
          </table:table-cell>
          <table:table-cell table:style-name="ce6" table:formula="of:=CHAR([.A76])" office:value-type="string" office:string-value="K">
            <text:p>K</text:p>
          </table:table-cell>
          <table:table-cell table:number-columns-repeated="3"/>
          <table:table-cell table:style-name="ce12" table:formula="of:=IF(BITAND([.A76];1)&gt;0;[.$A$258];&quot;&quot;)" office:value-type="string" office:string-value="☻">
            <text:p>☻</text:p>
          </table:table-cell>
          <table:table-cell table:style-name="ce12" table:formula="of:=IF(BITAND([.A76];2)&gt;0;[.$A$258];&quot;&quot;)" office:value-type="string" office:string-value="☻">
            <text:p>☻</text:p>
          </table:table-cell>
          <table:table-cell table:style-name="ce12" table:formula="of:=IF(BITAND([.A7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76];8)&gt;0;[.$A$258];&quot;&quot;)" office:value-type="string" office:string-value="☻">
            <text:p>☻</text:p>
          </table:table-cell>
          <table:table-cell table:style-name="ce15" table:formula="of:=IF(BITAND([.A76];16)&gt;0;[.$A$258];&quot;&quot;)">
            <text:p/>
          </table:table-cell>
          <table:table-cell table:style-name="ce15" table:formula="of:=IF(BITAND([.A76];32)&gt;0;[.$A$258];&quot;&quot;)">
            <text:p/>
          </table:table-cell>
          <table:table-cell table:style-name="ce15" table:formula="of:=IF(BITAND([.A76];64)&gt;0;[.$A$258];&quot;&quot;)" office:value-type="string" office:string-value="☻">
            <text:p>☻</text:p>
          </table:table-cell>
          <table:table-cell table:style-name="ce15" table:formula="of:=IF(BITAND([.A7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6">
            <text:p>76</text:p>
          </table:table-cell>
          <table:table-cell table:style-name="ce1" table:formula="of:=DEC2HEX([.A77])" office:value-type="string" office:string-value="4C">
            <text:p>4C</text:p>
          </table:table-cell>
          <table:table-cell table:style-name="ce6" table:formula="of:=CHAR([.A77])" office:value-type="string" office:string-value="L">
            <text:p>L</text:p>
          </table:table-cell>
          <table:table-cell table:number-columns-repeated="2" office:value-type="string">
            <text:p>@@pon</text:p>
          </table:table-cell>
          <table:table-cell office:value-type="string">
            <text:p>punch on</text:p>
          </table:table-cell>
          <table:table-cell table:style-name="ce12" table:formula="of:=IF(BITAND([.A77];1)&gt;0;[.$A$258];&quot;&quot;)">
            <text:p/>
          </table:table-cell>
          <table:table-cell table:style-name="ce12" table:formula="of:=IF(BITAND([.A77];2)&gt;0;[.$A$258];&quot;&quot;)">
            <text:p/>
          </table:table-cell>
          <table:table-cell table:style-name="ce12" table:formula="of:=IF(BITAND([.A7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7];8)&gt;0;[.$A$258];&quot;&quot;)" office:value-type="string" office:string-value="☻">
            <text:p>☻</text:p>
          </table:table-cell>
          <table:table-cell table:style-name="ce15" table:formula="of:=IF(BITAND([.A77];16)&gt;0;[.$A$258];&quot;&quot;)">
            <text:p/>
          </table:table-cell>
          <table:table-cell table:style-name="ce15" table:formula="of:=IF(BITAND([.A77];32)&gt;0;[.$A$258];&quot;&quot;)">
            <text:p/>
          </table:table-cell>
          <table:table-cell table:style-name="ce15" table:formula="of:=IF(BITAND([.A77];64)&gt;0;[.$A$258];&quot;&quot;)" office:value-type="string" office:string-value="☻">
            <text:p>☻</text:p>
          </table:table-cell>
          <table:table-cell table:style-name="ce15" table:formula="of:=IF(BITAND([.A7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7">
            <text:p>77</text:p>
          </table:table-cell>
          <table:table-cell table:style-name="ce1" table:formula="of:=DEC2HEX([.A78])" office:value-type="string" office:string-value="4D">
            <text:p>4D</text:p>
          </table:table-cell>
          <table:table-cell table:style-name="ce6" table:formula="of:=CHAR([.A78])" office:value-type="string" office:string-value="M">
            <text:p>M</text:p>
          </table:table-cell>
          <table:table-cell table:number-columns-repeated="3"/>
          <table:table-cell table:style-name="ce12" table:formula="of:=IF(BITAND([.A78];1)&gt;0;[.$A$258];&quot;&quot;)" office:value-type="string" office:string-value="☻">
            <text:p>☻</text:p>
          </table:table-cell>
          <table:table-cell table:style-name="ce12" table:formula="of:=IF(BITAND([.A78];2)&gt;0;[.$A$258];&quot;&quot;)">
            <text:p/>
          </table:table-cell>
          <table:table-cell table:style-name="ce12" table:formula="of:=IF(BITAND([.A7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8];8)&gt;0;[.$A$258];&quot;&quot;)" office:value-type="string" office:string-value="☻">
            <text:p>☻</text:p>
          </table:table-cell>
          <table:table-cell table:style-name="ce15" table:formula="of:=IF(BITAND([.A78];16)&gt;0;[.$A$258];&quot;&quot;)">
            <text:p/>
          </table:table-cell>
          <table:table-cell table:style-name="ce15" table:formula="of:=IF(BITAND([.A78];32)&gt;0;[.$A$258];&quot;&quot;)">
            <text:p/>
          </table:table-cell>
          <table:table-cell table:style-name="ce15" table:formula="of:=IF(BITAND([.A78];64)&gt;0;[.$A$258];&quot;&quot;)" office:value-type="string" office:string-value="☻">
            <text:p>☻</text:p>
          </table:table-cell>
          <table:table-cell table:style-name="ce15" table:formula="of:=IF(BITAND([.A7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8">
            <text:p>78</text:p>
          </table:table-cell>
          <table:table-cell table:style-name="ce1" table:formula="of:=DEC2HEX([.A79])" office:value-type="string" office:string-value="4E">
            <text:p>4E</text:p>
          </table:table-cell>
          <table:table-cell table:style-name="ce6" table:formula="of:=CHAR([.A79])" office:value-type="string" office:string-value="N">
            <text:p>N</text:p>
          </table:table-cell>
          <table:table-cell table:number-columns-repeated="3"/>
          <table:table-cell table:style-name="ce12" table:formula="of:=IF(BITAND([.A79];1)&gt;0;[.$A$258];&quot;&quot;)">
            <text:p/>
          </table:table-cell>
          <table:table-cell table:style-name="ce12" table:formula="of:=IF(BITAND([.A79];2)&gt;0;[.$A$258];&quot;&quot;)" office:value-type="string" office:string-value="☻">
            <text:p>☻</text:p>
          </table:table-cell>
          <table:table-cell table:style-name="ce12" table:formula="of:=IF(BITAND([.A7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79];8)&gt;0;[.$A$258];&quot;&quot;)" office:value-type="string" office:string-value="☻">
            <text:p>☻</text:p>
          </table:table-cell>
          <table:table-cell table:style-name="ce15" table:formula="of:=IF(BITAND([.A79];16)&gt;0;[.$A$258];&quot;&quot;)">
            <text:p/>
          </table:table-cell>
          <table:table-cell table:style-name="ce15" table:formula="of:=IF(BITAND([.A79];32)&gt;0;[.$A$258];&quot;&quot;)">
            <text:p/>
          </table:table-cell>
          <table:table-cell table:style-name="ce15" table:formula="of:=IF(BITAND([.A79];64)&gt;0;[.$A$258];&quot;&quot;)" office:value-type="string" office:string-value="☻">
            <text:p>☻</text:p>
          </table:table-cell>
          <table:table-cell table:style-name="ce15" table:formula="of:=IF(BITAND([.A7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79">
            <text:p>79</text:p>
          </table:table-cell>
          <table:table-cell table:style-name="ce1" table:formula="of:=DEC2HEX([.A80])" office:value-type="string" office:string-value="4F">
            <text:p>4F</text:p>
          </table:table-cell>
          <table:table-cell table:style-name="ce6" table:formula="of:=CHAR([.A80])" office:value-type="string" office:string-value="O">
            <text:p>O</text:p>
          </table:table-cell>
          <table:table-cell table:number-columns-repeated="3"/>
          <table:table-cell table:style-name="ce12" table:formula="of:=IF(BITAND([.A80];1)&gt;0;[.$A$258];&quot;&quot;)" office:value-type="string" office:string-value="☻">
            <text:p>☻</text:p>
          </table:table-cell>
          <table:table-cell table:style-name="ce12" table:formula="of:=IF(BITAND([.A80];2)&gt;0;[.$A$258];&quot;&quot;)" office:value-type="string" office:string-value="☻">
            <text:p>☻</text:p>
          </table:table-cell>
          <table:table-cell table:style-name="ce12" table:formula="of:=IF(BITAND([.A8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0];8)&gt;0;[.$A$258];&quot;&quot;)" office:value-type="string" office:string-value="☻">
            <text:p>☻</text:p>
          </table:table-cell>
          <table:table-cell table:style-name="ce15" table:formula="of:=IF(BITAND([.A80];16)&gt;0;[.$A$258];&quot;&quot;)">
            <text:p/>
          </table:table-cell>
          <table:table-cell table:style-name="ce15" table:formula="of:=IF(BITAND([.A80];32)&gt;0;[.$A$258];&quot;&quot;)">
            <text:p/>
          </table:table-cell>
          <table:table-cell table:style-name="ce15" table:formula="of:=IF(BITAND([.A80];64)&gt;0;[.$A$258];&quot;&quot;)" office:value-type="string" office:string-value="☻">
            <text:p>☻</text:p>
          </table:table-cell>
          <table:table-cell table:style-name="ce15" table:formula="of:=IF(BITAND([.A8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0">
            <text:p>80</text:p>
          </table:table-cell>
          <table:table-cell table:style-name="ce1" table:formula="of:=DEC2HEX([.A81])" office:value-type="string" office:string-value="50">
            <text:p>50</text:p>
          </table:table-cell>
          <table:table-cell table:style-name="ce6" table:formula="of:=CHAR([.A81])" office:value-type="string" office:string-value="P">
            <text:p>P</text:p>
          </table:table-cell>
          <table:table-cell table:number-columns-repeated="3"/>
          <table:table-cell table:style-name="ce12" table:formula="of:=IF(BITAND([.A81];1)&gt;0;[.$A$258];&quot;&quot;)">
            <text:p/>
          </table:table-cell>
          <table:table-cell table:style-name="ce12" table:formula="of:=IF(BITAND([.A81];2)&gt;0;[.$A$258];&quot;&quot;)">
            <text:p/>
          </table:table-cell>
          <table:table-cell table:style-name="ce12" table:formula="of:=IF(BITAND([.A8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81];8)&gt;0;[.$A$258];&quot;&quot;)">
            <text:p/>
          </table:table-cell>
          <table:table-cell table:style-name="ce15" table:formula="of:=IF(BITAND([.A81];16)&gt;0;[.$A$258];&quot;&quot;)" office:value-type="string" office:string-value="☻">
            <text:p>☻</text:p>
          </table:table-cell>
          <table:table-cell table:style-name="ce15" table:formula="of:=IF(BITAND([.A81];32)&gt;0;[.$A$258];&quot;&quot;)">
            <text:p/>
          </table:table-cell>
          <table:table-cell table:style-name="ce15" table:formula="of:=IF(BITAND([.A81];64)&gt;0;[.$A$258];&quot;&quot;)" office:value-type="string" office:string-value="☻">
            <text:p>☻</text:p>
          </table:table-cell>
          <table:table-cell table:style-name="ce15" table:formula="of:=IF(BITAND([.A8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1">
            <text:p>81</text:p>
          </table:table-cell>
          <table:table-cell table:style-name="ce1" table:formula="of:=DEC2HEX([.A82])" office:value-type="string" office:string-value="51">
            <text:p>51</text:p>
          </table:table-cell>
          <table:table-cell table:style-name="ce6" table:formula="of:=CHAR([.A82])" office:value-type="string" office:string-value="Q">
            <text:p>Q</text:p>
          </table:table-cell>
          <table:table-cell office:value-type="string">
            <text:p>j</text:p>
          </table:table-cell>
          <table:table-cell office:value-type="string">
            <text:p>J</text:p>
          </table:table-cell>
          <table:table-cell/>
          <table:table-cell table:style-name="ce12" table:formula="of:=IF(BITAND([.A82];1)&gt;0;[.$A$258];&quot;&quot;)" office:value-type="string" office:string-value="☻">
            <text:p>☻</text:p>
          </table:table-cell>
          <table:table-cell table:style-name="ce12" table:formula="of:=IF(BITAND([.A82];2)&gt;0;[.$A$258];&quot;&quot;)">
            <text:p/>
          </table:table-cell>
          <table:table-cell table:style-name="ce12" table:formula="of:=IF(BITAND([.A8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82];8)&gt;0;[.$A$258];&quot;&quot;)">
            <text:p/>
          </table:table-cell>
          <table:table-cell table:style-name="ce15" table:formula="of:=IF(BITAND([.A82];16)&gt;0;[.$A$258];&quot;&quot;)" office:value-type="string" office:string-value="☻">
            <text:p>☻</text:p>
          </table:table-cell>
          <table:table-cell table:style-name="ce15" table:formula="of:=IF(BITAND([.A82];32)&gt;0;[.$A$258];&quot;&quot;)">
            <text:p/>
          </table:table-cell>
          <table:table-cell table:style-name="ce15" table:formula="of:=IF(BITAND([.A82];64)&gt;0;[.$A$258];&quot;&quot;)" office:value-type="string" office:string-value="☻">
            <text:p>☻</text:p>
          </table:table-cell>
          <table:table-cell table:style-name="ce15" table:formula="of:=IF(BITAND([.A8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2">
            <text:p>82</text:p>
          </table:table-cell>
          <table:table-cell table:style-name="ce1" table:formula="of:=DEC2HEX([.A83])" office:value-type="string" office:string-value="52">
            <text:p>52</text:p>
          </table:table-cell>
          <table:table-cell table:style-name="ce6" table:formula="of:=CHAR([.A83])" office:value-type="string" office:string-value="R">
            <text:p>R</text:p>
          </table:table-cell>
          <table:table-cell office:value-type="string">
            <text:p>k</text:p>
          </table:table-cell>
          <table:table-cell office:value-type="string">
            <text:p>K</text:p>
          </table:table-cell>
          <table:table-cell/>
          <table:table-cell table:style-name="ce12" table:formula="of:=IF(BITAND([.A83];1)&gt;0;[.$A$258];&quot;&quot;)">
            <text:p/>
          </table:table-cell>
          <table:table-cell table:style-name="ce12" table:formula="of:=IF(BITAND([.A83];2)&gt;0;[.$A$258];&quot;&quot;)" office:value-type="string" office:string-value="☻">
            <text:p>☻</text:p>
          </table:table-cell>
          <table:table-cell table:style-name="ce12" table:formula="of:=IF(BITAND([.A8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83];8)&gt;0;[.$A$258];&quot;&quot;)">
            <text:p/>
          </table:table-cell>
          <table:table-cell table:style-name="ce15" table:formula="of:=IF(BITAND([.A83];16)&gt;0;[.$A$258];&quot;&quot;)" office:value-type="string" office:string-value="☻">
            <text:p>☻</text:p>
          </table:table-cell>
          <table:table-cell table:style-name="ce15" table:formula="of:=IF(BITAND([.A83];32)&gt;0;[.$A$258];&quot;&quot;)">
            <text:p/>
          </table:table-cell>
          <table:table-cell table:style-name="ce15" table:formula="of:=IF(BITAND([.A83];64)&gt;0;[.$A$258];&quot;&quot;)" office:value-type="string" office:string-value="☻">
            <text:p>☻</text:p>
          </table:table-cell>
          <table:table-cell table:style-name="ce15" table:formula="of:=IF(BITAND([.A8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3">
            <text:p>83</text:p>
          </table:table-cell>
          <table:table-cell table:style-name="ce1" table:formula="of:=DEC2HEX([.A84])" office:value-type="string" office:string-value="53">
            <text:p>53</text:p>
          </table:table-cell>
          <table:table-cell table:style-name="ce6" table:formula="of:=CHAR([.A84])" office:value-type="string" office:string-value="S">
            <text:p>S</text:p>
          </table:table-cell>
          <table:table-cell table:number-columns-repeated="3"/>
          <table:table-cell table:style-name="ce12" table:formula="of:=IF(BITAND([.A84];1)&gt;0;[.$A$258];&quot;&quot;)" office:value-type="string" office:string-value="☻">
            <text:p>☻</text:p>
          </table:table-cell>
          <table:table-cell table:style-name="ce12" table:formula="of:=IF(BITAND([.A84];2)&gt;0;[.$A$258];&quot;&quot;)" office:value-type="string" office:string-value="☻">
            <text:p>☻</text:p>
          </table:table-cell>
          <table:table-cell table:style-name="ce12" table:formula="of:=IF(BITAND([.A8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84];8)&gt;0;[.$A$258];&quot;&quot;)">
            <text:p/>
          </table:table-cell>
          <table:table-cell table:style-name="ce15" table:formula="of:=IF(BITAND([.A84];16)&gt;0;[.$A$258];&quot;&quot;)" office:value-type="string" office:string-value="☻">
            <text:p>☻</text:p>
          </table:table-cell>
          <table:table-cell table:style-name="ce15" table:formula="of:=IF(BITAND([.A84];32)&gt;0;[.$A$258];&quot;&quot;)">
            <text:p/>
          </table:table-cell>
          <table:table-cell table:style-name="ce15" table:formula="of:=IF(BITAND([.A84];64)&gt;0;[.$A$258];&quot;&quot;)" office:value-type="string" office:string-value="☻">
            <text:p>☻</text:p>
          </table:table-cell>
          <table:table-cell table:style-name="ce15" table:formula="of:=IF(BITAND([.A8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4">
            <text:p>84</text:p>
          </table:table-cell>
          <table:table-cell table:style-name="ce1" table:formula="of:=DEC2HEX([.A85])" office:value-type="string" office:string-value="54">
            <text:p>54</text:p>
          </table:table-cell>
          <table:table-cell table:style-name="ce6" table:formula="of:=CHAR([.A85])" office:value-type="string" office:string-value="T">
            <text:p>T</text:p>
          </table:table-cell>
          <table:table-cell office:value-type="string">
            <text:p>m</text:p>
          </table:table-cell>
          <table:table-cell office:value-type="string">
            <text:p>M</text:p>
          </table:table-cell>
          <table:table-cell/>
          <table:table-cell table:style-name="ce12" table:formula="of:=IF(BITAND([.A85];1)&gt;0;[.$A$258];&quot;&quot;)">
            <text:p/>
          </table:table-cell>
          <table:table-cell table:style-name="ce12" table:formula="of:=IF(BITAND([.A85];2)&gt;0;[.$A$258];&quot;&quot;)">
            <text:p/>
          </table:table-cell>
          <table:table-cell table:style-name="ce12" table:formula="of:=IF(BITAND([.A8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5];8)&gt;0;[.$A$258];&quot;&quot;)">
            <text:p/>
          </table:table-cell>
          <table:table-cell table:style-name="ce15" table:formula="of:=IF(BITAND([.A85];16)&gt;0;[.$A$258];&quot;&quot;)" office:value-type="string" office:string-value="☻">
            <text:p>☻</text:p>
          </table:table-cell>
          <table:table-cell table:style-name="ce15" table:formula="of:=IF(BITAND([.A85];32)&gt;0;[.$A$258];&quot;&quot;)">
            <text:p/>
          </table:table-cell>
          <table:table-cell table:style-name="ce15" table:formula="of:=IF(BITAND([.A85];64)&gt;0;[.$A$258];&quot;&quot;)" office:value-type="string" office:string-value="☻">
            <text:p>☻</text:p>
          </table:table-cell>
          <table:table-cell table:style-name="ce15" table:formula="of:=IF(BITAND([.A8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5">
            <text:p>85</text:p>
          </table:table-cell>
          <table:table-cell table:style-name="ce1" table:formula="of:=DEC2HEX([.A86])" office:value-type="string" office:string-value="55">
            <text:p>55</text:p>
          </table:table-cell>
          <table:table-cell table:style-name="ce6" table:formula="of:=CHAR([.A86])" office:value-type="string" office:string-value="U">
            <text:p>U</text:p>
          </table:table-cell>
          <table:table-cell table:number-columns-repeated="3"/>
          <table:table-cell table:style-name="ce12" table:formula="of:=IF(BITAND([.A86];1)&gt;0;[.$A$258];&quot;&quot;)" office:value-type="string" office:string-value="☻">
            <text:p>☻</text:p>
          </table:table-cell>
          <table:table-cell table:style-name="ce12" table:formula="of:=IF(BITAND([.A86];2)&gt;0;[.$A$258];&quot;&quot;)">
            <text:p/>
          </table:table-cell>
          <table:table-cell table:style-name="ce12" table:formula="of:=IF(BITAND([.A8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6];8)&gt;0;[.$A$258];&quot;&quot;)">
            <text:p/>
          </table:table-cell>
          <table:table-cell table:style-name="ce15" table:formula="of:=IF(BITAND([.A86];16)&gt;0;[.$A$258];&quot;&quot;)" office:value-type="string" office:string-value="☻">
            <text:p>☻</text:p>
          </table:table-cell>
          <table:table-cell table:style-name="ce15" table:formula="of:=IF(BITAND([.A86];32)&gt;0;[.$A$258];&quot;&quot;)">
            <text:p/>
          </table:table-cell>
          <table:table-cell table:style-name="ce15" table:formula="of:=IF(BITAND([.A86];64)&gt;0;[.$A$258];&quot;&quot;)" office:value-type="string" office:string-value="☻">
            <text:p>☻</text:p>
          </table:table-cell>
          <table:table-cell table:style-name="ce15" table:formula="of:=IF(BITAND([.A8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6">
            <text:p>86</text:p>
          </table:table-cell>
          <table:table-cell table:style-name="ce1" table:formula="of:=DEC2HEX([.A87])" office:value-type="string" office:string-value="56">
            <text:p>56</text:p>
          </table:table-cell>
          <table:table-cell table:style-name="ce6" table:formula="of:=CHAR([.A87])" office:value-type="string" office:string-value="V">
            <text:p>V</text:p>
          </table:table-cell>
          <table:table-cell table:number-columns-repeated="3"/>
          <table:table-cell table:style-name="ce12" table:formula="of:=IF(BITAND([.A87];1)&gt;0;[.$A$258];&quot;&quot;)">
            <text:p/>
          </table:table-cell>
          <table:table-cell table:style-name="ce12" table:formula="of:=IF(BITAND([.A87];2)&gt;0;[.$A$258];&quot;&quot;)" office:value-type="string" office:string-value="☻">
            <text:p>☻</text:p>
          </table:table-cell>
          <table:table-cell table:style-name="ce12" table:formula="of:=IF(BITAND([.A8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7];8)&gt;0;[.$A$258];&quot;&quot;)">
            <text:p/>
          </table:table-cell>
          <table:table-cell table:style-name="ce15" table:formula="of:=IF(BITAND([.A87];16)&gt;0;[.$A$258];&quot;&quot;)" office:value-type="string" office:string-value="☻">
            <text:p>☻</text:p>
          </table:table-cell>
          <table:table-cell table:style-name="ce15" table:formula="of:=IF(BITAND([.A87];32)&gt;0;[.$A$258];&quot;&quot;)">
            <text:p/>
          </table:table-cell>
          <table:table-cell table:style-name="ce15" table:formula="of:=IF(BITAND([.A87];64)&gt;0;[.$A$258];&quot;&quot;)" office:value-type="string" office:string-value="☻">
            <text:p>☻</text:p>
          </table:table-cell>
          <table:table-cell table:style-name="ce15" table:formula="of:=IF(BITAND([.A8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7">
            <text:p>87</text:p>
          </table:table-cell>
          <table:table-cell table:style-name="ce1" table:formula="of:=DEC2HEX([.A88])" office:value-type="string" office:string-value="57">
            <text:p>57</text:p>
          </table:table-cell>
          <table:table-cell table:style-name="ce6" table:formula="of:=CHAR([.A88])" office:value-type="string" office:string-value="W">
            <text:p>W</text:p>
          </table:table-cell>
          <table:table-cell office:value-type="string">
            <text:p>p</text:p>
          </table:table-cell>
          <table:table-cell office:value-type="string">
            <text:p>P</text:p>
          </table:table-cell>
          <table:table-cell/>
          <table:table-cell table:style-name="ce12" table:formula="of:=IF(BITAND([.A88];1)&gt;0;[.$A$258];&quot;&quot;)" office:value-type="string" office:string-value="☻">
            <text:p>☻</text:p>
          </table:table-cell>
          <table:table-cell table:style-name="ce12" table:formula="of:=IF(BITAND([.A88];2)&gt;0;[.$A$258];&quot;&quot;)" office:value-type="string" office:string-value="☻">
            <text:p>☻</text:p>
          </table:table-cell>
          <table:table-cell table:style-name="ce12" table:formula="of:=IF(BITAND([.A8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88];8)&gt;0;[.$A$258];&quot;&quot;)">
            <text:p/>
          </table:table-cell>
          <table:table-cell table:style-name="ce15" table:formula="of:=IF(BITAND([.A88];16)&gt;0;[.$A$258];&quot;&quot;)" office:value-type="string" office:string-value="☻">
            <text:p>☻</text:p>
          </table:table-cell>
          <table:table-cell table:style-name="ce15" table:formula="of:=IF(BITAND([.A88];32)&gt;0;[.$A$258];&quot;&quot;)">
            <text:p/>
          </table:table-cell>
          <table:table-cell table:style-name="ce15" table:formula="of:=IF(BITAND([.A88];64)&gt;0;[.$A$258];&quot;&quot;)" office:value-type="string" office:string-value="☻">
            <text:p>☻</text:p>
          </table:table-cell>
          <table:table-cell table:style-name="ce15" table:formula="of:=IF(BITAND([.A8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8">
            <text:p>88</text:p>
          </table:table-cell>
          <table:table-cell table:style-name="ce1" table:formula="of:=DEC2HEX([.A89])" office:value-type="string" office:string-value="58">
            <text:p>58</text:p>
          </table:table-cell>
          <table:table-cell table:style-name="ce6" table:formula="of:=CHAR([.A89])" office:value-type="string" office:string-value="X">
            <text:p>X</text:p>
          </table:table-cell>
          <table:table-cell office:value-type="string">
            <text:p>q</text:p>
          </table:table-cell>
          <table:table-cell office:value-type="string">
            <text:p>Q</text:p>
          </table:table-cell>
          <table:table-cell/>
          <table:table-cell table:style-name="ce12" table:formula="of:=IF(BITAND([.A89];1)&gt;0;[.$A$258];&quot;&quot;)">
            <text:p/>
          </table:table-cell>
          <table:table-cell table:style-name="ce12" table:formula="of:=IF(BITAND([.A89];2)&gt;0;[.$A$258];&quot;&quot;)">
            <text:p/>
          </table:table-cell>
          <table:table-cell table:style-name="ce12" table:formula="of:=IF(BITAND([.A8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89];8)&gt;0;[.$A$258];&quot;&quot;)" office:value-type="string" office:string-value="☻">
            <text:p>☻</text:p>
          </table:table-cell>
          <table:table-cell table:style-name="ce15" table:formula="of:=IF(BITAND([.A89];16)&gt;0;[.$A$258];&quot;&quot;)" office:value-type="string" office:string-value="☻">
            <text:p>☻</text:p>
          </table:table-cell>
          <table:table-cell table:style-name="ce15" table:formula="of:=IF(BITAND([.A89];32)&gt;0;[.$A$258];&quot;&quot;)">
            <text:p/>
          </table:table-cell>
          <table:table-cell table:style-name="ce15" table:formula="of:=IF(BITAND([.A89];64)&gt;0;[.$A$258];&quot;&quot;)" office:value-type="string" office:string-value="☻">
            <text:p>☻</text:p>
          </table:table-cell>
          <table:table-cell table:style-name="ce15" table:formula="of:=IF(BITAND([.A8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89">
            <text:p>89</text:p>
          </table:table-cell>
          <table:table-cell table:style-name="ce1" table:formula="of:=DEC2HEX([.A90])" office:value-type="string" office:string-value="59">
            <text:p>59</text:p>
          </table:table-cell>
          <table:table-cell table:style-name="ce6" table:formula="of:=CHAR([.A90])" office:value-type="string" office:string-value="Y">
            <text:p>Y</text:p>
          </table:table-cell>
          <table:table-cell table:number-columns-repeated="3"/>
          <table:table-cell table:style-name="ce12" table:formula="of:=IF(BITAND([.A90];1)&gt;0;[.$A$258];&quot;&quot;)" office:value-type="string" office:string-value="☻">
            <text:p>☻</text:p>
          </table:table-cell>
          <table:table-cell table:style-name="ce12" table:formula="of:=IF(BITAND([.A90];2)&gt;0;[.$A$258];&quot;&quot;)">
            <text:p/>
          </table:table-cell>
          <table:table-cell table:style-name="ce12" table:formula="of:=IF(BITAND([.A9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0];8)&gt;0;[.$A$258];&quot;&quot;)" office:value-type="string" office:string-value="☻">
            <text:p>☻</text:p>
          </table:table-cell>
          <table:table-cell table:style-name="ce15" table:formula="of:=IF(BITAND([.A90];16)&gt;0;[.$A$258];&quot;&quot;)" office:value-type="string" office:string-value="☻">
            <text:p>☻</text:p>
          </table:table-cell>
          <table:table-cell table:style-name="ce15" table:formula="of:=IF(BITAND([.A90];32)&gt;0;[.$A$258];&quot;&quot;)">
            <text:p/>
          </table:table-cell>
          <table:table-cell table:style-name="ce15" table:formula="of:=IF(BITAND([.A90];64)&gt;0;[.$A$258];&quot;&quot;)" office:value-type="string" office:string-value="☻">
            <text:p>☻</text:p>
          </table:table-cell>
          <table:table-cell table:style-name="ce15" table:formula="of:=IF(BITAND([.A9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0">
            <text:p>90</text:p>
          </table:table-cell>
          <table:table-cell table:style-name="ce1" table:formula="of:=DEC2HEX([.A91])" office:value-type="string" office:string-value="5A">
            <text:p>5A</text:p>
          </table:table-cell>
          <table:table-cell table:style-name="ce6" table:formula="of:=CHAR([.A91])" office:value-type="string" office:string-value="Z">
            <text:p>Z</text:p>
          </table:table-cell>
          <table:table-cell table:number-columns-repeated="3"/>
          <table:table-cell table:style-name="ce12" table:formula="of:=IF(BITAND([.A91];1)&gt;0;[.$A$258];&quot;&quot;)">
            <text:p/>
          </table:table-cell>
          <table:table-cell table:style-name="ce12" table:formula="of:=IF(BITAND([.A91];2)&gt;0;[.$A$258];&quot;&quot;)" office:value-type="string" office:string-value="☻">
            <text:p>☻</text:p>
          </table:table-cell>
          <table:table-cell table:style-name="ce12" table:formula="of:=IF(BITAND([.A9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1];8)&gt;0;[.$A$258];&quot;&quot;)" office:value-type="string" office:string-value="☻">
            <text:p>☻</text:p>
          </table:table-cell>
          <table:table-cell table:style-name="ce15" table:formula="of:=IF(BITAND([.A91];16)&gt;0;[.$A$258];&quot;&quot;)" office:value-type="string" office:string-value="☻">
            <text:p>☻</text:p>
          </table:table-cell>
          <table:table-cell table:style-name="ce15" table:formula="of:=IF(BITAND([.A91];32)&gt;0;[.$A$258];&quot;&quot;)">
            <text:p/>
          </table:table-cell>
          <table:table-cell table:style-name="ce15" table:formula="of:=IF(BITAND([.A91];64)&gt;0;[.$A$258];&quot;&quot;)" office:value-type="string" office:string-value="☻">
            <text:p>☻</text:p>
          </table:table-cell>
          <table:table-cell table:style-name="ce15" table:formula="of:=IF(BITAND([.A9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1">
            <text:p>91</text:p>
          </table:table-cell>
          <table:table-cell table:style-name="ce1" table:formula="of:=DEC2HEX([.A92])" office:value-type="string" office:string-value="5B">
            <text:p>5B</text:p>
          </table:table-cell>
          <table:table-cell table:style-name="ce6" table:formula="of:=CHAR([.A92])" office:value-type="string" office:string-value="[">
            <text:p>[</text:p>
          </table:table-cell>
          <table:table-cell office:value-type="string">
            <text:p>^</text:p>
          </table:table-cell>
          <table:table-cell table:style-name="ce10" office:value-type="string">
            <text:p>¨</text:p>
          </table:table-cell>
          <table:table-cell office:value-type="string">
            <text:p>no transport</text:p>
          </table:table-cell>
          <table:table-cell table:style-name="ce12" table:formula="of:=IF(BITAND([.A92];1)&gt;0;[.$A$258];&quot;&quot;)" office:value-type="string" office:string-value="☻">
            <text:p>☻</text:p>
          </table:table-cell>
          <table:table-cell table:style-name="ce12" table:formula="of:=IF(BITAND([.A92];2)&gt;0;[.$A$258];&quot;&quot;)" office:value-type="string" office:string-value="☻">
            <text:p>☻</text:p>
          </table:table-cell>
          <table:table-cell table:style-name="ce12" table:formula="of:=IF(BITAND([.A9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2];8)&gt;0;[.$A$258];&quot;&quot;)" office:value-type="string" office:string-value="☻">
            <text:p>☻</text:p>
          </table:table-cell>
          <table:table-cell table:style-name="ce15" table:formula="of:=IF(BITAND([.A92];16)&gt;0;[.$A$258];&quot;&quot;)" office:value-type="string" office:string-value="☻">
            <text:p>☻</text:p>
          </table:table-cell>
          <table:table-cell table:style-name="ce15" table:formula="of:=IF(BITAND([.A92];32)&gt;0;[.$A$258];&quot;&quot;)">
            <text:p/>
          </table:table-cell>
          <table:table-cell table:style-name="ce15" table:formula="of:=IF(BITAND([.A92];64)&gt;0;[.$A$258];&quot;&quot;)" office:value-type="string" office:string-value="☻">
            <text:p>☻</text:p>
          </table:table-cell>
          <table:table-cell table:style-name="ce15" table:formula="of:=IF(BITAND([.A9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2">
            <text:p>92</text:p>
          </table:table-cell>
          <table:table-cell table:style-name="ce1" table:formula="of:=DEC2HEX([.A93])" office:value-type="string" office:string-value="5C">
            <text:p>5C</text:p>
          </table:table-cell>
          <table:table-cell table:style-name="ce6" table:formula="of:=CHAR([.A93])" office:value-type="string" office:string-value="\">
            <text:p>\</text:p>
          </table:table-cell>
          <table:table-cell table:number-columns-repeated="3"/>
          <table:table-cell table:style-name="ce12" table:formula="of:=IF(BITAND([.A93];1)&gt;0;[.$A$258];&quot;&quot;)">
            <text:p/>
          </table:table-cell>
          <table:table-cell table:style-name="ce12" table:formula="of:=IF(BITAND([.A93];2)&gt;0;[.$A$258];&quot;&quot;)">
            <text:p/>
          </table:table-cell>
          <table:table-cell table:style-name="ce12" table:formula="of:=IF(BITAND([.A9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93];8)&gt;0;[.$A$258];&quot;&quot;)" office:value-type="string" office:string-value="☻">
            <text:p>☻</text:p>
          </table:table-cell>
          <table:table-cell table:style-name="ce15" table:formula="of:=IF(BITAND([.A93];16)&gt;0;[.$A$258];&quot;&quot;)" office:value-type="string" office:string-value="☻">
            <text:p>☻</text:p>
          </table:table-cell>
          <table:table-cell table:style-name="ce15" table:formula="of:=IF(BITAND([.A93];32)&gt;0;[.$A$258];&quot;&quot;)">
            <text:p/>
          </table:table-cell>
          <table:table-cell table:style-name="ce15" table:formula="of:=IF(BITAND([.A93];64)&gt;0;[.$A$258];&quot;&quot;)" office:value-type="string" office:string-value="☻">
            <text:p>☻</text:p>
          </table:table-cell>
          <table:table-cell table:style-name="ce15" table:formula="of:=IF(BITAND([.A9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3">
            <text:p>93</text:p>
          </table:table-cell>
          <table:table-cell table:style-name="ce1" table:formula="of:=DEC2HEX([.A94])" office:value-type="string" office:string-value="5D">
            <text:p>5D</text:p>
          </table:table-cell>
          <table:table-cell table:style-name="ce6" table:formula="of:=CHAR([.A94])" office:value-type="string" office:string-value="]">
            <text:p>]</text:p>
          </table:table-cell>
          <table:table-cell table:number-columns-repeated="3"/>
          <table:table-cell table:style-name="ce12" table:formula="of:=IF(BITAND([.A94];1)&gt;0;[.$A$258];&quot;&quot;)" office:value-type="string" office:string-value="☻">
            <text:p>☻</text:p>
          </table:table-cell>
          <table:table-cell table:style-name="ce12" table:formula="of:=IF(BITAND([.A94];2)&gt;0;[.$A$258];&quot;&quot;)">
            <text:p/>
          </table:table-cell>
          <table:table-cell table:style-name="ce12" table:formula="of:=IF(BITAND([.A9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94];8)&gt;0;[.$A$258];&quot;&quot;)" office:value-type="string" office:string-value="☻">
            <text:p>☻</text:p>
          </table:table-cell>
          <table:table-cell table:style-name="ce15" table:formula="of:=IF(BITAND([.A94];16)&gt;0;[.$A$258];&quot;&quot;)" office:value-type="string" office:string-value="☻">
            <text:p>☻</text:p>
          </table:table-cell>
          <table:table-cell table:style-name="ce15" table:formula="of:=IF(BITAND([.A94];32)&gt;0;[.$A$258];&quot;&quot;)">
            <text:p/>
          </table:table-cell>
          <table:table-cell table:style-name="ce15" table:formula="of:=IF(BITAND([.A94];64)&gt;0;[.$A$258];&quot;&quot;)" office:value-type="string" office:string-value="☻">
            <text:p>☻</text:p>
          </table:table-cell>
          <table:table-cell table:style-name="ce15" table:formula="of:=IF(BITAND([.A9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4">
            <text:p>94</text:p>
          </table:table-cell>
          <table:table-cell table:style-name="ce1" table:formula="of:=DEC2HEX([.A95])" office:value-type="string" office:string-value="5E">
            <text:p>5E</text:p>
          </table:table-cell>
          <table:table-cell table:style-name="ce6" table:formula="of:=CHAR([.A95])" office:value-type="string" office:string-value="^">
            <text:p>^</text:p>
          </table:table-cell>
          <table:table-cell table:number-columns-repeated="3"/>
          <table:table-cell table:style-name="ce12" table:formula="of:=IF(BITAND([.A95];1)&gt;0;[.$A$258];&quot;&quot;)">
            <text:p/>
          </table:table-cell>
          <table:table-cell table:style-name="ce12" table:formula="of:=IF(BITAND([.A95];2)&gt;0;[.$A$258];&quot;&quot;)" office:value-type="string" office:string-value="☻">
            <text:p>☻</text:p>
          </table:table-cell>
          <table:table-cell table:style-name="ce12" table:formula="of:=IF(BITAND([.A9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95];8)&gt;0;[.$A$258];&quot;&quot;)" office:value-type="string" office:string-value="☻">
            <text:p>☻</text:p>
          </table:table-cell>
          <table:table-cell table:style-name="ce15" table:formula="of:=IF(BITAND([.A95];16)&gt;0;[.$A$258];&quot;&quot;)" office:value-type="string" office:string-value="☻">
            <text:p>☻</text:p>
          </table:table-cell>
          <table:table-cell table:style-name="ce15" table:formula="of:=IF(BITAND([.A95];32)&gt;0;[.$A$258];&quot;&quot;)">
            <text:p/>
          </table:table-cell>
          <table:table-cell table:style-name="ce15" table:formula="of:=IF(BITAND([.A95];64)&gt;0;[.$A$258];&quot;&quot;)" office:value-type="string" office:string-value="☻">
            <text:p>☻</text:p>
          </table:table-cell>
          <table:table-cell table:style-name="ce15" table:formula="of:=IF(BITAND([.A9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5">
            <text:p>95</text:p>
          </table:table-cell>
          <table:table-cell table:style-name="ce1" table:formula="of:=DEC2HEX([.A96])" office:value-type="string" office:string-value="5F">
            <text:p>5F</text:p>
          </table:table-cell>
          <table:table-cell table:style-name="ce6" table:formula="of:=CHAR([.A96])" office:value-type="string" office:string-value="_">
            <text:p>_</text:p>
          </table:table-cell>
          <table:table-cell table:number-columns-repeated="3"/>
          <table:table-cell table:style-name="ce12" table:formula="of:=IF(BITAND([.A96];1)&gt;0;[.$A$258];&quot;&quot;)" office:value-type="string" office:string-value="☻">
            <text:p>☻</text:p>
          </table:table-cell>
          <table:table-cell table:style-name="ce12" table:formula="of:=IF(BITAND([.A96];2)&gt;0;[.$A$258];&quot;&quot;)" office:value-type="string" office:string-value="☻">
            <text:p>☻</text:p>
          </table:table-cell>
          <table:table-cell table:style-name="ce12" table:formula="of:=IF(BITAND([.A9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96];8)&gt;0;[.$A$258];&quot;&quot;)" office:value-type="string" office:string-value="☻">
            <text:p>☻</text:p>
          </table:table-cell>
          <table:table-cell table:style-name="ce15" table:formula="of:=IF(BITAND([.A96];16)&gt;0;[.$A$258];&quot;&quot;)" office:value-type="string" office:string-value="☻">
            <text:p>☻</text:p>
          </table:table-cell>
          <table:table-cell table:style-name="ce15" table:formula="of:=IF(BITAND([.A96];32)&gt;0;[.$A$258];&quot;&quot;)">
            <text:p/>
          </table:table-cell>
          <table:table-cell table:style-name="ce15" table:formula="of:=IF(BITAND([.A96];64)&gt;0;[.$A$258];&quot;&quot;)" office:value-type="string" office:string-value="☻">
            <text:p>☻</text:p>
          </table:table-cell>
          <table:table-cell table:style-name="ce15" table:formula="of:=IF(BITAND([.A9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6">
            <text:p>96</text:p>
          </table:table-cell>
          <table:table-cell table:style-name="ce1" table:formula="of:=DEC2HEX([.A97])" office:value-type="string" office:string-value="60">
            <text:p>60</text:p>
          </table:table-cell>
          <table:table-cell table:style-name="ce6" table:formula="of:=CHAR([.A97])" office:value-type="string" office:string-value="`">
            <text:p>`</text:p>
          </table:table-cell>
          <table:table-cell table:number-columns-repeated="3"/>
          <table:table-cell table:style-name="ce12" table:formula="of:=IF(BITAND([.A97];1)&gt;0;[.$A$258];&quot;&quot;)">
            <text:p/>
          </table:table-cell>
          <table:table-cell table:style-name="ce12" table:formula="of:=IF(BITAND([.A97];2)&gt;0;[.$A$258];&quot;&quot;)">
            <text:p/>
          </table:table-cell>
          <table:table-cell table:style-name="ce12" table:formula="of:=IF(BITAND([.A9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7];8)&gt;0;[.$A$258];&quot;&quot;)">
            <text:p/>
          </table:table-cell>
          <table:table-cell table:style-name="ce15" table:formula="of:=IF(BITAND([.A97];16)&gt;0;[.$A$258];&quot;&quot;)">
            <text:p/>
          </table:table-cell>
          <table:table-cell table:style-name="ce15" table:formula="of:=IF(BITAND([.A97];32)&gt;0;[.$A$258];&quot;&quot;)" office:value-type="string" office:string-value="☻">
            <text:p>☻</text:p>
          </table:table-cell>
          <table:table-cell table:style-name="ce15" table:formula="of:=IF(BITAND([.A97];64)&gt;0;[.$A$258];&quot;&quot;)" office:value-type="string" office:string-value="☻">
            <text:p>☻</text:p>
          </table:table-cell>
          <table:table-cell table:style-name="ce15" table:formula="of:=IF(BITAND([.A9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7">
            <text:p>97</text:p>
          </table:table-cell>
          <table:table-cell table:style-name="ce1" table:formula="of:=DEC2HEX([.A98])" office:value-type="string" office:string-value="61">
            <text:p>61</text:p>
          </table:table-cell>
          <table:table-cell table:style-name="ce6" table:formula="of:=CHAR([.A98])" office:value-type="string" office:string-value="a">
            <text:p>a</text:p>
          </table:table-cell>
          <table:table-cell office:value-type="string">
            <text:p>a</text:p>
          </table:table-cell>
          <table:table-cell office:value-type="string">
            <text:p>A</text:p>
          </table:table-cell>
          <table:table-cell/>
          <table:table-cell table:style-name="ce12" table:formula="of:=IF(BITAND([.A98];1)&gt;0;[.$A$258];&quot;&quot;)" office:value-type="string" office:string-value="☻">
            <text:p>☻</text:p>
          </table:table-cell>
          <table:table-cell table:style-name="ce12" table:formula="of:=IF(BITAND([.A98];2)&gt;0;[.$A$258];&quot;&quot;)">
            <text:p/>
          </table:table-cell>
          <table:table-cell table:style-name="ce12" table:formula="of:=IF(BITAND([.A9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8];8)&gt;0;[.$A$258];&quot;&quot;)">
            <text:p/>
          </table:table-cell>
          <table:table-cell table:style-name="ce15" table:formula="of:=IF(BITAND([.A98];16)&gt;0;[.$A$258];&quot;&quot;)">
            <text:p/>
          </table:table-cell>
          <table:table-cell table:style-name="ce15" table:formula="of:=IF(BITAND([.A98];32)&gt;0;[.$A$258];&quot;&quot;)" office:value-type="string" office:string-value="☻">
            <text:p>☻</text:p>
          </table:table-cell>
          <table:table-cell table:style-name="ce15" table:formula="of:=IF(BITAND([.A98];64)&gt;0;[.$A$258];&quot;&quot;)" office:value-type="string" office:string-value="☻">
            <text:p>☻</text:p>
          </table:table-cell>
          <table:table-cell table:style-name="ce15" table:formula="of:=IF(BITAND([.A9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8">
            <text:p>98</text:p>
          </table:table-cell>
          <table:table-cell table:style-name="ce1" table:formula="of:=DEC2HEX([.A99])" office:value-type="string" office:string-value="62">
            <text:p>62</text:p>
          </table:table-cell>
          <table:table-cell table:style-name="ce6" table:formula="of:=CHAR([.A99])" office:value-type="string" office:string-value="b">
            <text:p>b</text:p>
          </table:table-cell>
          <table:table-cell office:value-type="string">
            <text:p>b</text:p>
          </table:table-cell>
          <table:table-cell office:value-type="string">
            <text:p>B</text:p>
          </table:table-cell>
          <table:table-cell/>
          <table:table-cell table:style-name="ce12" table:formula="of:=IF(BITAND([.A99];1)&gt;0;[.$A$258];&quot;&quot;)">
            <text:p/>
          </table:table-cell>
          <table:table-cell table:style-name="ce12" table:formula="of:=IF(BITAND([.A99];2)&gt;0;[.$A$258];&quot;&quot;)" office:value-type="string" office:string-value="☻">
            <text:p>☻</text:p>
          </table:table-cell>
          <table:table-cell table:style-name="ce12" table:formula="of:=IF(BITAND([.A9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99];8)&gt;0;[.$A$258];&quot;&quot;)">
            <text:p/>
          </table:table-cell>
          <table:table-cell table:style-name="ce15" table:formula="of:=IF(BITAND([.A99];16)&gt;0;[.$A$258];&quot;&quot;)">
            <text:p/>
          </table:table-cell>
          <table:table-cell table:style-name="ce15" table:formula="of:=IF(BITAND([.A99];32)&gt;0;[.$A$258];&quot;&quot;)" office:value-type="string" office:string-value="☻">
            <text:p>☻</text:p>
          </table:table-cell>
          <table:table-cell table:style-name="ce15" table:formula="of:=IF(BITAND([.A99];64)&gt;0;[.$A$258];&quot;&quot;)" office:value-type="string" office:string-value="☻">
            <text:p>☻</text:p>
          </table:table-cell>
          <table:table-cell table:style-name="ce15" table:formula="of:=IF(BITAND([.A9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99">
            <text:p>99</text:p>
          </table:table-cell>
          <table:table-cell table:style-name="ce1" table:formula="of:=DEC2HEX([.A100])" office:value-type="string" office:string-value="63">
            <text:p>63</text:p>
          </table:table-cell>
          <table:table-cell table:style-name="ce6" table:formula="of:=CHAR([.A100])" office:value-type="string" office:string-value="c">
            <text:p>c</text:p>
          </table:table-cell>
          <table:table-cell table:number-columns-repeated="3"/>
          <table:table-cell table:style-name="ce12" table:formula="of:=IF(BITAND([.A100];1)&gt;0;[.$A$258];&quot;&quot;)" office:value-type="string" office:string-value="☻">
            <text:p>☻</text:p>
          </table:table-cell>
          <table:table-cell table:style-name="ce12" table:formula="of:=IF(BITAND([.A100];2)&gt;0;[.$A$258];&quot;&quot;)" office:value-type="string" office:string-value="☻">
            <text:p>☻</text:p>
          </table:table-cell>
          <table:table-cell table:style-name="ce12" table:formula="of:=IF(BITAND([.A10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0];8)&gt;0;[.$A$258];&quot;&quot;)">
            <text:p/>
          </table:table-cell>
          <table:table-cell table:style-name="ce15" table:formula="of:=IF(BITAND([.A100];16)&gt;0;[.$A$258];&quot;&quot;)">
            <text:p/>
          </table:table-cell>
          <table:table-cell table:style-name="ce15" table:formula="of:=IF(BITAND([.A100];32)&gt;0;[.$A$258];&quot;&quot;)" office:value-type="string" office:string-value="☻">
            <text:p>☻</text:p>
          </table:table-cell>
          <table:table-cell table:style-name="ce15" table:formula="of:=IF(BITAND([.A100];64)&gt;0;[.$A$258];&quot;&quot;)" office:value-type="string" office:string-value="☻">
            <text:p>☻</text:p>
          </table:table-cell>
          <table:table-cell table:style-name="ce15" table:formula="of:=IF(BITAND([.A10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0">
            <text:p>100</text:p>
          </table:table-cell>
          <table:table-cell table:style-name="ce1" table:formula="of:=DEC2HEX([.A101])" office:value-type="string" office:string-value="64">
            <text:p>64</text:p>
          </table:table-cell>
          <table:table-cell table:style-name="ce6" table:formula="of:=CHAR([.A101])" office:value-type="string" office:string-value="d">
            <text:p>d</text:p>
          </table:table-cell>
          <table:table-cell office:value-type="string">
            <text:p>d</text:p>
          </table:table-cell>
          <table:table-cell office:value-type="string">
            <text:p>D</text:p>
          </table:table-cell>
          <table:table-cell/>
          <table:table-cell table:style-name="ce12" table:formula="of:=IF(BITAND([.A101];1)&gt;0;[.$A$258];&quot;&quot;)">
            <text:p/>
          </table:table-cell>
          <table:table-cell table:style-name="ce12" table:formula="of:=IF(BITAND([.A101];2)&gt;0;[.$A$258];&quot;&quot;)">
            <text:p/>
          </table:table-cell>
          <table:table-cell table:style-name="ce12" table:formula="of:=IF(BITAND([.A10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01];8)&gt;0;[.$A$258];&quot;&quot;)">
            <text:p/>
          </table:table-cell>
          <table:table-cell table:style-name="ce15" table:formula="of:=IF(BITAND([.A101];16)&gt;0;[.$A$258];&quot;&quot;)">
            <text:p/>
          </table:table-cell>
          <table:table-cell table:style-name="ce15" table:formula="of:=IF(BITAND([.A101];32)&gt;0;[.$A$258];&quot;&quot;)" office:value-type="string" office:string-value="☻">
            <text:p>☻</text:p>
          </table:table-cell>
          <table:table-cell table:style-name="ce15" table:formula="of:=IF(BITAND([.A101];64)&gt;0;[.$A$258];&quot;&quot;)" office:value-type="string" office:string-value="☻">
            <text:p>☻</text:p>
          </table:table-cell>
          <table:table-cell table:style-name="ce15" table:formula="of:=IF(BITAND([.A10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1">
            <text:p>101</text:p>
          </table:table-cell>
          <table:table-cell table:style-name="ce1" table:formula="of:=DEC2HEX([.A102])" office:value-type="string" office:string-value="65">
            <text:p>65</text:p>
          </table:table-cell>
          <table:table-cell table:style-name="ce6" table:formula="of:=CHAR([.A102])" office:value-type="string" office:string-value="e">
            <text:p>e</text:p>
          </table:table-cell>
          <table:table-cell table:number-columns-repeated="3"/>
          <table:table-cell table:style-name="ce12" table:formula="of:=IF(BITAND([.A102];1)&gt;0;[.$A$258];&quot;&quot;)" office:value-type="string" office:string-value="☻">
            <text:p>☻</text:p>
          </table:table-cell>
          <table:table-cell table:style-name="ce12" table:formula="of:=IF(BITAND([.A102];2)&gt;0;[.$A$258];&quot;&quot;)">
            <text:p/>
          </table:table-cell>
          <table:table-cell table:style-name="ce12" table:formula="of:=IF(BITAND([.A10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02];8)&gt;0;[.$A$258];&quot;&quot;)">
            <text:p/>
          </table:table-cell>
          <table:table-cell table:style-name="ce15" table:formula="of:=IF(BITAND([.A102];16)&gt;0;[.$A$258];&quot;&quot;)">
            <text:p/>
          </table:table-cell>
          <table:table-cell table:style-name="ce15" table:formula="of:=IF(BITAND([.A102];32)&gt;0;[.$A$258];&quot;&quot;)" office:value-type="string" office:string-value="☻">
            <text:p>☻</text:p>
          </table:table-cell>
          <table:table-cell table:style-name="ce15" table:formula="of:=IF(BITAND([.A102];64)&gt;0;[.$A$258];&quot;&quot;)" office:value-type="string" office:string-value="☻">
            <text:p>☻</text:p>
          </table:table-cell>
          <table:table-cell table:style-name="ce15" table:formula="of:=IF(BITAND([.A10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2">
            <text:p>102</text:p>
          </table:table-cell>
          <table:table-cell table:style-name="ce1" table:formula="of:=DEC2HEX([.A103])" office:value-type="string" office:string-value="66">
            <text:p>66</text:p>
          </table:table-cell>
          <table:table-cell table:style-name="ce6" table:formula="of:=CHAR([.A103])" office:value-type="string" office:string-value="f">
            <text:p>f</text:p>
          </table:table-cell>
          <table:table-cell table:number-columns-repeated="3"/>
          <table:table-cell table:style-name="ce12" table:formula="of:=IF(BITAND([.A103];1)&gt;0;[.$A$258];&quot;&quot;)">
            <text:p/>
          </table:table-cell>
          <table:table-cell table:style-name="ce12" table:formula="of:=IF(BITAND([.A103];2)&gt;0;[.$A$258];&quot;&quot;)" office:value-type="string" office:string-value="☻">
            <text:p>☻</text:p>
          </table:table-cell>
          <table:table-cell table:style-name="ce12" table:formula="of:=IF(BITAND([.A10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03];8)&gt;0;[.$A$258];&quot;&quot;)">
            <text:p/>
          </table:table-cell>
          <table:table-cell table:style-name="ce15" table:formula="of:=IF(BITAND([.A103];16)&gt;0;[.$A$258];&quot;&quot;)">
            <text:p/>
          </table:table-cell>
          <table:table-cell table:style-name="ce15" table:formula="of:=IF(BITAND([.A103];32)&gt;0;[.$A$258];&quot;&quot;)" office:value-type="string" office:string-value="☻">
            <text:p>☻</text:p>
          </table:table-cell>
          <table:table-cell table:style-name="ce15" table:formula="of:=IF(BITAND([.A103];64)&gt;0;[.$A$258];&quot;&quot;)" office:value-type="string" office:string-value="☻">
            <text:p>☻</text:p>
          </table:table-cell>
          <table:table-cell table:style-name="ce15" table:formula="of:=IF(BITAND([.A10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3">
            <text:p>103</text:p>
          </table:table-cell>
          <table:table-cell table:style-name="ce1" table:formula="of:=DEC2HEX([.A104])" office:value-type="string" office:string-value="67">
            <text:p>67</text:p>
          </table:table-cell>
          <table:table-cell table:style-name="ce6" table:formula="of:=CHAR([.A104])" office:value-type="string" office:string-value="g">
            <text:p>g</text:p>
          </table:table-cell>
          <table:table-cell office:value-type="string">
            <text:p>g</text:p>
          </table:table-cell>
          <table:table-cell office:value-type="string">
            <text:p>G</text:p>
          </table:table-cell>
          <table:table-cell/>
          <table:table-cell table:style-name="ce12" table:formula="of:=IF(BITAND([.A104];1)&gt;0;[.$A$258];&quot;&quot;)" office:value-type="string" office:string-value="☻">
            <text:p>☻</text:p>
          </table:table-cell>
          <table:table-cell table:style-name="ce12" table:formula="of:=IF(BITAND([.A104];2)&gt;0;[.$A$258];&quot;&quot;)" office:value-type="string" office:string-value="☻">
            <text:p>☻</text:p>
          </table:table-cell>
          <table:table-cell table:style-name="ce12" table:formula="of:=IF(BITAND([.A10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04];8)&gt;0;[.$A$258];&quot;&quot;)">
            <text:p/>
          </table:table-cell>
          <table:table-cell table:style-name="ce15" table:formula="of:=IF(BITAND([.A104];16)&gt;0;[.$A$258];&quot;&quot;)">
            <text:p/>
          </table:table-cell>
          <table:table-cell table:style-name="ce15" table:formula="of:=IF(BITAND([.A104];32)&gt;0;[.$A$258];&quot;&quot;)" office:value-type="string" office:string-value="☻">
            <text:p>☻</text:p>
          </table:table-cell>
          <table:table-cell table:style-name="ce15" table:formula="of:=IF(BITAND([.A104];64)&gt;0;[.$A$258];&quot;&quot;)" office:value-type="string" office:string-value="☻">
            <text:p>☻</text:p>
          </table:table-cell>
          <table:table-cell table:style-name="ce15" table:formula="of:=IF(BITAND([.A10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4">
            <text:p>104</text:p>
          </table:table-cell>
          <table:table-cell table:style-name="ce1" table:formula="of:=DEC2HEX([.A105])" office:value-type="string" office:string-value="68">
            <text:p>68</text:p>
          </table:table-cell>
          <table:table-cell table:style-name="ce6" table:formula="of:=CHAR([.A105])" office:value-type="string" office:string-value="h">
            <text:p>h</text:p>
          </table:table-cell>
          <table:table-cell office:value-type="string">
            <text:p>h</text:p>
          </table:table-cell>
          <table:table-cell office:value-type="string">
            <text:p>H</text:p>
          </table:table-cell>
          <table:table-cell/>
          <table:table-cell table:style-name="ce12" table:formula="of:=IF(BITAND([.A105];1)&gt;0;[.$A$258];&quot;&quot;)">
            <text:p/>
          </table:table-cell>
          <table:table-cell table:style-name="ce12" table:formula="of:=IF(BITAND([.A105];2)&gt;0;[.$A$258];&quot;&quot;)">
            <text:p/>
          </table:table-cell>
          <table:table-cell table:style-name="ce12" table:formula="of:=IF(BITAND([.A10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5];8)&gt;0;[.$A$258];&quot;&quot;)" office:value-type="string" office:string-value="☻">
            <text:p>☻</text:p>
          </table:table-cell>
          <table:table-cell table:style-name="ce15" table:formula="of:=IF(BITAND([.A105];16)&gt;0;[.$A$258];&quot;&quot;)">
            <text:p/>
          </table:table-cell>
          <table:table-cell table:style-name="ce15" table:formula="of:=IF(BITAND([.A105];32)&gt;0;[.$A$258];&quot;&quot;)" office:value-type="string" office:string-value="☻">
            <text:p>☻</text:p>
          </table:table-cell>
          <table:table-cell table:style-name="ce15" table:formula="of:=IF(BITAND([.A105];64)&gt;0;[.$A$258];&quot;&quot;)" office:value-type="string" office:string-value="☻">
            <text:p>☻</text:p>
          </table:table-cell>
          <table:table-cell table:style-name="ce15" table:formula="of:=IF(BITAND([.A10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5">
            <text:p>105</text:p>
          </table:table-cell>
          <table:table-cell table:style-name="ce1" table:formula="of:=DEC2HEX([.A106])" office:value-type="string" office:string-value="69">
            <text:p>69</text:p>
          </table:table-cell>
          <table:table-cell table:style-name="ce6" table:formula="of:=CHAR([.A106])" office:value-type="string" office:string-value="i">
            <text:p>i</text:p>
          </table:table-cell>
          <table:table-cell table:number-columns-repeated="3"/>
          <table:table-cell table:style-name="ce12" table:formula="of:=IF(BITAND([.A106];1)&gt;0;[.$A$258];&quot;&quot;)" office:value-type="string" office:string-value="☻">
            <text:p>☻</text:p>
          </table:table-cell>
          <table:table-cell table:style-name="ce12" table:formula="of:=IF(BITAND([.A106];2)&gt;0;[.$A$258];&quot;&quot;)">
            <text:p/>
          </table:table-cell>
          <table:table-cell table:style-name="ce12" table:formula="of:=IF(BITAND([.A10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6];8)&gt;0;[.$A$258];&quot;&quot;)" office:value-type="string" office:string-value="☻">
            <text:p>☻</text:p>
          </table:table-cell>
          <table:table-cell table:style-name="ce15" table:formula="of:=IF(BITAND([.A106];16)&gt;0;[.$A$258];&quot;&quot;)">
            <text:p/>
          </table:table-cell>
          <table:table-cell table:style-name="ce15" table:formula="of:=IF(BITAND([.A106];32)&gt;0;[.$A$258];&quot;&quot;)" office:value-type="string" office:string-value="☻">
            <text:p>☻</text:p>
          </table:table-cell>
          <table:table-cell table:style-name="ce15" table:formula="of:=IF(BITAND([.A106];64)&gt;0;[.$A$258];&quot;&quot;)" office:value-type="string" office:string-value="☻">
            <text:p>☻</text:p>
          </table:table-cell>
          <table:table-cell table:style-name="ce15" table:formula="of:=IF(BITAND([.A10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6">
            <text:p>106</text:p>
          </table:table-cell>
          <table:table-cell table:style-name="ce1" table:formula="of:=DEC2HEX([.A107])" office:value-type="string" office:string-value="6A">
            <text:p>6A</text:p>
          </table:table-cell>
          <table:table-cell table:style-name="ce6" table:formula="of:=CHAR([.A107])" office:value-type="string" office:string-value="j">
            <text:p>j</text:p>
          </table:table-cell>
          <table:table-cell table:number-columns-repeated="3"/>
          <table:table-cell table:style-name="ce12" table:formula="of:=IF(BITAND([.A107];1)&gt;0;[.$A$258];&quot;&quot;)">
            <text:p/>
          </table:table-cell>
          <table:table-cell table:style-name="ce12" table:formula="of:=IF(BITAND([.A107];2)&gt;0;[.$A$258];&quot;&quot;)" office:value-type="string" office:string-value="☻">
            <text:p>☻</text:p>
          </table:table-cell>
          <table:table-cell table:style-name="ce12" table:formula="of:=IF(BITAND([.A10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7];8)&gt;0;[.$A$258];&quot;&quot;)" office:value-type="string" office:string-value="☻">
            <text:p>☻</text:p>
          </table:table-cell>
          <table:table-cell table:style-name="ce15" table:formula="of:=IF(BITAND([.A107];16)&gt;0;[.$A$258];&quot;&quot;)">
            <text:p/>
          </table:table-cell>
          <table:table-cell table:style-name="ce15" table:formula="of:=IF(BITAND([.A107];32)&gt;0;[.$A$258];&quot;&quot;)" office:value-type="string" office:string-value="☻">
            <text:p>☻</text:p>
          </table:table-cell>
          <table:table-cell table:style-name="ce15" table:formula="of:=IF(BITAND([.A107];64)&gt;0;[.$A$258];&quot;&quot;)" office:value-type="string" office:string-value="☻">
            <text:p>☻</text:p>
          </table:table-cell>
          <table:table-cell table:style-name="ce15" table:formula="of:=IF(BITAND([.A10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7">
            <text:p>107</text:p>
          </table:table-cell>
          <table:table-cell table:style-name="ce1" table:formula="of:=DEC2HEX([.A108])" office:value-type="string" office:string-value="6B">
            <text:p>6B</text:p>
          </table:table-cell>
          <table:table-cell table:style-name="ce6" table:formula="of:=CHAR([.A108])" office:value-type="string" office:string-value="k">
            <text:p>k</text:p>
          </table:table-cell>
          <table:table-cell office:value-type="string">
            <text:p>.</text:p>
          </table:table-cell>
          <table:table-cell office:value-type="string">
            <text:p>:</text:p>
          </table:table-cell>
          <table:table-cell/>
          <table:table-cell table:style-name="ce12" table:formula="of:=IF(BITAND([.A108];1)&gt;0;[.$A$258];&quot;&quot;)" office:value-type="string" office:string-value="☻">
            <text:p>☻</text:p>
          </table:table-cell>
          <table:table-cell table:style-name="ce12" table:formula="of:=IF(BITAND([.A108];2)&gt;0;[.$A$258];&quot;&quot;)" office:value-type="string" office:string-value="☻">
            <text:p>☻</text:p>
          </table:table-cell>
          <table:table-cell table:style-name="ce12" table:formula="of:=IF(BITAND([.A10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08];8)&gt;0;[.$A$258];&quot;&quot;)" office:value-type="string" office:string-value="☻">
            <text:p>☻</text:p>
          </table:table-cell>
          <table:table-cell table:style-name="ce15" table:formula="of:=IF(BITAND([.A108];16)&gt;0;[.$A$258];&quot;&quot;)">
            <text:p/>
          </table:table-cell>
          <table:table-cell table:style-name="ce15" table:formula="of:=IF(BITAND([.A108];32)&gt;0;[.$A$258];&quot;&quot;)" office:value-type="string" office:string-value="☻">
            <text:p>☻</text:p>
          </table:table-cell>
          <table:table-cell table:style-name="ce15" table:formula="of:=IF(BITAND([.A108];64)&gt;0;[.$A$258];&quot;&quot;)" office:value-type="string" office:string-value="☻">
            <text:p>☻</text:p>
          </table:table-cell>
          <table:table-cell table:style-name="ce15" table:formula="of:=IF(BITAND([.A10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8">
            <text:p>108</text:p>
          </table:table-cell>
          <table:table-cell table:style-name="ce1" table:formula="of:=DEC2HEX([.A109])" office:value-type="string" office:string-value="6C">
            <text:p>6C</text:p>
          </table:table-cell>
          <table:table-cell table:style-name="ce6" table:formula="of:=CHAR([.A109])" office:value-type="string" office:string-value="l">
            <text:p>l</text:p>
          </table:table-cell>
          <table:table-cell table:number-columns-repeated="3"/>
          <table:table-cell table:style-name="ce12" table:formula="of:=IF(BITAND([.A109];1)&gt;0;[.$A$258];&quot;&quot;)">
            <text:p/>
          </table:table-cell>
          <table:table-cell table:style-name="ce12" table:formula="of:=IF(BITAND([.A109];2)&gt;0;[.$A$258];&quot;&quot;)">
            <text:p/>
          </table:table-cell>
          <table:table-cell table:style-name="ce12" table:formula="of:=IF(BITAND([.A10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09];8)&gt;0;[.$A$258];&quot;&quot;)" office:value-type="string" office:string-value="☻">
            <text:p>☻</text:p>
          </table:table-cell>
          <table:table-cell table:style-name="ce15" table:formula="of:=IF(BITAND([.A109];16)&gt;0;[.$A$258];&quot;&quot;)">
            <text:p/>
          </table:table-cell>
          <table:table-cell table:style-name="ce15" table:formula="of:=IF(BITAND([.A109];32)&gt;0;[.$A$258];&quot;&quot;)" office:value-type="string" office:string-value="☻">
            <text:p>☻</text:p>
          </table:table-cell>
          <table:table-cell table:style-name="ce15" table:formula="of:=IF(BITAND([.A109];64)&gt;0;[.$A$258];&quot;&quot;)" office:value-type="string" office:string-value="☻">
            <text:p>☻</text:p>
          </table:table-cell>
          <table:table-cell table:style-name="ce15" table:formula="of:=IF(BITAND([.A10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09">
            <text:p>109</text:p>
          </table:table-cell>
          <table:table-cell table:style-name="ce1" table:formula="of:=DEC2HEX([.A110])" office:value-type="string" office:string-value="6D">
            <text:p>6D</text:p>
          </table:table-cell>
          <table:table-cell table:style-name="ce6" table:formula="of:=CHAR([.A110])" office:value-type="string" office:string-value="m">
            <text:p>m</text:p>
          </table:table-cell>
          <table:table-cell table:number-columns-repeated="3"/>
          <table:table-cell table:style-name="ce12" table:formula="of:=IF(BITAND([.A110];1)&gt;0;[.$A$258];&quot;&quot;)" office:value-type="string" office:string-value="☻">
            <text:p>☻</text:p>
          </table:table-cell>
          <table:table-cell table:style-name="ce12" table:formula="of:=IF(BITAND([.A110];2)&gt;0;[.$A$258];&quot;&quot;)">
            <text:p/>
          </table:table-cell>
          <table:table-cell table:style-name="ce12" table:formula="of:=IF(BITAND([.A11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0];8)&gt;0;[.$A$258];&quot;&quot;)" office:value-type="string" office:string-value="☻">
            <text:p>☻</text:p>
          </table:table-cell>
          <table:table-cell table:style-name="ce15" table:formula="of:=IF(BITAND([.A110];16)&gt;0;[.$A$258];&quot;&quot;)">
            <text:p/>
          </table:table-cell>
          <table:table-cell table:style-name="ce15" table:formula="of:=IF(BITAND([.A110];32)&gt;0;[.$A$258];&quot;&quot;)" office:value-type="string" office:string-value="☻">
            <text:p>☻</text:p>
          </table:table-cell>
          <table:table-cell table:style-name="ce15" table:formula="of:=IF(BITAND([.A110];64)&gt;0;[.$A$258];&quot;&quot;)" office:value-type="string" office:string-value="☻">
            <text:p>☻</text:p>
          </table:table-cell>
          <table:table-cell table:style-name="ce15" table:formula="of:=IF(BITAND([.A11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0">
            <text:p>110</text:p>
          </table:table-cell>
          <table:table-cell table:style-name="ce1" table:formula="of:=DEC2HEX([.A111])" office:value-type="string" office:string-value="6E">
            <text:p>6E</text:p>
          </table:table-cell>
          <table:table-cell table:style-name="ce6" table:formula="of:=CHAR([.A111])" office:value-type="string" office:string-value="n">
            <text:p>n</text:p>
          </table:table-cell>
          <table:table-cell table:number-columns-repeated="3"/>
          <table:table-cell table:style-name="ce12" table:formula="of:=IF(BITAND([.A111];1)&gt;0;[.$A$258];&quot;&quot;)">
            <text:p/>
          </table:table-cell>
          <table:table-cell table:style-name="ce12" table:formula="of:=IF(BITAND([.A111];2)&gt;0;[.$A$258];&quot;&quot;)" office:value-type="string" office:string-value="☻">
            <text:p>☻</text:p>
          </table:table-cell>
          <table:table-cell table:style-name="ce12" table:formula="of:=IF(BITAND([.A11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1];8)&gt;0;[.$A$258];&quot;&quot;)" office:value-type="string" office:string-value="☻">
            <text:p>☻</text:p>
          </table:table-cell>
          <table:table-cell table:style-name="ce15" table:formula="of:=IF(BITAND([.A111];16)&gt;0;[.$A$258];&quot;&quot;)">
            <text:p/>
          </table:table-cell>
          <table:table-cell table:style-name="ce15" table:formula="of:=IF(BITAND([.A111];32)&gt;0;[.$A$258];&quot;&quot;)" office:value-type="string" office:string-value="☻">
            <text:p>☻</text:p>
          </table:table-cell>
          <table:table-cell table:style-name="ce15" table:formula="of:=IF(BITAND([.A111];64)&gt;0;[.$A$258];&quot;&quot;)" office:value-type="string" office:string-value="☻">
            <text:p>☻</text:p>
          </table:table-cell>
          <table:table-cell table:style-name="ce15" table:formula="of:=IF(BITAND([.A11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1">
            <text:p>111</text:p>
          </table:table-cell>
          <table:table-cell table:style-name="ce1" table:formula="of:=DEC2HEX([.A112])" office:value-type="string" office:string-value="6F">
            <text:p>6F</text:p>
          </table:table-cell>
          <table:table-cell table:style-name="ce6" table:formula="of:=CHAR([.A112])" office:value-type="string" office:string-value="o">
            <text:p>o</text:p>
          </table:table-cell>
          <table:table-cell table:number-columns-repeated="3"/>
          <table:table-cell table:style-name="ce12" table:formula="of:=IF(BITAND([.A112];1)&gt;0;[.$A$258];&quot;&quot;)" office:value-type="string" office:string-value="☻">
            <text:p>☻</text:p>
          </table:table-cell>
          <table:table-cell table:style-name="ce12" table:formula="of:=IF(BITAND([.A112];2)&gt;0;[.$A$258];&quot;&quot;)" office:value-type="string" office:string-value="☻">
            <text:p>☻</text:p>
          </table:table-cell>
          <table:table-cell table:style-name="ce12" table:formula="of:=IF(BITAND([.A11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2];8)&gt;0;[.$A$258];&quot;&quot;)" office:value-type="string" office:string-value="☻">
            <text:p>☻</text:p>
          </table:table-cell>
          <table:table-cell table:style-name="ce15" table:formula="of:=IF(BITAND([.A112];16)&gt;0;[.$A$258];&quot;&quot;)">
            <text:p/>
          </table:table-cell>
          <table:table-cell table:style-name="ce15" table:formula="of:=IF(BITAND([.A112];32)&gt;0;[.$A$258];&quot;&quot;)" office:value-type="string" office:string-value="☻">
            <text:p>☻</text:p>
          </table:table-cell>
          <table:table-cell table:style-name="ce15" table:formula="of:=IF(BITAND([.A112];64)&gt;0;[.$A$258];&quot;&quot;)" office:value-type="string" office:string-value="☻">
            <text:p>☻</text:p>
          </table:table-cell>
          <table:table-cell table:style-name="ce15" table:formula="of:=IF(BITAND([.A11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2">
            <text:p>112</text:p>
          </table:table-cell>
          <table:table-cell table:style-name="ce1" table:formula="of:=DEC2HEX([.A113])" office:value-type="string" office:string-value="70">
            <text:p>70</text:p>
          </table:table-cell>
          <table:table-cell table:style-name="ce6" table:formula="of:=CHAR([.A113])" office:value-type="string" office:string-value="p">
            <text:p>p</text:p>
          </table:table-cell>
          <table:table-cell office:value-type="string">
            <text:p>-</text:p>
          </table:table-cell>
          <table:table-cell office:value-type="string">
            <text:p>_</text:p>
          </table:table-cell>
          <table:table-cell/>
          <table:table-cell table:style-name="ce12" table:formula="of:=IF(BITAND([.A113];1)&gt;0;[.$A$258];&quot;&quot;)">
            <text:p/>
          </table:table-cell>
          <table:table-cell table:style-name="ce12" table:formula="of:=IF(BITAND([.A113];2)&gt;0;[.$A$258];&quot;&quot;)">
            <text:p/>
          </table:table-cell>
          <table:table-cell table:style-name="ce12" table:formula="of:=IF(BITAND([.A11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13];8)&gt;0;[.$A$258];&quot;&quot;)">
            <text:p/>
          </table:table-cell>
          <table:table-cell table:style-name="ce15" table:formula="of:=IF(BITAND([.A113];16)&gt;0;[.$A$258];&quot;&quot;)" office:value-type="string" office:string-value="☻">
            <text:p>☻</text:p>
          </table:table-cell>
          <table:table-cell table:style-name="ce15" table:formula="of:=IF(BITAND([.A113];32)&gt;0;[.$A$258];&quot;&quot;)" office:value-type="string" office:string-value="☻">
            <text:p>☻</text:p>
          </table:table-cell>
          <table:table-cell table:style-name="ce15" table:formula="of:=IF(BITAND([.A113];64)&gt;0;[.$A$258];&quot;&quot;)" office:value-type="string" office:string-value="☻">
            <text:p>☻</text:p>
          </table:table-cell>
          <table:table-cell table:style-name="ce15" table:formula="of:=IF(BITAND([.A11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3">
            <text:p>113</text:p>
          </table:table-cell>
          <table:table-cell table:style-name="ce1" table:formula="of:=DEC2HEX([.A114])" office:value-type="string" office:string-value="71">
            <text:p>71</text:p>
          </table:table-cell>
          <table:table-cell table:style-name="ce6" table:formula="of:=CHAR([.A114])" office:value-type="string" office:string-value="q">
            <text:p>q</text:p>
          </table:table-cell>
          <table:table-cell table:number-columns-repeated="3"/>
          <table:table-cell table:style-name="ce12" table:formula="of:=IF(BITAND([.A114];1)&gt;0;[.$A$258];&quot;&quot;)" office:value-type="string" office:string-value="☻">
            <text:p>☻</text:p>
          </table:table-cell>
          <table:table-cell table:style-name="ce12" table:formula="of:=IF(BITAND([.A114];2)&gt;0;[.$A$258];&quot;&quot;)">
            <text:p/>
          </table:table-cell>
          <table:table-cell table:style-name="ce12" table:formula="of:=IF(BITAND([.A11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14];8)&gt;0;[.$A$258];&quot;&quot;)">
            <text:p/>
          </table:table-cell>
          <table:table-cell table:style-name="ce15" table:formula="of:=IF(BITAND([.A114];16)&gt;0;[.$A$258];&quot;&quot;)" office:value-type="string" office:string-value="☻">
            <text:p>☻</text:p>
          </table:table-cell>
          <table:table-cell table:style-name="ce15" table:formula="of:=IF(BITAND([.A114];32)&gt;0;[.$A$258];&quot;&quot;)" office:value-type="string" office:string-value="☻">
            <text:p>☻</text:p>
          </table:table-cell>
          <table:table-cell table:style-name="ce15" table:formula="of:=IF(BITAND([.A114];64)&gt;0;[.$A$258];&quot;&quot;)" office:value-type="string" office:string-value="☻">
            <text:p>☻</text:p>
          </table:table-cell>
          <table:table-cell table:style-name="ce15" table:formula="of:=IF(BITAND([.A11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4">
            <text:p>114</text:p>
          </table:table-cell>
          <table:table-cell table:style-name="ce1" table:formula="of:=DEC2HEX([.A115])" office:value-type="string" office:string-value="72">
            <text:p>72</text:p>
          </table:table-cell>
          <table:table-cell table:style-name="ce6" table:formula="of:=CHAR([.A115])" office:value-type="string" office:string-value="r">
            <text:p>r</text:p>
          </table:table-cell>
          <table:table-cell table:number-columns-repeated="3"/>
          <table:table-cell table:style-name="ce12" table:formula="of:=IF(BITAND([.A115];1)&gt;0;[.$A$258];&quot;&quot;)">
            <text:p/>
          </table:table-cell>
          <table:table-cell table:style-name="ce12" table:formula="of:=IF(BITAND([.A115];2)&gt;0;[.$A$258];&quot;&quot;)" office:value-type="string" office:string-value="☻">
            <text:p>☻</text:p>
          </table:table-cell>
          <table:table-cell table:style-name="ce12" table:formula="of:=IF(BITAND([.A11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15];8)&gt;0;[.$A$258];&quot;&quot;)">
            <text:p/>
          </table:table-cell>
          <table:table-cell table:style-name="ce15" table:formula="of:=IF(BITAND([.A115];16)&gt;0;[.$A$258];&quot;&quot;)" office:value-type="string" office:string-value="☻">
            <text:p>☻</text:p>
          </table:table-cell>
          <table:table-cell table:style-name="ce15" table:formula="of:=IF(BITAND([.A115];32)&gt;0;[.$A$258];&quot;&quot;)" office:value-type="string" office:string-value="☻">
            <text:p>☻</text:p>
          </table:table-cell>
          <table:table-cell table:style-name="ce15" table:formula="of:=IF(BITAND([.A115];64)&gt;0;[.$A$258];&quot;&quot;)" office:value-type="string" office:string-value="☻">
            <text:p>☻</text:p>
          </table:table-cell>
          <table:table-cell table:style-name="ce15" table:formula="of:=IF(BITAND([.A11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5">
            <text:p>115</text:p>
          </table:table-cell>
          <table:table-cell table:style-name="ce1" table:formula="of:=DEC2HEX([.A116])" office:value-type="string" office:string-value="73">
            <text:p>73</text:p>
          </table:table-cell>
          <table:table-cell table:style-name="ce6" table:formula="of:=CHAR([.A116])" office:value-type="string" office:string-value="s">
            <text:p>s</text:p>
          </table:table-cell>
          <table:table-cell office:value-type="string">
            <text:p>c</text:p>
          </table:table-cell>
          <table:table-cell office:value-type="string">
            <text:p>C</text:p>
          </table:table-cell>
          <table:table-cell/>
          <table:table-cell table:style-name="ce12" table:formula="of:=IF(BITAND([.A116];1)&gt;0;[.$A$258];&quot;&quot;)" office:value-type="string" office:string-value="☻">
            <text:p>☻</text:p>
          </table:table-cell>
          <table:table-cell table:style-name="ce12" table:formula="of:=IF(BITAND([.A116];2)&gt;0;[.$A$258];&quot;&quot;)" office:value-type="string" office:string-value="☻">
            <text:p>☻</text:p>
          </table:table-cell>
          <table:table-cell table:style-name="ce12" table:formula="of:=IF(BITAND([.A11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16];8)&gt;0;[.$A$258];&quot;&quot;)">
            <text:p/>
          </table:table-cell>
          <table:table-cell table:style-name="ce15" table:formula="of:=IF(BITAND([.A116];16)&gt;0;[.$A$258];&quot;&quot;)" office:value-type="string" office:string-value="☻">
            <text:p>☻</text:p>
          </table:table-cell>
          <table:table-cell table:style-name="ce15" table:formula="of:=IF(BITAND([.A116];32)&gt;0;[.$A$258];&quot;&quot;)" office:value-type="string" office:string-value="☻">
            <text:p>☻</text:p>
          </table:table-cell>
          <table:table-cell table:style-name="ce15" table:formula="of:=IF(BITAND([.A116];64)&gt;0;[.$A$258];&quot;&quot;)" office:value-type="string" office:string-value="☻">
            <text:p>☻</text:p>
          </table:table-cell>
          <table:table-cell table:style-name="ce15" table:formula="of:=IF(BITAND([.A11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6">
            <text:p>116</text:p>
          </table:table-cell>
          <table:table-cell table:style-name="ce1" table:formula="of:=DEC2HEX([.A117])" office:value-type="string" office:string-value="74">
            <text:p>74</text:p>
          </table:table-cell>
          <table:table-cell table:style-name="ce6" table:formula="of:=CHAR([.A117])" office:value-type="string" office:string-value="t">
            <text:p>t</text:p>
          </table:table-cell>
          <table:table-cell table:number-columns-repeated="3"/>
          <table:table-cell table:style-name="ce12" table:formula="of:=IF(BITAND([.A117];1)&gt;0;[.$A$258];&quot;&quot;)">
            <text:p/>
          </table:table-cell>
          <table:table-cell table:style-name="ce12" table:formula="of:=IF(BITAND([.A117];2)&gt;0;[.$A$258];&quot;&quot;)">
            <text:p/>
          </table:table-cell>
          <table:table-cell table:style-name="ce12" table:formula="of:=IF(BITAND([.A11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7];8)&gt;0;[.$A$258];&quot;&quot;)">
            <text:p/>
          </table:table-cell>
          <table:table-cell table:style-name="ce15" table:formula="of:=IF(BITAND([.A117];16)&gt;0;[.$A$258];&quot;&quot;)" office:value-type="string" office:string-value="☻">
            <text:p>☻</text:p>
          </table:table-cell>
          <table:table-cell table:style-name="ce15" table:formula="of:=IF(BITAND([.A117];32)&gt;0;[.$A$258];&quot;&quot;)" office:value-type="string" office:string-value="☻">
            <text:p>☻</text:p>
          </table:table-cell>
          <table:table-cell table:style-name="ce15" table:formula="of:=IF(BITAND([.A117];64)&gt;0;[.$A$258];&quot;&quot;)" office:value-type="string" office:string-value="☻">
            <text:p>☻</text:p>
          </table:table-cell>
          <table:table-cell table:style-name="ce15" table:formula="of:=IF(BITAND([.A11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7">
            <text:p>117</text:p>
          </table:table-cell>
          <table:table-cell table:style-name="ce1" table:formula="of:=DEC2HEX([.A118])" office:value-type="string" office:string-value="75">
            <text:p>75</text:p>
          </table:table-cell>
          <table:table-cell table:style-name="ce6" table:formula="of:=CHAR([.A118])" office:value-type="string" office:string-value="u">
            <text:p>u</text:p>
          </table:table-cell>
          <table:table-cell office:value-type="string">
            <text:p>e</text:p>
          </table:table-cell>
          <table:table-cell office:value-type="string">
            <text:p>E</text:p>
          </table:table-cell>
          <table:table-cell/>
          <table:table-cell table:style-name="ce12" table:formula="of:=IF(BITAND([.A118];1)&gt;0;[.$A$258];&quot;&quot;)" office:value-type="string" office:string-value="☻">
            <text:p>☻</text:p>
          </table:table-cell>
          <table:table-cell table:style-name="ce12" table:formula="of:=IF(BITAND([.A118];2)&gt;0;[.$A$258];&quot;&quot;)">
            <text:p/>
          </table:table-cell>
          <table:table-cell table:style-name="ce12" table:formula="of:=IF(BITAND([.A11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8];8)&gt;0;[.$A$258];&quot;&quot;)">
            <text:p/>
          </table:table-cell>
          <table:table-cell table:style-name="ce15" table:formula="of:=IF(BITAND([.A118];16)&gt;0;[.$A$258];&quot;&quot;)" office:value-type="string" office:string-value="☻">
            <text:p>☻</text:p>
          </table:table-cell>
          <table:table-cell table:style-name="ce15" table:formula="of:=IF(BITAND([.A118];32)&gt;0;[.$A$258];&quot;&quot;)" office:value-type="string" office:string-value="☻">
            <text:p>☻</text:p>
          </table:table-cell>
          <table:table-cell table:style-name="ce15" table:formula="of:=IF(BITAND([.A118];64)&gt;0;[.$A$258];&quot;&quot;)" office:value-type="string" office:string-value="☻">
            <text:p>☻</text:p>
          </table:table-cell>
          <table:table-cell table:style-name="ce15" table:formula="of:=IF(BITAND([.A11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8">
            <text:p>118</text:p>
          </table:table-cell>
          <table:table-cell table:style-name="ce1" table:formula="of:=DEC2HEX([.A119])" office:value-type="string" office:string-value="76">
            <text:p>76</text:p>
          </table:table-cell>
          <table:table-cell table:style-name="ce6" table:formula="of:=CHAR([.A119])" office:value-type="string" office:string-value="v">
            <text:p>v</text:p>
          </table:table-cell>
          <table:table-cell office:value-type="string">
            <text:p>f</text:p>
          </table:table-cell>
          <table:table-cell office:value-type="string">
            <text:p>F</text:p>
          </table:table-cell>
          <table:table-cell/>
          <table:table-cell table:style-name="ce12" table:formula="of:=IF(BITAND([.A119];1)&gt;0;[.$A$258];&quot;&quot;)">
            <text:p/>
          </table:table-cell>
          <table:table-cell table:style-name="ce12" table:formula="of:=IF(BITAND([.A119];2)&gt;0;[.$A$258];&quot;&quot;)" office:value-type="string" office:string-value="☻">
            <text:p>☻</text:p>
          </table:table-cell>
          <table:table-cell table:style-name="ce12" table:formula="of:=IF(BITAND([.A11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19];8)&gt;0;[.$A$258];&quot;&quot;)">
            <text:p/>
          </table:table-cell>
          <table:table-cell table:style-name="ce15" table:formula="of:=IF(BITAND([.A119];16)&gt;0;[.$A$258];&quot;&quot;)" office:value-type="string" office:string-value="☻">
            <text:p>☻</text:p>
          </table:table-cell>
          <table:table-cell table:style-name="ce15" table:formula="of:=IF(BITAND([.A119];32)&gt;0;[.$A$258];&quot;&quot;)" office:value-type="string" office:string-value="☻">
            <text:p>☻</text:p>
          </table:table-cell>
          <table:table-cell table:style-name="ce15" table:formula="of:=IF(BITAND([.A119];64)&gt;0;[.$A$258];&quot;&quot;)" office:value-type="string" office:string-value="☻">
            <text:p>☻</text:p>
          </table:table-cell>
          <table:table-cell table:style-name="ce15" table:formula="of:=IF(BITAND([.A119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19">
            <text:p>119</text:p>
          </table:table-cell>
          <table:table-cell table:style-name="ce1" table:formula="of:=DEC2HEX([.A120])" office:value-type="string" office:string-value="77">
            <text:p>77</text:p>
          </table:table-cell>
          <table:table-cell table:style-name="ce6" table:formula="of:=CHAR([.A120])" office:value-type="string" office:string-value="w">
            <text:p>w</text:p>
          </table:table-cell>
          <table:table-cell table:number-columns-repeated="3"/>
          <table:table-cell table:style-name="ce12" table:formula="of:=IF(BITAND([.A120];1)&gt;0;[.$A$258];&quot;&quot;)" office:value-type="string" office:string-value="☻">
            <text:p>☻</text:p>
          </table:table-cell>
          <table:table-cell table:style-name="ce12" table:formula="of:=IF(BITAND([.A120];2)&gt;0;[.$A$258];&quot;&quot;)" office:value-type="string" office:string-value="☻">
            <text:p>☻</text:p>
          </table:table-cell>
          <table:table-cell table:style-name="ce12" table:formula="of:=IF(BITAND([.A12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20];8)&gt;0;[.$A$258];&quot;&quot;)">
            <text:p/>
          </table:table-cell>
          <table:table-cell table:style-name="ce15" table:formula="of:=IF(BITAND([.A120];16)&gt;0;[.$A$258];&quot;&quot;)" office:value-type="string" office:string-value="☻">
            <text:p>☻</text:p>
          </table:table-cell>
          <table:table-cell table:style-name="ce15" table:formula="of:=IF(BITAND([.A120];32)&gt;0;[.$A$258];&quot;&quot;)" office:value-type="string" office:string-value="☻">
            <text:p>☻</text:p>
          </table:table-cell>
          <table:table-cell table:style-name="ce15" table:formula="of:=IF(BITAND([.A120];64)&gt;0;[.$A$258];&quot;&quot;)" office:value-type="string" office:string-value="☻">
            <text:p>☻</text:p>
          </table:table-cell>
          <table:table-cell table:style-name="ce15" table:formula="of:=IF(BITAND([.A120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0">
            <text:p>120</text:p>
          </table:table-cell>
          <table:table-cell table:style-name="ce1" table:formula="of:=DEC2HEX([.A121])" office:value-type="string" office:string-value="78">
            <text:p>78</text:p>
          </table:table-cell>
          <table:table-cell table:style-name="ce6" table:formula="of:=CHAR([.A121])" office:value-type="string" office:string-value="x">
            <text:p>x</text:p>
          </table:table-cell>
          <table:table-cell table:number-columns-repeated="3"/>
          <table:table-cell table:style-name="ce12" table:formula="of:=IF(BITAND([.A121];1)&gt;0;[.$A$258];&quot;&quot;)">
            <text:p/>
          </table:table-cell>
          <table:table-cell table:style-name="ce12" table:formula="of:=IF(BITAND([.A121];2)&gt;0;[.$A$258];&quot;&quot;)">
            <text:p/>
          </table:table-cell>
          <table:table-cell table:style-name="ce12" table:formula="of:=IF(BITAND([.A12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21];8)&gt;0;[.$A$258];&quot;&quot;)" office:value-type="string" office:string-value="☻">
            <text:p>☻</text:p>
          </table:table-cell>
          <table:table-cell table:style-name="ce15" table:formula="of:=IF(BITAND([.A121];16)&gt;0;[.$A$258];&quot;&quot;)" office:value-type="string" office:string-value="☻">
            <text:p>☻</text:p>
          </table:table-cell>
          <table:table-cell table:style-name="ce15" table:formula="of:=IF(BITAND([.A121];32)&gt;0;[.$A$258];&quot;&quot;)" office:value-type="string" office:string-value="☻">
            <text:p>☻</text:p>
          </table:table-cell>
          <table:table-cell table:style-name="ce15" table:formula="of:=IF(BITAND([.A121];64)&gt;0;[.$A$258];&quot;&quot;)" office:value-type="string" office:string-value="☻">
            <text:p>☻</text:p>
          </table:table-cell>
          <table:table-cell table:style-name="ce15" table:formula="of:=IF(BITAND([.A121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1">
            <text:p>121</text:p>
          </table:table-cell>
          <table:table-cell table:style-name="ce1" table:formula="of:=DEC2HEX([.A122])" office:value-type="string" office:string-value="79">
            <text:p>79</text:p>
          </table:table-cell>
          <table:table-cell table:style-name="ce6" table:formula="of:=CHAR([.A122])" office:value-type="string" office:string-value="y">
            <text:p>y</text:p>
          </table:table-cell>
          <table:table-cell office:value-type="string">
            <text:p>i</text:p>
          </table:table-cell>
          <table:table-cell office:value-type="string">
            <text:p>I</text:p>
          </table:table-cell>
          <table:table-cell/>
          <table:table-cell table:style-name="ce12" table:formula="of:=IF(BITAND([.A122];1)&gt;0;[.$A$258];&quot;&quot;)" office:value-type="string" office:string-value="☻">
            <text:p>☻</text:p>
          </table:table-cell>
          <table:table-cell table:style-name="ce12" table:formula="of:=IF(BITAND([.A122];2)&gt;0;[.$A$258];&quot;&quot;)">
            <text:p/>
          </table:table-cell>
          <table:table-cell table:style-name="ce12" table:formula="of:=IF(BITAND([.A12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22];8)&gt;0;[.$A$258];&quot;&quot;)" office:value-type="string" office:string-value="☻">
            <text:p>☻</text:p>
          </table:table-cell>
          <table:table-cell table:style-name="ce15" table:formula="of:=IF(BITAND([.A122];16)&gt;0;[.$A$258];&quot;&quot;)" office:value-type="string" office:string-value="☻">
            <text:p>☻</text:p>
          </table:table-cell>
          <table:table-cell table:style-name="ce15" table:formula="of:=IF(BITAND([.A122];32)&gt;0;[.$A$258];&quot;&quot;)" office:value-type="string" office:string-value="☻">
            <text:p>☻</text:p>
          </table:table-cell>
          <table:table-cell table:style-name="ce15" table:formula="of:=IF(BITAND([.A122];64)&gt;0;[.$A$258];&quot;&quot;)" office:value-type="string" office:string-value="☻">
            <text:p>☻</text:p>
          </table:table-cell>
          <table:table-cell table:style-name="ce15" table:formula="of:=IF(BITAND([.A122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2">
            <text:p>122</text:p>
          </table:table-cell>
          <table:table-cell table:style-name="ce1" table:formula="of:=DEC2HEX([.A123])" office:value-type="string" office:string-value="7A">
            <text:p>7A</text:p>
          </table:table-cell>
          <table:table-cell table:style-name="ce6" table:formula="of:=CHAR([.A123])" office:value-type="string" office:string-value="z">
            <text:p>z</text:p>
          </table:table-cell>
          <table:table-cell table:number-columns-repeated="2" office:value-type="string">
            <text:p>@@pof</text:p>
          </table:table-cell>
          <table:table-cell office:value-type="string">
            <text:p>punch off</text:p>
          </table:table-cell>
          <table:table-cell table:style-name="ce12" table:formula="of:=IF(BITAND([.A123];1)&gt;0;[.$A$258];&quot;&quot;)">
            <text:p/>
          </table:table-cell>
          <table:table-cell table:style-name="ce12" table:formula="of:=IF(BITAND([.A123];2)&gt;0;[.$A$258];&quot;&quot;)" office:value-type="string" office:string-value="☻">
            <text:p>☻</text:p>
          </table:table-cell>
          <table:table-cell table:style-name="ce12" table:formula="of:=IF(BITAND([.A12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23];8)&gt;0;[.$A$258];&quot;&quot;)" office:value-type="string" office:string-value="☻">
            <text:p>☻</text:p>
          </table:table-cell>
          <table:table-cell table:style-name="ce15" table:formula="of:=IF(BITAND([.A123];16)&gt;0;[.$A$258];&quot;&quot;)" office:value-type="string" office:string-value="☻">
            <text:p>☻</text:p>
          </table:table-cell>
          <table:table-cell table:style-name="ce15" table:formula="of:=IF(BITAND([.A123];32)&gt;0;[.$A$258];&quot;&quot;)" office:value-type="string" office:string-value="☻">
            <text:p>☻</text:p>
          </table:table-cell>
          <table:table-cell table:style-name="ce15" table:formula="of:=IF(BITAND([.A123];64)&gt;0;[.$A$258];&quot;&quot;)" office:value-type="string" office:string-value="☻">
            <text:p>☻</text:p>
          </table:table-cell>
          <table:table-cell table:style-name="ce15" table:formula="of:=IF(BITAND([.A123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3">
            <text:p>123</text:p>
          </table:table-cell>
          <table:table-cell table:style-name="ce1" table:formula="of:=DEC2HEX([.A124])" office:value-type="string" office:string-value="7B">
            <text:p>7B</text:p>
          </table:table-cell>
          <table:table-cell table:style-name="ce6" table:formula="of:=CHAR([.A124])" office:value-type="string" office:string-value="{">
            <text:p>{</text:p>
          </table:table-cell>
          <table:table-cell table:number-columns-repeated="3"/>
          <table:table-cell table:style-name="ce12" table:formula="of:=IF(BITAND([.A124];1)&gt;0;[.$A$258];&quot;&quot;)" office:value-type="string" office:string-value="☻">
            <text:p>☻</text:p>
          </table:table-cell>
          <table:table-cell table:style-name="ce12" table:formula="of:=IF(BITAND([.A124];2)&gt;0;[.$A$258];&quot;&quot;)" office:value-type="string" office:string-value="☻">
            <text:p>☻</text:p>
          </table:table-cell>
          <table:table-cell table:style-name="ce12" table:formula="of:=IF(BITAND([.A12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24];8)&gt;0;[.$A$258];&quot;&quot;)" office:value-type="string" office:string-value="☻">
            <text:p>☻</text:p>
          </table:table-cell>
          <table:table-cell table:style-name="ce15" table:formula="of:=IF(BITAND([.A124];16)&gt;0;[.$A$258];&quot;&quot;)" office:value-type="string" office:string-value="☻">
            <text:p>☻</text:p>
          </table:table-cell>
          <table:table-cell table:style-name="ce15" table:formula="of:=IF(BITAND([.A124];32)&gt;0;[.$A$258];&quot;&quot;)" office:value-type="string" office:string-value="☻">
            <text:p>☻</text:p>
          </table:table-cell>
          <table:table-cell table:style-name="ce15" table:formula="of:=IF(BITAND([.A124];64)&gt;0;[.$A$258];&quot;&quot;)" office:value-type="string" office:string-value="☻">
            <text:p>☻</text:p>
          </table:table-cell>
          <table:table-cell table:style-name="ce15" table:formula="of:=IF(BITAND([.A124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4">
            <text:p>124</text:p>
          </table:table-cell>
          <table:table-cell table:style-name="ce1" table:formula="of:=DEC2HEX([.A125])" office:value-type="string" office:string-value="7C">
            <text:p>7C</text:p>
          </table:table-cell>
          <table:table-cell table:style-name="ce6" table:formula="of:=CHAR([.A125])" office:value-type="string" office:string-value="|">
            <text:p>|</text:p>
          </table:table-cell>
          <table:table-cell table:style-name="Default" table:formula="of:=CHAR(9)" office:value-type="string" office:string-value="&#9;">
            <text:p><text:tab/></text:p>
          </table:table-cell>
          <table:table-cell table:style-name="Default" table:formula="of:=CHAR(9)" office:value-type="string" office:string-value="&#9;">
            <text:p><text:tab/></text:p>
          </table:table-cell>
          <table:table-cell office:value-type="string">
            <text:p>tab</text:p>
          </table:table-cell>
          <table:table-cell table:style-name="ce12" table:formula="of:=IF(BITAND([.A125];1)&gt;0;[.$A$258];&quot;&quot;)">
            <text:p/>
          </table:table-cell>
          <table:table-cell table:style-name="ce12" table:formula="of:=IF(BITAND([.A125];2)&gt;0;[.$A$258];&quot;&quot;)">
            <text:p/>
          </table:table-cell>
          <table:table-cell table:style-name="ce12" table:formula="of:=IF(BITAND([.A12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25];8)&gt;0;[.$A$258];&quot;&quot;)" office:value-type="string" office:string-value="☻">
            <text:p>☻</text:p>
          </table:table-cell>
          <table:table-cell table:style-name="ce15" table:formula="of:=IF(BITAND([.A125];16)&gt;0;[.$A$258];&quot;&quot;)" office:value-type="string" office:string-value="☻">
            <text:p>☻</text:p>
          </table:table-cell>
          <table:table-cell table:style-name="ce15" table:formula="of:=IF(BITAND([.A125];32)&gt;0;[.$A$258];&quot;&quot;)" office:value-type="string" office:string-value="☻">
            <text:p>☻</text:p>
          </table:table-cell>
          <table:table-cell table:style-name="ce15" table:formula="of:=IF(BITAND([.A125];64)&gt;0;[.$A$258];&quot;&quot;)" office:value-type="string" office:string-value="☻">
            <text:p>☻</text:p>
          </table:table-cell>
          <table:table-cell table:style-name="ce15" table:formula="of:=IF(BITAND([.A125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5">
            <text:p>125</text:p>
          </table:table-cell>
          <table:table-cell table:style-name="ce1" table:formula="of:=DEC2HEX([.A126])" office:value-type="string" office:string-value="7D">
            <text:p>7D</text:p>
          </table:table-cell>
          <table:table-cell table:style-name="ce6" table:formula="of:=CHAR([.A126])" office:value-type="string" office:string-value="}">
            <text:p>}</text:p>
          </table:table-cell>
          <table:table-cell table:number-columns-repeated="3"/>
          <table:table-cell table:style-name="ce12" table:formula="of:=IF(BITAND([.A126];1)&gt;0;[.$A$258];&quot;&quot;)" office:value-type="string" office:string-value="☻">
            <text:p>☻</text:p>
          </table:table-cell>
          <table:table-cell table:style-name="ce12" table:formula="of:=IF(BITAND([.A126];2)&gt;0;[.$A$258];&quot;&quot;)">
            <text:p/>
          </table:table-cell>
          <table:table-cell table:style-name="ce12" table:formula="of:=IF(BITAND([.A12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26];8)&gt;0;[.$A$258];&quot;&quot;)" office:value-type="string" office:string-value="☻">
            <text:p>☻</text:p>
          </table:table-cell>
          <table:table-cell table:style-name="ce15" table:formula="of:=IF(BITAND([.A126];16)&gt;0;[.$A$258];&quot;&quot;)" office:value-type="string" office:string-value="☻">
            <text:p>☻</text:p>
          </table:table-cell>
          <table:table-cell table:style-name="ce15" table:formula="of:=IF(BITAND([.A126];32)&gt;0;[.$A$258];&quot;&quot;)" office:value-type="string" office:string-value="☻">
            <text:p>☻</text:p>
          </table:table-cell>
          <table:table-cell table:style-name="ce15" table:formula="of:=IF(BITAND([.A126];64)&gt;0;[.$A$258];&quot;&quot;)" office:value-type="string" office:string-value="☻">
            <text:p>☻</text:p>
          </table:table-cell>
          <table:table-cell table:style-name="ce15" table:formula="of:=IF(BITAND([.A126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6">
            <text:p>126</text:p>
          </table:table-cell>
          <table:table-cell table:style-name="ce1" table:formula="of:=DEC2HEX([.A127])" office:value-type="string" office:string-value="7E">
            <text:p>7E</text:p>
          </table:table-cell>
          <table:table-cell table:style-name="ce6" table:formula="of:=CHAR([.A127])" office:value-type="string" office:string-value="~">
            <text:p>~</text:p>
          </table:table-cell>
          <table:table-cell table:number-columns-repeated="3"/>
          <table:table-cell table:style-name="ce12" table:formula="of:=IF(BITAND([.A127];1)&gt;0;[.$A$258];&quot;&quot;)">
            <text:p/>
          </table:table-cell>
          <table:table-cell table:style-name="ce12" table:formula="of:=IF(BITAND([.A127];2)&gt;0;[.$A$258];&quot;&quot;)" office:value-type="string" office:string-value="☻">
            <text:p>☻</text:p>
          </table:table-cell>
          <table:table-cell table:style-name="ce12" table:formula="of:=IF(BITAND([.A12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27];8)&gt;0;[.$A$258];&quot;&quot;)" office:value-type="string" office:string-value="☻">
            <text:p>☻</text:p>
          </table:table-cell>
          <table:table-cell table:style-name="ce15" table:formula="of:=IF(BITAND([.A127];16)&gt;0;[.$A$258];&quot;&quot;)" office:value-type="string" office:string-value="☻">
            <text:p>☻</text:p>
          </table:table-cell>
          <table:table-cell table:style-name="ce15" table:formula="of:=IF(BITAND([.A127];32)&gt;0;[.$A$258];&quot;&quot;)" office:value-type="string" office:string-value="☻">
            <text:p>☻</text:p>
          </table:table-cell>
          <table:table-cell table:style-name="ce15" table:formula="of:=IF(BITAND([.A127];64)&gt;0;[.$A$258];&quot;&quot;)" office:value-type="string" office:string-value="☻">
            <text:p>☻</text:p>
          </table:table-cell>
          <table:table-cell table:style-name="ce15" table:formula="of:=IF(BITAND([.A127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7">
            <text:p>127</text:p>
          </table:table-cell>
          <table:table-cell table:style-name="ce1" table:formula="of:=DEC2HEX([.A128])" office:value-type="string" office:string-value="7F">
            <text:p>7F</text:p>
          </table:table-cell>
          <table:table-cell table:style-name="ce6" table:formula="of:=CHAR([.A128])" office:value-type="string" office:string-value="">
            <text:p></text:p>
          </table:table-cell>
          <table:table-cell table:number-columns-repeated="3"/>
          <table:table-cell table:style-name="ce12" table:formula="of:=IF(BITAND([.A128];1)&gt;0;[.$A$258];&quot;&quot;)" office:value-type="string" office:string-value="☻">
            <text:p>☻</text:p>
          </table:table-cell>
          <table:table-cell table:style-name="ce12" table:formula="of:=IF(BITAND([.A128];2)&gt;0;[.$A$258];&quot;&quot;)" office:value-type="string" office:string-value="☻">
            <text:p>☻</text:p>
          </table:table-cell>
          <table:table-cell table:style-name="ce12" table:formula="of:=IF(BITAND([.A12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28];8)&gt;0;[.$A$258];&quot;&quot;)" office:value-type="string" office:string-value="☻">
            <text:p>☻</text:p>
          </table:table-cell>
          <table:table-cell table:style-name="ce15" table:formula="of:=IF(BITAND([.A128];16)&gt;0;[.$A$258];&quot;&quot;)" office:value-type="string" office:string-value="☻">
            <text:p>☻</text:p>
          </table:table-cell>
          <table:table-cell table:style-name="ce15" table:formula="of:=IF(BITAND([.A128];32)&gt;0;[.$A$258];&quot;&quot;)" office:value-type="string" office:string-value="☻">
            <text:p>☻</text:p>
          </table:table-cell>
          <table:table-cell table:style-name="ce15" table:formula="of:=IF(BITAND([.A128];64)&gt;0;[.$A$258];&quot;&quot;)" office:value-type="string" office:string-value="☻">
            <text:p>☻</text:p>
          </table:table-cell>
          <table:table-cell table:style-name="ce15" table:formula="of:=IF(BITAND([.A128];128)&gt;0;[.$A$258];&quot;&quot;)">
            <text:p/>
          </table:table-cell>
          <table:table-cell table:number-columns-repeated="1005"/>
        </table:table-row>
        <table:table-row table:style-name="ro3">
          <table:table-cell office:value-type="float" office:value="128">
            <text:p>128</text:p>
          </table:table-cell>
          <table:table-cell table:style-name="ce1" table:formula="of:=DEC2HEX([.A129])" office:value-type="string" office:string-value="80">
            <text:p>80</text:p>
          </table:table-cell>
          <table:table-cell table:style-name="ce6" table:formula="of:=CHAR([.A129])" office:value-type="string" office:string-value="ﾀ">
            <text:p>ﾀ</text:p>
          </table:table-cell>
          <table:table-cell table:style-name="Default" table:formula="of:=CHAR(13)" office:value-type="string" office:string-value="&#13;">
            <text:p></text:p>
          </table:table-cell>
          <table:table-cell table:style-name="Default" table:formula="of:=CHAR(13)" office:value-type="string" office:string-value="&#13;">
            <text:p></text:p>
          </table:table-cell>
          <table:table-cell office:value-type="string">
            <text:p>CR</text:p>
          </table:table-cell>
          <table:table-cell table:style-name="ce12" table:formula="of:=IF(BITAND([.A129];1)&gt;0;[.$A$258];&quot;&quot;)">
            <text:p/>
          </table:table-cell>
          <table:table-cell table:style-name="ce12" table:formula="of:=IF(BITAND([.A129];2)&gt;0;[.$A$258];&quot;&quot;)">
            <text:p/>
          </table:table-cell>
          <table:table-cell table:style-name="ce12" table:formula="of:=IF(BITAND([.A12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29];8)&gt;0;[.$A$258];&quot;&quot;)">
            <text:p/>
          </table:table-cell>
          <table:table-cell table:style-name="ce15" table:formula="of:=IF(BITAND([.A129];16)&gt;0;[.$A$258];&quot;&quot;)">
            <text:p/>
          </table:table-cell>
          <table:table-cell table:style-name="ce15" table:formula="of:=IF(BITAND([.A129];32)&gt;0;[.$A$258];&quot;&quot;)">
            <text:p/>
          </table:table-cell>
          <table:table-cell table:style-name="ce15" table:formula="of:=IF(BITAND([.A129];64)&gt;0;[.$A$258];&quot;&quot;)">
            <text:p/>
          </table:table-cell>
          <table:table-cell table:style-name="ce15" table:formula="of:=IF(BITAND([.A12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29">
            <text:p>129</text:p>
          </table:table-cell>
          <table:table-cell table:style-name="ce1" table:formula="of:=DEC2HEX([.A130])" office:value-type="string" office:string-value="81">
            <text:p>81</text:p>
          </table:table-cell>
          <table:table-cell table:style-name="ce6" table:formula="of:=CHAR([.A130])" office:value-type="string" office:string-value="ﾁ">
            <text:p>ﾁ</text:p>
          </table:table-cell>
          <table:table-cell table:number-columns-repeated="3"/>
          <table:table-cell table:style-name="ce12" table:formula="of:=IF(BITAND([.A130];1)&gt;0;[.$A$258];&quot;&quot;)" office:value-type="string" office:string-value="☻">
            <text:p>☻</text:p>
          </table:table-cell>
          <table:table-cell table:style-name="ce12" table:formula="of:=IF(BITAND([.A130];2)&gt;0;[.$A$258];&quot;&quot;)">
            <text:p/>
          </table:table-cell>
          <table:table-cell table:style-name="ce12" table:formula="of:=IF(BITAND([.A13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0];8)&gt;0;[.$A$258];&quot;&quot;)">
            <text:p/>
          </table:table-cell>
          <table:table-cell table:style-name="ce15" table:formula="of:=IF(BITAND([.A130];16)&gt;0;[.$A$258];&quot;&quot;)">
            <text:p/>
          </table:table-cell>
          <table:table-cell table:style-name="ce15" table:formula="of:=IF(BITAND([.A130];32)&gt;0;[.$A$258];&quot;&quot;)">
            <text:p/>
          </table:table-cell>
          <table:table-cell table:style-name="ce15" table:formula="of:=IF(BITAND([.A130];64)&gt;0;[.$A$258];&quot;&quot;)">
            <text:p/>
          </table:table-cell>
          <table:table-cell table:style-name="ce15" table:formula="of:=IF(BITAND([.A13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0">
            <text:p>130</text:p>
          </table:table-cell>
          <table:table-cell table:style-name="ce1" table:formula="of:=DEC2HEX([.A131])" office:value-type="string" office:string-value="82">
            <text:p>82</text:p>
          </table:table-cell>
          <table:table-cell table:style-name="ce6" table:formula="of:=CHAR([.A131])" office:value-type="string" office:string-value="ﾂ">
            <text:p>ﾂ</text:p>
          </table:table-cell>
          <table:table-cell table:number-columns-repeated="3"/>
          <table:table-cell table:style-name="ce12" table:formula="of:=IF(BITAND([.A131];1)&gt;0;[.$A$258];&quot;&quot;)">
            <text:p/>
          </table:table-cell>
          <table:table-cell table:style-name="ce12" table:formula="of:=IF(BITAND([.A131];2)&gt;0;[.$A$258];&quot;&quot;)" office:value-type="string" office:string-value="☻">
            <text:p>☻</text:p>
          </table:table-cell>
          <table:table-cell table:style-name="ce12" table:formula="of:=IF(BITAND([.A13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1];8)&gt;0;[.$A$258];&quot;&quot;)">
            <text:p/>
          </table:table-cell>
          <table:table-cell table:style-name="ce15" table:formula="of:=IF(BITAND([.A131];16)&gt;0;[.$A$258];&quot;&quot;)">
            <text:p/>
          </table:table-cell>
          <table:table-cell table:style-name="ce15" table:formula="of:=IF(BITAND([.A131];32)&gt;0;[.$A$258];&quot;&quot;)">
            <text:p/>
          </table:table-cell>
          <table:table-cell table:style-name="ce15" table:formula="of:=IF(BITAND([.A131];64)&gt;0;[.$A$258];&quot;&quot;)">
            <text:p/>
          </table:table-cell>
          <table:table-cell table:style-name="ce15" table:formula="of:=IF(BITAND([.A13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1">
            <text:p>131</text:p>
          </table:table-cell>
          <table:table-cell table:style-name="ce1" table:formula="of:=DEC2HEX([.A132])" office:value-type="string" office:string-value="83">
            <text:p>83</text:p>
          </table:table-cell>
          <table:table-cell table:style-name="ce6" table:formula="of:=CHAR([.A132])" office:value-type="string" office:string-value="ﾃ">
            <text:p>ﾃ</text:p>
          </table:table-cell>
          <table:table-cell table:number-columns-repeated="3"/>
          <table:table-cell table:style-name="ce12" table:formula="of:=IF(BITAND([.A132];1)&gt;0;[.$A$258];&quot;&quot;)" office:value-type="string" office:string-value="☻">
            <text:p>☻</text:p>
          </table:table-cell>
          <table:table-cell table:style-name="ce12" table:formula="of:=IF(BITAND([.A132];2)&gt;0;[.$A$258];&quot;&quot;)" office:value-type="string" office:string-value="☻">
            <text:p>☻</text:p>
          </table:table-cell>
          <table:table-cell table:style-name="ce12" table:formula="of:=IF(BITAND([.A13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2];8)&gt;0;[.$A$258];&quot;&quot;)">
            <text:p/>
          </table:table-cell>
          <table:table-cell table:style-name="ce15" table:formula="of:=IF(BITAND([.A132];16)&gt;0;[.$A$258];&quot;&quot;)">
            <text:p/>
          </table:table-cell>
          <table:table-cell table:style-name="ce15" table:formula="of:=IF(BITAND([.A132];32)&gt;0;[.$A$258];&quot;&quot;)">
            <text:p/>
          </table:table-cell>
          <table:table-cell table:style-name="ce15" table:formula="of:=IF(BITAND([.A132];64)&gt;0;[.$A$258];&quot;&quot;)">
            <text:p/>
          </table:table-cell>
          <table:table-cell table:style-name="ce15" table:formula="of:=IF(BITAND([.A13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2">
            <text:p>132</text:p>
          </table:table-cell>
          <table:table-cell table:style-name="ce1" table:formula="of:=DEC2HEX([.A133])" office:value-type="string" office:string-value="84">
            <text:p>84</text:p>
          </table:table-cell>
          <table:table-cell table:style-name="ce6" table:formula="of:=CHAR([.A133])" office:value-type="string" office:string-value="ﾄ">
            <text:p>ﾄ</text:p>
          </table:table-cell>
          <table:table-cell table:number-columns-repeated="3"/>
          <table:table-cell table:style-name="ce12" table:formula="of:=IF(BITAND([.A133];1)&gt;0;[.$A$258];&quot;&quot;)">
            <text:p/>
          </table:table-cell>
          <table:table-cell table:style-name="ce12" table:formula="of:=IF(BITAND([.A133];2)&gt;0;[.$A$258];&quot;&quot;)">
            <text:p/>
          </table:table-cell>
          <table:table-cell table:style-name="ce12" table:formula="of:=IF(BITAND([.A13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33];8)&gt;0;[.$A$258];&quot;&quot;)">
            <text:p/>
          </table:table-cell>
          <table:table-cell table:style-name="ce15" table:formula="of:=IF(BITAND([.A133];16)&gt;0;[.$A$258];&quot;&quot;)">
            <text:p/>
          </table:table-cell>
          <table:table-cell table:style-name="ce15" table:formula="of:=IF(BITAND([.A133];32)&gt;0;[.$A$258];&quot;&quot;)">
            <text:p/>
          </table:table-cell>
          <table:table-cell table:style-name="ce15" table:formula="of:=IF(BITAND([.A133];64)&gt;0;[.$A$258];&quot;&quot;)">
            <text:p/>
          </table:table-cell>
          <table:table-cell table:style-name="ce15" table:formula="of:=IF(BITAND([.A13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3">
            <text:p>133</text:p>
          </table:table-cell>
          <table:table-cell table:style-name="ce1" table:formula="of:=DEC2HEX([.A134])" office:value-type="string" office:string-value="85">
            <text:p>85</text:p>
          </table:table-cell>
          <table:table-cell table:style-name="ce6" table:formula="of:=CHAR([.A134])" office:value-type="string" office:string-value="ﾅ">
            <text:p>ﾅ</text:p>
          </table:table-cell>
          <table:table-cell table:number-columns-repeated="3"/>
          <table:table-cell table:style-name="ce12" table:formula="of:=IF(BITAND([.A134];1)&gt;0;[.$A$258];&quot;&quot;)" office:value-type="string" office:string-value="☻">
            <text:p>☻</text:p>
          </table:table-cell>
          <table:table-cell table:style-name="ce12" table:formula="of:=IF(BITAND([.A134];2)&gt;0;[.$A$258];&quot;&quot;)">
            <text:p/>
          </table:table-cell>
          <table:table-cell table:style-name="ce12" table:formula="of:=IF(BITAND([.A13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34];8)&gt;0;[.$A$258];&quot;&quot;)">
            <text:p/>
          </table:table-cell>
          <table:table-cell table:style-name="ce15" table:formula="of:=IF(BITAND([.A134];16)&gt;0;[.$A$258];&quot;&quot;)">
            <text:p/>
          </table:table-cell>
          <table:table-cell table:style-name="ce15" table:formula="of:=IF(BITAND([.A134];32)&gt;0;[.$A$258];&quot;&quot;)">
            <text:p/>
          </table:table-cell>
          <table:table-cell table:style-name="ce15" table:formula="of:=IF(BITAND([.A134];64)&gt;0;[.$A$258];&quot;&quot;)">
            <text:p/>
          </table:table-cell>
          <table:table-cell table:style-name="ce15" table:formula="of:=IF(BITAND([.A13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4">
            <text:p>134</text:p>
          </table:table-cell>
          <table:table-cell table:style-name="ce1" table:formula="of:=DEC2HEX([.A135])" office:value-type="string" office:string-value="86">
            <text:p>86</text:p>
          </table:table-cell>
          <table:table-cell table:style-name="ce6" table:formula="of:=CHAR([.A135])" office:value-type="string" office:string-value="ﾆ">
            <text:p>ﾆ</text:p>
          </table:table-cell>
          <table:table-cell table:number-columns-repeated="3"/>
          <table:table-cell table:style-name="ce12" table:formula="of:=IF(BITAND([.A135];1)&gt;0;[.$A$258];&quot;&quot;)">
            <text:p/>
          </table:table-cell>
          <table:table-cell table:style-name="ce12" table:formula="of:=IF(BITAND([.A135];2)&gt;0;[.$A$258];&quot;&quot;)" office:value-type="string" office:string-value="☻">
            <text:p>☻</text:p>
          </table:table-cell>
          <table:table-cell table:style-name="ce12" table:formula="of:=IF(BITAND([.A13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35];8)&gt;0;[.$A$258];&quot;&quot;)">
            <text:p/>
          </table:table-cell>
          <table:table-cell table:style-name="ce15" table:formula="of:=IF(BITAND([.A135];16)&gt;0;[.$A$258];&quot;&quot;)">
            <text:p/>
          </table:table-cell>
          <table:table-cell table:style-name="ce15" table:formula="of:=IF(BITAND([.A135];32)&gt;0;[.$A$258];&quot;&quot;)">
            <text:p/>
          </table:table-cell>
          <table:table-cell table:style-name="ce15" table:formula="of:=IF(BITAND([.A135];64)&gt;0;[.$A$258];&quot;&quot;)">
            <text:p/>
          </table:table-cell>
          <table:table-cell table:style-name="ce15" table:formula="of:=IF(BITAND([.A13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5">
            <text:p>135</text:p>
          </table:table-cell>
          <table:table-cell table:style-name="ce1" table:formula="of:=DEC2HEX([.A136])" office:value-type="string" office:string-value="87">
            <text:p>87</text:p>
          </table:table-cell>
          <table:table-cell table:style-name="ce6" table:formula="of:=CHAR([.A136])" office:value-type="string" office:string-value="ﾇ">
            <text:p>ﾇ</text:p>
          </table:table-cell>
          <table:table-cell table:number-columns-repeated="3"/>
          <table:table-cell table:style-name="ce12" table:formula="of:=IF(BITAND([.A136];1)&gt;0;[.$A$258];&quot;&quot;)" office:value-type="string" office:string-value="☻">
            <text:p>☻</text:p>
          </table:table-cell>
          <table:table-cell table:style-name="ce12" table:formula="of:=IF(BITAND([.A136];2)&gt;0;[.$A$258];&quot;&quot;)" office:value-type="string" office:string-value="☻">
            <text:p>☻</text:p>
          </table:table-cell>
          <table:table-cell table:style-name="ce12" table:formula="of:=IF(BITAND([.A13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36];8)&gt;0;[.$A$258];&quot;&quot;)">
            <text:p/>
          </table:table-cell>
          <table:table-cell table:style-name="ce15" table:formula="of:=IF(BITAND([.A136];16)&gt;0;[.$A$258];&quot;&quot;)">
            <text:p/>
          </table:table-cell>
          <table:table-cell table:style-name="ce15" table:formula="of:=IF(BITAND([.A136];32)&gt;0;[.$A$258];&quot;&quot;)">
            <text:p/>
          </table:table-cell>
          <table:table-cell table:style-name="ce15" table:formula="of:=IF(BITAND([.A136];64)&gt;0;[.$A$258];&quot;&quot;)">
            <text:p/>
          </table:table-cell>
          <table:table-cell table:style-name="ce15" table:formula="of:=IF(BITAND([.A13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6">
            <text:p>136</text:p>
          </table:table-cell>
          <table:table-cell table:style-name="ce1" table:formula="of:=DEC2HEX([.A137])" office:value-type="string" office:string-value="88">
            <text:p>88</text:p>
          </table:table-cell>
          <table:table-cell table:style-name="ce6" table:formula="of:=CHAR([.A137])" office:value-type="string" office:string-value="ﾈ">
            <text:p>ﾈ</text:p>
          </table:table-cell>
          <table:table-cell table:number-columns-repeated="3"/>
          <table:table-cell table:style-name="ce12" table:formula="of:=IF(BITAND([.A137];1)&gt;0;[.$A$258];&quot;&quot;)">
            <text:p/>
          </table:table-cell>
          <table:table-cell table:style-name="ce12" table:formula="of:=IF(BITAND([.A137];2)&gt;0;[.$A$258];&quot;&quot;)">
            <text:p/>
          </table:table-cell>
          <table:table-cell table:style-name="ce12" table:formula="of:=IF(BITAND([.A13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7];8)&gt;0;[.$A$258];&quot;&quot;)" office:value-type="string" office:string-value="☻">
            <text:p>☻</text:p>
          </table:table-cell>
          <table:table-cell table:style-name="ce15" table:formula="of:=IF(BITAND([.A137];16)&gt;0;[.$A$258];&quot;&quot;)">
            <text:p/>
          </table:table-cell>
          <table:table-cell table:style-name="ce15" table:formula="of:=IF(BITAND([.A137];32)&gt;0;[.$A$258];&quot;&quot;)">
            <text:p/>
          </table:table-cell>
          <table:table-cell table:style-name="ce15" table:formula="of:=IF(BITAND([.A137];64)&gt;0;[.$A$258];&quot;&quot;)">
            <text:p/>
          </table:table-cell>
          <table:table-cell table:style-name="ce15" table:formula="of:=IF(BITAND([.A13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7">
            <text:p>137</text:p>
          </table:table-cell>
          <table:table-cell table:style-name="ce1" table:formula="of:=DEC2HEX([.A138])" office:value-type="string" office:string-value="89">
            <text:p>89</text:p>
          </table:table-cell>
          <table:table-cell table:style-name="ce6" table:formula="of:=CHAR([.A138])" office:value-type="string" office:string-value="ﾉ">
            <text:p>ﾉ</text:p>
          </table:table-cell>
          <table:table-cell table:number-columns-repeated="3"/>
          <table:table-cell table:style-name="ce12" table:formula="of:=IF(BITAND([.A138];1)&gt;0;[.$A$258];&quot;&quot;)" office:value-type="string" office:string-value="☻">
            <text:p>☻</text:p>
          </table:table-cell>
          <table:table-cell table:style-name="ce12" table:formula="of:=IF(BITAND([.A138];2)&gt;0;[.$A$258];&quot;&quot;)">
            <text:p/>
          </table:table-cell>
          <table:table-cell table:style-name="ce12" table:formula="of:=IF(BITAND([.A13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8];8)&gt;0;[.$A$258];&quot;&quot;)" office:value-type="string" office:string-value="☻">
            <text:p>☻</text:p>
          </table:table-cell>
          <table:table-cell table:style-name="ce15" table:formula="of:=IF(BITAND([.A138];16)&gt;0;[.$A$258];&quot;&quot;)">
            <text:p/>
          </table:table-cell>
          <table:table-cell table:style-name="ce15" table:formula="of:=IF(BITAND([.A138];32)&gt;0;[.$A$258];&quot;&quot;)">
            <text:p/>
          </table:table-cell>
          <table:table-cell table:style-name="ce15" table:formula="of:=IF(BITAND([.A138];64)&gt;0;[.$A$258];&quot;&quot;)">
            <text:p/>
          </table:table-cell>
          <table:table-cell table:style-name="ce15" table:formula="of:=IF(BITAND([.A13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8">
            <text:p>138</text:p>
          </table:table-cell>
          <table:table-cell table:style-name="ce1" table:formula="of:=DEC2HEX([.A139])" office:value-type="string" office:string-value="8A">
            <text:p>8A</text:p>
          </table:table-cell>
          <table:table-cell table:style-name="ce6" table:formula="of:=CHAR([.A139])" office:value-type="string" office:string-value="ﾊ">
            <text:p>ﾊ</text:p>
          </table:table-cell>
          <table:table-cell table:number-columns-repeated="3"/>
          <table:table-cell table:style-name="ce12" table:formula="of:=IF(BITAND([.A139];1)&gt;0;[.$A$258];&quot;&quot;)">
            <text:p/>
          </table:table-cell>
          <table:table-cell table:style-name="ce12" table:formula="of:=IF(BITAND([.A139];2)&gt;0;[.$A$258];&quot;&quot;)" office:value-type="string" office:string-value="☻">
            <text:p>☻</text:p>
          </table:table-cell>
          <table:table-cell table:style-name="ce12" table:formula="of:=IF(BITAND([.A13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39];8)&gt;0;[.$A$258];&quot;&quot;)" office:value-type="string" office:string-value="☻">
            <text:p>☻</text:p>
          </table:table-cell>
          <table:table-cell table:style-name="ce15" table:formula="of:=IF(BITAND([.A139];16)&gt;0;[.$A$258];&quot;&quot;)">
            <text:p/>
          </table:table-cell>
          <table:table-cell table:style-name="ce15" table:formula="of:=IF(BITAND([.A139];32)&gt;0;[.$A$258];&quot;&quot;)">
            <text:p/>
          </table:table-cell>
          <table:table-cell table:style-name="ce15" table:formula="of:=IF(BITAND([.A139];64)&gt;0;[.$A$258];&quot;&quot;)">
            <text:p/>
          </table:table-cell>
          <table:table-cell table:style-name="ce15" table:formula="of:=IF(BITAND([.A13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39">
            <text:p>139</text:p>
          </table:table-cell>
          <table:table-cell table:style-name="ce1" table:formula="of:=DEC2HEX([.A140])" office:value-type="string" office:string-value="8B">
            <text:p>8B</text:p>
          </table:table-cell>
          <table:table-cell table:style-name="ce6" table:formula="of:=CHAR([.A140])" office:value-type="string" office:string-value="ﾋ">
            <text:p>ﾋ</text:p>
          </table:table-cell>
          <table:table-cell table:number-columns-repeated="3"/>
          <table:table-cell table:style-name="ce12" table:formula="of:=IF(BITAND([.A140];1)&gt;0;[.$A$258];&quot;&quot;)" office:value-type="string" office:string-value="☻">
            <text:p>☻</text:p>
          </table:table-cell>
          <table:table-cell table:style-name="ce12" table:formula="of:=IF(BITAND([.A140];2)&gt;0;[.$A$258];&quot;&quot;)" office:value-type="string" office:string-value="☻">
            <text:p>☻</text:p>
          </table:table-cell>
          <table:table-cell table:style-name="ce12" table:formula="of:=IF(BITAND([.A14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40];8)&gt;0;[.$A$258];&quot;&quot;)" office:value-type="string" office:string-value="☻">
            <text:p>☻</text:p>
          </table:table-cell>
          <table:table-cell table:style-name="ce15" table:formula="of:=IF(BITAND([.A140];16)&gt;0;[.$A$258];&quot;&quot;)">
            <text:p/>
          </table:table-cell>
          <table:table-cell table:style-name="ce15" table:formula="of:=IF(BITAND([.A140];32)&gt;0;[.$A$258];&quot;&quot;)">
            <text:p/>
          </table:table-cell>
          <table:table-cell table:style-name="ce15" table:formula="of:=IF(BITAND([.A140];64)&gt;0;[.$A$258];&quot;&quot;)">
            <text:p/>
          </table:table-cell>
          <table:table-cell table:style-name="ce15" table:formula="of:=IF(BITAND([.A14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0">
            <text:p>140</text:p>
          </table:table-cell>
          <table:table-cell table:style-name="ce1" table:formula="of:=DEC2HEX([.A141])" office:value-type="string" office:string-value="8C">
            <text:p>8C</text:p>
          </table:table-cell>
          <table:table-cell table:style-name="ce6" table:formula="of:=CHAR([.A141])" office:value-type="string" office:string-value="ﾌ">
            <text:p>ﾌ</text:p>
          </table:table-cell>
          <table:table-cell table:number-columns-repeated="3"/>
          <table:table-cell table:style-name="ce12" table:formula="of:=IF(BITAND([.A141];1)&gt;0;[.$A$258];&quot;&quot;)">
            <text:p/>
          </table:table-cell>
          <table:table-cell table:style-name="ce12" table:formula="of:=IF(BITAND([.A141];2)&gt;0;[.$A$258];&quot;&quot;)">
            <text:p/>
          </table:table-cell>
          <table:table-cell table:style-name="ce12" table:formula="of:=IF(BITAND([.A14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41];8)&gt;0;[.$A$258];&quot;&quot;)" office:value-type="string" office:string-value="☻">
            <text:p>☻</text:p>
          </table:table-cell>
          <table:table-cell table:style-name="ce15" table:formula="of:=IF(BITAND([.A141];16)&gt;0;[.$A$258];&quot;&quot;)">
            <text:p/>
          </table:table-cell>
          <table:table-cell table:style-name="ce15" table:formula="of:=IF(BITAND([.A141];32)&gt;0;[.$A$258];&quot;&quot;)">
            <text:p/>
          </table:table-cell>
          <table:table-cell table:style-name="ce15" table:formula="of:=IF(BITAND([.A141];64)&gt;0;[.$A$258];&quot;&quot;)">
            <text:p/>
          </table:table-cell>
          <table:table-cell table:style-name="ce15" table:formula="of:=IF(BITAND([.A14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1">
            <text:p>141</text:p>
          </table:table-cell>
          <table:table-cell table:style-name="ce1" table:formula="of:=DEC2HEX([.A142])" office:value-type="string" office:string-value="8D">
            <text:p>8D</text:p>
          </table:table-cell>
          <table:table-cell table:style-name="ce6" table:formula="of:=CHAR([.A142])" office:value-type="string" office:string-value="ﾍ">
            <text:p>ﾍ</text:p>
          </table:table-cell>
          <table:table-cell table:number-columns-repeated="3"/>
          <table:table-cell table:style-name="ce12" table:formula="of:=IF(BITAND([.A142];1)&gt;0;[.$A$258];&quot;&quot;)" office:value-type="string" office:string-value="☻">
            <text:p>☻</text:p>
          </table:table-cell>
          <table:table-cell table:style-name="ce12" table:formula="of:=IF(BITAND([.A142];2)&gt;0;[.$A$258];&quot;&quot;)">
            <text:p/>
          </table:table-cell>
          <table:table-cell table:style-name="ce12" table:formula="of:=IF(BITAND([.A14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42];8)&gt;0;[.$A$258];&quot;&quot;)" office:value-type="string" office:string-value="☻">
            <text:p>☻</text:p>
          </table:table-cell>
          <table:table-cell table:style-name="ce15" table:formula="of:=IF(BITAND([.A142];16)&gt;0;[.$A$258];&quot;&quot;)">
            <text:p/>
          </table:table-cell>
          <table:table-cell table:style-name="ce15" table:formula="of:=IF(BITAND([.A142];32)&gt;0;[.$A$258];&quot;&quot;)">
            <text:p/>
          </table:table-cell>
          <table:table-cell table:style-name="ce15" table:formula="of:=IF(BITAND([.A142];64)&gt;0;[.$A$258];&quot;&quot;)">
            <text:p/>
          </table:table-cell>
          <table:table-cell table:style-name="ce15" table:formula="of:=IF(BITAND([.A14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2">
            <text:p>142</text:p>
          </table:table-cell>
          <table:table-cell table:style-name="ce1" table:formula="of:=DEC2HEX([.A143])" office:value-type="string" office:string-value="8E">
            <text:p>8E</text:p>
          </table:table-cell>
          <table:table-cell table:style-name="ce6" table:formula="of:=CHAR([.A143])" office:value-type="string" office:string-value="ﾎ">
            <text:p>ﾎ</text:p>
          </table:table-cell>
          <table:table-cell table:number-columns-repeated="3"/>
          <table:table-cell table:style-name="ce12" table:formula="of:=IF(BITAND([.A143];1)&gt;0;[.$A$258];&quot;&quot;)">
            <text:p/>
          </table:table-cell>
          <table:table-cell table:style-name="ce12" table:formula="of:=IF(BITAND([.A143];2)&gt;0;[.$A$258];&quot;&quot;)" office:value-type="string" office:string-value="☻">
            <text:p>☻</text:p>
          </table:table-cell>
          <table:table-cell table:style-name="ce12" table:formula="of:=IF(BITAND([.A14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43];8)&gt;0;[.$A$258];&quot;&quot;)" office:value-type="string" office:string-value="☻">
            <text:p>☻</text:p>
          </table:table-cell>
          <table:table-cell table:style-name="ce15" table:formula="of:=IF(BITAND([.A143];16)&gt;0;[.$A$258];&quot;&quot;)">
            <text:p/>
          </table:table-cell>
          <table:table-cell table:style-name="ce15" table:formula="of:=IF(BITAND([.A143];32)&gt;0;[.$A$258];&quot;&quot;)">
            <text:p/>
          </table:table-cell>
          <table:table-cell table:style-name="ce15" table:formula="of:=IF(BITAND([.A143];64)&gt;0;[.$A$258];&quot;&quot;)">
            <text:p/>
          </table:table-cell>
          <table:table-cell table:style-name="ce15" table:formula="of:=IF(BITAND([.A14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3">
            <text:p>143</text:p>
          </table:table-cell>
          <table:table-cell table:style-name="ce1" table:formula="of:=DEC2HEX([.A144])" office:value-type="string" office:string-value="8F">
            <text:p>8F</text:p>
          </table:table-cell>
          <table:table-cell table:style-name="ce6" table:formula="of:=CHAR([.A144])" office:value-type="string" office:string-value="ﾏ">
            <text:p>ﾏ</text:p>
          </table:table-cell>
          <table:table-cell table:number-columns-repeated="3"/>
          <table:table-cell table:style-name="ce12" table:formula="of:=IF(BITAND([.A144];1)&gt;0;[.$A$258];&quot;&quot;)" office:value-type="string" office:string-value="☻">
            <text:p>☻</text:p>
          </table:table-cell>
          <table:table-cell table:style-name="ce12" table:formula="of:=IF(BITAND([.A144];2)&gt;0;[.$A$258];&quot;&quot;)" office:value-type="string" office:string-value="☻">
            <text:p>☻</text:p>
          </table:table-cell>
          <table:table-cell table:style-name="ce12" table:formula="of:=IF(BITAND([.A14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44];8)&gt;0;[.$A$258];&quot;&quot;)" office:value-type="string" office:string-value="☻">
            <text:p>☻</text:p>
          </table:table-cell>
          <table:table-cell table:style-name="ce15" table:formula="of:=IF(BITAND([.A144];16)&gt;0;[.$A$258];&quot;&quot;)">
            <text:p/>
          </table:table-cell>
          <table:table-cell table:style-name="ce15" table:formula="of:=IF(BITAND([.A144];32)&gt;0;[.$A$258];&quot;&quot;)">
            <text:p/>
          </table:table-cell>
          <table:table-cell table:style-name="ce15" table:formula="of:=IF(BITAND([.A144];64)&gt;0;[.$A$258];&quot;&quot;)">
            <text:p/>
          </table:table-cell>
          <table:table-cell table:style-name="ce15" table:formula="of:=IF(BITAND([.A14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4">
            <text:p>144</text:p>
          </table:table-cell>
          <table:table-cell table:style-name="ce1" table:formula="of:=DEC2HEX([.A145])" office:value-type="string" office:string-value="90">
            <text:p>90</text:p>
          </table:table-cell>
          <table:table-cell table:style-name="ce6" table:formula="of:=CHAR([.A145])" office:value-type="string" office:string-value="ﾐ">
            <text:p>ﾐ</text:p>
          </table:table-cell>
          <table:table-cell table:number-columns-repeated="3"/>
          <table:table-cell table:style-name="ce12" table:formula="of:=IF(BITAND([.A145];1)&gt;0;[.$A$258];&quot;&quot;)">
            <text:p/>
          </table:table-cell>
          <table:table-cell table:style-name="ce12" table:formula="of:=IF(BITAND([.A145];2)&gt;0;[.$A$258];&quot;&quot;)">
            <text:p/>
          </table:table-cell>
          <table:table-cell table:style-name="ce12" table:formula="of:=IF(BITAND([.A14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45];8)&gt;0;[.$A$258];&quot;&quot;)">
            <text:p/>
          </table:table-cell>
          <table:table-cell table:style-name="ce15" table:formula="of:=IF(BITAND([.A145];16)&gt;0;[.$A$258];&quot;&quot;)" office:value-type="string" office:string-value="☻">
            <text:p>☻</text:p>
          </table:table-cell>
          <table:table-cell table:style-name="ce15" table:formula="of:=IF(BITAND([.A145];32)&gt;0;[.$A$258];&quot;&quot;)">
            <text:p/>
          </table:table-cell>
          <table:table-cell table:style-name="ce15" table:formula="of:=IF(BITAND([.A145];64)&gt;0;[.$A$258];&quot;&quot;)">
            <text:p/>
          </table:table-cell>
          <table:table-cell table:style-name="ce15" table:formula="of:=IF(BITAND([.A14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5">
            <text:p>145</text:p>
          </table:table-cell>
          <table:table-cell table:style-name="ce1" table:formula="of:=DEC2HEX([.A146])" office:value-type="string" office:string-value="91">
            <text:p>91</text:p>
          </table:table-cell>
          <table:table-cell table:style-name="ce6" table:formula="of:=CHAR([.A146])" office:value-type="string" office:string-value="ﾑ">
            <text:p>ﾑ</text:p>
          </table:table-cell>
          <table:table-cell table:number-columns-repeated="3"/>
          <table:table-cell table:style-name="ce12" table:formula="of:=IF(BITAND([.A146];1)&gt;0;[.$A$258];&quot;&quot;)" office:value-type="string" office:string-value="☻">
            <text:p>☻</text:p>
          </table:table-cell>
          <table:table-cell table:style-name="ce12" table:formula="of:=IF(BITAND([.A146];2)&gt;0;[.$A$258];&quot;&quot;)">
            <text:p/>
          </table:table-cell>
          <table:table-cell table:style-name="ce12" table:formula="of:=IF(BITAND([.A14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46];8)&gt;0;[.$A$258];&quot;&quot;)">
            <text:p/>
          </table:table-cell>
          <table:table-cell table:style-name="ce15" table:formula="of:=IF(BITAND([.A146];16)&gt;0;[.$A$258];&quot;&quot;)" office:value-type="string" office:string-value="☻">
            <text:p>☻</text:p>
          </table:table-cell>
          <table:table-cell table:style-name="ce15" table:formula="of:=IF(BITAND([.A146];32)&gt;0;[.$A$258];&quot;&quot;)">
            <text:p/>
          </table:table-cell>
          <table:table-cell table:style-name="ce15" table:formula="of:=IF(BITAND([.A146];64)&gt;0;[.$A$258];&quot;&quot;)">
            <text:p/>
          </table:table-cell>
          <table:table-cell table:style-name="ce15" table:formula="of:=IF(BITAND([.A14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6">
            <text:p>146</text:p>
          </table:table-cell>
          <table:table-cell table:style-name="ce1" table:formula="of:=DEC2HEX([.A147])" office:value-type="string" office:string-value="92">
            <text:p>92</text:p>
          </table:table-cell>
          <table:table-cell table:style-name="ce6" table:formula="of:=CHAR([.A147])" office:value-type="string" office:string-value="ﾒ">
            <text:p>ﾒ</text:p>
          </table:table-cell>
          <table:table-cell table:number-columns-repeated="3"/>
          <table:table-cell table:style-name="ce12" table:formula="of:=IF(BITAND([.A147];1)&gt;0;[.$A$258];&quot;&quot;)">
            <text:p/>
          </table:table-cell>
          <table:table-cell table:style-name="ce12" table:formula="of:=IF(BITAND([.A147];2)&gt;0;[.$A$258];&quot;&quot;)" office:value-type="string" office:string-value="☻">
            <text:p>☻</text:p>
          </table:table-cell>
          <table:table-cell table:style-name="ce12" table:formula="of:=IF(BITAND([.A14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47];8)&gt;0;[.$A$258];&quot;&quot;)">
            <text:p/>
          </table:table-cell>
          <table:table-cell table:style-name="ce15" table:formula="of:=IF(BITAND([.A147];16)&gt;0;[.$A$258];&quot;&quot;)" office:value-type="string" office:string-value="☻">
            <text:p>☻</text:p>
          </table:table-cell>
          <table:table-cell table:style-name="ce15" table:formula="of:=IF(BITAND([.A147];32)&gt;0;[.$A$258];&quot;&quot;)">
            <text:p/>
          </table:table-cell>
          <table:table-cell table:style-name="ce15" table:formula="of:=IF(BITAND([.A147];64)&gt;0;[.$A$258];&quot;&quot;)">
            <text:p/>
          </table:table-cell>
          <table:table-cell table:style-name="ce15" table:formula="of:=IF(BITAND([.A14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7">
            <text:p>147</text:p>
          </table:table-cell>
          <table:table-cell table:style-name="ce1" table:formula="of:=DEC2HEX([.A148])" office:value-type="string" office:string-value="93">
            <text:p>93</text:p>
          </table:table-cell>
          <table:table-cell table:style-name="ce6" table:formula="of:=CHAR([.A148])" office:value-type="string" office:string-value="ﾓ">
            <text:p>ﾓ</text:p>
          </table:table-cell>
          <table:table-cell table:number-columns-repeated="3"/>
          <table:table-cell table:style-name="ce12" table:formula="of:=IF(BITAND([.A148];1)&gt;0;[.$A$258];&quot;&quot;)" office:value-type="string" office:string-value="☻">
            <text:p>☻</text:p>
          </table:table-cell>
          <table:table-cell table:style-name="ce12" table:formula="of:=IF(BITAND([.A148];2)&gt;0;[.$A$258];&quot;&quot;)" office:value-type="string" office:string-value="☻">
            <text:p>☻</text:p>
          </table:table-cell>
          <table:table-cell table:style-name="ce12" table:formula="of:=IF(BITAND([.A14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48];8)&gt;0;[.$A$258];&quot;&quot;)">
            <text:p/>
          </table:table-cell>
          <table:table-cell table:style-name="ce15" table:formula="of:=IF(BITAND([.A148];16)&gt;0;[.$A$258];&quot;&quot;)" office:value-type="string" office:string-value="☻">
            <text:p>☻</text:p>
          </table:table-cell>
          <table:table-cell table:style-name="ce15" table:formula="of:=IF(BITAND([.A148];32)&gt;0;[.$A$258];&quot;&quot;)">
            <text:p/>
          </table:table-cell>
          <table:table-cell table:style-name="ce15" table:formula="of:=IF(BITAND([.A148];64)&gt;0;[.$A$258];&quot;&quot;)">
            <text:p/>
          </table:table-cell>
          <table:table-cell table:style-name="ce15" table:formula="of:=IF(BITAND([.A14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8">
            <text:p>148</text:p>
          </table:table-cell>
          <table:table-cell table:style-name="ce1" table:formula="of:=DEC2HEX([.A149])" office:value-type="string" office:string-value="94">
            <text:p>94</text:p>
          </table:table-cell>
          <table:table-cell table:style-name="ce6" table:formula="of:=CHAR([.A149])" office:value-type="string" office:string-value="ﾔ">
            <text:p>ﾔ</text:p>
          </table:table-cell>
          <table:table-cell table:number-columns-repeated="3"/>
          <table:table-cell table:style-name="ce12" table:formula="of:=IF(BITAND([.A149];1)&gt;0;[.$A$258];&quot;&quot;)">
            <text:p/>
          </table:table-cell>
          <table:table-cell table:style-name="ce12" table:formula="of:=IF(BITAND([.A149];2)&gt;0;[.$A$258];&quot;&quot;)">
            <text:p/>
          </table:table-cell>
          <table:table-cell table:style-name="ce12" table:formula="of:=IF(BITAND([.A14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49];8)&gt;0;[.$A$258];&quot;&quot;)">
            <text:p/>
          </table:table-cell>
          <table:table-cell table:style-name="ce15" table:formula="of:=IF(BITAND([.A149];16)&gt;0;[.$A$258];&quot;&quot;)" office:value-type="string" office:string-value="☻">
            <text:p>☻</text:p>
          </table:table-cell>
          <table:table-cell table:style-name="ce15" table:formula="of:=IF(BITAND([.A149];32)&gt;0;[.$A$258];&quot;&quot;)">
            <text:p/>
          </table:table-cell>
          <table:table-cell table:style-name="ce15" table:formula="of:=IF(BITAND([.A149];64)&gt;0;[.$A$258];&quot;&quot;)">
            <text:p/>
          </table:table-cell>
          <table:table-cell table:style-name="ce15" table:formula="of:=IF(BITAND([.A14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49">
            <text:p>149</text:p>
          </table:table-cell>
          <table:table-cell table:style-name="ce1" table:formula="of:=DEC2HEX([.A150])" office:value-type="string" office:string-value="95">
            <text:p>95</text:p>
          </table:table-cell>
          <table:table-cell table:style-name="ce6" table:formula="of:=CHAR([.A150])" office:value-type="string" office:string-value="ﾕ">
            <text:p>ﾕ</text:p>
          </table:table-cell>
          <table:table-cell table:number-columns-repeated="3"/>
          <table:table-cell table:style-name="ce12" table:formula="of:=IF(BITAND([.A150];1)&gt;0;[.$A$258];&quot;&quot;)" office:value-type="string" office:string-value="☻">
            <text:p>☻</text:p>
          </table:table-cell>
          <table:table-cell table:style-name="ce12" table:formula="of:=IF(BITAND([.A150];2)&gt;0;[.$A$258];&quot;&quot;)">
            <text:p/>
          </table:table-cell>
          <table:table-cell table:style-name="ce12" table:formula="of:=IF(BITAND([.A15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0];8)&gt;0;[.$A$258];&quot;&quot;)">
            <text:p/>
          </table:table-cell>
          <table:table-cell table:style-name="ce15" table:formula="of:=IF(BITAND([.A150];16)&gt;0;[.$A$258];&quot;&quot;)" office:value-type="string" office:string-value="☻">
            <text:p>☻</text:p>
          </table:table-cell>
          <table:table-cell table:style-name="ce15" table:formula="of:=IF(BITAND([.A150];32)&gt;0;[.$A$258];&quot;&quot;)">
            <text:p/>
          </table:table-cell>
          <table:table-cell table:style-name="ce15" table:formula="of:=IF(BITAND([.A150];64)&gt;0;[.$A$258];&quot;&quot;)">
            <text:p/>
          </table:table-cell>
          <table:table-cell table:style-name="ce15" table:formula="of:=IF(BITAND([.A15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0">
            <text:p>150</text:p>
          </table:table-cell>
          <table:table-cell table:style-name="ce1" table:formula="of:=DEC2HEX([.A151])" office:value-type="string" office:string-value="96">
            <text:p>96</text:p>
          </table:table-cell>
          <table:table-cell table:style-name="ce6" table:formula="of:=CHAR([.A151])" office:value-type="string" office:string-value="ﾖ">
            <text:p>ﾖ</text:p>
          </table:table-cell>
          <table:table-cell table:number-columns-repeated="3"/>
          <table:table-cell table:style-name="ce12" table:formula="of:=IF(BITAND([.A151];1)&gt;0;[.$A$258];&quot;&quot;)">
            <text:p/>
          </table:table-cell>
          <table:table-cell table:style-name="ce12" table:formula="of:=IF(BITAND([.A151];2)&gt;0;[.$A$258];&quot;&quot;)" office:value-type="string" office:string-value="☻">
            <text:p>☻</text:p>
          </table:table-cell>
          <table:table-cell table:style-name="ce12" table:formula="of:=IF(BITAND([.A15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1];8)&gt;0;[.$A$258];&quot;&quot;)">
            <text:p/>
          </table:table-cell>
          <table:table-cell table:style-name="ce15" table:formula="of:=IF(BITAND([.A151];16)&gt;0;[.$A$258];&quot;&quot;)" office:value-type="string" office:string-value="☻">
            <text:p>☻</text:p>
          </table:table-cell>
          <table:table-cell table:style-name="ce15" table:formula="of:=IF(BITAND([.A151];32)&gt;0;[.$A$258];&quot;&quot;)">
            <text:p/>
          </table:table-cell>
          <table:table-cell table:style-name="ce15" table:formula="of:=IF(BITAND([.A151];64)&gt;0;[.$A$258];&quot;&quot;)">
            <text:p/>
          </table:table-cell>
          <table:table-cell table:style-name="ce15" table:formula="of:=IF(BITAND([.A15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1">
            <text:p>151</text:p>
          </table:table-cell>
          <table:table-cell table:style-name="ce1" table:formula="of:=DEC2HEX([.A152])" office:value-type="string" office:string-value="97">
            <text:p>97</text:p>
          </table:table-cell>
          <table:table-cell table:style-name="ce6" table:formula="of:=CHAR([.A152])" office:value-type="string" office:string-value="ﾗ">
            <text:p>ﾗ</text:p>
          </table:table-cell>
          <table:table-cell table:number-columns-repeated="3"/>
          <table:table-cell table:style-name="ce12" table:formula="of:=IF(BITAND([.A152];1)&gt;0;[.$A$258];&quot;&quot;)" office:value-type="string" office:string-value="☻">
            <text:p>☻</text:p>
          </table:table-cell>
          <table:table-cell table:style-name="ce12" table:formula="of:=IF(BITAND([.A152];2)&gt;0;[.$A$258];&quot;&quot;)" office:value-type="string" office:string-value="☻">
            <text:p>☻</text:p>
          </table:table-cell>
          <table:table-cell table:style-name="ce12" table:formula="of:=IF(BITAND([.A15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2];8)&gt;0;[.$A$258];&quot;&quot;)">
            <text:p/>
          </table:table-cell>
          <table:table-cell table:style-name="ce15" table:formula="of:=IF(BITAND([.A152];16)&gt;0;[.$A$258];&quot;&quot;)" office:value-type="string" office:string-value="☻">
            <text:p>☻</text:p>
          </table:table-cell>
          <table:table-cell table:style-name="ce15" table:formula="of:=IF(BITAND([.A152];32)&gt;0;[.$A$258];&quot;&quot;)">
            <text:p/>
          </table:table-cell>
          <table:table-cell table:style-name="ce15" table:formula="of:=IF(BITAND([.A152];64)&gt;0;[.$A$258];&quot;&quot;)">
            <text:p/>
          </table:table-cell>
          <table:table-cell table:style-name="ce15" table:formula="of:=IF(BITAND([.A15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2">
            <text:p>152</text:p>
          </table:table-cell>
          <table:table-cell table:style-name="ce1" table:formula="of:=DEC2HEX([.A153])" office:value-type="string" office:string-value="98">
            <text:p>98</text:p>
          </table:table-cell>
          <table:table-cell table:style-name="ce6" table:formula="of:=CHAR([.A153])" office:value-type="string" office:string-value="ﾘ">
            <text:p>ﾘ</text:p>
          </table:table-cell>
          <table:table-cell table:number-columns-repeated="3"/>
          <table:table-cell table:style-name="ce12" table:formula="of:=IF(BITAND([.A153];1)&gt;0;[.$A$258];&quot;&quot;)">
            <text:p/>
          </table:table-cell>
          <table:table-cell table:style-name="ce12" table:formula="of:=IF(BITAND([.A153];2)&gt;0;[.$A$258];&quot;&quot;)">
            <text:p/>
          </table:table-cell>
          <table:table-cell table:style-name="ce12" table:formula="of:=IF(BITAND([.A15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53];8)&gt;0;[.$A$258];&quot;&quot;)" office:value-type="string" office:string-value="☻">
            <text:p>☻</text:p>
          </table:table-cell>
          <table:table-cell table:style-name="ce15" table:formula="of:=IF(BITAND([.A153];16)&gt;0;[.$A$258];&quot;&quot;)" office:value-type="string" office:string-value="☻">
            <text:p>☻</text:p>
          </table:table-cell>
          <table:table-cell table:style-name="ce15" table:formula="of:=IF(BITAND([.A153];32)&gt;0;[.$A$258];&quot;&quot;)">
            <text:p/>
          </table:table-cell>
          <table:table-cell table:style-name="ce15" table:formula="of:=IF(BITAND([.A153];64)&gt;0;[.$A$258];&quot;&quot;)">
            <text:p/>
          </table:table-cell>
          <table:table-cell table:style-name="ce15" table:formula="of:=IF(BITAND([.A15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3">
            <text:p>153</text:p>
          </table:table-cell>
          <table:table-cell table:style-name="ce1" table:formula="of:=DEC2HEX([.A154])" office:value-type="string" office:string-value="99">
            <text:p>99</text:p>
          </table:table-cell>
          <table:table-cell table:style-name="ce6" table:formula="of:=CHAR([.A154])" office:value-type="string" office:string-value="ﾙ">
            <text:p>ﾙ</text:p>
          </table:table-cell>
          <table:table-cell table:number-columns-repeated="3"/>
          <table:table-cell table:style-name="ce12" table:formula="of:=IF(BITAND([.A154];1)&gt;0;[.$A$258];&quot;&quot;)" office:value-type="string" office:string-value="☻">
            <text:p>☻</text:p>
          </table:table-cell>
          <table:table-cell table:style-name="ce12" table:formula="of:=IF(BITAND([.A154];2)&gt;0;[.$A$258];&quot;&quot;)">
            <text:p/>
          </table:table-cell>
          <table:table-cell table:style-name="ce12" table:formula="of:=IF(BITAND([.A15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54];8)&gt;0;[.$A$258];&quot;&quot;)" office:value-type="string" office:string-value="☻">
            <text:p>☻</text:p>
          </table:table-cell>
          <table:table-cell table:style-name="ce15" table:formula="of:=IF(BITAND([.A154];16)&gt;0;[.$A$258];&quot;&quot;)" office:value-type="string" office:string-value="☻">
            <text:p>☻</text:p>
          </table:table-cell>
          <table:table-cell table:style-name="ce15" table:formula="of:=IF(BITAND([.A154];32)&gt;0;[.$A$258];&quot;&quot;)">
            <text:p/>
          </table:table-cell>
          <table:table-cell table:style-name="ce15" table:formula="of:=IF(BITAND([.A154];64)&gt;0;[.$A$258];&quot;&quot;)">
            <text:p/>
          </table:table-cell>
          <table:table-cell table:style-name="ce15" table:formula="of:=IF(BITAND([.A15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4">
            <text:p>154</text:p>
          </table:table-cell>
          <table:table-cell table:style-name="ce1" table:formula="of:=DEC2HEX([.A155])" office:value-type="string" office:string-value="9A">
            <text:p>9A</text:p>
          </table:table-cell>
          <table:table-cell table:style-name="ce6" table:formula="of:=CHAR([.A155])" office:value-type="string" office:string-value="ﾚ">
            <text:p>ﾚ</text:p>
          </table:table-cell>
          <table:table-cell table:number-columns-repeated="3"/>
          <table:table-cell table:style-name="ce12" table:formula="of:=IF(BITAND([.A155];1)&gt;0;[.$A$258];&quot;&quot;)">
            <text:p/>
          </table:table-cell>
          <table:table-cell table:style-name="ce12" table:formula="of:=IF(BITAND([.A155];2)&gt;0;[.$A$258];&quot;&quot;)" office:value-type="string" office:string-value="☻">
            <text:p>☻</text:p>
          </table:table-cell>
          <table:table-cell table:style-name="ce12" table:formula="of:=IF(BITAND([.A15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55];8)&gt;0;[.$A$258];&quot;&quot;)" office:value-type="string" office:string-value="☻">
            <text:p>☻</text:p>
          </table:table-cell>
          <table:table-cell table:style-name="ce15" table:formula="of:=IF(BITAND([.A155];16)&gt;0;[.$A$258];&quot;&quot;)" office:value-type="string" office:string-value="☻">
            <text:p>☻</text:p>
          </table:table-cell>
          <table:table-cell table:style-name="ce15" table:formula="of:=IF(BITAND([.A155];32)&gt;0;[.$A$258];&quot;&quot;)">
            <text:p/>
          </table:table-cell>
          <table:table-cell table:style-name="ce15" table:formula="of:=IF(BITAND([.A155];64)&gt;0;[.$A$258];&quot;&quot;)">
            <text:p/>
          </table:table-cell>
          <table:table-cell table:style-name="ce15" table:formula="of:=IF(BITAND([.A15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5">
            <text:p>155</text:p>
          </table:table-cell>
          <table:table-cell table:style-name="ce1" table:formula="of:=DEC2HEX([.A156])" office:value-type="string" office:string-value="9B">
            <text:p>9B</text:p>
          </table:table-cell>
          <table:table-cell table:style-name="ce6" table:formula="of:=CHAR([.A156])" office:value-type="string" office:string-value="ﾛ">
            <text:p>ﾛ</text:p>
          </table:table-cell>
          <table:table-cell table:number-columns-repeated="3"/>
          <table:table-cell table:style-name="ce12" table:formula="of:=IF(BITAND([.A156];1)&gt;0;[.$A$258];&quot;&quot;)" office:value-type="string" office:string-value="☻">
            <text:p>☻</text:p>
          </table:table-cell>
          <table:table-cell table:style-name="ce12" table:formula="of:=IF(BITAND([.A156];2)&gt;0;[.$A$258];&quot;&quot;)" office:value-type="string" office:string-value="☻">
            <text:p>☻</text:p>
          </table:table-cell>
          <table:table-cell table:style-name="ce12" table:formula="of:=IF(BITAND([.A15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56];8)&gt;0;[.$A$258];&quot;&quot;)" office:value-type="string" office:string-value="☻">
            <text:p>☻</text:p>
          </table:table-cell>
          <table:table-cell table:style-name="ce15" table:formula="of:=IF(BITAND([.A156];16)&gt;0;[.$A$258];&quot;&quot;)" office:value-type="string" office:string-value="☻">
            <text:p>☻</text:p>
          </table:table-cell>
          <table:table-cell table:style-name="ce15" table:formula="of:=IF(BITAND([.A156];32)&gt;0;[.$A$258];&quot;&quot;)">
            <text:p/>
          </table:table-cell>
          <table:table-cell table:style-name="ce15" table:formula="of:=IF(BITAND([.A156];64)&gt;0;[.$A$258];&quot;&quot;)">
            <text:p/>
          </table:table-cell>
          <table:table-cell table:style-name="ce15" table:formula="of:=IF(BITAND([.A15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6">
            <text:p>156</text:p>
          </table:table-cell>
          <table:table-cell table:style-name="ce1" table:formula="of:=DEC2HEX([.A157])" office:value-type="string" office:string-value="9C">
            <text:p>9C</text:p>
          </table:table-cell>
          <table:table-cell table:style-name="ce6" table:formula="of:=CHAR([.A157])" office:value-type="string" office:string-value="ﾜ">
            <text:p>ﾜ</text:p>
          </table:table-cell>
          <table:table-cell table:number-columns-repeated="3"/>
          <table:table-cell table:style-name="ce12" table:formula="of:=IF(BITAND([.A157];1)&gt;0;[.$A$258];&quot;&quot;)">
            <text:p/>
          </table:table-cell>
          <table:table-cell table:style-name="ce12" table:formula="of:=IF(BITAND([.A157];2)&gt;0;[.$A$258];&quot;&quot;)">
            <text:p/>
          </table:table-cell>
          <table:table-cell table:style-name="ce12" table:formula="of:=IF(BITAND([.A15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7];8)&gt;0;[.$A$258];&quot;&quot;)" office:value-type="string" office:string-value="☻">
            <text:p>☻</text:p>
          </table:table-cell>
          <table:table-cell table:style-name="ce15" table:formula="of:=IF(BITAND([.A157];16)&gt;0;[.$A$258];&quot;&quot;)" office:value-type="string" office:string-value="☻">
            <text:p>☻</text:p>
          </table:table-cell>
          <table:table-cell table:style-name="ce15" table:formula="of:=IF(BITAND([.A157];32)&gt;0;[.$A$258];&quot;&quot;)">
            <text:p/>
          </table:table-cell>
          <table:table-cell table:style-name="ce15" table:formula="of:=IF(BITAND([.A157];64)&gt;0;[.$A$258];&quot;&quot;)">
            <text:p/>
          </table:table-cell>
          <table:table-cell table:style-name="ce15" table:formula="of:=IF(BITAND([.A15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7">
            <text:p>157</text:p>
          </table:table-cell>
          <table:table-cell table:style-name="ce1" table:formula="of:=DEC2HEX([.A158])" office:value-type="string" office:string-value="9D">
            <text:p>9D</text:p>
          </table:table-cell>
          <table:table-cell table:style-name="ce6" table:formula="of:=CHAR([.A158])" office:value-type="string" office:string-value="ﾝ">
            <text:p>ﾝ</text:p>
          </table:table-cell>
          <table:table-cell table:number-columns-repeated="3"/>
          <table:table-cell table:style-name="ce12" table:formula="of:=IF(BITAND([.A158];1)&gt;0;[.$A$258];&quot;&quot;)" office:value-type="string" office:string-value="☻">
            <text:p>☻</text:p>
          </table:table-cell>
          <table:table-cell table:style-name="ce12" table:formula="of:=IF(BITAND([.A158];2)&gt;0;[.$A$258];&quot;&quot;)">
            <text:p/>
          </table:table-cell>
          <table:table-cell table:style-name="ce12" table:formula="of:=IF(BITAND([.A15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8];8)&gt;0;[.$A$258];&quot;&quot;)" office:value-type="string" office:string-value="☻">
            <text:p>☻</text:p>
          </table:table-cell>
          <table:table-cell table:style-name="ce15" table:formula="of:=IF(BITAND([.A158];16)&gt;0;[.$A$258];&quot;&quot;)" office:value-type="string" office:string-value="☻">
            <text:p>☻</text:p>
          </table:table-cell>
          <table:table-cell table:style-name="ce15" table:formula="of:=IF(BITAND([.A158];32)&gt;0;[.$A$258];&quot;&quot;)">
            <text:p/>
          </table:table-cell>
          <table:table-cell table:style-name="ce15" table:formula="of:=IF(BITAND([.A158];64)&gt;0;[.$A$258];&quot;&quot;)">
            <text:p/>
          </table:table-cell>
          <table:table-cell table:style-name="ce15" table:formula="of:=IF(BITAND([.A15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8">
            <text:p>158</text:p>
          </table:table-cell>
          <table:table-cell table:style-name="ce1" table:formula="of:=DEC2HEX([.A159])" office:value-type="string" office:string-value="9E">
            <text:p>9E</text:p>
          </table:table-cell>
          <table:table-cell table:style-name="ce6" table:formula="of:=CHAR([.A159])" office:value-type="string" office:string-value="ﾞ">
            <text:p>ﾞ</text:p>
          </table:table-cell>
          <table:table-cell table:number-columns-repeated="3"/>
          <table:table-cell table:style-name="ce12" table:formula="of:=IF(BITAND([.A159];1)&gt;0;[.$A$258];&quot;&quot;)">
            <text:p/>
          </table:table-cell>
          <table:table-cell table:style-name="ce12" table:formula="of:=IF(BITAND([.A159];2)&gt;0;[.$A$258];&quot;&quot;)" office:value-type="string" office:string-value="☻">
            <text:p>☻</text:p>
          </table:table-cell>
          <table:table-cell table:style-name="ce12" table:formula="of:=IF(BITAND([.A15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59];8)&gt;0;[.$A$258];&quot;&quot;)" office:value-type="string" office:string-value="☻">
            <text:p>☻</text:p>
          </table:table-cell>
          <table:table-cell table:style-name="ce15" table:formula="of:=IF(BITAND([.A159];16)&gt;0;[.$A$258];&quot;&quot;)" office:value-type="string" office:string-value="☻">
            <text:p>☻</text:p>
          </table:table-cell>
          <table:table-cell table:style-name="ce15" table:formula="of:=IF(BITAND([.A159];32)&gt;0;[.$A$258];&quot;&quot;)">
            <text:p/>
          </table:table-cell>
          <table:table-cell table:style-name="ce15" table:formula="of:=IF(BITAND([.A159];64)&gt;0;[.$A$258];&quot;&quot;)">
            <text:p/>
          </table:table-cell>
          <table:table-cell table:style-name="ce15" table:formula="of:=IF(BITAND([.A15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59">
            <text:p>159</text:p>
          </table:table-cell>
          <table:table-cell table:style-name="ce1" table:formula="of:=DEC2HEX([.A160])" office:value-type="string" office:string-value="9F">
            <text:p>9F</text:p>
          </table:table-cell>
          <table:table-cell table:style-name="ce6" table:formula="of:=CHAR([.A160])" office:value-type="string" office:string-value="ﾟ">
            <text:p>ﾟ</text:p>
          </table:table-cell>
          <table:table-cell table:number-columns-repeated="3"/>
          <table:table-cell table:style-name="ce12" table:formula="of:=IF(BITAND([.A160];1)&gt;0;[.$A$258];&quot;&quot;)" office:value-type="string" office:string-value="☻">
            <text:p>☻</text:p>
          </table:table-cell>
          <table:table-cell table:style-name="ce12" table:formula="of:=IF(BITAND([.A160];2)&gt;0;[.$A$258];&quot;&quot;)" office:value-type="string" office:string-value="☻">
            <text:p>☻</text:p>
          </table:table-cell>
          <table:table-cell table:style-name="ce12" table:formula="of:=IF(BITAND([.A16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0];8)&gt;0;[.$A$258];&quot;&quot;)" office:value-type="string" office:string-value="☻">
            <text:p>☻</text:p>
          </table:table-cell>
          <table:table-cell table:style-name="ce15" table:formula="of:=IF(BITAND([.A160];16)&gt;0;[.$A$258];&quot;&quot;)" office:value-type="string" office:string-value="☻">
            <text:p>☻</text:p>
          </table:table-cell>
          <table:table-cell table:style-name="ce15" table:formula="of:=IF(BITAND([.A160];32)&gt;0;[.$A$258];&quot;&quot;)">
            <text:p/>
          </table:table-cell>
          <table:table-cell table:style-name="ce15" table:formula="of:=IF(BITAND([.A160];64)&gt;0;[.$A$258];&quot;&quot;)">
            <text:p/>
          </table:table-cell>
          <table:table-cell table:style-name="ce15" table:formula="of:=IF(BITAND([.A16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0">
            <text:p>160</text:p>
          </table:table-cell>
          <table:table-cell table:style-name="ce1" table:formula="of:=DEC2HEX([.A161])" office:value-type="string" office:string-value="A0">
            <text:p>A0</text:p>
          </table:table-cell>
          <table:table-cell table:style-name="ce6" table:formula="of:=CHAR([.A161])" office:value-type="string" office:string-value="ﾠ">
            <text:p>ﾠ</text:p>
          </table:table-cell>
          <table:table-cell table:number-columns-repeated="3"/>
          <table:table-cell table:style-name="ce12" table:formula="of:=IF(BITAND([.A161];1)&gt;0;[.$A$258];&quot;&quot;)">
            <text:p/>
          </table:table-cell>
          <table:table-cell table:style-name="ce12" table:formula="of:=IF(BITAND([.A161];2)&gt;0;[.$A$258];&quot;&quot;)">
            <text:p/>
          </table:table-cell>
          <table:table-cell table:style-name="ce12" table:formula="of:=IF(BITAND([.A16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61];8)&gt;0;[.$A$258];&quot;&quot;)">
            <text:p/>
          </table:table-cell>
          <table:table-cell table:style-name="ce15" table:formula="of:=IF(BITAND([.A161];16)&gt;0;[.$A$258];&quot;&quot;)">
            <text:p/>
          </table:table-cell>
          <table:table-cell table:style-name="ce15" table:formula="of:=IF(BITAND([.A161];32)&gt;0;[.$A$258];&quot;&quot;)" office:value-type="string" office:string-value="☻">
            <text:p>☻</text:p>
          </table:table-cell>
          <table:table-cell table:style-name="ce15" table:formula="of:=IF(BITAND([.A161];64)&gt;0;[.$A$258];&quot;&quot;)">
            <text:p/>
          </table:table-cell>
          <table:table-cell table:style-name="ce15" table:formula="of:=IF(BITAND([.A16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1">
            <text:p>161</text:p>
          </table:table-cell>
          <table:table-cell table:style-name="ce1" table:formula="of:=DEC2HEX([.A162])" office:value-type="string" office:string-value="A1">
            <text:p>A1</text:p>
          </table:table-cell>
          <table:table-cell table:style-name="ce6" table:formula="of:=CHAR([.A162])" office:value-type="string" office:string-value="ﾡ">
            <text:p>ﾡ</text:p>
          </table:table-cell>
          <table:table-cell table:number-columns-repeated="3"/>
          <table:table-cell table:style-name="ce12" table:formula="of:=IF(BITAND([.A162];1)&gt;0;[.$A$258];&quot;&quot;)" office:value-type="string" office:string-value="☻">
            <text:p>☻</text:p>
          </table:table-cell>
          <table:table-cell table:style-name="ce12" table:formula="of:=IF(BITAND([.A162];2)&gt;0;[.$A$258];&quot;&quot;)">
            <text:p/>
          </table:table-cell>
          <table:table-cell table:style-name="ce12" table:formula="of:=IF(BITAND([.A16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62];8)&gt;0;[.$A$258];&quot;&quot;)">
            <text:p/>
          </table:table-cell>
          <table:table-cell table:style-name="ce15" table:formula="of:=IF(BITAND([.A162];16)&gt;0;[.$A$258];&quot;&quot;)">
            <text:p/>
          </table:table-cell>
          <table:table-cell table:style-name="ce15" table:formula="of:=IF(BITAND([.A162];32)&gt;0;[.$A$258];&quot;&quot;)" office:value-type="string" office:string-value="☻">
            <text:p>☻</text:p>
          </table:table-cell>
          <table:table-cell table:style-name="ce15" table:formula="of:=IF(BITAND([.A162];64)&gt;0;[.$A$258];&quot;&quot;)">
            <text:p/>
          </table:table-cell>
          <table:table-cell table:style-name="ce15" table:formula="of:=IF(BITAND([.A16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2">
            <text:p>162</text:p>
          </table:table-cell>
          <table:table-cell table:style-name="ce1" table:formula="of:=DEC2HEX([.A163])" office:value-type="string" office:string-value="A2">
            <text:p>A2</text:p>
          </table:table-cell>
          <table:table-cell table:style-name="ce6" table:formula="of:=CHAR([.A163])" office:value-type="string" office:string-value="ﾢ">
            <text:p>ﾢ</text:p>
          </table:table-cell>
          <table:table-cell table:number-columns-repeated="3"/>
          <table:table-cell table:style-name="ce12" table:formula="of:=IF(BITAND([.A163];1)&gt;0;[.$A$258];&quot;&quot;)">
            <text:p/>
          </table:table-cell>
          <table:table-cell table:style-name="ce12" table:formula="of:=IF(BITAND([.A163];2)&gt;0;[.$A$258];&quot;&quot;)" office:value-type="string" office:string-value="☻">
            <text:p>☻</text:p>
          </table:table-cell>
          <table:table-cell table:style-name="ce12" table:formula="of:=IF(BITAND([.A16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63];8)&gt;0;[.$A$258];&quot;&quot;)">
            <text:p/>
          </table:table-cell>
          <table:table-cell table:style-name="ce15" table:formula="of:=IF(BITAND([.A163];16)&gt;0;[.$A$258];&quot;&quot;)">
            <text:p/>
          </table:table-cell>
          <table:table-cell table:style-name="ce15" table:formula="of:=IF(BITAND([.A163];32)&gt;0;[.$A$258];&quot;&quot;)" office:value-type="string" office:string-value="☻">
            <text:p>☻</text:p>
          </table:table-cell>
          <table:table-cell table:style-name="ce15" table:formula="of:=IF(BITAND([.A163];64)&gt;0;[.$A$258];&quot;&quot;)">
            <text:p/>
          </table:table-cell>
          <table:table-cell table:style-name="ce15" table:formula="of:=IF(BITAND([.A16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3">
            <text:p>163</text:p>
          </table:table-cell>
          <table:table-cell table:style-name="ce1" table:formula="of:=DEC2HEX([.A164])" office:value-type="string" office:string-value="A3">
            <text:p>A3</text:p>
          </table:table-cell>
          <table:table-cell table:style-name="ce6" table:formula="of:=CHAR([.A164])" office:value-type="string" office:string-value="ﾣ">
            <text:p>ﾣ</text:p>
          </table:table-cell>
          <table:table-cell table:number-columns-repeated="3"/>
          <table:table-cell table:style-name="ce12" table:formula="of:=IF(BITAND([.A164];1)&gt;0;[.$A$258];&quot;&quot;)" office:value-type="string" office:string-value="☻">
            <text:p>☻</text:p>
          </table:table-cell>
          <table:table-cell table:style-name="ce12" table:formula="of:=IF(BITAND([.A164];2)&gt;0;[.$A$258];&quot;&quot;)" office:value-type="string" office:string-value="☻">
            <text:p>☻</text:p>
          </table:table-cell>
          <table:table-cell table:style-name="ce12" table:formula="of:=IF(BITAND([.A16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64];8)&gt;0;[.$A$258];&quot;&quot;)">
            <text:p/>
          </table:table-cell>
          <table:table-cell table:style-name="ce15" table:formula="of:=IF(BITAND([.A164];16)&gt;0;[.$A$258];&quot;&quot;)">
            <text:p/>
          </table:table-cell>
          <table:table-cell table:style-name="ce15" table:formula="of:=IF(BITAND([.A164];32)&gt;0;[.$A$258];&quot;&quot;)" office:value-type="string" office:string-value="☻">
            <text:p>☻</text:p>
          </table:table-cell>
          <table:table-cell table:style-name="ce15" table:formula="of:=IF(BITAND([.A164];64)&gt;0;[.$A$258];&quot;&quot;)">
            <text:p/>
          </table:table-cell>
          <table:table-cell table:style-name="ce15" table:formula="of:=IF(BITAND([.A16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4">
            <text:p>164</text:p>
          </table:table-cell>
          <table:table-cell table:style-name="ce1" table:formula="of:=DEC2HEX([.A165])" office:value-type="string" office:string-value="A4">
            <text:p>A4</text:p>
          </table:table-cell>
          <table:table-cell table:style-name="ce6" table:formula="of:=CHAR([.A165])" office:value-type="string" office:string-value="ﾤ">
            <text:p>ﾤ</text:p>
          </table:table-cell>
          <table:table-cell table:number-columns-repeated="3"/>
          <table:table-cell table:style-name="ce12" table:formula="of:=IF(BITAND([.A165];1)&gt;0;[.$A$258];&quot;&quot;)">
            <text:p/>
          </table:table-cell>
          <table:table-cell table:style-name="ce12" table:formula="of:=IF(BITAND([.A165];2)&gt;0;[.$A$258];&quot;&quot;)">
            <text:p/>
          </table:table-cell>
          <table:table-cell table:style-name="ce12" table:formula="of:=IF(BITAND([.A16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5];8)&gt;0;[.$A$258];&quot;&quot;)">
            <text:p/>
          </table:table-cell>
          <table:table-cell table:style-name="ce15" table:formula="of:=IF(BITAND([.A165];16)&gt;0;[.$A$258];&quot;&quot;)">
            <text:p/>
          </table:table-cell>
          <table:table-cell table:style-name="ce15" table:formula="of:=IF(BITAND([.A165];32)&gt;0;[.$A$258];&quot;&quot;)" office:value-type="string" office:string-value="☻">
            <text:p>☻</text:p>
          </table:table-cell>
          <table:table-cell table:style-name="ce15" table:formula="of:=IF(BITAND([.A165];64)&gt;0;[.$A$258];&quot;&quot;)">
            <text:p/>
          </table:table-cell>
          <table:table-cell table:style-name="ce15" table:formula="of:=IF(BITAND([.A16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5">
            <text:p>165</text:p>
          </table:table-cell>
          <table:table-cell table:style-name="ce1" table:formula="of:=DEC2HEX([.A166])" office:value-type="string" office:string-value="A5">
            <text:p>A5</text:p>
          </table:table-cell>
          <table:table-cell table:style-name="ce6" table:formula="of:=CHAR([.A166])" office:value-type="string" office:string-value="ﾥ">
            <text:p>ﾥ</text:p>
          </table:table-cell>
          <table:table-cell table:number-columns-repeated="3"/>
          <table:table-cell table:style-name="ce12" table:formula="of:=IF(BITAND([.A166];1)&gt;0;[.$A$258];&quot;&quot;)" office:value-type="string" office:string-value="☻">
            <text:p>☻</text:p>
          </table:table-cell>
          <table:table-cell table:style-name="ce12" table:formula="of:=IF(BITAND([.A166];2)&gt;0;[.$A$258];&quot;&quot;)">
            <text:p/>
          </table:table-cell>
          <table:table-cell table:style-name="ce12" table:formula="of:=IF(BITAND([.A16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6];8)&gt;0;[.$A$258];&quot;&quot;)">
            <text:p/>
          </table:table-cell>
          <table:table-cell table:style-name="ce15" table:formula="of:=IF(BITAND([.A166];16)&gt;0;[.$A$258];&quot;&quot;)">
            <text:p/>
          </table:table-cell>
          <table:table-cell table:style-name="ce15" table:formula="of:=IF(BITAND([.A166];32)&gt;0;[.$A$258];&quot;&quot;)" office:value-type="string" office:string-value="☻">
            <text:p>☻</text:p>
          </table:table-cell>
          <table:table-cell table:style-name="ce15" table:formula="of:=IF(BITAND([.A166];64)&gt;0;[.$A$258];&quot;&quot;)">
            <text:p/>
          </table:table-cell>
          <table:table-cell table:style-name="ce15" table:formula="of:=IF(BITAND([.A16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6">
            <text:p>166</text:p>
          </table:table-cell>
          <table:table-cell table:style-name="ce1" table:formula="of:=DEC2HEX([.A167])" office:value-type="string" office:string-value="A6">
            <text:p>A6</text:p>
          </table:table-cell>
          <table:table-cell table:style-name="ce6" table:formula="of:=CHAR([.A167])" office:value-type="string" office:string-value="ﾦ">
            <text:p>ﾦ</text:p>
          </table:table-cell>
          <table:table-cell table:number-columns-repeated="3"/>
          <table:table-cell table:style-name="ce12" table:formula="of:=IF(BITAND([.A167];1)&gt;0;[.$A$258];&quot;&quot;)">
            <text:p/>
          </table:table-cell>
          <table:table-cell table:style-name="ce12" table:formula="of:=IF(BITAND([.A167];2)&gt;0;[.$A$258];&quot;&quot;)" office:value-type="string" office:string-value="☻">
            <text:p>☻</text:p>
          </table:table-cell>
          <table:table-cell table:style-name="ce12" table:formula="of:=IF(BITAND([.A16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7];8)&gt;0;[.$A$258];&quot;&quot;)">
            <text:p/>
          </table:table-cell>
          <table:table-cell table:style-name="ce15" table:formula="of:=IF(BITAND([.A167];16)&gt;0;[.$A$258];&quot;&quot;)">
            <text:p/>
          </table:table-cell>
          <table:table-cell table:style-name="ce15" table:formula="of:=IF(BITAND([.A167];32)&gt;0;[.$A$258];&quot;&quot;)" office:value-type="string" office:string-value="☻">
            <text:p>☻</text:p>
          </table:table-cell>
          <table:table-cell table:style-name="ce15" table:formula="of:=IF(BITAND([.A167];64)&gt;0;[.$A$258];&quot;&quot;)">
            <text:p/>
          </table:table-cell>
          <table:table-cell table:style-name="ce15" table:formula="of:=IF(BITAND([.A16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7">
            <text:p>167</text:p>
          </table:table-cell>
          <table:table-cell table:style-name="ce1" table:formula="of:=DEC2HEX([.A168])" office:value-type="string" office:string-value="A7">
            <text:p>A7</text:p>
          </table:table-cell>
          <table:table-cell table:style-name="ce6" table:formula="of:=CHAR([.A168])" office:value-type="string" office:string-value="ﾧ">
            <text:p>ﾧ</text:p>
          </table:table-cell>
          <table:table-cell table:number-columns-repeated="3"/>
          <table:table-cell table:style-name="ce12" table:formula="of:=IF(BITAND([.A168];1)&gt;0;[.$A$258];&quot;&quot;)" office:value-type="string" office:string-value="☻">
            <text:p>☻</text:p>
          </table:table-cell>
          <table:table-cell table:style-name="ce12" table:formula="of:=IF(BITAND([.A168];2)&gt;0;[.$A$258];&quot;&quot;)" office:value-type="string" office:string-value="☻">
            <text:p>☻</text:p>
          </table:table-cell>
          <table:table-cell table:style-name="ce12" table:formula="of:=IF(BITAND([.A16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68];8)&gt;0;[.$A$258];&quot;&quot;)">
            <text:p/>
          </table:table-cell>
          <table:table-cell table:style-name="ce15" table:formula="of:=IF(BITAND([.A168];16)&gt;0;[.$A$258];&quot;&quot;)">
            <text:p/>
          </table:table-cell>
          <table:table-cell table:style-name="ce15" table:formula="of:=IF(BITAND([.A168];32)&gt;0;[.$A$258];&quot;&quot;)" office:value-type="string" office:string-value="☻">
            <text:p>☻</text:p>
          </table:table-cell>
          <table:table-cell table:style-name="ce15" table:formula="of:=IF(BITAND([.A168];64)&gt;0;[.$A$258];&quot;&quot;)">
            <text:p/>
          </table:table-cell>
          <table:table-cell table:style-name="ce15" table:formula="of:=IF(BITAND([.A16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8">
            <text:p>168</text:p>
          </table:table-cell>
          <table:table-cell table:style-name="ce1" table:formula="of:=DEC2HEX([.A169])" office:value-type="string" office:string-value="A8">
            <text:p>A8</text:p>
          </table:table-cell>
          <table:table-cell table:style-name="ce6" table:formula="of:=CHAR([.A169])" office:value-type="string" office:string-value="ﾨ">
            <text:p>ﾨ</text:p>
          </table:table-cell>
          <table:table-cell table:number-columns-repeated="3"/>
          <table:table-cell table:style-name="ce12" table:formula="of:=IF(BITAND([.A169];1)&gt;0;[.$A$258];&quot;&quot;)">
            <text:p/>
          </table:table-cell>
          <table:table-cell table:style-name="ce12" table:formula="of:=IF(BITAND([.A169];2)&gt;0;[.$A$258];&quot;&quot;)">
            <text:p/>
          </table:table-cell>
          <table:table-cell table:style-name="ce12" table:formula="of:=IF(BITAND([.A16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69];8)&gt;0;[.$A$258];&quot;&quot;)" office:value-type="string" office:string-value="☻">
            <text:p>☻</text:p>
          </table:table-cell>
          <table:table-cell table:style-name="ce15" table:formula="of:=IF(BITAND([.A169];16)&gt;0;[.$A$258];&quot;&quot;)">
            <text:p/>
          </table:table-cell>
          <table:table-cell table:style-name="ce15" table:formula="of:=IF(BITAND([.A169];32)&gt;0;[.$A$258];&quot;&quot;)" office:value-type="string" office:string-value="☻">
            <text:p>☻</text:p>
          </table:table-cell>
          <table:table-cell table:style-name="ce15" table:formula="of:=IF(BITAND([.A169];64)&gt;0;[.$A$258];&quot;&quot;)">
            <text:p/>
          </table:table-cell>
          <table:table-cell table:style-name="ce15" table:formula="of:=IF(BITAND([.A16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69">
            <text:p>169</text:p>
          </table:table-cell>
          <table:table-cell table:style-name="ce1" table:formula="of:=DEC2HEX([.A170])" office:value-type="string" office:string-value="A9">
            <text:p>A9</text:p>
          </table:table-cell>
          <table:table-cell table:style-name="ce6" table:formula="of:=CHAR([.A170])" office:value-type="string" office:string-value="ﾩ">
            <text:p>ﾩ</text:p>
          </table:table-cell>
          <table:table-cell table:number-columns-repeated="3"/>
          <table:table-cell table:style-name="ce12" table:formula="of:=IF(BITAND([.A170];1)&gt;0;[.$A$258];&quot;&quot;)" office:value-type="string" office:string-value="☻">
            <text:p>☻</text:p>
          </table:table-cell>
          <table:table-cell table:style-name="ce12" table:formula="of:=IF(BITAND([.A170];2)&gt;0;[.$A$258];&quot;&quot;)">
            <text:p/>
          </table:table-cell>
          <table:table-cell table:style-name="ce12" table:formula="of:=IF(BITAND([.A17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0];8)&gt;0;[.$A$258];&quot;&quot;)" office:value-type="string" office:string-value="☻">
            <text:p>☻</text:p>
          </table:table-cell>
          <table:table-cell table:style-name="ce15" table:formula="of:=IF(BITAND([.A170];16)&gt;0;[.$A$258];&quot;&quot;)">
            <text:p/>
          </table:table-cell>
          <table:table-cell table:style-name="ce15" table:formula="of:=IF(BITAND([.A170];32)&gt;0;[.$A$258];&quot;&quot;)" office:value-type="string" office:string-value="☻">
            <text:p>☻</text:p>
          </table:table-cell>
          <table:table-cell table:style-name="ce15" table:formula="of:=IF(BITAND([.A170];64)&gt;0;[.$A$258];&quot;&quot;)">
            <text:p/>
          </table:table-cell>
          <table:table-cell table:style-name="ce15" table:formula="of:=IF(BITAND([.A17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0">
            <text:p>170</text:p>
          </table:table-cell>
          <table:table-cell table:style-name="ce1" table:formula="of:=DEC2HEX([.A171])" office:value-type="string" office:string-value="AA">
            <text:p>AA</text:p>
          </table:table-cell>
          <table:table-cell table:style-name="ce6" table:formula="of:=CHAR([.A171])" office:value-type="string" office:string-value="ﾪ">
            <text:p>ﾪ</text:p>
          </table:table-cell>
          <table:table-cell table:number-columns-repeated="3"/>
          <table:table-cell table:style-name="ce12" table:formula="of:=IF(BITAND([.A171];1)&gt;0;[.$A$258];&quot;&quot;)">
            <text:p/>
          </table:table-cell>
          <table:table-cell table:style-name="ce12" table:formula="of:=IF(BITAND([.A171];2)&gt;0;[.$A$258];&quot;&quot;)" office:value-type="string" office:string-value="☻">
            <text:p>☻</text:p>
          </table:table-cell>
          <table:table-cell table:style-name="ce12" table:formula="of:=IF(BITAND([.A17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1];8)&gt;0;[.$A$258];&quot;&quot;)" office:value-type="string" office:string-value="☻">
            <text:p>☻</text:p>
          </table:table-cell>
          <table:table-cell table:style-name="ce15" table:formula="of:=IF(BITAND([.A171];16)&gt;0;[.$A$258];&quot;&quot;)">
            <text:p/>
          </table:table-cell>
          <table:table-cell table:style-name="ce15" table:formula="of:=IF(BITAND([.A171];32)&gt;0;[.$A$258];&quot;&quot;)" office:value-type="string" office:string-value="☻">
            <text:p>☻</text:p>
          </table:table-cell>
          <table:table-cell table:style-name="ce15" table:formula="of:=IF(BITAND([.A171];64)&gt;0;[.$A$258];&quot;&quot;)">
            <text:p/>
          </table:table-cell>
          <table:table-cell table:style-name="ce15" table:formula="of:=IF(BITAND([.A17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1">
            <text:p>171</text:p>
          </table:table-cell>
          <table:table-cell table:style-name="ce1" table:formula="of:=DEC2HEX([.A172])" office:value-type="string" office:string-value="AB">
            <text:p>AB</text:p>
          </table:table-cell>
          <table:table-cell table:style-name="ce6" table:formula="of:=CHAR([.A172])" office:value-type="string" office:string-value="ﾫ">
            <text:p>ﾫ</text:p>
          </table:table-cell>
          <table:table-cell table:number-columns-repeated="3"/>
          <table:table-cell table:style-name="ce12" table:formula="of:=IF(BITAND([.A172];1)&gt;0;[.$A$258];&quot;&quot;)" office:value-type="string" office:string-value="☻">
            <text:p>☻</text:p>
          </table:table-cell>
          <table:table-cell table:style-name="ce12" table:formula="of:=IF(BITAND([.A172];2)&gt;0;[.$A$258];&quot;&quot;)" office:value-type="string" office:string-value="☻">
            <text:p>☻</text:p>
          </table:table-cell>
          <table:table-cell table:style-name="ce12" table:formula="of:=IF(BITAND([.A17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2];8)&gt;0;[.$A$258];&quot;&quot;)" office:value-type="string" office:string-value="☻">
            <text:p>☻</text:p>
          </table:table-cell>
          <table:table-cell table:style-name="ce15" table:formula="of:=IF(BITAND([.A172];16)&gt;0;[.$A$258];&quot;&quot;)">
            <text:p/>
          </table:table-cell>
          <table:table-cell table:style-name="ce15" table:formula="of:=IF(BITAND([.A172];32)&gt;0;[.$A$258];&quot;&quot;)" office:value-type="string" office:string-value="☻">
            <text:p>☻</text:p>
          </table:table-cell>
          <table:table-cell table:style-name="ce15" table:formula="of:=IF(BITAND([.A172];64)&gt;0;[.$A$258];&quot;&quot;)">
            <text:p/>
          </table:table-cell>
          <table:table-cell table:style-name="ce15" table:formula="of:=IF(BITAND([.A17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2">
            <text:p>172</text:p>
          </table:table-cell>
          <table:table-cell table:style-name="ce1" table:formula="of:=DEC2HEX([.A173])" office:value-type="string" office:string-value="AC">
            <text:p>AC</text:p>
          </table:table-cell>
          <table:table-cell table:style-name="ce6" table:formula="of:=CHAR([.A173])" office:value-type="string" office:string-value="ﾬ">
            <text:p>ﾬ</text:p>
          </table:table-cell>
          <table:table-cell table:number-columns-repeated="3"/>
          <table:table-cell table:style-name="ce12" table:formula="of:=IF(BITAND([.A173];1)&gt;0;[.$A$258];&quot;&quot;)">
            <text:p/>
          </table:table-cell>
          <table:table-cell table:style-name="ce12" table:formula="of:=IF(BITAND([.A173];2)&gt;0;[.$A$258];&quot;&quot;)">
            <text:p/>
          </table:table-cell>
          <table:table-cell table:style-name="ce12" table:formula="of:=IF(BITAND([.A17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73];8)&gt;0;[.$A$258];&quot;&quot;)" office:value-type="string" office:string-value="☻">
            <text:p>☻</text:p>
          </table:table-cell>
          <table:table-cell table:style-name="ce15" table:formula="of:=IF(BITAND([.A173];16)&gt;0;[.$A$258];&quot;&quot;)">
            <text:p/>
          </table:table-cell>
          <table:table-cell table:style-name="ce15" table:formula="of:=IF(BITAND([.A173];32)&gt;0;[.$A$258];&quot;&quot;)" office:value-type="string" office:string-value="☻">
            <text:p>☻</text:p>
          </table:table-cell>
          <table:table-cell table:style-name="ce15" table:formula="of:=IF(BITAND([.A173];64)&gt;0;[.$A$258];&quot;&quot;)">
            <text:p/>
          </table:table-cell>
          <table:table-cell table:style-name="ce15" table:formula="of:=IF(BITAND([.A17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3">
            <text:p>173</text:p>
          </table:table-cell>
          <table:table-cell table:style-name="ce1" table:formula="of:=DEC2HEX([.A174])" office:value-type="string" office:string-value="AD">
            <text:p>AD</text:p>
          </table:table-cell>
          <table:table-cell table:style-name="ce6" table:formula="of:=CHAR([.A174])" office:value-type="string" office:string-value="ﾭ">
            <text:p>ﾭ</text:p>
          </table:table-cell>
          <table:table-cell table:number-columns-repeated="3"/>
          <table:table-cell table:style-name="ce12" table:formula="of:=IF(BITAND([.A174];1)&gt;0;[.$A$258];&quot;&quot;)" office:value-type="string" office:string-value="☻">
            <text:p>☻</text:p>
          </table:table-cell>
          <table:table-cell table:style-name="ce12" table:formula="of:=IF(BITAND([.A174];2)&gt;0;[.$A$258];&quot;&quot;)">
            <text:p/>
          </table:table-cell>
          <table:table-cell table:style-name="ce12" table:formula="of:=IF(BITAND([.A17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74];8)&gt;0;[.$A$258];&quot;&quot;)" office:value-type="string" office:string-value="☻">
            <text:p>☻</text:p>
          </table:table-cell>
          <table:table-cell table:style-name="ce15" table:formula="of:=IF(BITAND([.A174];16)&gt;0;[.$A$258];&quot;&quot;)">
            <text:p/>
          </table:table-cell>
          <table:table-cell table:style-name="ce15" table:formula="of:=IF(BITAND([.A174];32)&gt;0;[.$A$258];&quot;&quot;)" office:value-type="string" office:string-value="☻">
            <text:p>☻</text:p>
          </table:table-cell>
          <table:table-cell table:style-name="ce15" table:formula="of:=IF(BITAND([.A174];64)&gt;0;[.$A$258];&quot;&quot;)">
            <text:p/>
          </table:table-cell>
          <table:table-cell table:style-name="ce15" table:formula="of:=IF(BITAND([.A17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4">
            <text:p>174</text:p>
          </table:table-cell>
          <table:table-cell table:style-name="ce1" table:formula="of:=DEC2HEX([.A175])" office:value-type="string" office:string-value="AE">
            <text:p>AE</text:p>
          </table:table-cell>
          <table:table-cell table:style-name="ce6" table:formula="of:=CHAR([.A175])" office:value-type="string" office:string-value="ﾮ">
            <text:p>ﾮ</text:p>
          </table:table-cell>
          <table:table-cell table:number-columns-repeated="3"/>
          <table:table-cell table:style-name="ce12" table:formula="of:=IF(BITAND([.A175];1)&gt;0;[.$A$258];&quot;&quot;)">
            <text:p/>
          </table:table-cell>
          <table:table-cell table:style-name="ce12" table:formula="of:=IF(BITAND([.A175];2)&gt;0;[.$A$258];&quot;&quot;)" office:value-type="string" office:string-value="☻">
            <text:p>☻</text:p>
          </table:table-cell>
          <table:table-cell table:style-name="ce12" table:formula="of:=IF(BITAND([.A17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75];8)&gt;0;[.$A$258];&quot;&quot;)" office:value-type="string" office:string-value="☻">
            <text:p>☻</text:p>
          </table:table-cell>
          <table:table-cell table:style-name="ce15" table:formula="of:=IF(BITAND([.A175];16)&gt;0;[.$A$258];&quot;&quot;)">
            <text:p/>
          </table:table-cell>
          <table:table-cell table:style-name="ce15" table:formula="of:=IF(BITAND([.A175];32)&gt;0;[.$A$258];&quot;&quot;)" office:value-type="string" office:string-value="☻">
            <text:p>☻</text:p>
          </table:table-cell>
          <table:table-cell table:style-name="ce15" table:formula="of:=IF(BITAND([.A175];64)&gt;0;[.$A$258];&quot;&quot;)">
            <text:p/>
          </table:table-cell>
          <table:table-cell table:style-name="ce15" table:formula="of:=IF(BITAND([.A17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5">
            <text:p>175</text:p>
          </table:table-cell>
          <table:table-cell table:style-name="ce1" table:formula="of:=DEC2HEX([.A176])" office:value-type="string" office:string-value="AF">
            <text:p>AF</text:p>
          </table:table-cell>
          <table:table-cell table:style-name="ce6" table:formula="of:=CHAR([.A176])" office:value-type="string" office:string-value="ﾯ">
            <text:p>ﾯ</text:p>
          </table:table-cell>
          <table:table-cell table:number-columns-repeated="3"/>
          <table:table-cell table:style-name="ce12" table:formula="of:=IF(BITAND([.A176];1)&gt;0;[.$A$258];&quot;&quot;)" office:value-type="string" office:string-value="☻">
            <text:p>☻</text:p>
          </table:table-cell>
          <table:table-cell table:style-name="ce12" table:formula="of:=IF(BITAND([.A176];2)&gt;0;[.$A$258];&quot;&quot;)" office:value-type="string" office:string-value="☻">
            <text:p>☻</text:p>
          </table:table-cell>
          <table:table-cell table:style-name="ce12" table:formula="of:=IF(BITAND([.A17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76];8)&gt;0;[.$A$258];&quot;&quot;)" office:value-type="string" office:string-value="☻">
            <text:p>☻</text:p>
          </table:table-cell>
          <table:table-cell table:style-name="ce15" table:formula="of:=IF(BITAND([.A176];16)&gt;0;[.$A$258];&quot;&quot;)">
            <text:p/>
          </table:table-cell>
          <table:table-cell table:style-name="ce15" table:formula="of:=IF(BITAND([.A176];32)&gt;0;[.$A$258];&quot;&quot;)" office:value-type="string" office:string-value="☻">
            <text:p>☻</text:p>
          </table:table-cell>
          <table:table-cell table:style-name="ce15" table:formula="of:=IF(BITAND([.A176];64)&gt;0;[.$A$258];&quot;&quot;)">
            <text:p/>
          </table:table-cell>
          <table:table-cell table:style-name="ce15" table:formula="of:=IF(BITAND([.A17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6">
            <text:p>176</text:p>
          </table:table-cell>
          <table:table-cell table:style-name="ce1" table:formula="of:=DEC2HEX([.A177])" office:value-type="string" office:string-value="B0">
            <text:p>B0</text:p>
          </table:table-cell>
          <table:table-cell table:style-name="ce6" table:formula="of:=CHAR([.A177])" office:value-type="string" office:string-value="ﾰ">
            <text:p>ﾰ</text:p>
          </table:table-cell>
          <table:table-cell table:number-columns-repeated="3"/>
          <table:table-cell table:style-name="ce12" table:formula="of:=IF(BITAND([.A177];1)&gt;0;[.$A$258];&quot;&quot;)">
            <text:p/>
          </table:table-cell>
          <table:table-cell table:style-name="ce12" table:formula="of:=IF(BITAND([.A177];2)&gt;0;[.$A$258];&quot;&quot;)">
            <text:p/>
          </table:table-cell>
          <table:table-cell table:style-name="ce12" table:formula="of:=IF(BITAND([.A17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7];8)&gt;0;[.$A$258];&quot;&quot;)">
            <text:p/>
          </table:table-cell>
          <table:table-cell table:style-name="ce15" table:formula="of:=IF(BITAND([.A177];16)&gt;0;[.$A$258];&quot;&quot;)" office:value-type="string" office:string-value="☻">
            <text:p>☻</text:p>
          </table:table-cell>
          <table:table-cell table:style-name="ce15" table:formula="of:=IF(BITAND([.A177];32)&gt;0;[.$A$258];&quot;&quot;)" office:value-type="string" office:string-value="☻">
            <text:p>☻</text:p>
          </table:table-cell>
          <table:table-cell table:style-name="ce15" table:formula="of:=IF(BITAND([.A177];64)&gt;0;[.$A$258];&quot;&quot;)">
            <text:p/>
          </table:table-cell>
          <table:table-cell table:style-name="ce15" table:formula="of:=IF(BITAND([.A17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7">
            <text:p>177</text:p>
          </table:table-cell>
          <table:table-cell table:style-name="ce1" table:formula="of:=DEC2HEX([.A178])" office:value-type="string" office:string-value="B1">
            <text:p>B1</text:p>
          </table:table-cell>
          <table:table-cell table:style-name="ce6" table:formula="of:=CHAR([.A178])" office:value-type="string" office:string-value="ﾱ">
            <text:p>ﾱ</text:p>
          </table:table-cell>
          <table:table-cell table:number-columns-repeated="3"/>
          <table:table-cell table:style-name="ce12" table:formula="of:=IF(BITAND([.A178];1)&gt;0;[.$A$258];&quot;&quot;)" office:value-type="string" office:string-value="☻">
            <text:p>☻</text:p>
          </table:table-cell>
          <table:table-cell table:style-name="ce12" table:formula="of:=IF(BITAND([.A178];2)&gt;0;[.$A$258];&quot;&quot;)">
            <text:p/>
          </table:table-cell>
          <table:table-cell table:style-name="ce12" table:formula="of:=IF(BITAND([.A17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8];8)&gt;0;[.$A$258];&quot;&quot;)">
            <text:p/>
          </table:table-cell>
          <table:table-cell table:style-name="ce15" table:formula="of:=IF(BITAND([.A178];16)&gt;0;[.$A$258];&quot;&quot;)" office:value-type="string" office:string-value="☻">
            <text:p>☻</text:p>
          </table:table-cell>
          <table:table-cell table:style-name="ce15" table:formula="of:=IF(BITAND([.A178];32)&gt;0;[.$A$258];&quot;&quot;)" office:value-type="string" office:string-value="☻">
            <text:p>☻</text:p>
          </table:table-cell>
          <table:table-cell table:style-name="ce15" table:formula="of:=IF(BITAND([.A178];64)&gt;0;[.$A$258];&quot;&quot;)">
            <text:p/>
          </table:table-cell>
          <table:table-cell table:style-name="ce15" table:formula="of:=IF(BITAND([.A17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8">
            <text:p>178</text:p>
          </table:table-cell>
          <table:table-cell table:style-name="ce1" table:formula="of:=DEC2HEX([.A179])" office:value-type="string" office:string-value="B2">
            <text:p>B2</text:p>
          </table:table-cell>
          <table:table-cell table:style-name="ce6" table:formula="of:=CHAR([.A179])" office:value-type="string" office:string-value="ﾲ">
            <text:p>ﾲ</text:p>
          </table:table-cell>
          <table:table-cell table:number-columns-repeated="3"/>
          <table:table-cell table:style-name="ce12" table:formula="of:=IF(BITAND([.A179];1)&gt;0;[.$A$258];&quot;&quot;)">
            <text:p/>
          </table:table-cell>
          <table:table-cell table:style-name="ce12" table:formula="of:=IF(BITAND([.A179];2)&gt;0;[.$A$258];&quot;&quot;)" office:value-type="string" office:string-value="☻">
            <text:p>☻</text:p>
          </table:table-cell>
          <table:table-cell table:style-name="ce12" table:formula="of:=IF(BITAND([.A17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79];8)&gt;0;[.$A$258];&quot;&quot;)">
            <text:p/>
          </table:table-cell>
          <table:table-cell table:style-name="ce15" table:formula="of:=IF(BITAND([.A179];16)&gt;0;[.$A$258];&quot;&quot;)" office:value-type="string" office:string-value="☻">
            <text:p>☻</text:p>
          </table:table-cell>
          <table:table-cell table:style-name="ce15" table:formula="of:=IF(BITAND([.A179];32)&gt;0;[.$A$258];&quot;&quot;)" office:value-type="string" office:string-value="☻">
            <text:p>☻</text:p>
          </table:table-cell>
          <table:table-cell table:style-name="ce15" table:formula="of:=IF(BITAND([.A179];64)&gt;0;[.$A$258];&quot;&quot;)">
            <text:p/>
          </table:table-cell>
          <table:table-cell table:style-name="ce15" table:formula="of:=IF(BITAND([.A17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79">
            <text:p>179</text:p>
          </table:table-cell>
          <table:table-cell table:style-name="ce1" table:formula="of:=DEC2HEX([.A180])" office:value-type="string" office:string-value="B3">
            <text:p>B3</text:p>
          </table:table-cell>
          <table:table-cell table:style-name="ce6" table:formula="of:=CHAR([.A180])" office:value-type="string" office:string-value="ﾳ">
            <text:p>ﾳ</text:p>
          </table:table-cell>
          <table:table-cell table:number-columns-repeated="3"/>
          <table:table-cell table:style-name="ce12" table:formula="of:=IF(BITAND([.A180];1)&gt;0;[.$A$258];&quot;&quot;)" office:value-type="string" office:string-value="☻">
            <text:p>☻</text:p>
          </table:table-cell>
          <table:table-cell table:style-name="ce12" table:formula="of:=IF(BITAND([.A180];2)&gt;0;[.$A$258];&quot;&quot;)" office:value-type="string" office:string-value="☻">
            <text:p>☻</text:p>
          </table:table-cell>
          <table:table-cell table:style-name="ce12" table:formula="of:=IF(BITAND([.A18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0];8)&gt;0;[.$A$258];&quot;&quot;)">
            <text:p/>
          </table:table-cell>
          <table:table-cell table:style-name="ce15" table:formula="of:=IF(BITAND([.A180];16)&gt;0;[.$A$258];&quot;&quot;)" office:value-type="string" office:string-value="☻">
            <text:p>☻</text:p>
          </table:table-cell>
          <table:table-cell table:style-name="ce15" table:formula="of:=IF(BITAND([.A180];32)&gt;0;[.$A$258];&quot;&quot;)" office:value-type="string" office:string-value="☻">
            <text:p>☻</text:p>
          </table:table-cell>
          <table:table-cell table:style-name="ce15" table:formula="of:=IF(BITAND([.A180];64)&gt;0;[.$A$258];&quot;&quot;)">
            <text:p/>
          </table:table-cell>
          <table:table-cell table:style-name="ce15" table:formula="of:=IF(BITAND([.A18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0">
            <text:p>180</text:p>
          </table:table-cell>
          <table:table-cell table:style-name="ce1" table:formula="of:=DEC2HEX([.A181])" office:value-type="string" office:string-value="B4">
            <text:p>B4</text:p>
          </table:table-cell>
          <table:table-cell table:style-name="ce6" table:formula="of:=CHAR([.A181])" office:value-type="string" office:string-value="ﾴ">
            <text:p>ﾴ</text:p>
          </table:table-cell>
          <table:table-cell table:number-columns-repeated="3"/>
          <table:table-cell table:style-name="ce12" table:formula="of:=IF(BITAND([.A181];1)&gt;0;[.$A$258];&quot;&quot;)">
            <text:p/>
          </table:table-cell>
          <table:table-cell table:style-name="ce12" table:formula="of:=IF(BITAND([.A181];2)&gt;0;[.$A$258];&quot;&quot;)">
            <text:p/>
          </table:table-cell>
          <table:table-cell table:style-name="ce12" table:formula="of:=IF(BITAND([.A18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81];8)&gt;0;[.$A$258];&quot;&quot;)">
            <text:p/>
          </table:table-cell>
          <table:table-cell table:style-name="ce15" table:formula="of:=IF(BITAND([.A181];16)&gt;0;[.$A$258];&quot;&quot;)" office:value-type="string" office:string-value="☻">
            <text:p>☻</text:p>
          </table:table-cell>
          <table:table-cell table:style-name="ce15" table:formula="of:=IF(BITAND([.A181];32)&gt;0;[.$A$258];&quot;&quot;)" office:value-type="string" office:string-value="☻">
            <text:p>☻</text:p>
          </table:table-cell>
          <table:table-cell table:style-name="ce15" table:formula="of:=IF(BITAND([.A181];64)&gt;0;[.$A$258];&quot;&quot;)">
            <text:p/>
          </table:table-cell>
          <table:table-cell table:style-name="ce15" table:formula="of:=IF(BITAND([.A18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1">
            <text:p>181</text:p>
          </table:table-cell>
          <table:table-cell table:style-name="ce1" table:formula="of:=DEC2HEX([.A182])" office:value-type="string" office:string-value="B5">
            <text:p>B5</text:p>
          </table:table-cell>
          <table:table-cell table:style-name="ce6" table:formula="of:=CHAR([.A182])" office:value-type="string" office:string-value="ﾵ">
            <text:p>ﾵ</text:p>
          </table:table-cell>
          <table:table-cell table:number-columns-repeated="3"/>
          <table:table-cell table:style-name="ce12" table:formula="of:=IF(BITAND([.A182];1)&gt;0;[.$A$258];&quot;&quot;)" office:value-type="string" office:string-value="☻">
            <text:p>☻</text:p>
          </table:table-cell>
          <table:table-cell table:style-name="ce12" table:formula="of:=IF(BITAND([.A182];2)&gt;0;[.$A$258];&quot;&quot;)">
            <text:p/>
          </table:table-cell>
          <table:table-cell table:style-name="ce12" table:formula="of:=IF(BITAND([.A18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82];8)&gt;0;[.$A$258];&quot;&quot;)">
            <text:p/>
          </table:table-cell>
          <table:table-cell table:style-name="ce15" table:formula="of:=IF(BITAND([.A182];16)&gt;0;[.$A$258];&quot;&quot;)" office:value-type="string" office:string-value="☻">
            <text:p>☻</text:p>
          </table:table-cell>
          <table:table-cell table:style-name="ce15" table:formula="of:=IF(BITAND([.A182];32)&gt;0;[.$A$258];&quot;&quot;)" office:value-type="string" office:string-value="☻">
            <text:p>☻</text:p>
          </table:table-cell>
          <table:table-cell table:style-name="ce15" table:formula="of:=IF(BITAND([.A182];64)&gt;0;[.$A$258];&quot;&quot;)">
            <text:p/>
          </table:table-cell>
          <table:table-cell table:style-name="ce15" table:formula="of:=IF(BITAND([.A18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2">
            <text:p>182</text:p>
          </table:table-cell>
          <table:table-cell table:style-name="ce1" table:formula="of:=DEC2HEX([.A183])" office:value-type="string" office:string-value="B6">
            <text:p>B6</text:p>
          </table:table-cell>
          <table:table-cell table:style-name="ce6" table:formula="of:=CHAR([.A183])" office:value-type="string" office:string-value="ﾶ">
            <text:p>ﾶ</text:p>
          </table:table-cell>
          <table:table-cell table:number-columns-repeated="3"/>
          <table:table-cell table:style-name="ce12" table:formula="of:=IF(BITAND([.A183];1)&gt;0;[.$A$258];&quot;&quot;)">
            <text:p/>
          </table:table-cell>
          <table:table-cell table:style-name="ce12" table:formula="of:=IF(BITAND([.A183];2)&gt;0;[.$A$258];&quot;&quot;)" office:value-type="string" office:string-value="☻">
            <text:p>☻</text:p>
          </table:table-cell>
          <table:table-cell table:style-name="ce12" table:formula="of:=IF(BITAND([.A18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83];8)&gt;0;[.$A$258];&quot;&quot;)">
            <text:p/>
          </table:table-cell>
          <table:table-cell table:style-name="ce15" table:formula="of:=IF(BITAND([.A183];16)&gt;0;[.$A$258];&quot;&quot;)" office:value-type="string" office:string-value="☻">
            <text:p>☻</text:p>
          </table:table-cell>
          <table:table-cell table:style-name="ce15" table:formula="of:=IF(BITAND([.A183];32)&gt;0;[.$A$258];&quot;&quot;)" office:value-type="string" office:string-value="☻">
            <text:p>☻</text:p>
          </table:table-cell>
          <table:table-cell table:style-name="ce15" table:formula="of:=IF(BITAND([.A183];64)&gt;0;[.$A$258];&quot;&quot;)">
            <text:p/>
          </table:table-cell>
          <table:table-cell table:style-name="ce15" table:formula="of:=IF(BITAND([.A18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3">
            <text:p>183</text:p>
          </table:table-cell>
          <table:table-cell table:style-name="ce1" table:formula="of:=DEC2HEX([.A184])" office:value-type="string" office:string-value="B7">
            <text:p>B7</text:p>
          </table:table-cell>
          <table:table-cell table:style-name="ce6" table:formula="of:=CHAR([.A184])" office:value-type="string" office:string-value="ﾷ">
            <text:p>ﾷ</text:p>
          </table:table-cell>
          <table:table-cell table:number-columns-repeated="3"/>
          <table:table-cell table:style-name="ce12" table:formula="of:=IF(BITAND([.A184];1)&gt;0;[.$A$258];&quot;&quot;)" office:value-type="string" office:string-value="☻">
            <text:p>☻</text:p>
          </table:table-cell>
          <table:table-cell table:style-name="ce12" table:formula="of:=IF(BITAND([.A184];2)&gt;0;[.$A$258];&quot;&quot;)" office:value-type="string" office:string-value="☻">
            <text:p>☻</text:p>
          </table:table-cell>
          <table:table-cell table:style-name="ce12" table:formula="of:=IF(BITAND([.A18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84];8)&gt;0;[.$A$258];&quot;&quot;)">
            <text:p/>
          </table:table-cell>
          <table:table-cell table:style-name="ce15" table:formula="of:=IF(BITAND([.A184];16)&gt;0;[.$A$258];&quot;&quot;)" office:value-type="string" office:string-value="☻">
            <text:p>☻</text:p>
          </table:table-cell>
          <table:table-cell table:style-name="ce15" table:formula="of:=IF(BITAND([.A184];32)&gt;0;[.$A$258];&quot;&quot;)" office:value-type="string" office:string-value="☻">
            <text:p>☻</text:p>
          </table:table-cell>
          <table:table-cell table:style-name="ce15" table:formula="of:=IF(BITAND([.A184];64)&gt;0;[.$A$258];&quot;&quot;)">
            <text:p/>
          </table:table-cell>
          <table:table-cell table:style-name="ce15" table:formula="of:=IF(BITAND([.A18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4">
            <text:p>184</text:p>
          </table:table-cell>
          <table:table-cell table:style-name="ce1" table:formula="of:=DEC2HEX([.A185])" office:value-type="string" office:string-value="B8">
            <text:p>B8</text:p>
          </table:table-cell>
          <table:table-cell table:style-name="ce6" table:formula="of:=CHAR([.A185])" office:value-type="string" office:string-value="ﾸ">
            <text:p>ﾸ</text:p>
          </table:table-cell>
          <table:table-cell table:number-columns-repeated="3"/>
          <table:table-cell table:style-name="ce12" table:formula="of:=IF(BITAND([.A185];1)&gt;0;[.$A$258];&quot;&quot;)">
            <text:p/>
          </table:table-cell>
          <table:table-cell table:style-name="ce12" table:formula="of:=IF(BITAND([.A185];2)&gt;0;[.$A$258];&quot;&quot;)">
            <text:p/>
          </table:table-cell>
          <table:table-cell table:style-name="ce12" table:formula="of:=IF(BITAND([.A18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5];8)&gt;0;[.$A$258];&quot;&quot;)" office:value-type="string" office:string-value="☻">
            <text:p>☻</text:p>
          </table:table-cell>
          <table:table-cell table:style-name="ce15" table:formula="of:=IF(BITAND([.A185];16)&gt;0;[.$A$258];&quot;&quot;)" office:value-type="string" office:string-value="☻">
            <text:p>☻</text:p>
          </table:table-cell>
          <table:table-cell table:style-name="ce15" table:formula="of:=IF(BITAND([.A185];32)&gt;0;[.$A$258];&quot;&quot;)" office:value-type="string" office:string-value="☻">
            <text:p>☻</text:p>
          </table:table-cell>
          <table:table-cell table:style-name="ce15" table:formula="of:=IF(BITAND([.A185];64)&gt;0;[.$A$258];&quot;&quot;)">
            <text:p/>
          </table:table-cell>
          <table:table-cell table:style-name="ce15" table:formula="of:=IF(BITAND([.A18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5">
            <text:p>185</text:p>
          </table:table-cell>
          <table:table-cell table:style-name="ce1" table:formula="of:=DEC2HEX([.A186])" office:value-type="string" office:string-value="B9">
            <text:p>B9</text:p>
          </table:table-cell>
          <table:table-cell table:style-name="ce6" table:formula="of:=CHAR([.A186])" office:value-type="string" office:string-value="ﾹ">
            <text:p>ﾹ</text:p>
          </table:table-cell>
          <table:table-cell table:number-columns-repeated="3"/>
          <table:table-cell table:style-name="ce12" table:formula="of:=IF(BITAND([.A186];1)&gt;0;[.$A$258];&quot;&quot;)" office:value-type="string" office:string-value="☻">
            <text:p>☻</text:p>
          </table:table-cell>
          <table:table-cell table:style-name="ce12" table:formula="of:=IF(BITAND([.A186];2)&gt;0;[.$A$258];&quot;&quot;)">
            <text:p/>
          </table:table-cell>
          <table:table-cell table:style-name="ce12" table:formula="of:=IF(BITAND([.A18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6];8)&gt;0;[.$A$258];&quot;&quot;)" office:value-type="string" office:string-value="☻">
            <text:p>☻</text:p>
          </table:table-cell>
          <table:table-cell table:style-name="ce15" table:formula="of:=IF(BITAND([.A186];16)&gt;0;[.$A$258];&quot;&quot;)" office:value-type="string" office:string-value="☻">
            <text:p>☻</text:p>
          </table:table-cell>
          <table:table-cell table:style-name="ce15" table:formula="of:=IF(BITAND([.A186];32)&gt;0;[.$A$258];&quot;&quot;)" office:value-type="string" office:string-value="☻">
            <text:p>☻</text:p>
          </table:table-cell>
          <table:table-cell table:style-name="ce15" table:formula="of:=IF(BITAND([.A186];64)&gt;0;[.$A$258];&quot;&quot;)">
            <text:p/>
          </table:table-cell>
          <table:table-cell table:style-name="ce15" table:formula="of:=IF(BITAND([.A18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6">
            <text:p>186</text:p>
          </table:table-cell>
          <table:table-cell table:style-name="ce1" table:formula="of:=DEC2HEX([.A187])" office:value-type="string" office:string-value="BA">
            <text:p>BA</text:p>
          </table:table-cell>
          <table:table-cell table:style-name="ce6" table:formula="of:=CHAR([.A187])" office:value-type="string" office:string-value="ﾺ">
            <text:p>ﾺ</text:p>
          </table:table-cell>
          <table:table-cell table:number-columns-repeated="3"/>
          <table:table-cell table:style-name="ce12" table:formula="of:=IF(BITAND([.A187];1)&gt;0;[.$A$258];&quot;&quot;)">
            <text:p/>
          </table:table-cell>
          <table:table-cell table:style-name="ce12" table:formula="of:=IF(BITAND([.A187];2)&gt;0;[.$A$258];&quot;&quot;)" office:value-type="string" office:string-value="☻">
            <text:p>☻</text:p>
          </table:table-cell>
          <table:table-cell table:style-name="ce12" table:formula="of:=IF(BITAND([.A18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7];8)&gt;0;[.$A$258];&quot;&quot;)" office:value-type="string" office:string-value="☻">
            <text:p>☻</text:p>
          </table:table-cell>
          <table:table-cell table:style-name="ce15" table:formula="of:=IF(BITAND([.A187];16)&gt;0;[.$A$258];&quot;&quot;)" office:value-type="string" office:string-value="☻">
            <text:p>☻</text:p>
          </table:table-cell>
          <table:table-cell table:style-name="ce15" table:formula="of:=IF(BITAND([.A187];32)&gt;0;[.$A$258];&quot;&quot;)" office:value-type="string" office:string-value="☻">
            <text:p>☻</text:p>
          </table:table-cell>
          <table:table-cell table:style-name="ce15" table:formula="of:=IF(BITAND([.A187];64)&gt;0;[.$A$258];&quot;&quot;)">
            <text:p/>
          </table:table-cell>
          <table:table-cell table:style-name="ce15" table:formula="of:=IF(BITAND([.A18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7">
            <text:p>187</text:p>
          </table:table-cell>
          <table:table-cell table:style-name="ce1" table:formula="of:=DEC2HEX([.A188])" office:value-type="string" office:string-value="BB">
            <text:p>BB</text:p>
          </table:table-cell>
          <table:table-cell table:style-name="ce6" table:formula="of:=CHAR([.A188])" office:value-type="string" office:string-value="ﾻ">
            <text:p>ﾻ</text:p>
          </table:table-cell>
          <table:table-cell table:number-columns-repeated="3"/>
          <table:table-cell table:style-name="ce12" table:formula="of:=IF(BITAND([.A188];1)&gt;0;[.$A$258];&quot;&quot;)" office:value-type="string" office:string-value="☻">
            <text:p>☻</text:p>
          </table:table-cell>
          <table:table-cell table:style-name="ce12" table:formula="of:=IF(BITAND([.A188];2)&gt;0;[.$A$258];&quot;&quot;)" office:value-type="string" office:string-value="☻">
            <text:p>☻</text:p>
          </table:table-cell>
          <table:table-cell table:style-name="ce12" table:formula="of:=IF(BITAND([.A18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88];8)&gt;0;[.$A$258];&quot;&quot;)" office:value-type="string" office:string-value="☻">
            <text:p>☻</text:p>
          </table:table-cell>
          <table:table-cell table:style-name="ce15" table:formula="of:=IF(BITAND([.A188];16)&gt;0;[.$A$258];&quot;&quot;)" office:value-type="string" office:string-value="☻">
            <text:p>☻</text:p>
          </table:table-cell>
          <table:table-cell table:style-name="ce15" table:formula="of:=IF(BITAND([.A188];32)&gt;0;[.$A$258];&quot;&quot;)" office:value-type="string" office:string-value="☻">
            <text:p>☻</text:p>
          </table:table-cell>
          <table:table-cell table:style-name="ce15" table:formula="of:=IF(BITAND([.A188];64)&gt;0;[.$A$258];&quot;&quot;)">
            <text:p/>
          </table:table-cell>
          <table:table-cell table:style-name="ce15" table:formula="of:=IF(BITAND([.A18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8">
            <text:p>188</text:p>
          </table:table-cell>
          <table:table-cell table:style-name="ce1" table:formula="of:=DEC2HEX([.A189])" office:value-type="string" office:string-value="BC">
            <text:p>BC</text:p>
          </table:table-cell>
          <table:table-cell table:style-name="ce6" table:formula="of:=CHAR([.A189])" office:value-type="string" office:string-value="ﾼ">
            <text:p>ﾼ</text:p>
          </table:table-cell>
          <table:table-cell table:number-columns-repeated="3"/>
          <table:table-cell table:style-name="ce12" table:formula="of:=IF(BITAND([.A189];1)&gt;0;[.$A$258];&quot;&quot;)">
            <text:p/>
          </table:table-cell>
          <table:table-cell table:style-name="ce12" table:formula="of:=IF(BITAND([.A189];2)&gt;0;[.$A$258];&quot;&quot;)">
            <text:p/>
          </table:table-cell>
          <table:table-cell table:style-name="ce12" table:formula="of:=IF(BITAND([.A18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89];8)&gt;0;[.$A$258];&quot;&quot;)" office:value-type="string" office:string-value="☻">
            <text:p>☻</text:p>
          </table:table-cell>
          <table:table-cell table:style-name="ce15" table:formula="of:=IF(BITAND([.A189];16)&gt;0;[.$A$258];&quot;&quot;)" office:value-type="string" office:string-value="☻">
            <text:p>☻</text:p>
          </table:table-cell>
          <table:table-cell table:style-name="ce15" table:formula="of:=IF(BITAND([.A189];32)&gt;0;[.$A$258];&quot;&quot;)" office:value-type="string" office:string-value="☻">
            <text:p>☻</text:p>
          </table:table-cell>
          <table:table-cell table:style-name="ce15" table:formula="of:=IF(BITAND([.A189];64)&gt;0;[.$A$258];&quot;&quot;)">
            <text:p/>
          </table:table-cell>
          <table:table-cell table:style-name="ce15" table:formula="of:=IF(BITAND([.A18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89">
            <text:p>189</text:p>
          </table:table-cell>
          <table:table-cell table:style-name="ce1" table:formula="of:=DEC2HEX([.A190])" office:value-type="string" office:string-value="BD">
            <text:p>BD</text:p>
          </table:table-cell>
          <table:table-cell table:style-name="ce6" table:formula="of:=CHAR([.A190])" office:value-type="string" office:string-value="ﾽ">
            <text:p>ﾽ</text:p>
          </table:table-cell>
          <table:table-cell table:number-columns-repeated="3"/>
          <table:table-cell table:style-name="ce12" table:formula="of:=IF(BITAND([.A190];1)&gt;0;[.$A$258];&quot;&quot;)" office:value-type="string" office:string-value="☻">
            <text:p>☻</text:p>
          </table:table-cell>
          <table:table-cell table:style-name="ce12" table:formula="of:=IF(BITAND([.A190];2)&gt;0;[.$A$258];&quot;&quot;)">
            <text:p/>
          </table:table-cell>
          <table:table-cell table:style-name="ce12" table:formula="of:=IF(BITAND([.A19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0];8)&gt;0;[.$A$258];&quot;&quot;)" office:value-type="string" office:string-value="☻">
            <text:p>☻</text:p>
          </table:table-cell>
          <table:table-cell table:style-name="ce15" table:formula="of:=IF(BITAND([.A190];16)&gt;0;[.$A$258];&quot;&quot;)" office:value-type="string" office:string-value="☻">
            <text:p>☻</text:p>
          </table:table-cell>
          <table:table-cell table:style-name="ce15" table:formula="of:=IF(BITAND([.A190];32)&gt;0;[.$A$258];&quot;&quot;)" office:value-type="string" office:string-value="☻">
            <text:p>☻</text:p>
          </table:table-cell>
          <table:table-cell table:style-name="ce15" table:formula="of:=IF(BITAND([.A190];64)&gt;0;[.$A$258];&quot;&quot;)">
            <text:p/>
          </table:table-cell>
          <table:table-cell table:style-name="ce15" table:formula="of:=IF(BITAND([.A19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0">
            <text:p>190</text:p>
          </table:table-cell>
          <table:table-cell table:style-name="ce1" table:formula="of:=DEC2HEX([.A191])" office:value-type="string" office:string-value="BE">
            <text:p>BE</text:p>
          </table:table-cell>
          <table:table-cell table:style-name="ce6" table:formula="of:=CHAR([.A191])" office:value-type="string" office:string-value="ﾾ">
            <text:p>ﾾ</text:p>
          </table:table-cell>
          <table:table-cell table:number-columns-repeated="3"/>
          <table:table-cell table:style-name="ce12" table:formula="of:=IF(BITAND([.A191];1)&gt;0;[.$A$258];&quot;&quot;)">
            <text:p/>
          </table:table-cell>
          <table:table-cell table:style-name="ce12" table:formula="of:=IF(BITAND([.A191];2)&gt;0;[.$A$258];&quot;&quot;)" office:value-type="string" office:string-value="☻">
            <text:p>☻</text:p>
          </table:table-cell>
          <table:table-cell table:style-name="ce12" table:formula="of:=IF(BITAND([.A19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1];8)&gt;0;[.$A$258];&quot;&quot;)" office:value-type="string" office:string-value="☻">
            <text:p>☻</text:p>
          </table:table-cell>
          <table:table-cell table:style-name="ce15" table:formula="of:=IF(BITAND([.A191];16)&gt;0;[.$A$258];&quot;&quot;)" office:value-type="string" office:string-value="☻">
            <text:p>☻</text:p>
          </table:table-cell>
          <table:table-cell table:style-name="ce15" table:formula="of:=IF(BITAND([.A191];32)&gt;0;[.$A$258];&quot;&quot;)" office:value-type="string" office:string-value="☻">
            <text:p>☻</text:p>
          </table:table-cell>
          <table:table-cell table:style-name="ce15" table:formula="of:=IF(BITAND([.A191];64)&gt;0;[.$A$258];&quot;&quot;)">
            <text:p/>
          </table:table-cell>
          <table:table-cell table:style-name="ce15" table:formula="of:=IF(BITAND([.A19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1">
            <text:p>191</text:p>
          </table:table-cell>
          <table:table-cell table:style-name="ce1" table:formula="of:=DEC2HEX([.A192])" office:value-type="string" office:string-value="BF">
            <text:p>BF</text:p>
          </table:table-cell>
          <table:table-cell table:style-name="ce6" table:formula="of:=CHAR([.A192])" office:value-type="string" office:string-value="﾿">
            <text:p>﾿</text:p>
          </table:table-cell>
          <table:table-cell table:number-columns-repeated="3"/>
          <table:table-cell table:style-name="ce12" table:formula="of:=IF(BITAND([.A192];1)&gt;0;[.$A$258];&quot;&quot;)" office:value-type="string" office:string-value="☻">
            <text:p>☻</text:p>
          </table:table-cell>
          <table:table-cell table:style-name="ce12" table:formula="of:=IF(BITAND([.A192];2)&gt;0;[.$A$258];&quot;&quot;)" office:value-type="string" office:string-value="☻">
            <text:p>☻</text:p>
          </table:table-cell>
          <table:table-cell table:style-name="ce12" table:formula="of:=IF(BITAND([.A19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2];8)&gt;0;[.$A$258];&quot;&quot;)" office:value-type="string" office:string-value="☻">
            <text:p>☻</text:p>
          </table:table-cell>
          <table:table-cell table:style-name="ce15" table:formula="of:=IF(BITAND([.A192];16)&gt;0;[.$A$258];&quot;&quot;)" office:value-type="string" office:string-value="☻">
            <text:p>☻</text:p>
          </table:table-cell>
          <table:table-cell table:style-name="ce15" table:formula="of:=IF(BITAND([.A192];32)&gt;0;[.$A$258];&quot;&quot;)" office:value-type="string" office:string-value="☻">
            <text:p>☻</text:p>
          </table:table-cell>
          <table:table-cell table:style-name="ce15" table:formula="of:=IF(BITAND([.A192];64)&gt;0;[.$A$258];&quot;&quot;)">
            <text:p/>
          </table:table-cell>
          <table:table-cell table:style-name="ce15" table:formula="of:=IF(BITAND([.A19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2">
            <text:p>192</text:p>
          </table:table-cell>
          <table:table-cell table:style-name="ce1" table:formula="of:=DEC2HEX([.A193])" office:value-type="string" office:string-value="C0">
            <text:p>C0</text:p>
          </table:table-cell>
          <table:table-cell table:style-name="ce6" table:formula="of:=CHAR([.A193])" office:value-type="string" office:string-value="￀">
            <text:p>￀</text:p>
          </table:table-cell>
          <table:table-cell table:number-columns-repeated="3"/>
          <table:table-cell table:style-name="ce12" table:formula="of:=IF(BITAND([.A193];1)&gt;0;[.$A$258];&quot;&quot;)">
            <text:p/>
          </table:table-cell>
          <table:table-cell table:style-name="ce12" table:formula="of:=IF(BITAND([.A193];2)&gt;0;[.$A$258];&quot;&quot;)">
            <text:p/>
          </table:table-cell>
          <table:table-cell table:style-name="ce12" table:formula="of:=IF(BITAND([.A19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93];8)&gt;0;[.$A$258];&quot;&quot;)">
            <text:p/>
          </table:table-cell>
          <table:table-cell table:style-name="ce15" table:formula="of:=IF(BITAND([.A193];16)&gt;0;[.$A$258];&quot;&quot;)">
            <text:p/>
          </table:table-cell>
          <table:table-cell table:style-name="ce15" table:formula="of:=IF(BITAND([.A193];32)&gt;0;[.$A$258];&quot;&quot;)">
            <text:p/>
          </table:table-cell>
          <table:table-cell table:style-name="ce15" table:formula="of:=IF(BITAND([.A193];64)&gt;0;[.$A$258];&quot;&quot;)" office:value-type="string" office:string-value="☻">
            <text:p>☻</text:p>
          </table:table-cell>
          <table:table-cell table:style-name="ce15" table:formula="of:=IF(BITAND([.A19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3">
            <text:p>193</text:p>
          </table:table-cell>
          <table:table-cell table:style-name="ce1" table:formula="of:=DEC2HEX([.A194])" office:value-type="string" office:string-value="C1">
            <text:p>C1</text:p>
          </table:table-cell>
          <table:table-cell table:style-name="ce6" table:formula="of:=CHAR([.A194])" office:value-type="string" office:string-value="￁">
            <text:p>￁</text:p>
          </table:table-cell>
          <table:table-cell table:number-columns-repeated="3"/>
          <table:table-cell table:style-name="ce12" table:formula="of:=IF(BITAND([.A194];1)&gt;0;[.$A$258];&quot;&quot;)" office:value-type="string" office:string-value="☻">
            <text:p>☻</text:p>
          </table:table-cell>
          <table:table-cell table:style-name="ce12" table:formula="of:=IF(BITAND([.A194];2)&gt;0;[.$A$258];&quot;&quot;)">
            <text:p/>
          </table:table-cell>
          <table:table-cell table:style-name="ce12" table:formula="of:=IF(BITAND([.A19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94];8)&gt;0;[.$A$258];&quot;&quot;)">
            <text:p/>
          </table:table-cell>
          <table:table-cell table:style-name="ce15" table:formula="of:=IF(BITAND([.A194];16)&gt;0;[.$A$258];&quot;&quot;)">
            <text:p/>
          </table:table-cell>
          <table:table-cell table:style-name="ce15" table:formula="of:=IF(BITAND([.A194];32)&gt;0;[.$A$258];&quot;&quot;)">
            <text:p/>
          </table:table-cell>
          <table:table-cell table:style-name="ce15" table:formula="of:=IF(BITAND([.A194];64)&gt;0;[.$A$258];&quot;&quot;)" office:value-type="string" office:string-value="☻">
            <text:p>☻</text:p>
          </table:table-cell>
          <table:table-cell table:style-name="ce15" table:formula="of:=IF(BITAND([.A19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4">
            <text:p>194</text:p>
          </table:table-cell>
          <table:table-cell table:style-name="ce1" table:formula="of:=DEC2HEX([.A195])" office:value-type="string" office:string-value="C2">
            <text:p>C2</text:p>
          </table:table-cell>
          <table:table-cell table:style-name="ce6" table:formula="of:=CHAR([.A195])" office:value-type="string" office:string-value="ￂ">
            <text:p>ￂ</text:p>
          </table:table-cell>
          <table:table-cell table:number-columns-repeated="3"/>
          <table:table-cell table:style-name="ce12" table:formula="of:=IF(BITAND([.A195];1)&gt;0;[.$A$258];&quot;&quot;)">
            <text:p/>
          </table:table-cell>
          <table:table-cell table:style-name="ce12" table:formula="of:=IF(BITAND([.A195];2)&gt;0;[.$A$258];&quot;&quot;)" office:value-type="string" office:string-value="☻">
            <text:p>☻</text:p>
          </table:table-cell>
          <table:table-cell table:style-name="ce12" table:formula="of:=IF(BITAND([.A19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95];8)&gt;0;[.$A$258];&quot;&quot;)">
            <text:p/>
          </table:table-cell>
          <table:table-cell table:style-name="ce15" table:formula="of:=IF(BITAND([.A195];16)&gt;0;[.$A$258];&quot;&quot;)">
            <text:p/>
          </table:table-cell>
          <table:table-cell table:style-name="ce15" table:formula="of:=IF(BITAND([.A195];32)&gt;0;[.$A$258];&quot;&quot;)">
            <text:p/>
          </table:table-cell>
          <table:table-cell table:style-name="ce15" table:formula="of:=IF(BITAND([.A195];64)&gt;0;[.$A$258];&quot;&quot;)" office:value-type="string" office:string-value="☻">
            <text:p>☻</text:p>
          </table:table-cell>
          <table:table-cell table:style-name="ce15" table:formula="of:=IF(BITAND([.A19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5">
            <text:p>195</text:p>
          </table:table-cell>
          <table:table-cell table:style-name="ce1" table:formula="of:=DEC2HEX([.A196])" office:value-type="string" office:string-value="C3">
            <text:p>C3</text:p>
          </table:table-cell>
          <table:table-cell table:style-name="ce6" table:formula="of:=CHAR([.A196])" office:value-type="string" office:string-value="ￃ">
            <text:p>ￃ</text:p>
          </table:table-cell>
          <table:table-cell table:number-columns-repeated="3"/>
          <table:table-cell table:style-name="ce12" table:formula="of:=IF(BITAND([.A196];1)&gt;0;[.$A$258];&quot;&quot;)" office:value-type="string" office:string-value="☻">
            <text:p>☻</text:p>
          </table:table-cell>
          <table:table-cell table:style-name="ce12" table:formula="of:=IF(BITAND([.A196];2)&gt;0;[.$A$258];&quot;&quot;)" office:value-type="string" office:string-value="☻">
            <text:p>☻</text:p>
          </table:table-cell>
          <table:table-cell table:style-name="ce12" table:formula="of:=IF(BITAND([.A19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196];8)&gt;0;[.$A$258];&quot;&quot;)">
            <text:p/>
          </table:table-cell>
          <table:table-cell table:style-name="ce15" table:formula="of:=IF(BITAND([.A196];16)&gt;0;[.$A$258];&quot;&quot;)">
            <text:p/>
          </table:table-cell>
          <table:table-cell table:style-name="ce15" table:formula="of:=IF(BITAND([.A196];32)&gt;0;[.$A$258];&quot;&quot;)">
            <text:p/>
          </table:table-cell>
          <table:table-cell table:style-name="ce15" table:formula="of:=IF(BITAND([.A196];64)&gt;0;[.$A$258];&quot;&quot;)" office:value-type="string" office:string-value="☻">
            <text:p>☻</text:p>
          </table:table-cell>
          <table:table-cell table:style-name="ce15" table:formula="of:=IF(BITAND([.A19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6">
            <text:p>196</text:p>
          </table:table-cell>
          <table:table-cell table:style-name="ce1" table:formula="of:=DEC2HEX([.A197])" office:value-type="string" office:string-value="C4">
            <text:p>C4</text:p>
          </table:table-cell>
          <table:table-cell table:style-name="ce6" table:formula="of:=CHAR([.A197])" office:value-type="string" office:string-value="ￄ">
            <text:p>ￄ</text:p>
          </table:table-cell>
          <table:table-cell table:number-columns-repeated="3"/>
          <table:table-cell table:style-name="ce12" table:formula="of:=IF(BITAND([.A197];1)&gt;0;[.$A$258];&quot;&quot;)">
            <text:p/>
          </table:table-cell>
          <table:table-cell table:style-name="ce12" table:formula="of:=IF(BITAND([.A197];2)&gt;0;[.$A$258];&quot;&quot;)">
            <text:p/>
          </table:table-cell>
          <table:table-cell table:style-name="ce12" table:formula="of:=IF(BITAND([.A19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7];8)&gt;0;[.$A$258];&quot;&quot;)">
            <text:p/>
          </table:table-cell>
          <table:table-cell table:style-name="ce15" table:formula="of:=IF(BITAND([.A197];16)&gt;0;[.$A$258];&quot;&quot;)">
            <text:p/>
          </table:table-cell>
          <table:table-cell table:style-name="ce15" table:formula="of:=IF(BITAND([.A197];32)&gt;0;[.$A$258];&quot;&quot;)">
            <text:p/>
          </table:table-cell>
          <table:table-cell table:style-name="ce15" table:formula="of:=IF(BITAND([.A197];64)&gt;0;[.$A$258];&quot;&quot;)" office:value-type="string" office:string-value="☻">
            <text:p>☻</text:p>
          </table:table-cell>
          <table:table-cell table:style-name="ce15" table:formula="of:=IF(BITAND([.A19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7">
            <text:p>197</text:p>
          </table:table-cell>
          <table:table-cell table:style-name="ce1" table:formula="of:=DEC2HEX([.A198])" office:value-type="string" office:string-value="C5">
            <text:p>C5</text:p>
          </table:table-cell>
          <table:table-cell table:style-name="ce6" table:formula="of:=CHAR([.A198])" office:value-type="string" office:string-value="ￅ">
            <text:p>ￅ</text:p>
          </table:table-cell>
          <table:table-cell table:number-columns-repeated="3"/>
          <table:table-cell table:style-name="ce12" table:formula="of:=IF(BITAND([.A198];1)&gt;0;[.$A$258];&quot;&quot;)" office:value-type="string" office:string-value="☻">
            <text:p>☻</text:p>
          </table:table-cell>
          <table:table-cell table:style-name="ce12" table:formula="of:=IF(BITAND([.A198];2)&gt;0;[.$A$258];&quot;&quot;)">
            <text:p/>
          </table:table-cell>
          <table:table-cell table:style-name="ce12" table:formula="of:=IF(BITAND([.A19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8];8)&gt;0;[.$A$258];&quot;&quot;)">
            <text:p/>
          </table:table-cell>
          <table:table-cell table:style-name="ce15" table:formula="of:=IF(BITAND([.A198];16)&gt;0;[.$A$258];&quot;&quot;)">
            <text:p/>
          </table:table-cell>
          <table:table-cell table:style-name="ce15" table:formula="of:=IF(BITAND([.A198];32)&gt;0;[.$A$258];&quot;&quot;)">
            <text:p/>
          </table:table-cell>
          <table:table-cell table:style-name="ce15" table:formula="of:=IF(BITAND([.A198];64)&gt;0;[.$A$258];&quot;&quot;)" office:value-type="string" office:string-value="☻">
            <text:p>☻</text:p>
          </table:table-cell>
          <table:table-cell table:style-name="ce15" table:formula="of:=IF(BITAND([.A19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8">
            <text:p>198</text:p>
          </table:table-cell>
          <table:table-cell table:style-name="ce1" table:formula="of:=DEC2HEX([.A199])" office:value-type="string" office:string-value="C6">
            <text:p>C6</text:p>
          </table:table-cell>
          <table:table-cell table:style-name="ce6" table:formula="of:=CHAR([.A199])" office:value-type="string" office:string-value="ￆ">
            <text:p>ￆ</text:p>
          </table:table-cell>
          <table:table-cell table:number-columns-repeated="3"/>
          <table:table-cell table:style-name="ce12" table:formula="of:=IF(BITAND([.A199];1)&gt;0;[.$A$258];&quot;&quot;)">
            <text:p/>
          </table:table-cell>
          <table:table-cell table:style-name="ce12" table:formula="of:=IF(BITAND([.A199];2)&gt;0;[.$A$258];&quot;&quot;)" office:value-type="string" office:string-value="☻">
            <text:p>☻</text:p>
          </table:table-cell>
          <table:table-cell table:style-name="ce12" table:formula="of:=IF(BITAND([.A19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199];8)&gt;0;[.$A$258];&quot;&quot;)">
            <text:p/>
          </table:table-cell>
          <table:table-cell table:style-name="ce15" table:formula="of:=IF(BITAND([.A199];16)&gt;0;[.$A$258];&quot;&quot;)">
            <text:p/>
          </table:table-cell>
          <table:table-cell table:style-name="ce15" table:formula="of:=IF(BITAND([.A199];32)&gt;0;[.$A$258];&quot;&quot;)">
            <text:p/>
          </table:table-cell>
          <table:table-cell table:style-name="ce15" table:formula="of:=IF(BITAND([.A199];64)&gt;0;[.$A$258];&quot;&quot;)" office:value-type="string" office:string-value="☻">
            <text:p>☻</text:p>
          </table:table-cell>
          <table:table-cell table:style-name="ce15" table:formula="of:=IF(BITAND([.A19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199">
            <text:p>199</text:p>
          </table:table-cell>
          <table:table-cell table:style-name="ce1" table:formula="of:=DEC2HEX([.A200])" office:value-type="string" office:string-value="C7">
            <text:p>C7</text:p>
          </table:table-cell>
          <table:table-cell table:style-name="ce6" table:formula="of:=CHAR([.A200])" office:value-type="string" office:string-value="ￇ">
            <text:p>ￇ</text:p>
          </table:table-cell>
          <table:table-cell table:number-columns-repeated="3"/>
          <table:table-cell table:style-name="ce12" table:formula="of:=IF(BITAND([.A200];1)&gt;0;[.$A$258];&quot;&quot;)" office:value-type="string" office:string-value="☻">
            <text:p>☻</text:p>
          </table:table-cell>
          <table:table-cell table:style-name="ce12" table:formula="of:=IF(BITAND([.A200];2)&gt;0;[.$A$258];&quot;&quot;)" office:value-type="string" office:string-value="☻">
            <text:p>☻</text:p>
          </table:table-cell>
          <table:table-cell table:style-name="ce12" table:formula="of:=IF(BITAND([.A20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00];8)&gt;0;[.$A$258];&quot;&quot;)">
            <text:p/>
          </table:table-cell>
          <table:table-cell table:style-name="ce15" table:formula="of:=IF(BITAND([.A200];16)&gt;0;[.$A$258];&quot;&quot;)">
            <text:p/>
          </table:table-cell>
          <table:table-cell table:style-name="ce15" table:formula="of:=IF(BITAND([.A200];32)&gt;0;[.$A$258];&quot;&quot;)">
            <text:p/>
          </table:table-cell>
          <table:table-cell table:style-name="ce15" table:formula="of:=IF(BITAND([.A200];64)&gt;0;[.$A$258];&quot;&quot;)" office:value-type="string" office:string-value="☻">
            <text:p>☻</text:p>
          </table:table-cell>
          <table:table-cell table:style-name="ce15" table:formula="of:=IF(BITAND([.A20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0">
            <text:p>200</text:p>
          </table:table-cell>
          <table:table-cell table:style-name="ce1" table:formula="of:=DEC2HEX([.A201])" office:value-type="string" office:string-value="C8">
            <text:p>C8</text:p>
          </table:table-cell>
          <table:table-cell table:style-name="ce6" table:formula="of:=CHAR([.A201])" office:value-type="string" office:string-value="￈">
            <text:p>￈</text:p>
          </table:table-cell>
          <table:table-cell table:number-columns-repeated="3"/>
          <table:table-cell table:style-name="ce12" table:formula="of:=IF(BITAND([.A201];1)&gt;0;[.$A$258];&quot;&quot;)">
            <text:p/>
          </table:table-cell>
          <table:table-cell table:style-name="ce12" table:formula="of:=IF(BITAND([.A201];2)&gt;0;[.$A$258];&quot;&quot;)">
            <text:p/>
          </table:table-cell>
          <table:table-cell table:style-name="ce12" table:formula="of:=IF(BITAND([.A20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01];8)&gt;0;[.$A$258];&quot;&quot;)" office:value-type="string" office:string-value="☻">
            <text:p>☻</text:p>
          </table:table-cell>
          <table:table-cell table:style-name="ce15" table:formula="of:=IF(BITAND([.A201];16)&gt;0;[.$A$258];&quot;&quot;)">
            <text:p/>
          </table:table-cell>
          <table:table-cell table:style-name="ce15" table:formula="of:=IF(BITAND([.A201];32)&gt;0;[.$A$258];&quot;&quot;)">
            <text:p/>
          </table:table-cell>
          <table:table-cell table:style-name="ce15" table:formula="of:=IF(BITAND([.A201];64)&gt;0;[.$A$258];&quot;&quot;)" office:value-type="string" office:string-value="☻">
            <text:p>☻</text:p>
          </table:table-cell>
          <table:table-cell table:style-name="ce15" table:formula="of:=IF(BITAND([.A20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1">
            <text:p>201</text:p>
          </table:table-cell>
          <table:table-cell table:style-name="ce1" table:formula="of:=DEC2HEX([.A202])" office:value-type="string" office:string-value="C9">
            <text:p>C9</text:p>
          </table:table-cell>
          <table:table-cell table:style-name="ce6" table:formula="of:=CHAR([.A202])" office:value-type="string" office:string-value="￉">
            <text:p>￉</text:p>
          </table:table-cell>
          <table:table-cell table:number-columns-repeated="3"/>
          <table:table-cell table:style-name="ce12" table:formula="of:=IF(BITAND([.A202];1)&gt;0;[.$A$258];&quot;&quot;)" office:value-type="string" office:string-value="☻">
            <text:p>☻</text:p>
          </table:table-cell>
          <table:table-cell table:style-name="ce12" table:formula="of:=IF(BITAND([.A202];2)&gt;0;[.$A$258];&quot;&quot;)">
            <text:p/>
          </table:table-cell>
          <table:table-cell table:style-name="ce12" table:formula="of:=IF(BITAND([.A20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02];8)&gt;0;[.$A$258];&quot;&quot;)" office:value-type="string" office:string-value="☻">
            <text:p>☻</text:p>
          </table:table-cell>
          <table:table-cell table:style-name="ce15" table:formula="of:=IF(BITAND([.A202];16)&gt;0;[.$A$258];&quot;&quot;)">
            <text:p/>
          </table:table-cell>
          <table:table-cell table:style-name="ce15" table:formula="of:=IF(BITAND([.A202];32)&gt;0;[.$A$258];&quot;&quot;)">
            <text:p/>
          </table:table-cell>
          <table:table-cell table:style-name="ce15" table:formula="of:=IF(BITAND([.A202];64)&gt;0;[.$A$258];&quot;&quot;)" office:value-type="string" office:string-value="☻">
            <text:p>☻</text:p>
          </table:table-cell>
          <table:table-cell table:style-name="ce15" table:formula="of:=IF(BITAND([.A20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2">
            <text:p>202</text:p>
          </table:table-cell>
          <table:table-cell table:style-name="ce1" table:formula="of:=DEC2HEX([.A203])" office:value-type="string" office:string-value="CA">
            <text:p>CA</text:p>
          </table:table-cell>
          <table:table-cell table:style-name="ce6" table:formula="of:=CHAR([.A203])" office:value-type="string" office:string-value="ￊ">
            <text:p>ￊ</text:p>
          </table:table-cell>
          <table:table-cell table:number-columns-repeated="3"/>
          <table:table-cell table:style-name="ce12" table:formula="of:=IF(BITAND([.A203];1)&gt;0;[.$A$258];&quot;&quot;)">
            <text:p/>
          </table:table-cell>
          <table:table-cell table:style-name="ce12" table:formula="of:=IF(BITAND([.A203];2)&gt;0;[.$A$258];&quot;&quot;)" office:value-type="string" office:string-value="☻">
            <text:p>☻</text:p>
          </table:table-cell>
          <table:table-cell table:style-name="ce12" table:formula="of:=IF(BITAND([.A20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03];8)&gt;0;[.$A$258];&quot;&quot;)" office:value-type="string" office:string-value="☻">
            <text:p>☻</text:p>
          </table:table-cell>
          <table:table-cell table:style-name="ce15" table:formula="of:=IF(BITAND([.A203];16)&gt;0;[.$A$258];&quot;&quot;)">
            <text:p/>
          </table:table-cell>
          <table:table-cell table:style-name="ce15" table:formula="of:=IF(BITAND([.A203];32)&gt;0;[.$A$258];&quot;&quot;)">
            <text:p/>
          </table:table-cell>
          <table:table-cell table:style-name="ce15" table:formula="of:=IF(BITAND([.A203];64)&gt;0;[.$A$258];&quot;&quot;)" office:value-type="string" office:string-value="☻">
            <text:p>☻</text:p>
          </table:table-cell>
          <table:table-cell table:style-name="ce15" table:formula="of:=IF(BITAND([.A20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3">
            <text:p>203</text:p>
          </table:table-cell>
          <table:table-cell table:style-name="ce1" table:formula="of:=DEC2HEX([.A204])" office:value-type="string" office:string-value="CB">
            <text:p>CB</text:p>
          </table:table-cell>
          <table:table-cell table:style-name="ce6" table:formula="of:=CHAR([.A204])" office:value-type="string" office:string-value="ￋ">
            <text:p>ￋ</text:p>
          </table:table-cell>
          <table:table-cell table:number-columns-repeated="3"/>
          <table:table-cell table:style-name="ce12" table:formula="of:=IF(BITAND([.A204];1)&gt;0;[.$A$258];&quot;&quot;)" office:value-type="string" office:string-value="☻">
            <text:p>☻</text:p>
          </table:table-cell>
          <table:table-cell table:style-name="ce12" table:formula="of:=IF(BITAND([.A204];2)&gt;0;[.$A$258];&quot;&quot;)" office:value-type="string" office:string-value="☻">
            <text:p>☻</text:p>
          </table:table-cell>
          <table:table-cell table:style-name="ce12" table:formula="of:=IF(BITAND([.A20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04];8)&gt;0;[.$A$258];&quot;&quot;)" office:value-type="string" office:string-value="☻">
            <text:p>☻</text:p>
          </table:table-cell>
          <table:table-cell table:style-name="ce15" table:formula="of:=IF(BITAND([.A204];16)&gt;0;[.$A$258];&quot;&quot;)">
            <text:p/>
          </table:table-cell>
          <table:table-cell table:style-name="ce15" table:formula="of:=IF(BITAND([.A204];32)&gt;0;[.$A$258];&quot;&quot;)">
            <text:p/>
          </table:table-cell>
          <table:table-cell table:style-name="ce15" table:formula="of:=IF(BITAND([.A204];64)&gt;0;[.$A$258];&quot;&quot;)" office:value-type="string" office:string-value="☻">
            <text:p>☻</text:p>
          </table:table-cell>
          <table:table-cell table:style-name="ce15" table:formula="of:=IF(BITAND([.A20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4">
            <text:p>204</text:p>
          </table:table-cell>
          <table:table-cell table:style-name="ce1" table:formula="of:=DEC2HEX([.A205])" office:value-type="string" office:string-value="CC">
            <text:p>CC</text:p>
          </table:table-cell>
          <table:table-cell table:style-name="ce6" table:formula="of:=CHAR([.A205])" office:value-type="string" office:string-value="ￌ">
            <text:p>ￌ</text:p>
          </table:table-cell>
          <table:table-cell table:number-columns-repeated="3"/>
          <table:table-cell table:style-name="ce12" table:formula="of:=IF(BITAND([.A205];1)&gt;0;[.$A$258];&quot;&quot;)">
            <text:p/>
          </table:table-cell>
          <table:table-cell table:style-name="ce12" table:formula="of:=IF(BITAND([.A205];2)&gt;0;[.$A$258];&quot;&quot;)">
            <text:p/>
          </table:table-cell>
          <table:table-cell table:style-name="ce12" table:formula="of:=IF(BITAND([.A20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05];8)&gt;0;[.$A$258];&quot;&quot;)" office:value-type="string" office:string-value="☻">
            <text:p>☻</text:p>
          </table:table-cell>
          <table:table-cell table:style-name="ce15" table:formula="of:=IF(BITAND([.A205];16)&gt;0;[.$A$258];&quot;&quot;)">
            <text:p/>
          </table:table-cell>
          <table:table-cell table:style-name="ce15" table:formula="of:=IF(BITAND([.A205];32)&gt;0;[.$A$258];&quot;&quot;)">
            <text:p/>
          </table:table-cell>
          <table:table-cell table:style-name="ce15" table:formula="of:=IF(BITAND([.A205];64)&gt;0;[.$A$258];&quot;&quot;)" office:value-type="string" office:string-value="☻">
            <text:p>☻</text:p>
          </table:table-cell>
          <table:table-cell table:style-name="ce15" table:formula="of:=IF(BITAND([.A20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5">
            <text:p>205</text:p>
          </table:table-cell>
          <table:table-cell table:style-name="ce1" table:formula="of:=DEC2HEX([.A206])" office:value-type="string" office:string-value="CD">
            <text:p>CD</text:p>
          </table:table-cell>
          <table:table-cell table:style-name="ce6" table:formula="of:=CHAR([.A206])" office:value-type="string" office:string-value="ￍ">
            <text:p>ￍ</text:p>
          </table:table-cell>
          <table:table-cell table:number-columns-repeated="3"/>
          <table:table-cell table:style-name="ce12" table:formula="of:=IF(BITAND([.A206];1)&gt;0;[.$A$258];&quot;&quot;)" office:value-type="string" office:string-value="☻">
            <text:p>☻</text:p>
          </table:table-cell>
          <table:table-cell table:style-name="ce12" table:formula="of:=IF(BITAND([.A206];2)&gt;0;[.$A$258];&quot;&quot;)">
            <text:p/>
          </table:table-cell>
          <table:table-cell table:style-name="ce12" table:formula="of:=IF(BITAND([.A20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06];8)&gt;0;[.$A$258];&quot;&quot;)" office:value-type="string" office:string-value="☻">
            <text:p>☻</text:p>
          </table:table-cell>
          <table:table-cell table:style-name="ce15" table:formula="of:=IF(BITAND([.A206];16)&gt;0;[.$A$258];&quot;&quot;)">
            <text:p/>
          </table:table-cell>
          <table:table-cell table:style-name="ce15" table:formula="of:=IF(BITAND([.A206];32)&gt;0;[.$A$258];&quot;&quot;)">
            <text:p/>
          </table:table-cell>
          <table:table-cell table:style-name="ce15" table:formula="of:=IF(BITAND([.A206];64)&gt;0;[.$A$258];&quot;&quot;)" office:value-type="string" office:string-value="☻">
            <text:p>☻</text:p>
          </table:table-cell>
          <table:table-cell table:style-name="ce15" table:formula="of:=IF(BITAND([.A20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6">
            <text:p>206</text:p>
          </table:table-cell>
          <table:table-cell table:style-name="ce1" table:formula="of:=DEC2HEX([.A207])" office:value-type="string" office:string-value="CE">
            <text:p>CE</text:p>
          </table:table-cell>
          <table:table-cell table:style-name="ce6" table:formula="of:=CHAR([.A207])" office:value-type="string" office:string-value="ￎ">
            <text:p>ￎ</text:p>
          </table:table-cell>
          <table:table-cell table:number-columns-repeated="3"/>
          <table:table-cell table:style-name="ce12" table:formula="of:=IF(BITAND([.A207];1)&gt;0;[.$A$258];&quot;&quot;)">
            <text:p/>
          </table:table-cell>
          <table:table-cell table:style-name="ce12" table:formula="of:=IF(BITAND([.A207];2)&gt;0;[.$A$258];&quot;&quot;)" office:value-type="string" office:string-value="☻">
            <text:p>☻</text:p>
          </table:table-cell>
          <table:table-cell table:style-name="ce12" table:formula="of:=IF(BITAND([.A20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07];8)&gt;0;[.$A$258];&quot;&quot;)" office:value-type="string" office:string-value="☻">
            <text:p>☻</text:p>
          </table:table-cell>
          <table:table-cell table:style-name="ce15" table:formula="of:=IF(BITAND([.A207];16)&gt;0;[.$A$258];&quot;&quot;)">
            <text:p/>
          </table:table-cell>
          <table:table-cell table:style-name="ce15" table:formula="of:=IF(BITAND([.A207];32)&gt;0;[.$A$258];&quot;&quot;)">
            <text:p/>
          </table:table-cell>
          <table:table-cell table:style-name="ce15" table:formula="of:=IF(BITAND([.A207];64)&gt;0;[.$A$258];&quot;&quot;)" office:value-type="string" office:string-value="☻">
            <text:p>☻</text:p>
          </table:table-cell>
          <table:table-cell table:style-name="ce15" table:formula="of:=IF(BITAND([.A20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7">
            <text:p>207</text:p>
          </table:table-cell>
          <table:table-cell table:style-name="ce1" table:formula="of:=DEC2HEX([.A208])" office:value-type="string" office:string-value="CF">
            <text:p>CF</text:p>
          </table:table-cell>
          <table:table-cell table:style-name="ce6" table:formula="of:=CHAR([.A208])" office:value-type="string" office:string-value="ￏ">
            <text:p>ￏ</text:p>
          </table:table-cell>
          <table:table-cell table:number-columns-repeated="3"/>
          <table:table-cell table:style-name="ce12" table:formula="of:=IF(BITAND([.A208];1)&gt;0;[.$A$258];&quot;&quot;)" office:value-type="string" office:string-value="☻">
            <text:p>☻</text:p>
          </table:table-cell>
          <table:table-cell table:style-name="ce12" table:formula="of:=IF(BITAND([.A208];2)&gt;0;[.$A$258];&quot;&quot;)" office:value-type="string" office:string-value="☻">
            <text:p>☻</text:p>
          </table:table-cell>
          <table:table-cell table:style-name="ce12" table:formula="of:=IF(BITAND([.A20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08];8)&gt;0;[.$A$258];&quot;&quot;)" office:value-type="string" office:string-value="☻">
            <text:p>☻</text:p>
          </table:table-cell>
          <table:table-cell table:style-name="ce15" table:formula="of:=IF(BITAND([.A208];16)&gt;0;[.$A$258];&quot;&quot;)">
            <text:p/>
          </table:table-cell>
          <table:table-cell table:style-name="ce15" table:formula="of:=IF(BITAND([.A208];32)&gt;0;[.$A$258];&quot;&quot;)">
            <text:p/>
          </table:table-cell>
          <table:table-cell table:style-name="ce15" table:formula="of:=IF(BITAND([.A208];64)&gt;0;[.$A$258];&quot;&quot;)" office:value-type="string" office:string-value="☻">
            <text:p>☻</text:p>
          </table:table-cell>
          <table:table-cell table:style-name="ce15" table:formula="of:=IF(BITAND([.A20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8">
            <text:p>208</text:p>
          </table:table-cell>
          <table:table-cell table:style-name="ce1" table:formula="of:=DEC2HEX([.A209])" office:value-type="string" office:string-value="D0">
            <text:p>D0</text:p>
          </table:table-cell>
          <table:table-cell table:style-name="ce6" table:formula="of:=CHAR([.A209])" office:value-type="string" office:string-value="￐">
            <text:p>￐</text:p>
          </table:table-cell>
          <table:table-cell table:number-columns-repeated="3"/>
          <table:table-cell table:style-name="ce12" table:formula="of:=IF(BITAND([.A209];1)&gt;0;[.$A$258];&quot;&quot;)">
            <text:p/>
          </table:table-cell>
          <table:table-cell table:style-name="ce12" table:formula="of:=IF(BITAND([.A209];2)&gt;0;[.$A$258];&quot;&quot;)">
            <text:p/>
          </table:table-cell>
          <table:table-cell table:style-name="ce12" table:formula="of:=IF(BITAND([.A20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09];8)&gt;0;[.$A$258];&quot;&quot;)">
            <text:p/>
          </table:table-cell>
          <table:table-cell table:style-name="ce15" table:formula="of:=IF(BITAND([.A209];16)&gt;0;[.$A$258];&quot;&quot;)" office:value-type="string" office:string-value="☻">
            <text:p>☻</text:p>
          </table:table-cell>
          <table:table-cell table:style-name="ce15" table:formula="of:=IF(BITAND([.A209];32)&gt;0;[.$A$258];&quot;&quot;)">
            <text:p/>
          </table:table-cell>
          <table:table-cell table:style-name="ce15" table:formula="of:=IF(BITAND([.A209];64)&gt;0;[.$A$258];&quot;&quot;)" office:value-type="string" office:string-value="☻">
            <text:p>☻</text:p>
          </table:table-cell>
          <table:table-cell table:style-name="ce15" table:formula="of:=IF(BITAND([.A20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09">
            <text:p>209</text:p>
          </table:table-cell>
          <table:table-cell table:style-name="ce1" table:formula="of:=DEC2HEX([.A210])" office:value-type="string" office:string-value="D1">
            <text:p>D1</text:p>
          </table:table-cell>
          <table:table-cell table:style-name="ce6" table:formula="of:=CHAR([.A210])" office:value-type="string" office:string-value="￑">
            <text:p>￑</text:p>
          </table:table-cell>
          <table:table-cell table:number-columns-repeated="3"/>
          <table:table-cell table:style-name="ce12" table:formula="of:=IF(BITAND([.A210];1)&gt;0;[.$A$258];&quot;&quot;)" office:value-type="string" office:string-value="☻">
            <text:p>☻</text:p>
          </table:table-cell>
          <table:table-cell table:style-name="ce12" table:formula="of:=IF(BITAND([.A210];2)&gt;0;[.$A$258];&quot;&quot;)">
            <text:p/>
          </table:table-cell>
          <table:table-cell table:style-name="ce12" table:formula="of:=IF(BITAND([.A21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0];8)&gt;0;[.$A$258];&quot;&quot;)">
            <text:p/>
          </table:table-cell>
          <table:table-cell table:style-name="ce15" table:formula="of:=IF(BITAND([.A210];16)&gt;0;[.$A$258];&quot;&quot;)" office:value-type="string" office:string-value="☻">
            <text:p>☻</text:p>
          </table:table-cell>
          <table:table-cell table:style-name="ce15" table:formula="of:=IF(BITAND([.A210];32)&gt;0;[.$A$258];&quot;&quot;)">
            <text:p/>
          </table:table-cell>
          <table:table-cell table:style-name="ce15" table:formula="of:=IF(BITAND([.A210];64)&gt;0;[.$A$258];&quot;&quot;)" office:value-type="string" office:string-value="☻">
            <text:p>☻</text:p>
          </table:table-cell>
          <table:table-cell table:style-name="ce15" table:formula="of:=IF(BITAND([.A21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0">
            <text:p>210</text:p>
          </table:table-cell>
          <table:table-cell table:style-name="ce1" table:formula="of:=DEC2HEX([.A211])" office:value-type="string" office:string-value="D2">
            <text:p>D2</text:p>
          </table:table-cell>
          <table:table-cell table:style-name="ce6" table:formula="of:=CHAR([.A211])" office:value-type="string" office:string-value="ￒ">
            <text:p>ￒ</text:p>
          </table:table-cell>
          <table:table-cell table:number-columns-repeated="3"/>
          <table:table-cell table:style-name="ce12" table:formula="of:=IF(BITAND([.A211];1)&gt;0;[.$A$258];&quot;&quot;)">
            <text:p/>
          </table:table-cell>
          <table:table-cell table:style-name="ce12" table:formula="of:=IF(BITAND([.A211];2)&gt;0;[.$A$258];&quot;&quot;)" office:value-type="string" office:string-value="☻">
            <text:p>☻</text:p>
          </table:table-cell>
          <table:table-cell table:style-name="ce12" table:formula="of:=IF(BITAND([.A21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1];8)&gt;0;[.$A$258];&quot;&quot;)">
            <text:p/>
          </table:table-cell>
          <table:table-cell table:style-name="ce15" table:formula="of:=IF(BITAND([.A211];16)&gt;0;[.$A$258];&quot;&quot;)" office:value-type="string" office:string-value="☻">
            <text:p>☻</text:p>
          </table:table-cell>
          <table:table-cell table:style-name="ce15" table:formula="of:=IF(BITAND([.A211];32)&gt;0;[.$A$258];&quot;&quot;)">
            <text:p/>
          </table:table-cell>
          <table:table-cell table:style-name="ce15" table:formula="of:=IF(BITAND([.A211];64)&gt;0;[.$A$258];&quot;&quot;)" office:value-type="string" office:string-value="☻">
            <text:p>☻</text:p>
          </table:table-cell>
          <table:table-cell table:style-name="ce15" table:formula="of:=IF(BITAND([.A21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1">
            <text:p>211</text:p>
          </table:table-cell>
          <table:table-cell table:style-name="ce1" table:formula="of:=DEC2HEX([.A212])" office:value-type="string" office:string-value="D3">
            <text:p>D3</text:p>
          </table:table-cell>
          <table:table-cell table:style-name="ce6" table:formula="of:=CHAR([.A212])" office:value-type="string" office:string-value="ￓ">
            <text:p>ￓ</text:p>
          </table:table-cell>
          <table:table-cell table:number-columns-repeated="3"/>
          <table:table-cell table:style-name="ce12" table:formula="of:=IF(BITAND([.A212];1)&gt;0;[.$A$258];&quot;&quot;)" office:value-type="string" office:string-value="☻">
            <text:p>☻</text:p>
          </table:table-cell>
          <table:table-cell table:style-name="ce12" table:formula="of:=IF(BITAND([.A212];2)&gt;0;[.$A$258];&quot;&quot;)" office:value-type="string" office:string-value="☻">
            <text:p>☻</text:p>
          </table:table-cell>
          <table:table-cell table:style-name="ce12" table:formula="of:=IF(BITAND([.A21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2];8)&gt;0;[.$A$258];&quot;&quot;)">
            <text:p/>
          </table:table-cell>
          <table:table-cell table:style-name="ce15" table:formula="of:=IF(BITAND([.A212];16)&gt;0;[.$A$258];&quot;&quot;)" office:value-type="string" office:string-value="☻">
            <text:p>☻</text:p>
          </table:table-cell>
          <table:table-cell table:style-name="ce15" table:formula="of:=IF(BITAND([.A212];32)&gt;0;[.$A$258];&quot;&quot;)">
            <text:p/>
          </table:table-cell>
          <table:table-cell table:style-name="ce15" table:formula="of:=IF(BITAND([.A212];64)&gt;0;[.$A$258];&quot;&quot;)" office:value-type="string" office:string-value="☻">
            <text:p>☻</text:p>
          </table:table-cell>
          <table:table-cell table:style-name="ce15" table:formula="of:=IF(BITAND([.A21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2">
            <text:p>212</text:p>
          </table:table-cell>
          <table:table-cell table:style-name="ce1" table:formula="of:=DEC2HEX([.A213])" office:value-type="string" office:string-value="D4">
            <text:p>D4</text:p>
          </table:table-cell>
          <table:table-cell table:style-name="ce6" table:formula="of:=CHAR([.A213])" office:value-type="string" office:string-value="ￔ">
            <text:p>ￔ</text:p>
          </table:table-cell>
          <table:table-cell table:number-columns-repeated="3"/>
          <table:table-cell table:style-name="ce12" table:formula="of:=IF(BITAND([.A213];1)&gt;0;[.$A$258];&quot;&quot;)">
            <text:p/>
          </table:table-cell>
          <table:table-cell table:style-name="ce12" table:formula="of:=IF(BITAND([.A213];2)&gt;0;[.$A$258];&quot;&quot;)">
            <text:p/>
          </table:table-cell>
          <table:table-cell table:style-name="ce12" table:formula="of:=IF(BITAND([.A21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13];8)&gt;0;[.$A$258];&quot;&quot;)">
            <text:p/>
          </table:table-cell>
          <table:table-cell table:style-name="ce15" table:formula="of:=IF(BITAND([.A213];16)&gt;0;[.$A$258];&quot;&quot;)" office:value-type="string" office:string-value="☻">
            <text:p>☻</text:p>
          </table:table-cell>
          <table:table-cell table:style-name="ce15" table:formula="of:=IF(BITAND([.A213];32)&gt;0;[.$A$258];&quot;&quot;)">
            <text:p/>
          </table:table-cell>
          <table:table-cell table:style-name="ce15" table:formula="of:=IF(BITAND([.A213];64)&gt;0;[.$A$258];&quot;&quot;)" office:value-type="string" office:string-value="☻">
            <text:p>☻</text:p>
          </table:table-cell>
          <table:table-cell table:style-name="ce15" table:formula="of:=IF(BITAND([.A21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3">
            <text:p>213</text:p>
          </table:table-cell>
          <table:table-cell table:style-name="ce1" table:formula="of:=DEC2HEX([.A214])" office:value-type="string" office:string-value="D5">
            <text:p>D5</text:p>
          </table:table-cell>
          <table:table-cell table:style-name="ce6" table:formula="of:=CHAR([.A214])" office:value-type="string" office:string-value="ￕ">
            <text:p>ￕ</text:p>
          </table:table-cell>
          <table:table-cell table:number-columns-repeated="3"/>
          <table:table-cell table:style-name="ce12" table:formula="of:=IF(BITAND([.A214];1)&gt;0;[.$A$258];&quot;&quot;)" office:value-type="string" office:string-value="☻">
            <text:p>☻</text:p>
          </table:table-cell>
          <table:table-cell table:style-name="ce12" table:formula="of:=IF(BITAND([.A214];2)&gt;0;[.$A$258];&quot;&quot;)">
            <text:p/>
          </table:table-cell>
          <table:table-cell table:style-name="ce12" table:formula="of:=IF(BITAND([.A21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14];8)&gt;0;[.$A$258];&quot;&quot;)">
            <text:p/>
          </table:table-cell>
          <table:table-cell table:style-name="ce15" table:formula="of:=IF(BITAND([.A214];16)&gt;0;[.$A$258];&quot;&quot;)" office:value-type="string" office:string-value="☻">
            <text:p>☻</text:p>
          </table:table-cell>
          <table:table-cell table:style-name="ce15" table:formula="of:=IF(BITAND([.A214];32)&gt;0;[.$A$258];&quot;&quot;)">
            <text:p/>
          </table:table-cell>
          <table:table-cell table:style-name="ce15" table:formula="of:=IF(BITAND([.A214];64)&gt;0;[.$A$258];&quot;&quot;)" office:value-type="string" office:string-value="☻">
            <text:p>☻</text:p>
          </table:table-cell>
          <table:table-cell table:style-name="ce15" table:formula="of:=IF(BITAND([.A21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4">
            <text:p>214</text:p>
          </table:table-cell>
          <table:table-cell table:style-name="ce1" table:formula="of:=DEC2HEX([.A215])" office:value-type="string" office:string-value="D6">
            <text:p>D6</text:p>
          </table:table-cell>
          <table:table-cell table:style-name="ce6" table:formula="of:=CHAR([.A215])" office:value-type="string" office:string-value="ￖ">
            <text:p>ￖ</text:p>
          </table:table-cell>
          <table:table-cell table:number-columns-repeated="3"/>
          <table:table-cell table:style-name="ce12" table:formula="of:=IF(BITAND([.A215];1)&gt;0;[.$A$258];&quot;&quot;)">
            <text:p/>
          </table:table-cell>
          <table:table-cell table:style-name="ce12" table:formula="of:=IF(BITAND([.A215];2)&gt;0;[.$A$258];&quot;&quot;)" office:value-type="string" office:string-value="☻">
            <text:p>☻</text:p>
          </table:table-cell>
          <table:table-cell table:style-name="ce12" table:formula="of:=IF(BITAND([.A21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15];8)&gt;0;[.$A$258];&quot;&quot;)">
            <text:p/>
          </table:table-cell>
          <table:table-cell table:style-name="ce15" table:formula="of:=IF(BITAND([.A215];16)&gt;0;[.$A$258];&quot;&quot;)" office:value-type="string" office:string-value="☻">
            <text:p>☻</text:p>
          </table:table-cell>
          <table:table-cell table:style-name="ce15" table:formula="of:=IF(BITAND([.A215];32)&gt;0;[.$A$258];&quot;&quot;)">
            <text:p/>
          </table:table-cell>
          <table:table-cell table:style-name="ce15" table:formula="of:=IF(BITAND([.A215];64)&gt;0;[.$A$258];&quot;&quot;)" office:value-type="string" office:string-value="☻">
            <text:p>☻</text:p>
          </table:table-cell>
          <table:table-cell table:style-name="ce15" table:formula="of:=IF(BITAND([.A21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5">
            <text:p>215</text:p>
          </table:table-cell>
          <table:table-cell table:style-name="ce1" table:formula="of:=DEC2HEX([.A216])" office:value-type="string" office:string-value="D7">
            <text:p>D7</text:p>
          </table:table-cell>
          <table:table-cell table:style-name="ce6" table:formula="of:=CHAR([.A216])" office:value-type="string" office:string-value="ￗ">
            <text:p>ￗ</text:p>
          </table:table-cell>
          <table:table-cell table:number-columns-repeated="3"/>
          <table:table-cell table:style-name="ce12" table:formula="of:=IF(BITAND([.A216];1)&gt;0;[.$A$258];&quot;&quot;)" office:value-type="string" office:string-value="☻">
            <text:p>☻</text:p>
          </table:table-cell>
          <table:table-cell table:style-name="ce12" table:formula="of:=IF(BITAND([.A216];2)&gt;0;[.$A$258];&quot;&quot;)" office:value-type="string" office:string-value="☻">
            <text:p>☻</text:p>
          </table:table-cell>
          <table:table-cell table:style-name="ce12" table:formula="of:=IF(BITAND([.A21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16];8)&gt;0;[.$A$258];&quot;&quot;)">
            <text:p/>
          </table:table-cell>
          <table:table-cell table:style-name="ce15" table:formula="of:=IF(BITAND([.A216];16)&gt;0;[.$A$258];&quot;&quot;)" office:value-type="string" office:string-value="☻">
            <text:p>☻</text:p>
          </table:table-cell>
          <table:table-cell table:style-name="ce15" table:formula="of:=IF(BITAND([.A216];32)&gt;0;[.$A$258];&quot;&quot;)">
            <text:p/>
          </table:table-cell>
          <table:table-cell table:style-name="ce15" table:formula="of:=IF(BITAND([.A216];64)&gt;0;[.$A$258];&quot;&quot;)" office:value-type="string" office:string-value="☻">
            <text:p>☻</text:p>
          </table:table-cell>
          <table:table-cell table:style-name="ce15" table:formula="of:=IF(BITAND([.A21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6">
            <text:p>216</text:p>
          </table:table-cell>
          <table:table-cell table:style-name="ce1" table:formula="of:=DEC2HEX([.A217])" office:value-type="string" office:string-value="D8">
            <text:p>D8</text:p>
          </table:table-cell>
          <table:table-cell table:style-name="ce6" table:formula="of:=CHAR([.A217])" office:value-type="string" office:string-value="￘">
            <text:p>￘</text:p>
          </table:table-cell>
          <table:table-cell table:number-columns-repeated="3"/>
          <table:table-cell table:style-name="ce12" table:formula="of:=IF(BITAND([.A217];1)&gt;0;[.$A$258];&quot;&quot;)">
            <text:p/>
          </table:table-cell>
          <table:table-cell table:style-name="ce12" table:formula="of:=IF(BITAND([.A217];2)&gt;0;[.$A$258];&quot;&quot;)">
            <text:p/>
          </table:table-cell>
          <table:table-cell table:style-name="ce12" table:formula="of:=IF(BITAND([.A21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7];8)&gt;0;[.$A$258];&quot;&quot;)" office:value-type="string" office:string-value="☻">
            <text:p>☻</text:p>
          </table:table-cell>
          <table:table-cell table:style-name="ce15" table:formula="of:=IF(BITAND([.A217];16)&gt;0;[.$A$258];&quot;&quot;)" office:value-type="string" office:string-value="☻">
            <text:p>☻</text:p>
          </table:table-cell>
          <table:table-cell table:style-name="ce15" table:formula="of:=IF(BITAND([.A217];32)&gt;0;[.$A$258];&quot;&quot;)">
            <text:p/>
          </table:table-cell>
          <table:table-cell table:style-name="ce15" table:formula="of:=IF(BITAND([.A217];64)&gt;0;[.$A$258];&quot;&quot;)" office:value-type="string" office:string-value="☻">
            <text:p>☻</text:p>
          </table:table-cell>
          <table:table-cell table:style-name="ce15" table:formula="of:=IF(BITAND([.A21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7">
            <text:p>217</text:p>
          </table:table-cell>
          <table:table-cell table:style-name="ce1" table:formula="of:=DEC2HEX([.A218])" office:value-type="string" office:string-value="D9">
            <text:p>D9</text:p>
          </table:table-cell>
          <table:table-cell table:style-name="ce6" table:formula="of:=CHAR([.A218])" office:value-type="string" office:string-value="￙">
            <text:p>￙</text:p>
          </table:table-cell>
          <table:table-cell table:number-columns-repeated="3"/>
          <table:table-cell table:style-name="ce12" table:formula="of:=IF(BITAND([.A218];1)&gt;0;[.$A$258];&quot;&quot;)" office:value-type="string" office:string-value="☻">
            <text:p>☻</text:p>
          </table:table-cell>
          <table:table-cell table:style-name="ce12" table:formula="of:=IF(BITAND([.A218];2)&gt;0;[.$A$258];&quot;&quot;)">
            <text:p/>
          </table:table-cell>
          <table:table-cell table:style-name="ce12" table:formula="of:=IF(BITAND([.A21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8];8)&gt;0;[.$A$258];&quot;&quot;)" office:value-type="string" office:string-value="☻">
            <text:p>☻</text:p>
          </table:table-cell>
          <table:table-cell table:style-name="ce15" table:formula="of:=IF(BITAND([.A218];16)&gt;0;[.$A$258];&quot;&quot;)" office:value-type="string" office:string-value="☻">
            <text:p>☻</text:p>
          </table:table-cell>
          <table:table-cell table:style-name="ce15" table:formula="of:=IF(BITAND([.A218];32)&gt;0;[.$A$258];&quot;&quot;)">
            <text:p/>
          </table:table-cell>
          <table:table-cell table:style-name="ce15" table:formula="of:=IF(BITAND([.A218];64)&gt;0;[.$A$258];&quot;&quot;)" office:value-type="string" office:string-value="☻">
            <text:p>☻</text:p>
          </table:table-cell>
          <table:table-cell table:style-name="ce15" table:formula="of:=IF(BITAND([.A21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8">
            <text:p>218</text:p>
          </table:table-cell>
          <table:table-cell table:style-name="ce1" table:formula="of:=DEC2HEX([.A219])" office:value-type="string" office:string-value="DA">
            <text:p>DA</text:p>
          </table:table-cell>
          <table:table-cell table:style-name="ce6" table:formula="of:=CHAR([.A219])" office:value-type="string" office:string-value="ￚ">
            <text:p>ￚ</text:p>
          </table:table-cell>
          <table:table-cell table:number-columns-repeated="3"/>
          <table:table-cell table:style-name="ce12" table:formula="of:=IF(BITAND([.A219];1)&gt;0;[.$A$258];&quot;&quot;)">
            <text:p/>
          </table:table-cell>
          <table:table-cell table:style-name="ce12" table:formula="of:=IF(BITAND([.A219];2)&gt;0;[.$A$258];&quot;&quot;)" office:value-type="string" office:string-value="☻">
            <text:p>☻</text:p>
          </table:table-cell>
          <table:table-cell table:style-name="ce12" table:formula="of:=IF(BITAND([.A21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19];8)&gt;0;[.$A$258];&quot;&quot;)" office:value-type="string" office:string-value="☻">
            <text:p>☻</text:p>
          </table:table-cell>
          <table:table-cell table:style-name="ce15" table:formula="of:=IF(BITAND([.A219];16)&gt;0;[.$A$258];&quot;&quot;)" office:value-type="string" office:string-value="☻">
            <text:p>☻</text:p>
          </table:table-cell>
          <table:table-cell table:style-name="ce15" table:formula="of:=IF(BITAND([.A219];32)&gt;0;[.$A$258];&quot;&quot;)">
            <text:p/>
          </table:table-cell>
          <table:table-cell table:style-name="ce15" table:formula="of:=IF(BITAND([.A219];64)&gt;0;[.$A$258];&quot;&quot;)" office:value-type="string" office:string-value="☻">
            <text:p>☻</text:p>
          </table:table-cell>
          <table:table-cell table:style-name="ce15" table:formula="of:=IF(BITAND([.A21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19">
            <text:p>219</text:p>
          </table:table-cell>
          <table:table-cell table:style-name="ce1" table:formula="of:=DEC2HEX([.A220])" office:value-type="string" office:string-value="DB">
            <text:p>DB</text:p>
          </table:table-cell>
          <table:table-cell table:style-name="ce6" table:formula="of:=CHAR([.A220])" office:value-type="string" office:string-value="ￛ">
            <text:p>ￛ</text:p>
          </table:table-cell>
          <table:table-cell table:number-columns-repeated="3"/>
          <table:table-cell table:style-name="ce12" table:formula="of:=IF(BITAND([.A220];1)&gt;0;[.$A$258];&quot;&quot;)" office:value-type="string" office:string-value="☻">
            <text:p>☻</text:p>
          </table:table-cell>
          <table:table-cell table:style-name="ce12" table:formula="of:=IF(BITAND([.A220];2)&gt;0;[.$A$258];&quot;&quot;)" office:value-type="string" office:string-value="☻">
            <text:p>☻</text:p>
          </table:table-cell>
          <table:table-cell table:style-name="ce12" table:formula="of:=IF(BITAND([.A22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20];8)&gt;0;[.$A$258];&quot;&quot;)" office:value-type="string" office:string-value="☻">
            <text:p>☻</text:p>
          </table:table-cell>
          <table:table-cell table:style-name="ce15" table:formula="of:=IF(BITAND([.A220];16)&gt;0;[.$A$258];&quot;&quot;)" office:value-type="string" office:string-value="☻">
            <text:p>☻</text:p>
          </table:table-cell>
          <table:table-cell table:style-name="ce15" table:formula="of:=IF(BITAND([.A220];32)&gt;0;[.$A$258];&quot;&quot;)">
            <text:p/>
          </table:table-cell>
          <table:table-cell table:style-name="ce15" table:formula="of:=IF(BITAND([.A220];64)&gt;0;[.$A$258];&quot;&quot;)" office:value-type="string" office:string-value="☻">
            <text:p>☻</text:p>
          </table:table-cell>
          <table:table-cell table:style-name="ce15" table:formula="of:=IF(BITAND([.A22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0">
            <text:p>220</text:p>
          </table:table-cell>
          <table:table-cell table:style-name="ce1" table:formula="of:=DEC2HEX([.A221])" office:value-type="string" office:string-value="DC">
            <text:p>DC</text:p>
          </table:table-cell>
          <table:table-cell table:style-name="ce6" table:formula="of:=CHAR([.A221])" office:value-type="string" office:string-value="ￜ">
            <text:p>ￜ</text:p>
          </table:table-cell>
          <table:table-cell table:number-columns-repeated="3"/>
          <table:table-cell table:style-name="ce12" table:formula="of:=IF(BITAND([.A221];1)&gt;0;[.$A$258];&quot;&quot;)">
            <text:p/>
          </table:table-cell>
          <table:table-cell table:style-name="ce12" table:formula="of:=IF(BITAND([.A221];2)&gt;0;[.$A$258];&quot;&quot;)">
            <text:p/>
          </table:table-cell>
          <table:table-cell table:style-name="ce12" table:formula="of:=IF(BITAND([.A22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21];8)&gt;0;[.$A$258];&quot;&quot;)" office:value-type="string" office:string-value="☻">
            <text:p>☻</text:p>
          </table:table-cell>
          <table:table-cell table:style-name="ce15" table:formula="of:=IF(BITAND([.A221];16)&gt;0;[.$A$258];&quot;&quot;)" office:value-type="string" office:string-value="☻">
            <text:p>☻</text:p>
          </table:table-cell>
          <table:table-cell table:style-name="ce15" table:formula="of:=IF(BITAND([.A221];32)&gt;0;[.$A$258];&quot;&quot;)">
            <text:p/>
          </table:table-cell>
          <table:table-cell table:style-name="ce15" table:formula="of:=IF(BITAND([.A221];64)&gt;0;[.$A$258];&quot;&quot;)" office:value-type="string" office:string-value="☻">
            <text:p>☻</text:p>
          </table:table-cell>
          <table:table-cell table:style-name="ce15" table:formula="of:=IF(BITAND([.A22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1">
            <text:p>221</text:p>
          </table:table-cell>
          <table:table-cell table:style-name="ce1" table:formula="of:=DEC2HEX([.A222])" office:value-type="string" office:string-value="DD">
            <text:p>DD</text:p>
          </table:table-cell>
          <table:table-cell table:style-name="ce6" table:formula="of:=CHAR([.A222])" office:value-type="string" office:string-value="￝">
            <text:p>￝</text:p>
          </table:table-cell>
          <table:table-cell table:number-columns-repeated="3"/>
          <table:table-cell table:style-name="ce12" table:formula="of:=IF(BITAND([.A222];1)&gt;0;[.$A$258];&quot;&quot;)" office:value-type="string" office:string-value="☻">
            <text:p>☻</text:p>
          </table:table-cell>
          <table:table-cell table:style-name="ce12" table:formula="of:=IF(BITAND([.A222];2)&gt;0;[.$A$258];&quot;&quot;)">
            <text:p/>
          </table:table-cell>
          <table:table-cell table:style-name="ce12" table:formula="of:=IF(BITAND([.A22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22];8)&gt;0;[.$A$258];&quot;&quot;)" office:value-type="string" office:string-value="☻">
            <text:p>☻</text:p>
          </table:table-cell>
          <table:table-cell table:style-name="ce15" table:formula="of:=IF(BITAND([.A222];16)&gt;0;[.$A$258];&quot;&quot;)" office:value-type="string" office:string-value="☻">
            <text:p>☻</text:p>
          </table:table-cell>
          <table:table-cell table:style-name="ce15" table:formula="of:=IF(BITAND([.A222];32)&gt;0;[.$A$258];&quot;&quot;)">
            <text:p/>
          </table:table-cell>
          <table:table-cell table:style-name="ce15" table:formula="of:=IF(BITAND([.A222];64)&gt;0;[.$A$258];&quot;&quot;)" office:value-type="string" office:string-value="☻">
            <text:p>☻</text:p>
          </table:table-cell>
          <table:table-cell table:style-name="ce15" table:formula="of:=IF(BITAND([.A22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2">
            <text:p>222</text:p>
          </table:table-cell>
          <table:table-cell table:style-name="ce1" table:formula="of:=DEC2HEX([.A223])" office:value-type="string" office:string-value="DE">
            <text:p>DE</text:p>
          </table:table-cell>
          <table:table-cell table:style-name="ce6" table:formula="of:=CHAR([.A223])" office:value-type="string" office:string-value="￞">
            <text:p>￞</text:p>
          </table:table-cell>
          <table:table-cell table:number-columns-repeated="3"/>
          <table:table-cell table:style-name="ce12" table:formula="of:=IF(BITAND([.A223];1)&gt;0;[.$A$258];&quot;&quot;)">
            <text:p/>
          </table:table-cell>
          <table:table-cell table:style-name="ce12" table:formula="of:=IF(BITAND([.A223];2)&gt;0;[.$A$258];&quot;&quot;)" office:value-type="string" office:string-value="☻">
            <text:p>☻</text:p>
          </table:table-cell>
          <table:table-cell table:style-name="ce12" table:formula="of:=IF(BITAND([.A22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23];8)&gt;0;[.$A$258];&quot;&quot;)" office:value-type="string" office:string-value="☻">
            <text:p>☻</text:p>
          </table:table-cell>
          <table:table-cell table:style-name="ce15" table:formula="of:=IF(BITAND([.A223];16)&gt;0;[.$A$258];&quot;&quot;)" office:value-type="string" office:string-value="☻">
            <text:p>☻</text:p>
          </table:table-cell>
          <table:table-cell table:style-name="ce15" table:formula="of:=IF(BITAND([.A223];32)&gt;0;[.$A$258];&quot;&quot;)">
            <text:p/>
          </table:table-cell>
          <table:table-cell table:style-name="ce15" table:formula="of:=IF(BITAND([.A223];64)&gt;0;[.$A$258];&quot;&quot;)" office:value-type="string" office:string-value="☻">
            <text:p>☻</text:p>
          </table:table-cell>
          <table:table-cell table:style-name="ce15" table:formula="of:=IF(BITAND([.A22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3">
            <text:p>223</text:p>
          </table:table-cell>
          <table:table-cell table:style-name="ce1" table:formula="of:=DEC2HEX([.A224])" office:value-type="string" office:string-value="DF">
            <text:p>DF</text:p>
          </table:table-cell>
          <table:table-cell table:style-name="ce6" table:formula="of:=CHAR([.A224])" office:value-type="string" office:string-value="￟">
            <text:p>￟</text:p>
          </table:table-cell>
          <table:table-cell table:number-columns-repeated="3"/>
          <table:table-cell table:style-name="ce12" table:formula="of:=IF(BITAND([.A224];1)&gt;0;[.$A$258];&quot;&quot;)" office:value-type="string" office:string-value="☻">
            <text:p>☻</text:p>
          </table:table-cell>
          <table:table-cell table:style-name="ce12" table:formula="of:=IF(BITAND([.A224];2)&gt;0;[.$A$258];&quot;&quot;)" office:value-type="string" office:string-value="☻">
            <text:p>☻</text:p>
          </table:table-cell>
          <table:table-cell table:style-name="ce12" table:formula="of:=IF(BITAND([.A22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24];8)&gt;0;[.$A$258];&quot;&quot;)" office:value-type="string" office:string-value="☻">
            <text:p>☻</text:p>
          </table:table-cell>
          <table:table-cell table:style-name="ce15" table:formula="of:=IF(BITAND([.A224];16)&gt;0;[.$A$258];&quot;&quot;)" office:value-type="string" office:string-value="☻">
            <text:p>☻</text:p>
          </table:table-cell>
          <table:table-cell table:style-name="ce15" table:formula="of:=IF(BITAND([.A224];32)&gt;0;[.$A$258];&quot;&quot;)">
            <text:p/>
          </table:table-cell>
          <table:table-cell table:style-name="ce15" table:formula="of:=IF(BITAND([.A224];64)&gt;0;[.$A$258];&quot;&quot;)" office:value-type="string" office:string-value="☻">
            <text:p>☻</text:p>
          </table:table-cell>
          <table:table-cell table:style-name="ce15" table:formula="of:=IF(BITAND([.A22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4">
            <text:p>224</text:p>
          </table:table-cell>
          <table:table-cell table:style-name="ce1" table:formula="of:=DEC2HEX([.A225])" office:value-type="string" office:string-value="E0">
            <text:p>E0</text:p>
          </table:table-cell>
          <table:table-cell table:style-name="ce6" table:formula="of:=CHAR([.A225])" office:value-type="string" office:string-value="￠">
            <text:p>￠</text:p>
          </table:table-cell>
          <table:table-cell table:number-columns-repeated="3"/>
          <table:table-cell table:style-name="ce12" table:formula="of:=IF(BITAND([.A225];1)&gt;0;[.$A$258];&quot;&quot;)">
            <text:p/>
          </table:table-cell>
          <table:table-cell table:style-name="ce12" table:formula="of:=IF(BITAND([.A225];2)&gt;0;[.$A$258];&quot;&quot;)">
            <text:p/>
          </table:table-cell>
          <table:table-cell table:style-name="ce12" table:formula="of:=IF(BITAND([.A22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25];8)&gt;0;[.$A$258];&quot;&quot;)">
            <text:p/>
          </table:table-cell>
          <table:table-cell table:style-name="ce15" table:formula="of:=IF(BITAND([.A225];16)&gt;0;[.$A$258];&quot;&quot;)">
            <text:p/>
          </table:table-cell>
          <table:table-cell table:style-name="ce15" table:formula="of:=IF(BITAND([.A225];32)&gt;0;[.$A$258];&quot;&quot;)" office:value-type="string" office:string-value="☻">
            <text:p>☻</text:p>
          </table:table-cell>
          <table:table-cell table:style-name="ce15" table:formula="of:=IF(BITAND([.A225];64)&gt;0;[.$A$258];&quot;&quot;)" office:value-type="string" office:string-value="☻">
            <text:p>☻</text:p>
          </table:table-cell>
          <table:table-cell table:style-name="ce15" table:formula="of:=IF(BITAND([.A22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5">
            <text:p>225</text:p>
          </table:table-cell>
          <table:table-cell table:style-name="ce1" table:formula="of:=DEC2HEX([.A226])" office:value-type="string" office:string-value="E1">
            <text:p>E1</text:p>
          </table:table-cell>
          <table:table-cell table:style-name="ce6" table:formula="of:=CHAR([.A226])" office:value-type="string" office:string-value="￡">
            <text:p>￡</text:p>
          </table:table-cell>
          <table:table-cell table:number-columns-repeated="3"/>
          <table:table-cell table:style-name="ce12" table:formula="of:=IF(BITAND([.A226];1)&gt;0;[.$A$258];&quot;&quot;)" office:value-type="string" office:string-value="☻">
            <text:p>☻</text:p>
          </table:table-cell>
          <table:table-cell table:style-name="ce12" table:formula="of:=IF(BITAND([.A226];2)&gt;0;[.$A$258];&quot;&quot;)">
            <text:p/>
          </table:table-cell>
          <table:table-cell table:style-name="ce12" table:formula="of:=IF(BITAND([.A22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26];8)&gt;0;[.$A$258];&quot;&quot;)">
            <text:p/>
          </table:table-cell>
          <table:table-cell table:style-name="ce15" table:formula="of:=IF(BITAND([.A226];16)&gt;0;[.$A$258];&quot;&quot;)">
            <text:p/>
          </table:table-cell>
          <table:table-cell table:style-name="ce15" table:formula="of:=IF(BITAND([.A226];32)&gt;0;[.$A$258];&quot;&quot;)" office:value-type="string" office:string-value="☻">
            <text:p>☻</text:p>
          </table:table-cell>
          <table:table-cell table:style-name="ce15" table:formula="of:=IF(BITAND([.A226];64)&gt;0;[.$A$258];&quot;&quot;)" office:value-type="string" office:string-value="☻">
            <text:p>☻</text:p>
          </table:table-cell>
          <table:table-cell table:style-name="ce15" table:formula="of:=IF(BITAND([.A22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6">
            <text:p>226</text:p>
          </table:table-cell>
          <table:table-cell table:style-name="ce1" table:formula="of:=DEC2HEX([.A227])" office:value-type="string" office:string-value="E2">
            <text:p>E2</text:p>
          </table:table-cell>
          <table:table-cell table:style-name="ce6" table:formula="of:=CHAR([.A227])" office:value-type="string" office:string-value="￢">
            <text:p>￢</text:p>
          </table:table-cell>
          <table:table-cell table:number-columns-repeated="3"/>
          <table:table-cell table:style-name="ce12" table:formula="of:=IF(BITAND([.A227];1)&gt;0;[.$A$258];&quot;&quot;)">
            <text:p/>
          </table:table-cell>
          <table:table-cell table:style-name="ce12" table:formula="of:=IF(BITAND([.A227];2)&gt;0;[.$A$258];&quot;&quot;)" office:value-type="string" office:string-value="☻">
            <text:p>☻</text:p>
          </table:table-cell>
          <table:table-cell table:style-name="ce12" table:formula="of:=IF(BITAND([.A227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27];8)&gt;0;[.$A$258];&quot;&quot;)">
            <text:p/>
          </table:table-cell>
          <table:table-cell table:style-name="ce15" table:formula="of:=IF(BITAND([.A227];16)&gt;0;[.$A$258];&quot;&quot;)">
            <text:p/>
          </table:table-cell>
          <table:table-cell table:style-name="ce15" table:formula="of:=IF(BITAND([.A227];32)&gt;0;[.$A$258];&quot;&quot;)" office:value-type="string" office:string-value="☻">
            <text:p>☻</text:p>
          </table:table-cell>
          <table:table-cell table:style-name="ce15" table:formula="of:=IF(BITAND([.A227];64)&gt;0;[.$A$258];&quot;&quot;)" office:value-type="string" office:string-value="☻">
            <text:p>☻</text:p>
          </table:table-cell>
          <table:table-cell table:style-name="ce15" table:formula="of:=IF(BITAND([.A22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7">
            <text:p>227</text:p>
          </table:table-cell>
          <table:table-cell table:style-name="ce1" table:formula="of:=DEC2HEX([.A228])" office:value-type="string" office:string-value="E3">
            <text:p>E3</text:p>
          </table:table-cell>
          <table:table-cell table:style-name="ce6" table:formula="of:=CHAR([.A228])" office:value-type="string" office:string-value="￣">
            <text:p>￣</text:p>
          </table:table-cell>
          <table:table-cell table:number-columns-repeated="3"/>
          <table:table-cell table:style-name="ce12" table:formula="of:=IF(BITAND([.A228];1)&gt;0;[.$A$258];&quot;&quot;)" office:value-type="string" office:string-value="☻">
            <text:p>☻</text:p>
          </table:table-cell>
          <table:table-cell table:style-name="ce12" table:formula="of:=IF(BITAND([.A228];2)&gt;0;[.$A$258];&quot;&quot;)" office:value-type="string" office:string-value="☻">
            <text:p>☻</text:p>
          </table:table-cell>
          <table:table-cell table:style-name="ce12" table:formula="of:=IF(BITAND([.A228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28];8)&gt;0;[.$A$258];&quot;&quot;)">
            <text:p/>
          </table:table-cell>
          <table:table-cell table:style-name="ce15" table:formula="of:=IF(BITAND([.A228];16)&gt;0;[.$A$258];&quot;&quot;)">
            <text:p/>
          </table:table-cell>
          <table:table-cell table:style-name="ce15" table:formula="of:=IF(BITAND([.A228];32)&gt;0;[.$A$258];&quot;&quot;)" office:value-type="string" office:string-value="☻">
            <text:p>☻</text:p>
          </table:table-cell>
          <table:table-cell table:style-name="ce15" table:formula="of:=IF(BITAND([.A228];64)&gt;0;[.$A$258];&quot;&quot;)" office:value-type="string" office:string-value="☻">
            <text:p>☻</text:p>
          </table:table-cell>
          <table:table-cell table:style-name="ce15" table:formula="of:=IF(BITAND([.A22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8">
            <text:p>228</text:p>
          </table:table-cell>
          <table:table-cell table:style-name="ce1" table:formula="of:=DEC2HEX([.A229])" office:value-type="string" office:string-value="E4">
            <text:p>E4</text:p>
          </table:table-cell>
          <table:table-cell table:style-name="ce6" table:formula="of:=CHAR([.A229])" office:value-type="string" office:string-value="￤">
            <text:p>￤</text:p>
          </table:table-cell>
          <table:table-cell table:number-columns-repeated="3"/>
          <table:table-cell table:style-name="ce12" table:formula="of:=IF(BITAND([.A229];1)&gt;0;[.$A$258];&quot;&quot;)">
            <text:p/>
          </table:table-cell>
          <table:table-cell table:style-name="ce12" table:formula="of:=IF(BITAND([.A229];2)&gt;0;[.$A$258];&quot;&quot;)">
            <text:p/>
          </table:table-cell>
          <table:table-cell table:style-name="ce12" table:formula="of:=IF(BITAND([.A22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29];8)&gt;0;[.$A$258];&quot;&quot;)">
            <text:p/>
          </table:table-cell>
          <table:table-cell table:style-name="ce15" table:formula="of:=IF(BITAND([.A229];16)&gt;0;[.$A$258];&quot;&quot;)">
            <text:p/>
          </table:table-cell>
          <table:table-cell table:style-name="ce15" table:formula="of:=IF(BITAND([.A229];32)&gt;0;[.$A$258];&quot;&quot;)" office:value-type="string" office:string-value="☻">
            <text:p>☻</text:p>
          </table:table-cell>
          <table:table-cell table:style-name="ce15" table:formula="of:=IF(BITAND([.A229];64)&gt;0;[.$A$258];&quot;&quot;)" office:value-type="string" office:string-value="☻">
            <text:p>☻</text:p>
          </table:table-cell>
          <table:table-cell table:style-name="ce15" table:formula="of:=IF(BITAND([.A22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29">
            <text:p>229</text:p>
          </table:table-cell>
          <table:table-cell table:style-name="ce1" table:formula="of:=DEC2HEX([.A230])" office:value-type="string" office:string-value="E5">
            <text:p>E5</text:p>
          </table:table-cell>
          <table:table-cell table:style-name="ce6" table:formula="of:=CHAR([.A230])" office:value-type="string" office:string-value="￥">
            <text:p>￥</text:p>
          </table:table-cell>
          <table:table-cell table:number-columns-repeated="3"/>
          <table:table-cell table:style-name="ce12" table:formula="of:=IF(BITAND([.A230];1)&gt;0;[.$A$258];&quot;&quot;)" office:value-type="string" office:string-value="☻">
            <text:p>☻</text:p>
          </table:table-cell>
          <table:table-cell table:style-name="ce12" table:formula="of:=IF(BITAND([.A230];2)&gt;0;[.$A$258];&quot;&quot;)">
            <text:p/>
          </table:table-cell>
          <table:table-cell table:style-name="ce12" table:formula="of:=IF(BITAND([.A23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0];8)&gt;0;[.$A$258];&quot;&quot;)">
            <text:p/>
          </table:table-cell>
          <table:table-cell table:style-name="ce15" table:formula="of:=IF(BITAND([.A230];16)&gt;0;[.$A$258];&quot;&quot;)">
            <text:p/>
          </table:table-cell>
          <table:table-cell table:style-name="ce15" table:formula="of:=IF(BITAND([.A230];32)&gt;0;[.$A$258];&quot;&quot;)" office:value-type="string" office:string-value="☻">
            <text:p>☻</text:p>
          </table:table-cell>
          <table:table-cell table:style-name="ce15" table:formula="of:=IF(BITAND([.A230];64)&gt;0;[.$A$258];&quot;&quot;)" office:value-type="string" office:string-value="☻">
            <text:p>☻</text:p>
          </table:table-cell>
          <table:table-cell table:style-name="ce15" table:formula="of:=IF(BITAND([.A23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0">
            <text:p>230</text:p>
          </table:table-cell>
          <table:table-cell table:style-name="ce1" table:formula="of:=DEC2HEX([.A231])" office:value-type="string" office:string-value="E6">
            <text:p>E6</text:p>
          </table:table-cell>
          <table:table-cell table:style-name="ce6" table:formula="of:=CHAR([.A231])" office:value-type="string" office:string-value="￦">
            <text:p>￦</text:p>
          </table:table-cell>
          <table:table-cell table:number-columns-repeated="3"/>
          <table:table-cell table:style-name="ce12" table:formula="of:=IF(BITAND([.A231];1)&gt;0;[.$A$258];&quot;&quot;)">
            <text:p/>
          </table:table-cell>
          <table:table-cell table:style-name="ce12" table:formula="of:=IF(BITAND([.A231];2)&gt;0;[.$A$258];&quot;&quot;)" office:value-type="string" office:string-value="☻">
            <text:p>☻</text:p>
          </table:table-cell>
          <table:table-cell table:style-name="ce12" table:formula="of:=IF(BITAND([.A231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1];8)&gt;0;[.$A$258];&quot;&quot;)">
            <text:p/>
          </table:table-cell>
          <table:table-cell table:style-name="ce15" table:formula="of:=IF(BITAND([.A231];16)&gt;0;[.$A$258];&quot;&quot;)">
            <text:p/>
          </table:table-cell>
          <table:table-cell table:style-name="ce15" table:formula="of:=IF(BITAND([.A231];32)&gt;0;[.$A$258];&quot;&quot;)" office:value-type="string" office:string-value="☻">
            <text:p>☻</text:p>
          </table:table-cell>
          <table:table-cell table:style-name="ce15" table:formula="of:=IF(BITAND([.A231];64)&gt;0;[.$A$258];&quot;&quot;)" office:value-type="string" office:string-value="☻">
            <text:p>☻</text:p>
          </table:table-cell>
          <table:table-cell table:style-name="ce15" table:formula="of:=IF(BITAND([.A23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1">
            <text:p>231</text:p>
          </table:table-cell>
          <table:table-cell table:style-name="ce1" table:formula="of:=DEC2HEX([.A232])" office:value-type="string" office:string-value="E7">
            <text:p>E7</text:p>
          </table:table-cell>
          <table:table-cell table:style-name="ce6" table:formula="of:=CHAR([.A232])" office:value-type="string" office:string-value="￧">
            <text:p>￧</text:p>
          </table:table-cell>
          <table:table-cell table:number-columns-repeated="3"/>
          <table:table-cell table:style-name="ce12" table:formula="of:=IF(BITAND([.A232];1)&gt;0;[.$A$258];&quot;&quot;)" office:value-type="string" office:string-value="☻">
            <text:p>☻</text:p>
          </table:table-cell>
          <table:table-cell table:style-name="ce12" table:formula="of:=IF(BITAND([.A232];2)&gt;0;[.$A$258];&quot;&quot;)" office:value-type="string" office:string-value="☻">
            <text:p>☻</text:p>
          </table:table-cell>
          <table:table-cell table:style-name="ce12" table:formula="of:=IF(BITAND([.A232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2];8)&gt;0;[.$A$258];&quot;&quot;)">
            <text:p/>
          </table:table-cell>
          <table:table-cell table:style-name="ce15" table:formula="of:=IF(BITAND([.A232];16)&gt;0;[.$A$258];&quot;&quot;)">
            <text:p/>
          </table:table-cell>
          <table:table-cell table:style-name="ce15" table:formula="of:=IF(BITAND([.A232];32)&gt;0;[.$A$258];&quot;&quot;)" office:value-type="string" office:string-value="☻">
            <text:p>☻</text:p>
          </table:table-cell>
          <table:table-cell table:style-name="ce15" table:formula="of:=IF(BITAND([.A232];64)&gt;0;[.$A$258];&quot;&quot;)" office:value-type="string" office:string-value="☻">
            <text:p>☻</text:p>
          </table:table-cell>
          <table:table-cell table:style-name="ce15" table:formula="of:=IF(BITAND([.A23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2">
            <text:p>232</text:p>
          </table:table-cell>
          <table:table-cell table:style-name="ce1" table:formula="of:=DEC2HEX([.A233])" office:value-type="string" office:string-value="E8">
            <text:p>E8</text:p>
          </table:table-cell>
          <table:table-cell table:style-name="ce6" table:formula="of:=CHAR([.A233])" office:value-type="string" office:string-value="￨">
            <text:p>￨</text:p>
          </table:table-cell>
          <table:table-cell table:number-columns-repeated="3"/>
          <table:table-cell table:style-name="ce12" table:formula="of:=IF(BITAND([.A233];1)&gt;0;[.$A$258];&quot;&quot;)">
            <text:p/>
          </table:table-cell>
          <table:table-cell table:style-name="ce12" table:formula="of:=IF(BITAND([.A233];2)&gt;0;[.$A$258];&quot;&quot;)">
            <text:p/>
          </table:table-cell>
          <table:table-cell table:style-name="ce12" table:formula="of:=IF(BITAND([.A23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33];8)&gt;0;[.$A$258];&quot;&quot;)" office:value-type="string" office:string-value="☻">
            <text:p>☻</text:p>
          </table:table-cell>
          <table:table-cell table:style-name="ce15" table:formula="of:=IF(BITAND([.A233];16)&gt;0;[.$A$258];&quot;&quot;)">
            <text:p/>
          </table:table-cell>
          <table:table-cell table:style-name="ce15" table:formula="of:=IF(BITAND([.A233];32)&gt;0;[.$A$258];&quot;&quot;)" office:value-type="string" office:string-value="☻">
            <text:p>☻</text:p>
          </table:table-cell>
          <table:table-cell table:style-name="ce15" table:formula="of:=IF(BITAND([.A233];64)&gt;0;[.$A$258];&quot;&quot;)" office:value-type="string" office:string-value="☻">
            <text:p>☻</text:p>
          </table:table-cell>
          <table:table-cell table:style-name="ce15" table:formula="of:=IF(BITAND([.A23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3">
            <text:p>233</text:p>
          </table:table-cell>
          <table:table-cell table:style-name="ce1" table:formula="of:=DEC2HEX([.A234])" office:value-type="string" office:string-value="E9">
            <text:p>E9</text:p>
          </table:table-cell>
          <table:table-cell table:style-name="ce6" table:formula="of:=CHAR([.A234])" office:value-type="string" office:string-value="￩">
            <text:p>￩</text:p>
          </table:table-cell>
          <table:table-cell table:number-columns-repeated="3"/>
          <table:table-cell table:style-name="ce12" table:formula="of:=IF(BITAND([.A234];1)&gt;0;[.$A$258];&quot;&quot;)" office:value-type="string" office:string-value="☻">
            <text:p>☻</text:p>
          </table:table-cell>
          <table:table-cell table:style-name="ce12" table:formula="of:=IF(BITAND([.A234];2)&gt;0;[.$A$258];&quot;&quot;)">
            <text:p/>
          </table:table-cell>
          <table:table-cell table:style-name="ce12" table:formula="of:=IF(BITAND([.A23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34];8)&gt;0;[.$A$258];&quot;&quot;)" office:value-type="string" office:string-value="☻">
            <text:p>☻</text:p>
          </table:table-cell>
          <table:table-cell table:style-name="ce15" table:formula="of:=IF(BITAND([.A234];16)&gt;0;[.$A$258];&quot;&quot;)">
            <text:p/>
          </table:table-cell>
          <table:table-cell table:style-name="ce15" table:formula="of:=IF(BITAND([.A234];32)&gt;0;[.$A$258];&quot;&quot;)" office:value-type="string" office:string-value="☻">
            <text:p>☻</text:p>
          </table:table-cell>
          <table:table-cell table:style-name="ce15" table:formula="of:=IF(BITAND([.A234];64)&gt;0;[.$A$258];&quot;&quot;)" office:value-type="string" office:string-value="☻">
            <text:p>☻</text:p>
          </table:table-cell>
          <table:table-cell table:style-name="ce15" table:formula="of:=IF(BITAND([.A23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4">
            <text:p>234</text:p>
          </table:table-cell>
          <table:table-cell table:style-name="ce1" table:formula="of:=DEC2HEX([.A235])" office:value-type="string" office:string-value="EA">
            <text:p>EA</text:p>
          </table:table-cell>
          <table:table-cell table:style-name="ce6" table:formula="of:=CHAR([.A235])" office:value-type="string" office:string-value="￪">
            <text:p>￪</text:p>
          </table:table-cell>
          <table:table-cell table:number-columns-repeated="3"/>
          <table:table-cell table:style-name="ce12" table:formula="of:=IF(BITAND([.A235];1)&gt;0;[.$A$258];&quot;&quot;)">
            <text:p/>
          </table:table-cell>
          <table:table-cell table:style-name="ce12" table:formula="of:=IF(BITAND([.A235];2)&gt;0;[.$A$258];&quot;&quot;)" office:value-type="string" office:string-value="☻">
            <text:p>☻</text:p>
          </table:table-cell>
          <table:table-cell table:style-name="ce12" table:formula="of:=IF(BITAND([.A235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35];8)&gt;0;[.$A$258];&quot;&quot;)" office:value-type="string" office:string-value="☻">
            <text:p>☻</text:p>
          </table:table-cell>
          <table:table-cell table:style-name="ce15" table:formula="of:=IF(BITAND([.A235];16)&gt;0;[.$A$258];&quot;&quot;)">
            <text:p/>
          </table:table-cell>
          <table:table-cell table:style-name="ce15" table:formula="of:=IF(BITAND([.A235];32)&gt;0;[.$A$258];&quot;&quot;)" office:value-type="string" office:string-value="☻">
            <text:p>☻</text:p>
          </table:table-cell>
          <table:table-cell table:style-name="ce15" table:formula="of:=IF(BITAND([.A235];64)&gt;0;[.$A$258];&quot;&quot;)" office:value-type="string" office:string-value="☻">
            <text:p>☻</text:p>
          </table:table-cell>
          <table:table-cell table:style-name="ce15" table:formula="of:=IF(BITAND([.A23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5">
            <text:p>235</text:p>
          </table:table-cell>
          <table:table-cell table:style-name="ce1" table:formula="of:=DEC2HEX([.A236])" office:value-type="string" office:string-value="EB">
            <text:p>EB</text:p>
          </table:table-cell>
          <table:table-cell table:style-name="ce6" table:formula="of:=CHAR([.A236])" office:value-type="string" office:string-value="￫">
            <text:p>￫</text:p>
          </table:table-cell>
          <table:table-cell table:number-columns-repeated="3"/>
          <table:table-cell table:style-name="ce12" table:formula="of:=IF(BITAND([.A236];1)&gt;0;[.$A$258];&quot;&quot;)" office:value-type="string" office:string-value="☻">
            <text:p>☻</text:p>
          </table:table-cell>
          <table:table-cell table:style-name="ce12" table:formula="of:=IF(BITAND([.A236];2)&gt;0;[.$A$258];&quot;&quot;)" office:value-type="string" office:string-value="☻">
            <text:p>☻</text:p>
          </table:table-cell>
          <table:table-cell table:style-name="ce12" table:formula="of:=IF(BITAND([.A236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36];8)&gt;0;[.$A$258];&quot;&quot;)" office:value-type="string" office:string-value="☻">
            <text:p>☻</text:p>
          </table:table-cell>
          <table:table-cell table:style-name="ce15" table:formula="of:=IF(BITAND([.A236];16)&gt;0;[.$A$258];&quot;&quot;)">
            <text:p/>
          </table:table-cell>
          <table:table-cell table:style-name="ce15" table:formula="of:=IF(BITAND([.A236];32)&gt;0;[.$A$258];&quot;&quot;)" office:value-type="string" office:string-value="☻">
            <text:p>☻</text:p>
          </table:table-cell>
          <table:table-cell table:style-name="ce15" table:formula="of:=IF(BITAND([.A236];64)&gt;0;[.$A$258];&quot;&quot;)" office:value-type="string" office:string-value="☻">
            <text:p>☻</text:p>
          </table:table-cell>
          <table:table-cell table:style-name="ce15" table:formula="of:=IF(BITAND([.A23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6">
            <text:p>236</text:p>
          </table:table-cell>
          <table:table-cell table:style-name="ce1" table:formula="of:=DEC2HEX([.A237])" office:value-type="string" office:string-value="EC">
            <text:p>EC</text:p>
          </table:table-cell>
          <table:table-cell table:style-name="ce6" table:formula="of:=CHAR([.A237])" office:value-type="string" office:string-value="￬">
            <text:p>￬</text:p>
          </table:table-cell>
          <table:table-cell table:number-columns-repeated="3"/>
          <table:table-cell table:style-name="ce12" table:formula="of:=IF(BITAND([.A237];1)&gt;0;[.$A$258];&quot;&quot;)">
            <text:p/>
          </table:table-cell>
          <table:table-cell table:style-name="ce12" table:formula="of:=IF(BITAND([.A237];2)&gt;0;[.$A$258];&quot;&quot;)">
            <text:p/>
          </table:table-cell>
          <table:table-cell table:style-name="ce12" table:formula="of:=IF(BITAND([.A23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7];8)&gt;0;[.$A$258];&quot;&quot;)" office:value-type="string" office:string-value="☻">
            <text:p>☻</text:p>
          </table:table-cell>
          <table:table-cell table:style-name="ce15" table:formula="of:=IF(BITAND([.A237];16)&gt;0;[.$A$258];&quot;&quot;)">
            <text:p/>
          </table:table-cell>
          <table:table-cell table:style-name="ce15" table:formula="of:=IF(BITAND([.A237];32)&gt;0;[.$A$258];&quot;&quot;)" office:value-type="string" office:string-value="☻">
            <text:p>☻</text:p>
          </table:table-cell>
          <table:table-cell table:style-name="ce15" table:formula="of:=IF(BITAND([.A237];64)&gt;0;[.$A$258];&quot;&quot;)" office:value-type="string" office:string-value="☻">
            <text:p>☻</text:p>
          </table:table-cell>
          <table:table-cell table:style-name="ce15" table:formula="of:=IF(BITAND([.A23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7">
            <text:p>237</text:p>
          </table:table-cell>
          <table:table-cell table:style-name="ce1" table:formula="of:=DEC2HEX([.A238])" office:value-type="string" office:string-value="ED">
            <text:p>ED</text:p>
          </table:table-cell>
          <table:table-cell table:style-name="ce6" table:formula="of:=CHAR([.A238])" office:value-type="string" office:string-value="￭">
            <text:p>￭</text:p>
          </table:table-cell>
          <table:table-cell table:number-columns-repeated="3"/>
          <table:table-cell table:style-name="ce12" table:formula="of:=IF(BITAND([.A238];1)&gt;0;[.$A$258];&quot;&quot;)" office:value-type="string" office:string-value="☻">
            <text:p>☻</text:p>
          </table:table-cell>
          <table:table-cell table:style-name="ce12" table:formula="of:=IF(BITAND([.A238];2)&gt;0;[.$A$258];&quot;&quot;)">
            <text:p/>
          </table:table-cell>
          <table:table-cell table:style-name="ce12" table:formula="of:=IF(BITAND([.A23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8];8)&gt;0;[.$A$258];&quot;&quot;)" office:value-type="string" office:string-value="☻">
            <text:p>☻</text:p>
          </table:table-cell>
          <table:table-cell table:style-name="ce15" table:formula="of:=IF(BITAND([.A238];16)&gt;0;[.$A$258];&quot;&quot;)">
            <text:p/>
          </table:table-cell>
          <table:table-cell table:style-name="ce15" table:formula="of:=IF(BITAND([.A238];32)&gt;0;[.$A$258];&quot;&quot;)" office:value-type="string" office:string-value="☻">
            <text:p>☻</text:p>
          </table:table-cell>
          <table:table-cell table:style-name="ce15" table:formula="of:=IF(BITAND([.A238];64)&gt;0;[.$A$258];&quot;&quot;)" office:value-type="string" office:string-value="☻">
            <text:p>☻</text:p>
          </table:table-cell>
          <table:table-cell table:style-name="ce15" table:formula="of:=IF(BITAND([.A23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8">
            <text:p>238</text:p>
          </table:table-cell>
          <table:table-cell table:style-name="ce1" table:formula="of:=DEC2HEX([.A239])" office:value-type="string" office:string-value="EE">
            <text:p>EE</text:p>
          </table:table-cell>
          <table:table-cell table:style-name="ce6" table:formula="of:=CHAR([.A239])" office:value-type="string" office:string-value="￮">
            <text:p>￮</text:p>
          </table:table-cell>
          <table:table-cell table:number-columns-repeated="3"/>
          <table:table-cell table:style-name="ce12" table:formula="of:=IF(BITAND([.A239];1)&gt;0;[.$A$258];&quot;&quot;)">
            <text:p/>
          </table:table-cell>
          <table:table-cell table:style-name="ce12" table:formula="of:=IF(BITAND([.A239];2)&gt;0;[.$A$258];&quot;&quot;)" office:value-type="string" office:string-value="☻">
            <text:p>☻</text:p>
          </table:table-cell>
          <table:table-cell table:style-name="ce12" table:formula="of:=IF(BITAND([.A239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39];8)&gt;0;[.$A$258];&quot;&quot;)" office:value-type="string" office:string-value="☻">
            <text:p>☻</text:p>
          </table:table-cell>
          <table:table-cell table:style-name="ce15" table:formula="of:=IF(BITAND([.A239];16)&gt;0;[.$A$258];&quot;&quot;)">
            <text:p/>
          </table:table-cell>
          <table:table-cell table:style-name="ce15" table:formula="of:=IF(BITAND([.A239];32)&gt;0;[.$A$258];&quot;&quot;)" office:value-type="string" office:string-value="☻">
            <text:p>☻</text:p>
          </table:table-cell>
          <table:table-cell table:style-name="ce15" table:formula="of:=IF(BITAND([.A239];64)&gt;0;[.$A$258];&quot;&quot;)" office:value-type="string" office:string-value="☻">
            <text:p>☻</text:p>
          </table:table-cell>
          <table:table-cell table:style-name="ce15" table:formula="of:=IF(BITAND([.A23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39">
            <text:p>239</text:p>
          </table:table-cell>
          <table:table-cell table:style-name="ce1" table:formula="of:=DEC2HEX([.A240])" office:value-type="string" office:string-value="EF">
            <text:p>EF</text:p>
          </table:table-cell>
          <table:table-cell table:style-name="ce6" table:formula="of:=CHAR([.A240])" office:value-type="string" office:string-value="￯">
            <text:p>￯</text:p>
          </table:table-cell>
          <table:table-cell table:number-columns-repeated="3"/>
          <table:table-cell table:style-name="ce12" table:formula="of:=IF(BITAND([.A240];1)&gt;0;[.$A$258];&quot;&quot;)" office:value-type="string" office:string-value="☻">
            <text:p>☻</text:p>
          </table:table-cell>
          <table:table-cell table:style-name="ce12" table:formula="of:=IF(BITAND([.A240];2)&gt;0;[.$A$258];&quot;&quot;)" office:value-type="string" office:string-value="☻">
            <text:p>☻</text:p>
          </table:table-cell>
          <table:table-cell table:style-name="ce12" table:formula="of:=IF(BITAND([.A240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0];8)&gt;0;[.$A$258];&quot;&quot;)" office:value-type="string" office:string-value="☻">
            <text:p>☻</text:p>
          </table:table-cell>
          <table:table-cell table:style-name="ce15" table:formula="of:=IF(BITAND([.A240];16)&gt;0;[.$A$258];&quot;&quot;)">
            <text:p/>
          </table:table-cell>
          <table:table-cell table:style-name="ce15" table:formula="of:=IF(BITAND([.A240];32)&gt;0;[.$A$258];&quot;&quot;)" office:value-type="string" office:string-value="☻">
            <text:p>☻</text:p>
          </table:table-cell>
          <table:table-cell table:style-name="ce15" table:formula="of:=IF(BITAND([.A240];64)&gt;0;[.$A$258];&quot;&quot;)" office:value-type="string" office:string-value="☻">
            <text:p>☻</text:p>
          </table:table-cell>
          <table:table-cell table:style-name="ce15" table:formula="of:=IF(BITAND([.A24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0">
            <text:p>240</text:p>
          </table:table-cell>
          <table:table-cell table:style-name="ce1" table:formula="of:=DEC2HEX([.A241])" office:value-type="string" office:string-value="F0">
            <text:p>F0</text:p>
          </table:table-cell>
          <table:table-cell table:style-name="ce6" table:formula="of:=CHAR([.A241])" office:value-type="string" office:string-value="￰">
            <text:p>￰</text:p>
          </table:table-cell>
          <table:table-cell table:number-columns-repeated="3"/>
          <table:table-cell table:style-name="ce12" table:formula="of:=IF(BITAND([.A241];1)&gt;0;[.$A$258];&quot;&quot;)">
            <text:p/>
          </table:table-cell>
          <table:table-cell table:style-name="ce12" table:formula="of:=IF(BITAND([.A241];2)&gt;0;[.$A$258];&quot;&quot;)">
            <text:p/>
          </table:table-cell>
          <table:table-cell table:style-name="ce12" table:formula="of:=IF(BITAND([.A24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41];8)&gt;0;[.$A$258];&quot;&quot;)">
            <text:p/>
          </table:table-cell>
          <table:table-cell table:style-name="ce15" table:formula="of:=IF(BITAND([.A241];16)&gt;0;[.$A$258];&quot;&quot;)" office:value-type="string" office:string-value="☻">
            <text:p>☻</text:p>
          </table:table-cell>
          <table:table-cell table:style-name="ce15" table:formula="of:=IF(BITAND([.A241];32)&gt;0;[.$A$258];&quot;&quot;)" office:value-type="string" office:string-value="☻">
            <text:p>☻</text:p>
          </table:table-cell>
          <table:table-cell table:style-name="ce15" table:formula="of:=IF(BITAND([.A241];64)&gt;0;[.$A$258];&quot;&quot;)" office:value-type="string" office:string-value="☻">
            <text:p>☻</text:p>
          </table:table-cell>
          <table:table-cell table:style-name="ce15" table:formula="of:=IF(BITAND([.A24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1">
            <text:p>241</text:p>
          </table:table-cell>
          <table:table-cell table:style-name="ce1" table:formula="of:=DEC2HEX([.A242])" office:value-type="string" office:string-value="F1">
            <text:p>F1</text:p>
          </table:table-cell>
          <table:table-cell table:style-name="ce6" table:formula="of:=CHAR([.A242])" office:value-type="string" office:string-value="￱">
            <text:p>￱</text:p>
          </table:table-cell>
          <table:table-cell table:number-columns-repeated="3"/>
          <table:table-cell table:style-name="ce12" table:formula="of:=IF(BITAND([.A242];1)&gt;0;[.$A$258];&quot;&quot;)" office:value-type="string" office:string-value="☻">
            <text:p>☻</text:p>
          </table:table-cell>
          <table:table-cell table:style-name="ce12" table:formula="of:=IF(BITAND([.A242];2)&gt;0;[.$A$258];&quot;&quot;)">
            <text:p/>
          </table:table-cell>
          <table:table-cell table:style-name="ce12" table:formula="of:=IF(BITAND([.A24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42];8)&gt;0;[.$A$258];&quot;&quot;)">
            <text:p/>
          </table:table-cell>
          <table:table-cell table:style-name="ce15" table:formula="of:=IF(BITAND([.A242];16)&gt;0;[.$A$258];&quot;&quot;)" office:value-type="string" office:string-value="☻">
            <text:p>☻</text:p>
          </table:table-cell>
          <table:table-cell table:style-name="ce15" table:formula="of:=IF(BITAND([.A242];32)&gt;0;[.$A$258];&quot;&quot;)" office:value-type="string" office:string-value="☻">
            <text:p>☻</text:p>
          </table:table-cell>
          <table:table-cell table:style-name="ce15" table:formula="of:=IF(BITAND([.A242];64)&gt;0;[.$A$258];&quot;&quot;)" office:value-type="string" office:string-value="☻">
            <text:p>☻</text:p>
          </table:table-cell>
          <table:table-cell table:style-name="ce15" table:formula="of:=IF(BITAND([.A24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2">
            <text:p>242</text:p>
          </table:table-cell>
          <table:table-cell table:style-name="ce1" table:formula="of:=DEC2HEX([.A243])" office:value-type="string" office:string-value="F2">
            <text:p>F2</text:p>
          </table:table-cell>
          <table:table-cell table:style-name="ce6" table:formula="of:=CHAR([.A243])" office:value-type="string" office:string-value="￲">
            <text:p>￲</text:p>
          </table:table-cell>
          <table:table-cell table:number-columns-repeated="3"/>
          <table:table-cell table:style-name="ce12" table:formula="of:=IF(BITAND([.A243];1)&gt;0;[.$A$258];&quot;&quot;)">
            <text:p/>
          </table:table-cell>
          <table:table-cell table:style-name="ce12" table:formula="of:=IF(BITAND([.A243];2)&gt;0;[.$A$258];&quot;&quot;)" office:value-type="string" office:string-value="☻">
            <text:p>☻</text:p>
          </table:table-cell>
          <table:table-cell table:style-name="ce12" table:formula="of:=IF(BITAND([.A243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43];8)&gt;0;[.$A$258];&quot;&quot;)">
            <text:p/>
          </table:table-cell>
          <table:table-cell table:style-name="ce15" table:formula="of:=IF(BITAND([.A243];16)&gt;0;[.$A$258];&quot;&quot;)" office:value-type="string" office:string-value="☻">
            <text:p>☻</text:p>
          </table:table-cell>
          <table:table-cell table:style-name="ce15" table:formula="of:=IF(BITAND([.A243];32)&gt;0;[.$A$258];&quot;&quot;)" office:value-type="string" office:string-value="☻">
            <text:p>☻</text:p>
          </table:table-cell>
          <table:table-cell table:style-name="ce15" table:formula="of:=IF(BITAND([.A243];64)&gt;0;[.$A$258];&quot;&quot;)" office:value-type="string" office:string-value="☻">
            <text:p>☻</text:p>
          </table:table-cell>
          <table:table-cell table:style-name="ce15" table:formula="of:=IF(BITAND([.A24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3">
            <text:p>243</text:p>
          </table:table-cell>
          <table:table-cell table:style-name="ce1" table:formula="of:=DEC2HEX([.A244])" office:value-type="string" office:string-value="F3">
            <text:p>F3</text:p>
          </table:table-cell>
          <table:table-cell table:style-name="ce6" table:formula="of:=CHAR([.A244])" office:value-type="string" office:string-value="￳">
            <text:p>￳</text:p>
          </table:table-cell>
          <table:table-cell table:number-columns-repeated="3"/>
          <table:table-cell table:style-name="ce12" table:formula="of:=IF(BITAND([.A244];1)&gt;0;[.$A$258];&quot;&quot;)" office:value-type="string" office:string-value="☻">
            <text:p>☻</text:p>
          </table:table-cell>
          <table:table-cell table:style-name="ce12" table:formula="of:=IF(BITAND([.A244];2)&gt;0;[.$A$258];&quot;&quot;)" office:value-type="string" office:string-value="☻">
            <text:p>☻</text:p>
          </table:table-cell>
          <table:table-cell table:style-name="ce12" table:formula="of:=IF(BITAND([.A244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44];8)&gt;0;[.$A$258];&quot;&quot;)">
            <text:p/>
          </table:table-cell>
          <table:table-cell table:style-name="ce15" table:formula="of:=IF(BITAND([.A244];16)&gt;0;[.$A$258];&quot;&quot;)" office:value-type="string" office:string-value="☻">
            <text:p>☻</text:p>
          </table:table-cell>
          <table:table-cell table:style-name="ce15" table:formula="of:=IF(BITAND([.A244];32)&gt;0;[.$A$258];&quot;&quot;)" office:value-type="string" office:string-value="☻">
            <text:p>☻</text:p>
          </table:table-cell>
          <table:table-cell table:style-name="ce15" table:formula="of:=IF(BITAND([.A244];64)&gt;0;[.$A$258];&quot;&quot;)" office:value-type="string" office:string-value="☻">
            <text:p>☻</text:p>
          </table:table-cell>
          <table:table-cell table:style-name="ce15" table:formula="of:=IF(BITAND([.A24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4">
            <text:p>244</text:p>
          </table:table-cell>
          <table:table-cell table:style-name="ce1" table:formula="of:=DEC2HEX([.A245])" office:value-type="string" office:string-value="F4">
            <text:p>F4</text:p>
          </table:table-cell>
          <table:table-cell table:style-name="ce6" table:formula="of:=CHAR([.A245])" office:value-type="string" office:string-value="￴">
            <text:p>￴</text:p>
          </table:table-cell>
          <table:table-cell table:number-columns-repeated="3"/>
          <table:table-cell table:style-name="ce12" table:formula="of:=IF(BITAND([.A245];1)&gt;0;[.$A$258];&quot;&quot;)">
            <text:p/>
          </table:table-cell>
          <table:table-cell table:style-name="ce12" table:formula="of:=IF(BITAND([.A245];2)&gt;0;[.$A$258];&quot;&quot;)">
            <text:p/>
          </table:table-cell>
          <table:table-cell table:style-name="ce12" table:formula="of:=IF(BITAND([.A24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5];8)&gt;0;[.$A$258];&quot;&quot;)">
            <text:p/>
          </table:table-cell>
          <table:table-cell table:style-name="ce15" table:formula="of:=IF(BITAND([.A245];16)&gt;0;[.$A$258];&quot;&quot;)" office:value-type="string" office:string-value="☻">
            <text:p>☻</text:p>
          </table:table-cell>
          <table:table-cell table:style-name="ce15" table:formula="of:=IF(BITAND([.A245];32)&gt;0;[.$A$258];&quot;&quot;)" office:value-type="string" office:string-value="☻">
            <text:p>☻</text:p>
          </table:table-cell>
          <table:table-cell table:style-name="ce15" table:formula="of:=IF(BITAND([.A245];64)&gt;0;[.$A$258];&quot;&quot;)" office:value-type="string" office:string-value="☻">
            <text:p>☻</text:p>
          </table:table-cell>
          <table:table-cell table:style-name="ce15" table:formula="of:=IF(BITAND([.A24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5">
            <text:p>245</text:p>
          </table:table-cell>
          <table:table-cell table:style-name="ce1" table:formula="of:=DEC2HEX([.A246])" office:value-type="string" office:string-value="F5">
            <text:p>F5</text:p>
          </table:table-cell>
          <table:table-cell table:style-name="ce6" table:formula="of:=CHAR([.A246])" office:value-type="string" office:string-value="￵">
            <text:p>￵</text:p>
          </table:table-cell>
          <table:table-cell table:number-columns-repeated="3"/>
          <table:table-cell table:style-name="ce12" table:formula="of:=IF(BITAND([.A246];1)&gt;0;[.$A$258];&quot;&quot;)" office:value-type="string" office:string-value="☻">
            <text:p>☻</text:p>
          </table:table-cell>
          <table:table-cell table:style-name="ce12" table:formula="of:=IF(BITAND([.A246];2)&gt;0;[.$A$258];&quot;&quot;)">
            <text:p/>
          </table:table-cell>
          <table:table-cell table:style-name="ce12" table:formula="of:=IF(BITAND([.A24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6];8)&gt;0;[.$A$258];&quot;&quot;)">
            <text:p/>
          </table:table-cell>
          <table:table-cell table:style-name="ce15" table:formula="of:=IF(BITAND([.A246];16)&gt;0;[.$A$258];&quot;&quot;)" office:value-type="string" office:string-value="☻">
            <text:p>☻</text:p>
          </table:table-cell>
          <table:table-cell table:style-name="ce15" table:formula="of:=IF(BITAND([.A246];32)&gt;0;[.$A$258];&quot;&quot;)" office:value-type="string" office:string-value="☻">
            <text:p>☻</text:p>
          </table:table-cell>
          <table:table-cell table:style-name="ce15" table:formula="of:=IF(BITAND([.A246];64)&gt;0;[.$A$258];&quot;&quot;)" office:value-type="string" office:string-value="☻">
            <text:p>☻</text:p>
          </table:table-cell>
          <table:table-cell table:style-name="ce15" table:formula="of:=IF(BITAND([.A24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6">
            <text:p>246</text:p>
          </table:table-cell>
          <table:table-cell table:style-name="ce1" table:formula="of:=DEC2HEX([.A247])" office:value-type="string" office:string-value="F6">
            <text:p>F6</text:p>
          </table:table-cell>
          <table:table-cell table:style-name="ce6" table:formula="of:=CHAR([.A247])" office:value-type="string" office:string-value="￶">
            <text:p>￶</text:p>
          </table:table-cell>
          <table:table-cell table:number-columns-repeated="3"/>
          <table:table-cell table:style-name="ce12" table:formula="of:=IF(BITAND([.A247];1)&gt;0;[.$A$258];&quot;&quot;)">
            <text:p/>
          </table:table-cell>
          <table:table-cell table:style-name="ce12" table:formula="of:=IF(BITAND([.A247];2)&gt;0;[.$A$258];&quot;&quot;)" office:value-type="string" office:string-value="☻">
            <text:p>☻</text:p>
          </table:table-cell>
          <table:table-cell table:style-name="ce12" table:formula="of:=IF(BITAND([.A247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7];8)&gt;0;[.$A$258];&quot;&quot;)">
            <text:p/>
          </table:table-cell>
          <table:table-cell table:style-name="ce15" table:formula="of:=IF(BITAND([.A247];16)&gt;0;[.$A$258];&quot;&quot;)" office:value-type="string" office:string-value="☻">
            <text:p>☻</text:p>
          </table:table-cell>
          <table:table-cell table:style-name="ce15" table:formula="of:=IF(BITAND([.A247];32)&gt;0;[.$A$258];&quot;&quot;)" office:value-type="string" office:string-value="☻">
            <text:p>☻</text:p>
          </table:table-cell>
          <table:table-cell table:style-name="ce15" table:formula="of:=IF(BITAND([.A247];64)&gt;0;[.$A$258];&quot;&quot;)" office:value-type="string" office:string-value="☻">
            <text:p>☻</text:p>
          </table:table-cell>
          <table:table-cell table:style-name="ce15" table:formula="of:=IF(BITAND([.A247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7">
            <text:p>247</text:p>
          </table:table-cell>
          <table:table-cell table:style-name="ce1" table:formula="of:=DEC2HEX([.A248])" office:value-type="string" office:string-value="F7">
            <text:p>F7</text:p>
          </table:table-cell>
          <table:table-cell table:style-name="ce6" table:formula="of:=CHAR([.A248])" office:value-type="string" office:string-value="￷">
            <text:p>￷</text:p>
          </table:table-cell>
          <table:table-cell table:number-columns-repeated="3"/>
          <table:table-cell table:style-name="ce12" table:formula="of:=IF(BITAND([.A248];1)&gt;0;[.$A$258];&quot;&quot;)" office:value-type="string" office:string-value="☻">
            <text:p>☻</text:p>
          </table:table-cell>
          <table:table-cell table:style-name="ce12" table:formula="of:=IF(BITAND([.A248];2)&gt;0;[.$A$258];&quot;&quot;)" office:value-type="string" office:string-value="☻">
            <text:p>☻</text:p>
          </table:table-cell>
          <table:table-cell table:style-name="ce12" table:formula="of:=IF(BITAND([.A248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48];8)&gt;0;[.$A$258];&quot;&quot;)">
            <text:p/>
          </table:table-cell>
          <table:table-cell table:style-name="ce15" table:formula="of:=IF(BITAND([.A248];16)&gt;0;[.$A$258];&quot;&quot;)" office:value-type="string" office:string-value="☻">
            <text:p>☻</text:p>
          </table:table-cell>
          <table:table-cell table:style-name="ce15" table:formula="of:=IF(BITAND([.A248];32)&gt;0;[.$A$258];&quot;&quot;)" office:value-type="string" office:string-value="☻">
            <text:p>☻</text:p>
          </table:table-cell>
          <table:table-cell table:style-name="ce15" table:formula="of:=IF(BITAND([.A248];64)&gt;0;[.$A$258];&quot;&quot;)" office:value-type="string" office:string-value="☻">
            <text:p>☻</text:p>
          </table:table-cell>
          <table:table-cell table:style-name="ce15" table:formula="of:=IF(BITAND([.A248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8">
            <text:p>248</text:p>
          </table:table-cell>
          <table:table-cell table:style-name="ce1" table:formula="of:=DEC2HEX([.A249])" office:value-type="string" office:string-value="F8">
            <text:p>F8</text:p>
          </table:table-cell>
          <table:table-cell table:style-name="ce6" table:formula="of:=CHAR([.A249])" office:value-type="string" office:string-value="￸">
            <text:p>￸</text:p>
          </table:table-cell>
          <table:table-cell table:number-columns-repeated="3"/>
          <table:table-cell table:style-name="ce12" table:formula="of:=IF(BITAND([.A249];1)&gt;0;[.$A$258];&quot;&quot;)">
            <text:p/>
          </table:table-cell>
          <table:table-cell table:style-name="ce12" table:formula="of:=IF(BITAND([.A249];2)&gt;0;[.$A$258];&quot;&quot;)">
            <text:p/>
          </table:table-cell>
          <table:table-cell table:style-name="ce12" table:formula="of:=IF(BITAND([.A249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49];8)&gt;0;[.$A$258];&quot;&quot;)" office:value-type="string" office:string-value="☻">
            <text:p>☻</text:p>
          </table:table-cell>
          <table:table-cell table:style-name="ce15" table:formula="of:=IF(BITAND([.A249];16)&gt;0;[.$A$258];&quot;&quot;)" office:value-type="string" office:string-value="☻">
            <text:p>☻</text:p>
          </table:table-cell>
          <table:table-cell table:style-name="ce15" table:formula="of:=IF(BITAND([.A249];32)&gt;0;[.$A$258];&quot;&quot;)" office:value-type="string" office:string-value="☻">
            <text:p>☻</text:p>
          </table:table-cell>
          <table:table-cell table:style-name="ce15" table:formula="of:=IF(BITAND([.A249];64)&gt;0;[.$A$258];&quot;&quot;)" office:value-type="string" office:string-value="☻">
            <text:p>☻</text:p>
          </table:table-cell>
          <table:table-cell table:style-name="ce15" table:formula="of:=IF(BITAND([.A249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49">
            <text:p>249</text:p>
          </table:table-cell>
          <table:table-cell table:style-name="ce1" table:formula="of:=DEC2HEX([.A250])" office:value-type="string" office:string-value="F9">
            <text:p>F9</text:p>
          </table:table-cell>
          <table:table-cell table:style-name="ce6" table:formula="of:=CHAR([.A250])" office:value-type="string" office:string-value="￹">
            <text:p>￹</text:p>
          </table:table-cell>
          <table:table-cell table:number-columns-repeated="3"/>
          <table:table-cell table:style-name="ce12" table:formula="of:=IF(BITAND([.A250];1)&gt;0;[.$A$258];&quot;&quot;)" office:value-type="string" office:string-value="☻">
            <text:p>☻</text:p>
          </table:table-cell>
          <table:table-cell table:style-name="ce12" table:formula="of:=IF(BITAND([.A250];2)&gt;0;[.$A$258];&quot;&quot;)">
            <text:p/>
          </table:table-cell>
          <table:table-cell table:style-name="ce12" table:formula="of:=IF(BITAND([.A250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50];8)&gt;0;[.$A$258];&quot;&quot;)" office:value-type="string" office:string-value="☻">
            <text:p>☻</text:p>
          </table:table-cell>
          <table:table-cell table:style-name="ce15" table:formula="of:=IF(BITAND([.A250];16)&gt;0;[.$A$258];&quot;&quot;)" office:value-type="string" office:string-value="☻">
            <text:p>☻</text:p>
          </table:table-cell>
          <table:table-cell table:style-name="ce15" table:formula="of:=IF(BITAND([.A250];32)&gt;0;[.$A$258];&quot;&quot;)" office:value-type="string" office:string-value="☻">
            <text:p>☻</text:p>
          </table:table-cell>
          <table:table-cell table:style-name="ce15" table:formula="of:=IF(BITAND([.A250];64)&gt;0;[.$A$258];&quot;&quot;)" office:value-type="string" office:string-value="☻">
            <text:p>☻</text:p>
          </table:table-cell>
          <table:table-cell table:style-name="ce15" table:formula="of:=IF(BITAND([.A250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0">
            <text:p>250</text:p>
          </table:table-cell>
          <table:table-cell table:style-name="ce1" table:formula="of:=DEC2HEX([.A251])" office:value-type="string" office:string-value="FA">
            <text:p>FA</text:p>
          </table:table-cell>
          <table:table-cell table:style-name="ce6" table:formula="of:=CHAR([.A251])" office:value-type="string" office:string-value="￺">
            <text:p>￺</text:p>
          </table:table-cell>
          <table:table-cell table:number-columns-repeated="3"/>
          <table:table-cell table:style-name="ce12" table:formula="of:=IF(BITAND([.A251];1)&gt;0;[.$A$258];&quot;&quot;)">
            <text:p/>
          </table:table-cell>
          <table:table-cell table:style-name="ce12" table:formula="of:=IF(BITAND([.A251];2)&gt;0;[.$A$258];&quot;&quot;)" office:value-type="string" office:string-value="☻">
            <text:p>☻</text:p>
          </table:table-cell>
          <table:table-cell table:style-name="ce12" table:formula="of:=IF(BITAND([.A251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51];8)&gt;0;[.$A$258];&quot;&quot;)" office:value-type="string" office:string-value="☻">
            <text:p>☻</text:p>
          </table:table-cell>
          <table:table-cell table:style-name="ce15" table:formula="of:=IF(BITAND([.A251];16)&gt;0;[.$A$258];&quot;&quot;)" office:value-type="string" office:string-value="☻">
            <text:p>☻</text:p>
          </table:table-cell>
          <table:table-cell table:style-name="ce15" table:formula="of:=IF(BITAND([.A251];32)&gt;0;[.$A$258];&quot;&quot;)" office:value-type="string" office:string-value="☻">
            <text:p>☻</text:p>
          </table:table-cell>
          <table:table-cell table:style-name="ce15" table:formula="of:=IF(BITAND([.A251];64)&gt;0;[.$A$258];&quot;&quot;)" office:value-type="string" office:string-value="☻">
            <text:p>☻</text:p>
          </table:table-cell>
          <table:table-cell table:style-name="ce15" table:formula="of:=IF(BITAND([.A251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1">
            <text:p>251</text:p>
          </table:table-cell>
          <table:table-cell table:style-name="ce1" table:formula="of:=DEC2HEX([.A252])" office:value-type="string" office:string-value="FB">
            <text:p>FB</text:p>
          </table:table-cell>
          <table:table-cell table:style-name="ce6" table:formula="of:=CHAR([.A252])" office:value-type="string" office:string-value="￻">
            <text:p>￻</text:p>
          </table:table-cell>
          <table:table-cell table:number-columns-repeated="3"/>
          <table:table-cell table:style-name="ce12" table:formula="of:=IF(BITAND([.A252];1)&gt;0;[.$A$258];&quot;&quot;)" office:value-type="string" office:string-value="☻">
            <text:p>☻</text:p>
          </table:table-cell>
          <table:table-cell table:style-name="ce12" table:formula="of:=IF(BITAND([.A252];2)&gt;0;[.$A$258];&quot;&quot;)" office:value-type="string" office:string-value="☻">
            <text:p>☻</text:p>
          </table:table-cell>
          <table:table-cell table:style-name="ce12" table:formula="of:=IF(BITAND([.A252];4)&gt;0;[.$A$258];&quot;&quot;)">
            <text:p/>
          </table:table-cell>
          <table:table-cell table:style-name="ce13" office:value-type="string">
            <text:p>●</text:p>
          </table:table-cell>
          <table:table-cell table:style-name="ce15" table:formula="of:=IF(BITAND([.A252];8)&gt;0;[.$A$258];&quot;&quot;)" office:value-type="string" office:string-value="☻">
            <text:p>☻</text:p>
          </table:table-cell>
          <table:table-cell table:style-name="ce15" table:formula="of:=IF(BITAND([.A252];16)&gt;0;[.$A$258];&quot;&quot;)" office:value-type="string" office:string-value="☻">
            <text:p>☻</text:p>
          </table:table-cell>
          <table:table-cell table:style-name="ce15" table:formula="of:=IF(BITAND([.A252];32)&gt;0;[.$A$258];&quot;&quot;)" office:value-type="string" office:string-value="☻">
            <text:p>☻</text:p>
          </table:table-cell>
          <table:table-cell table:style-name="ce15" table:formula="of:=IF(BITAND([.A252];64)&gt;0;[.$A$258];&quot;&quot;)" office:value-type="string" office:string-value="☻">
            <text:p>☻</text:p>
          </table:table-cell>
          <table:table-cell table:style-name="ce15" table:formula="of:=IF(BITAND([.A252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2">
            <text:p>252</text:p>
          </table:table-cell>
          <table:table-cell table:style-name="ce1" table:formula="of:=DEC2HEX([.A253])" office:value-type="string" office:string-value="FC">
            <text:p>FC</text:p>
          </table:table-cell>
          <table:table-cell table:style-name="ce6" table:formula="of:=CHAR([.A253])" office:value-type="string" office:string-value="￼">
            <text:p>￼</text:p>
          </table:table-cell>
          <table:table-cell table:number-columns-repeated="3"/>
          <table:table-cell table:style-name="ce12" table:formula="of:=IF(BITAND([.A253];1)&gt;0;[.$A$258];&quot;&quot;)">
            <text:p/>
          </table:table-cell>
          <table:table-cell table:style-name="ce12" table:formula="of:=IF(BITAND([.A253];2)&gt;0;[.$A$258];&quot;&quot;)">
            <text:p/>
          </table:table-cell>
          <table:table-cell table:style-name="ce12" table:formula="of:=IF(BITAND([.A253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53];8)&gt;0;[.$A$258];&quot;&quot;)" office:value-type="string" office:string-value="☻">
            <text:p>☻</text:p>
          </table:table-cell>
          <table:table-cell table:style-name="ce15" table:formula="of:=IF(BITAND([.A253];16)&gt;0;[.$A$258];&quot;&quot;)" office:value-type="string" office:string-value="☻">
            <text:p>☻</text:p>
          </table:table-cell>
          <table:table-cell table:style-name="ce15" table:formula="of:=IF(BITAND([.A253];32)&gt;0;[.$A$258];&quot;&quot;)" office:value-type="string" office:string-value="☻">
            <text:p>☻</text:p>
          </table:table-cell>
          <table:table-cell table:style-name="ce15" table:formula="of:=IF(BITAND([.A253];64)&gt;0;[.$A$258];&quot;&quot;)" office:value-type="string" office:string-value="☻">
            <text:p>☻</text:p>
          </table:table-cell>
          <table:table-cell table:style-name="ce15" table:formula="of:=IF(BITAND([.A253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3">
            <text:p>253</text:p>
          </table:table-cell>
          <table:table-cell table:style-name="ce1" table:formula="of:=DEC2HEX([.A254])" office:value-type="string" office:string-value="FD">
            <text:p>FD</text:p>
          </table:table-cell>
          <table:table-cell table:style-name="ce6" table:formula="of:=CHAR([.A254])" office:value-type="string" office:string-value="�">
            <text:p>�</text:p>
          </table:table-cell>
          <table:table-cell table:number-columns-repeated="3"/>
          <table:table-cell table:style-name="ce12" table:formula="of:=IF(BITAND([.A254];1)&gt;0;[.$A$258];&quot;&quot;)" office:value-type="string" office:string-value="☻">
            <text:p>☻</text:p>
          </table:table-cell>
          <table:table-cell table:style-name="ce12" table:formula="of:=IF(BITAND([.A254];2)&gt;0;[.$A$258];&quot;&quot;)">
            <text:p/>
          </table:table-cell>
          <table:table-cell table:style-name="ce12" table:formula="of:=IF(BITAND([.A254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54];8)&gt;0;[.$A$258];&quot;&quot;)" office:value-type="string" office:string-value="☻">
            <text:p>☻</text:p>
          </table:table-cell>
          <table:table-cell table:style-name="ce15" table:formula="of:=IF(BITAND([.A254];16)&gt;0;[.$A$258];&quot;&quot;)" office:value-type="string" office:string-value="☻">
            <text:p>☻</text:p>
          </table:table-cell>
          <table:table-cell table:style-name="ce15" table:formula="of:=IF(BITAND([.A254];32)&gt;0;[.$A$258];&quot;&quot;)" office:value-type="string" office:string-value="☻">
            <text:p>☻</text:p>
          </table:table-cell>
          <table:table-cell table:style-name="ce15" table:formula="of:=IF(BITAND([.A254];64)&gt;0;[.$A$258];&quot;&quot;)" office:value-type="string" office:string-value="☻">
            <text:p>☻</text:p>
          </table:table-cell>
          <table:table-cell table:style-name="ce15" table:formula="of:=IF(BITAND([.A254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4">
            <text:p>254</text:p>
          </table:table-cell>
          <table:table-cell table:style-name="ce1" table:formula="of:=DEC2HEX([.A255])" office:value-type="string" office:string-value="FE">
            <text:p>FE</text:p>
          </table:table-cell>
          <table:table-cell table:style-name="ce6" table:formula="of:=CHAR([.A255])" office:value-type="string" office:string-value="">
            <text:p/>
          </table:table-cell>
          <table:table-cell table:number-columns-repeated="3"/>
          <table:table-cell table:style-name="ce12" table:formula="of:=IF(BITAND([.A255];1)&gt;0;[.$A$258];&quot;&quot;)">
            <text:p/>
          </table:table-cell>
          <table:table-cell table:style-name="ce12" table:formula="of:=IF(BITAND([.A255];2)&gt;0;[.$A$258];&quot;&quot;)" office:value-type="string" office:string-value="☻">
            <text:p>☻</text:p>
          </table:table-cell>
          <table:table-cell table:style-name="ce12" table:formula="of:=IF(BITAND([.A255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55];8)&gt;0;[.$A$258];&quot;&quot;)" office:value-type="string" office:string-value="☻">
            <text:p>☻</text:p>
          </table:table-cell>
          <table:table-cell table:style-name="ce15" table:formula="of:=IF(BITAND([.A255];16)&gt;0;[.$A$258];&quot;&quot;)" office:value-type="string" office:string-value="☻">
            <text:p>☻</text:p>
          </table:table-cell>
          <table:table-cell table:style-name="ce15" table:formula="of:=IF(BITAND([.A255];32)&gt;0;[.$A$258];&quot;&quot;)" office:value-type="string" office:string-value="☻">
            <text:p>☻</text:p>
          </table:table-cell>
          <table:table-cell table:style-name="ce15" table:formula="of:=IF(BITAND([.A255];64)&gt;0;[.$A$258];&quot;&quot;)" office:value-type="string" office:string-value="☻">
            <text:p>☻</text:p>
          </table:table-cell>
          <table:table-cell table:style-name="ce15" table:formula="of:=IF(BITAND([.A255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3">
          <table:table-cell office:value-type="float" office:value="255">
            <text:p>255</text:p>
          </table:table-cell>
          <table:table-cell table:style-name="ce1" table:formula="of:=DEC2HEX([.A256])" office:value-type="string" office:string-value="FF">
            <text:p>FF</text:p>
          </table:table-cell>
          <table:table-cell table:style-name="ce6" table:formula="of:=CHAR([.A256])" office:value-type="string" office:string-value="">
            <text:p/>
          </table:table-cell>
          <table:table-cell table:number-columns-repeated="3"/>
          <table:table-cell table:style-name="ce12" table:formula="of:=IF(BITAND([.A256];1)&gt;0;[.$A$258];&quot;&quot;)" office:value-type="string" office:string-value="☻">
            <text:p>☻</text:p>
          </table:table-cell>
          <table:table-cell table:style-name="ce12" table:formula="of:=IF(BITAND([.A256];2)&gt;0;[.$A$258];&quot;&quot;)" office:value-type="string" office:string-value="☻">
            <text:p>☻</text:p>
          </table:table-cell>
          <table:table-cell table:style-name="ce12" table:formula="of:=IF(BITAND([.A256];4)&gt;0;[.$A$258];&quot;&quot;)" office:value-type="string" office:string-value="☻">
            <text:p>☻</text:p>
          </table:table-cell>
          <table:table-cell table:style-name="ce13" office:value-type="string">
            <text:p>●</text:p>
          </table:table-cell>
          <table:table-cell table:style-name="ce15" table:formula="of:=IF(BITAND([.A256];8)&gt;0;[.$A$258];&quot;&quot;)" office:value-type="string" office:string-value="☻">
            <text:p>☻</text:p>
          </table:table-cell>
          <table:table-cell table:style-name="ce15" table:formula="of:=IF(BITAND([.A256];16)&gt;0;[.$A$258];&quot;&quot;)" office:value-type="string" office:string-value="☻">
            <text:p>☻</text:p>
          </table:table-cell>
          <table:table-cell table:style-name="ce15" table:formula="of:=IF(BITAND([.A256];32)&gt;0;[.$A$258];&quot;&quot;)" office:value-type="string" office:string-value="☻">
            <text:p>☻</text:p>
          </table:table-cell>
          <table:table-cell table:style-name="ce15" table:formula="of:=IF(BITAND([.A256];64)&gt;0;[.$A$258];&quot;&quot;)" office:value-type="string" office:string-value="☻">
            <text:p>☻</text:p>
          </table:table-cell>
          <table:table-cell table:style-name="ce15" table:formula="of:=IF(BITAND([.A256];128)&gt;0;[.$A$258];&quot;&quot;)" office:value-type="string" office:string-value="☻">
            <text:p>☻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7"/>
          <table:table-cell table:number-columns-repeated="6"/>
          <table:table-cell table:style-name="ce11"/>
          <table:table-cell table:number-columns-repeated="1010"/>
        </table:table-row>
        <table:table-row table:style-name="ro5">
          <table:table-cell office:value-type="string">
            <text:p>☻</text:p>
          </table:table-cell>
          <table:table-cell office:value-type="string">
            <text:p>●</text:p>
          </table:table-cell>
          <table:table-cell table:number-columns-repeated="1018"/>
        </table:table-row>
        <table:table-row table:style-name="ro5">
          <table:table-cell office:value-type="string">
            <text:p>.</text:p>
          </table:table-cell>
          <table:table-cell table:number-columns-repeated="1019"/>
        </table:table-row>
        <table:table-row table:style-name="ro5" table:number-rows-repeated="1048316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Sheet2" table:style-name="ta1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00"/>
    </style:style>
    <style:style style:name="Untitled2" style:family="table-cell" style:parent-style-name="Default">
      <style:table-cell-properties fo:background-color="transparent"/>
      <style:text-properties fo:color="#000000"/>
    </style:style>
    <style:style style:name="Untitled3" style:family="table-cell" style:parent-style-name="Default">
      <style:text-properties fo:color="#00ff00"/>
    </style:style>
    <style:style style:name="nul" style:family="table-cell" style:parent-style-name="Default">
      <style:text-properties fo:color="#ffffff"/>
    </style:style>
    <style:style style:name="een" style:family="table-cell" style:parent-style-name="Default">
      <style:table-cell-properties fo:background-color="#000000"/>
    </style:style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fo:background-color="transparent" style:print-page-order="ltr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Claessen</meta:initial-creator>
    <meta:creation-date>2013-10-13T16:17:55</meta:creation-date>
    <dc:date>2013-11-07T13:26:41</dc:date>
    <dc:creator>Simon Claessen</dc:creator>
    <meta:editing-duration>PT9H23M19S</meta:editing-duration>
    <meta:editing-cycles>25</meta:editing-cycles>
    <meta:generator>LibreOffice/3.5$Linux_x86 LibreOffice_project/350m1$Build-2</meta:generator>
    <meta:document-statistic meta:table-count="3" meta:cell-count="3188" meta:object-count="0"/>
  </office:meta>
</office:document-meta>
</file>